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27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"/>
    <style:style style:name="ce4" style:family="table-cell" style:parent-style-name="Default"/>
    <style:style style:name="ce5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983(yang4)아직안함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CER : 20/162</text:p>
          </table:table-cell>
          <table:table-cell table:style-name="ce3" table:formula="of:=20/162" office:value-type="percentage" office:value="0.123456790123457" calcext:value-type="percentage">
            <text:p>12%</text:p>
          </table:table-cell>
          <table:table-cell office:value-type="string" calcext:value-type="string">
            <text:p>글자 틀린수</text:p>
          </table:table-cell>
        </table:table-row>
        <table:table-row table:style-name="ro1">
          <table:table-cell/>
          <table:table-cell table:style-name="ce1" office:value-type="string" calcext:value-type="string">
            <text:p>bld</text:p>
          </table:table-cell>
          <table:table-cell table:style-name="ce1" office:value-type="string" calcext:value-type="string">
            <text:p>야구 늦게 다홍</text:p>
          </table:table-cell>
          <table:table-cell/>
          <table:table-cell office:value-type="string" calcext:value-type="string">
            <text:p>WER : <text:s/>17/81</text:p>
          </table:table-cell>
          <table:table-cell table:style-name="ce3"/>
          <table:table-cell office:value-type="string" calcext:value-type="string">
            <text:p>단어 틀린수</text:p>
          </table:table-cell>
        </table:table-row>
        <table:table-row table:style-name="ro1">
          <table:table-cell/>
          <table:table-cell table:style-name="ce1" office:value-type="string" calcext:value-type="string">
            <text:p>blo</text:p>
          </table:table-cell>
          <table:table-cell table:style-name="ce1" office:value-type="string" calcext:value-type="string">
            <text:p>야구 늦게 주황</text:p>
          </table:table-cell>
          <table:table-cell/>
          <table:table-cell office:value-type="string" calcext:value-type="string">
            <text:p>SER : <text:s/>17/27</text:p>
          </table:table-cell>
          <table:table-cell table:style-name="ce3" table:formula="of:=17/27" office:value-type="percentage" office:value="0.62962962962963" calcext:value-type="percentage">
            <text:p>63%</text:p>
          </table:table-cell>
          <table:table-cell office:value-type="string" calcext:value-type="string">
            <text:p>문장 틀린수</text:p>
          </table:table-cell>
        </table:table-row>
        <table:table-row table:style-name="ro1">
          <table:table-cell/>
          <table:table-cell office:value-type="string" calcext:value-type="string">
            <text:p>bly</text:p>
          </table:table-cell>
          <table:table-cell office:value-type="string" calcext:value-type="string">
            <text:p>야구 예게 노랑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bpd</text:p>
          </table:table-cell>
          <table:table-cell table:style-name="ce1" office:value-type="string" calcext:value-type="string">
            <text:p>야구 예쁜 다홍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bpo</text:p>
          </table:table-cell>
          <table:table-cell table:style-name="ce1" office:value-type="string" calcext:value-type="string">
            <text:p>야구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py</text:p>
          </table:table-cell>
          <table:table-cell office:value-type="string" calcext:value-type="string">
            <text:p>야구 늦쁜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vd</text:p>
          </table:table-cell>
          <table:table-cell office:value-type="string" calcext:value-type="string">
            <text:p>야구 예우 다홍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bvo</text:p>
          </table:table-cell>
          <table:table-cell table:style-name="ce2" office:value-type="string" calcext:value-type="string">
            <text:p>야구 예쁜 주황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bvy</text:p>
          </table:table-cell>
          <table:table-cell table:style-name="ce2" office:value-type="string" calcext:value-type="string">
            <text:p>야구 예쁜 노랑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cld</text:p>
          </table:table-cell>
          <table:table-cell table:style-name="ce1" office:value-type="string" calcext:value-type="string">
            <text:p>필통 늦게 다홍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lo</text:p>
          </table:table-cell>
          <table:table-cell table:style-name="ce1" office:value-type="string" calcext:value-type="string">
            <text:p>필통 늦게 주황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ly</text:p>
          </table:table-cell>
          <table:table-cell table:style-name="ce1" office:value-type="string" calcext:value-type="string">
            <text:p>필통 늦게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d</text:p>
          </table:table-cell>
          <table:table-cell office:value-type="string" calcext:value-type="string">
            <text:p>필통 늦쁜 다홍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po</text:p>
          </table:table-cell>
          <table:table-cell table:style-name="ce1" office:value-type="string" calcext:value-type="string">
            <text:p>필통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y</text:p>
          </table:table-cell>
          <table:table-cell office:value-type="string" calcext:value-type="string">
            <text:p>필통 늦쁜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vd</text:p>
          </table:table-cell>
          <table:table-cell office:value-type="string" calcext:value-type="string">
            <text:p>필통 늦우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vo</text:p>
          </table:table-cell>
          <table:table-cell office:value-type="string" calcext:value-type="string">
            <text:p>필통 늦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vy</text:p>
          </table:table-cell>
          <table:table-cell office:value-type="string" calcext:value-type="string">
            <text:p>필통 예우 노랑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ld</text:p>
          </table:table-cell>
          <table:table-cell office:value-type="string" calcext:value-type="string">
            <text:p>볼펜 예게 다홍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lo</text:p>
          </table:table-cell>
          <table:table-cell table:style-name="ce1" office:value-type="string" calcext:value-type="string">
            <text:p>볼펜 늦게 주황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ly</text:p>
          </table:table-cell>
          <table:table-cell table:style-name="ce1" office:value-type="string" calcext:value-type="string">
            <text:p>볼펜 늦게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d</text:p>
          </table:table-cell>
          <table:table-cell office:value-type="string" calcext:value-type="string">
            <text:p>볼펜 늦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o</text:p>
          </table:table-cell>
          <table:table-cell office:value-type="string" calcext:value-type="string">
            <text:p>볼펜 늦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y</text:p>
          </table:table-cell>
          <table:table-cell office:value-type="string" calcext:value-type="string">
            <text:p>볼펜 늦쁜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d</text:p>
          </table:table-cell>
          <table:table-cell office:value-type="string" calcext:value-type="string">
            <text:p>볼펜 늦우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o</text:p>
          </table:table-cell>
          <table:table-cell office:value-type="string" calcext:value-type="string">
            <text:p>볼펜 늦우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y</text:p>
          </table:table-cell>
          <table:table-cell office:value-type="string" calcext:value-type="string">
            <text:p>볼펜 늦우 노랑</text:p>
          </table:table-cell>
          <table:table-cell table:number-columns-repeated="4"/>
        </table:table-row>
      </table:table>
      <table:table table:name="983(ch3)아직안함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output</text:p>
          </table:table-cell>
          <table:table-cell/>
          <table:table-cell office:value-type="string" calcext:value-type="string">
            <text:p>CER : 3/162</text:p>
          </table:table-cell>
          <table:table-cell table:style-name="ce3" table:formula="of:=3/162" office:value-type="percentage" office:value="0.0185185185185185" calcext:value-type="percentage">
            <text:p>2%</text:p>
          </table:table-cell>
          <table:table-cell office:value-type="string" calcext:value-type="string">
            <text:p>글자 틀린수</text:p>
          </table:table-cell>
        </table:table-row>
        <table:table-row table:style-name="ro1">
          <table:table-cell/>
          <table:table-cell office:value-type="string" calcext:value-type="string">
            <text:p>bld</text:p>
          </table:table-cell>
          <table:table-cell office:value-type="string" calcext:value-type="string">
            <text:p>야구 늦게 다홍</text:p>
          </table:table-cell>
          <table:table-cell/>
          <table:table-cell office:value-type="string" calcext:value-type="string">
            <text:p>WER : <text:s/>2/81</text:p>
          </table:table-cell>
          <table:table-cell table:style-name="ce3" table:formula="of:=2/81" office:value-type="percentage" office:value="0.0246913580246914" calcext:value-type="percentage">
            <text:p>2%</text:p>
          </table:table-cell>
          <table:table-cell office:value-type="string" calcext:value-type="string">
            <text:p>단어 틀린수</text:p>
          </table:table-cell>
        </table:table-row>
        <table:table-row table:style-name="ro1">
          <table:table-cell/>
          <table:table-cell office:value-type="string" calcext:value-type="string">
            <text:p>blo</text:p>
          </table:table-cell>
          <table:table-cell office:value-type="string" calcext:value-type="string">
            <text:p>야구 늦게 주황</text:p>
          </table:table-cell>
          <table:table-cell/>
          <table:table-cell office:value-type="string" calcext:value-type="string">
            <text:p>SER : <text:s/>2/27</text:p>
          </table:table-cell>
          <table:table-cell table:style-name="ce3" table:formula="of:=2/27" office:value-type="percentage" office:value="0.0740740740740741" calcext:value-type="percentage">
            <text:p>7%</text:p>
          </table:table-cell>
          <table:table-cell office:value-type="string" calcext:value-type="string">
            <text:p>문장 틀린수</text:p>
          </table:table-cell>
        </table:table-row>
        <table:table-row table:style-name="ro1">
          <table:table-cell/>
          <table:table-cell office:value-type="string" calcext:value-type="string">
            <text:p>bly</text:p>
          </table:table-cell>
          <table:table-cell office:value-type="string" calcext:value-type="string">
            <text:p>야구 늦게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pd</text:p>
          </table:table-cell>
          <table:table-cell office:value-type="string" calcext:value-type="string">
            <text:p>야구 예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po</text:p>
          </table:table-cell>
          <table:table-cell office:value-type="string" calcext:value-type="string">
            <text:p>야구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py</text:p>
          </table:table-cell>
          <table:table-cell office:value-type="string" calcext:value-type="string">
            <text:p>야구 예쁜 노랑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bvd</text:p>
          </table:table-cell>
          <table:table-cell table:style-name="Default" office:value-type="string" calcext:value-type="string">
            <text:p>야구 늦게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vo</text:p>
          </table:table-cell>
          <table:table-cell office:value-type="string" calcext:value-type="string">
            <text:p>야구 매우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vy</text:p>
          </table:table-cell>
          <table:table-cell office:value-type="string" calcext:value-type="string">
            <text:p>야구 매우 노랑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ld</text:p>
          </table:table-cell>
          <table:table-cell office:value-type="string" calcext:value-type="string">
            <text:p>필통 늦게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o</text:p>
          </table:table-cell>
          <table:table-cell office:value-type="string" calcext:value-type="string">
            <text:p>필통 늦게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y</text:p>
          </table:table-cell>
          <table:table-cell office:value-type="string" calcext:value-type="string">
            <text:p>필통 늦게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d</text:p>
          </table:table-cell>
          <table:table-cell office:value-type="string" calcext:value-type="string">
            <text:p>필통 예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o</text:p>
          </table:table-cell>
          <table:table-cell office:value-type="string" calcext:value-type="string">
            <text:p>필통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y</text:p>
          </table:table-cell>
          <table:table-cell office:value-type="string" calcext:value-type="string">
            <text:p>필통 예쁜 노랑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cvd</text:p>
          </table:table-cell>
          <table:table-cell table:style-name="Default" office:value-type="string" calcext:value-type="string">
            <text:p>필통 매게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vo</text:p>
          </table:table-cell>
          <table:table-cell office:value-type="string" calcext:value-type="string">
            <text:p>필통 매우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vy</text:p>
          </table:table-cell>
          <table:table-cell office:value-type="string" calcext:value-type="string">
            <text:p>필통 매우 노랑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pld</text:p>
          </table:table-cell>
          <table:table-cell office:value-type="string" calcext:value-type="string">
            <text:p>볼펜 늦게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o</text:p>
          </table:table-cell>
          <table:table-cell office:value-type="string" calcext:value-type="string">
            <text:p>볼펜 늦게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y</text:p>
          </table:table-cell>
          <table:table-cell office:value-type="string" calcext:value-type="string">
            <text:p>볼펜 늦게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d</text:p>
          </table:table-cell>
          <table:table-cell office:value-type="string" calcext:value-type="string">
            <text:p>볼펜 예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o</text:p>
          </table:table-cell>
          <table:table-cell office:value-type="string" calcext:value-type="string">
            <text:p>볼펜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y</text:p>
          </table:table-cell>
          <table:table-cell office:value-type="string" calcext:value-type="string">
            <text:p>볼펜 예쁜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d</text:p>
          </table:table-cell>
          <table:table-cell office:value-type="string" calcext:value-type="string">
            <text:p>볼펜 매우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o</text:p>
          </table:table-cell>
          <table:table-cell office:value-type="string" calcext:value-type="string">
            <text:p>볼펜 매우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y</text:p>
          </table:table-cell>
          <table:table-cell office:value-type="string" calcext:value-type="string">
            <text:p>볼펜 매우 노랑</text:p>
          </table:table-cell>
          <table:table-cell table:number-columns-repeated="4"/>
        </table:table-row>
      </table:table>
      <table:table table:name="loss(0~999)" table:style-name="ta1">
        <table:table-column table:style-name="co3" table:default-cell-style-name="ce5"/>
        <table:table-column table:style-name="co4" table:number-columns-repeated="2" table:default-cell-style-name="Default"/>
        <table:table-row table:style-name="ro1">
          <table:table-cell table:style-name="ce4" office:value-type="string" calcext:value-type="string">
            <text:p>epoch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lo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5892439948188" calcext:value-type="float">
            <text:p>51.5892439948</text:p>
          </table:table-cell>
          <table:table-cell office:value-type="float" office:value="25.7102171579997" calcext:value-type="float">
            <text:p>25.7102171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4370637681749" calcext:value-type="float">
            <text:p>24.4370637682</text:p>
          </table:table-cell>
          <table:table-cell office:value-type="float" office:value="24.4309233559502" calcext:value-type="float">
            <text:p>24.4309233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3847791459825" calcext:value-type="float">
            <text:p>23.384779146</text:p>
          </table:table-cell>
          <table:table-cell office:value-type="float" office:value="23.3400290807088" calcext:value-type="float">
            <text:p>23.3400290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.4177205403646" calcext:value-type="float">
            <text:p>22.4177205404</text:p>
          </table:table-cell>
          <table:table-cell office:value-type="float" office:value="22.6725724538167" calcext:value-type="float">
            <text:p>22.67257245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7596422831217" calcext:value-type="float">
            <text:p>21.7596422831</text:p>
          </table:table-cell>
          <table:table-cell office:value-type="float" office:value="21.9820787641737" calcext:value-type="float">
            <text:p>21.98207876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7615154266357" calcext:value-type="float">
            <text:p>20.7615154266</text:p>
          </table:table-cell>
          <table:table-cell office:value-type="float" office:value="21.1998258166843" calcext:value-type="float">
            <text:p>21.19982581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8741738213433" calcext:value-type="float">
            <text:p>19.8741738213</text:p>
          </table:table-cell>
          <table:table-cell office:value-type="float" office:value="20.1636208428277" calcext:value-type="float">
            <text:p>20.16362084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9906841278076" calcext:value-type="float">
            <text:p>18.9906841278</text:p>
          </table:table-cell>
          <table:table-cell office:value-type="float" office:value="19.0788596471151" calcext:value-type="float">
            <text:p>19.07885964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2803726620144" calcext:value-type="float">
            <text:p>18.280372662</text:p>
          </table:table-cell>
          <table:table-cell office:value-type="float" office:value="18.0826778411865" calcext:value-type="float">
            <text:p>18.08267784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5716899024116" calcext:value-type="float">
            <text:p>17.5716899024</text:p>
          </table:table-cell>
          <table:table-cell office:value-type="float" office:value="17.6133630540636" calcext:value-type="float">
            <text:p>17.61336305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8778026156955" calcext:value-type="float">
            <text:p>16.8778026157</text:p>
          </table:table-cell>
          <table:table-cell office:value-type="float" office:value="15.7233488294813" calcext:value-type="float">
            <text:p>15.72334882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4752282460531" calcext:value-type="float">
            <text:p>15.4752282461</text:p>
          </table:table-cell>
          <table:table-cell office:value-type="float" office:value="14.5906470616659" calcext:value-type="float">
            <text:p>14.59064706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4885347578261" calcext:value-type="float">
            <text:p>14.4885347578</text:p>
          </table:table-cell>
          <table:table-cell office:value-type="float" office:value="13.3977908028497" calcext:value-type="float">
            <text:p>13.39779080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4165249082777" calcext:value-type="float">
            <text:p>13.4165249083</text:p>
          </table:table-cell>
          <table:table-cell office:value-type="float" office:value="12.6189290682475" calcext:value-type="float">
            <text:p>12.61892906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3007276746962" calcext:value-type="float">
            <text:p>12.3007276747</text:p>
          </table:table-cell>
          <table:table-cell office:value-type="float" office:value="11.5175398190816" calcext:value-type="float">
            <text:p>11.51753981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2584819793701" calcext:value-type="float">
            <text:p>11.2584819794</text:p>
          </table:table-cell>
          <table:table-cell office:value-type="float" office:value="10.5308611657884" calcext:value-type="float">
            <text:p>10.53086116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4145190980699" calcext:value-type="float">
            <text:p>10.4145190981</text:p>
          </table:table-cell>
          <table:table-cell office:value-type="float" office:value="9.92179081175062" calcext:value-type="float">
            <text:p>9.92179081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0294187757704" calcext:value-type="float">
            <text:p>10.0294187758</text:p>
          </table:table-cell>
          <table:table-cell office:value-type="float" office:value="9.45373847749498" calcext:value-type="float">
            <text:p>9.45373847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60633282131619" calcext:value-type="float">
            <text:p>9.6063328213</text:p>
          </table:table-cell>
          <table:table-cell office:value-type="float" office:value="9.02477730645074" calcext:value-type="float">
            <text:p>9.02477730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19463401370578" calcext:value-type="float">
            <text:p>9.1946340137</text:p>
          </table:table-cell>
          <table:table-cell office:value-type="float" office:value="8.59395196702745" calcext:value-type="float">
            <text:p>8.5939519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94510019090441" calcext:value-type="float">
            <text:p>8.9451001909</text:p>
          </table:table-cell>
          <table:table-cell office:value-type="float" office:value="8.35776326391432" calcext:value-type="float">
            <text:p>8.35776326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72105529573229" calcext:value-type="float">
            <text:p>8.7210552957</text:p>
          </table:table-cell>
          <table:table-cell office:value-type="float" office:value="8.11519116825528" calcext:value-type="float">
            <text:p>8.11519116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39058903588189" calcext:value-type="float">
            <text:p>8.3905890359</text:p>
          </table:table-cell>
          <table:table-cell office:value-type="float" office:value="7.98822421497769" calcext:value-type="float">
            <text:p>7.9882242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28447904586792" calcext:value-type="float">
            <text:p>8.2844790459</text:p>
          </table:table-cell>
          <table:table-cell office:value-type="float" office:value="7.85573720932007" calcext:value-type="float">
            <text:p>7.85573720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18026481204563" calcext:value-type="float">
            <text:p>8.180264812</text:p>
          </table:table-cell>
          <table:table-cell office:value-type="float" office:value="7.82955405447218" calcext:value-type="float">
            <text:p>7.82955405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09432096481323" calcext:value-type="float">
            <text:p>8.0943209648</text:p>
          </table:table-cell>
          <table:table-cell office:value-type="float" office:value="7.81106530295478" calcext:value-type="float">
            <text:p>7.8110653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0725194507175" calcext:value-type="float">
            <text:p>8.0725194507</text:p>
          </table:table-cell>
          <table:table-cell office:value-type="float" office:value="7.74101122220357" calcext:value-type="float">
            <text:p>7.74101122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09376466539171" calcext:value-type="float">
            <text:p>8.0937646654</text:p>
          </table:table-cell>
          <table:table-cell office:value-type="float" office:value="7.74649069044325" calcext:value-type="float">
            <text:p>7.74649069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.96797682444255" calcext:value-type="float">
            <text:p>7.9679768244</text:p>
          </table:table-cell>
          <table:table-cell office:value-type="float" office:value="7.69505839877658" calcext:value-type="float">
            <text:p>7.69505839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.9186498536004" calcext:value-type="float">
            <text:p>7.9186498536</text:p>
          </table:table-cell>
          <table:table-cell office:value-type="float" office:value="7.68520980411106" calcext:value-type="float">
            <text:p>7.68520980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92054214477539" calcext:value-type="float">
            <text:p>7.9205421448</text:p>
          </table:table-cell>
          <table:table-cell office:value-type="float" office:value="7.68877124786377" calcext:value-type="float">
            <text:p>7.68877124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.91268454657661" calcext:value-type="float">
            <text:p>7.9126845466</text:p>
          </table:table-cell>
          <table:table-cell office:value-type="float" office:value="7.68145044644674" calcext:value-type="float">
            <text:p>7.68145044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93963994979858" calcext:value-type="float">
            <text:p>7.9396399498</text:p>
          </table:table-cell>
          <table:table-cell office:value-type="float" office:value="7.67584217919244" calcext:value-type="float">
            <text:p>7.67584217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.73432404200236" calcext:value-type="float">
            <text:p>7.734324042</text:p>
          </table:table-cell>
          <table:table-cell office:value-type="float" office:value="7.45476195547316" calcext:value-type="float">
            <text:p>7.45476195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44211812549167" calcext:value-type="float">
            <text:p>7.4421181255</text:p>
          </table:table-cell>
          <table:table-cell office:value-type="float" office:value="7.14586885770162" calcext:value-type="float">
            <text:p>7.14586885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.16954611672295" calcext:value-type="float">
            <text:p>7.1695461167</text:p>
          </table:table-cell>
          <table:table-cell office:value-type="float" office:value="7.0501790576511" calcext:value-type="float">
            <text:p>7.05017905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.16781305736966" calcext:value-type="float">
            <text:p>7.1678130574</text:p>
          </table:table-cell>
          <table:table-cell office:value-type="float" office:value="6.91174750857883" calcext:value-type="float">
            <text:p>6.91174750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99396528667874" calcext:value-type="float">
            <text:p>6.9939652867</text:p>
          </table:table-cell>
          <table:table-cell office:value-type="float" office:value="6.87801101472643" calcext:value-type="float">
            <text:p>6.87801101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98161737653944" calcext:value-type="float">
            <text:p>6.9816173765</text:p>
          </table:table-cell>
          <table:table-cell office:value-type="float" office:value="6.84459937943353" calcext:value-type="float">
            <text:p>6.84459937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93800651762221" calcext:value-type="float">
            <text:p>6.9380065176</text:p>
          </table:table-cell>
          <table:table-cell office:value-type="float" office:value="6.80116385883755" calcext:value-type="float">
            <text:p>6.80116385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90765645768907" calcext:value-type="float">
            <text:p>6.9076564577</text:p>
          </table:table-cell>
          <table:table-cell office:value-type="float" office:value="6.73787477281359" calcext:value-type="float">
            <text:p>6.73787477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80962629318237" calcext:value-type="float">
            <text:p>6.8096262932</text:p>
          </table:table-cell>
          <table:table-cell office:value-type="float" office:value="6.70787461598714" calcext:value-type="float">
            <text:p>6.7078746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90572007497152" calcext:value-type="float">
            <text:p>6.905720075</text:p>
          </table:table-cell>
          <table:table-cell office:value-type="float" office:value="6.73224687576294" calcext:value-type="float">
            <text:p>6.73224687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94897220399645" calcext:value-type="float">
            <text:p>6.948972204</text:p>
          </table:table-cell>
          <table:table-cell office:value-type="float" office:value="6.70203073819478" calcext:value-type="float">
            <text:p>6.70203073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80989795260959" calcext:value-type="float">
            <text:p>6.8098979526</text:p>
          </table:table-cell>
          <table:table-cell office:value-type="float" office:value="6.6866737736596" calcext:value-type="float">
            <text:p>6.68667377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78736449347602" calcext:value-type="float">
            <text:p>6.7873644935</text:p>
          </table:table-cell>
          <table:table-cell office:value-type="float" office:value="6.67934052149455" calcext:value-type="float">
            <text:p>6.67934052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90338389078776" calcext:value-type="float">
            <text:p>6.9033838908</text:p>
          </table:table-cell>
          <table:table-cell office:value-type="float" office:value="6.68645967377557" calcext:value-type="float">
            <text:p>6.68645967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79619717068142" calcext:value-type="float">
            <text:p>6.7961971707</text:p>
          </table:table-cell>
          <table:table-cell office:value-type="float" office:value="6.77296339140998" calcext:value-type="float">
            <text:p>6.77296339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68943932851156" calcext:value-type="float">
            <text:p>6.6894393285</text:p>
          </table:table-cell>
          <table:table-cell office:value-type="float" office:value="6.61203236050076" calcext:value-type="float">
            <text:p>6.61203236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87398516337077" calcext:value-type="float">
            <text:p>6.8739851634</text:p>
          </table:table-cell>
          <table:table-cell office:value-type="float" office:value="6.67012770970662" calcext:value-type="float">
            <text:p>6.67012770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83628199895223" calcext:value-type="float">
            <text:p>6.836281999</text:p>
          </table:table-cell>
          <table:table-cell office:value-type="float" office:value="6.63939033614265" calcext:value-type="float">
            <text:p>6.63939033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82492097218831" calcext:value-type="float">
            <text:p>6.8249209722</text:p>
          </table:table-cell>
          <table:table-cell office:value-type="float" office:value="6.61490885416667" calcext:value-type="float">
            <text:p>6.61490885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79241419898139" calcext:value-type="float">
            <text:p>6.792414199</text:p>
          </table:table-cell>
          <table:table-cell office:value-type="float" office:value="6.67371129989624" calcext:value-type="float">
            <text:p>6.67371129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67113050884671" calcext:value-type="float">
            <text:p>6.6711305088</text:p>
          </table:table-cell>
          <table:table-cell office:value-type="float" office:value="6.6275143093533" calcext:value-type="float">
            <text:p>6.62751430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74395235909356" calcext:value-type="float">
            <text:p>6.7439523591</text:p>
          </table:table-cell>
          <table:table-cell office:value-type="float" office:value="6.65295733345879" calcext:value-type="float">
            <text:p>6.65295733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57880864673191" calcext:value-type="float">
            <text:p>6.5788086467</text:p>
          </table:table-cell>
          <table:table-cell office:value-type="float" office:value="6.65585533777873" calcext:value-type="float">
            <text:p>6.65585533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71237668991089" calcext:value-type="float">
            <text:p>6.7123766899</text:p>
          </table:table-cell>
          <table:table-cell office:value-type="float" office:value="6.6680916150411" calcext:value-type="float">
            <text:p>6.6680916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77280687756009" calcext:value-type="float">
            <text:p>6.7728068776</text:p>
          </table:table-cell>
          <table:table-cell office:value-type="float" office:value="6.64048621389601" calcext:value-type="float">
            <text:p>6.64048621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68273327085707" calcext:value-type="float">
            <text:p>6.6827332709</text:p>
          </table:table-cell>
          <table:table-cell office:value-type="float" office:value="6.59916030036079" calcext:value-type="float">
            <text:p>6.599160300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69013766182794" calcext:value-type="float">
            <text:p>6.6901376618</text:p>
          </table:table-cell>
          <table:table-cell office:value-type="float" office:value="6.66311324967278" calcext:value-type="float">
            <text:p>6.66311324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76517264048259" calcext:value-type="float">
            <text:p>6.7651726405</text:p>
          </table:table-cell>
          <table:table-cell office:value-type="float" office:value="6.63724920484755" calcext:value-type="float">
            <text:p>6.63724920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62926841311985" calcext:value-type="float">
            <text:p>6.6292684131</text:p>
          </table:table-cell>
          <table:table-cell office:value-type="float" office:value="6.59133895238241" calcext:value-type="float">
            <text:p>6.59133895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7799064318339" calcext:value-type="float">
            <text:p>6.7799064318</text:p>
          </table:table-cell>
          <table:table-cell office:value-type="float" office:value="6.66680219438341" calcext:value-type="float">
            <text:p>6.66680219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5402463277181" calcext:value-type="float">
            <text:p>6.5402463277</text:p>
          </table:table-cell>
          <table:table-cell office:value-type="float" office:value="6.63810377650791" calcext:value-type="float">
            <text:p>6.63810377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60086900922987" calcext:value-type="float">
            <text:p>6.6008690092</text:p>
          </table:table-cell>
          <table:table-cell office:value-type="float" office:value="6.65123844146729" calcext:value-type="float">
            <text:p>6.65123844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79065170288086" calcext:value-type="float">
            <text:p>6.7906517029</text:p>
          </table:table-cell>
          <table:table-cell office:value-type="float" office:value="6.65534464518229" calcext:value-type="float">
            <text:p>6.65534464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57418450249566" calcext:value-type="float">
            <text:p>6.5741845025</text:p>
          </table:table-cell>
          <table:table-cell office:value-type="float" office:value="6.69566196865506" calcext:value-type="float">
            <text:p>6.69566196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54126771291097" calcext:value-type="float">
            <text:p>6.5412677129</text:p>
          </table:table-cell>
          <table:table-cell office:value-type="float" office:value="6.66925088564555" calcext:value-type="float">
            <text:p>6.66925088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69689109590319" calcext:value-type="float">
            <text:p>6.6968910959</text:p>
          </table:table-cell>
          <table:table-cell office:value-type="float" office:value="6.65690840615167" calcext:value-type="float">
            <text:p>6.656908406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72240972518921" calcext:value-type="float">
            <text:p>6.7224097252</text:p>
          </table:table-cell>
          <table:table-cell office:value-type="float" office:value="6.60648780398899" calcext:value-type="float">
            <text:p>6.6064878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68352359135946" calcext:value-type="float">
            <text:p>6.6835235914</text:p>
          </table:table-cell>
          <table:table-cell office:value-type="float" office:value="6.62305447790358" calcext:value-type="float">
            <text:p>6.62305447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6547093073527" calcext:value-type="float">
            <text:p>6.6547093074</text:p>
          </table:table-cell>
          <table:table-cell office:value-type="float" office:value="6.60632589128282" calcext:value-type="float">
            <text:p>6.60632589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63123928705851" calcext:value-type="float">
            <text:p>6.6312392871</text:p>
          </table:table-cell>
          <table:table-cell office:value-type="float" office:value="6.62334746784634" calcext:value-type="float">
            <text:p>6.623347467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50318228403727" calcext:value-type="float">
            <text:p>6.503182284</text:p>
          </table:table-cell>
          <table:table-cell office:value-type="float" office:value="6.61691008673774" calcext:value-type="float">
            <text:p>6.61691008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59649109310574" calcext:value-type="float">
            <text:p>6.5964910931</text:p>
          </table:table-cell>
          <table:table-cell office:value-type="float" office:value="6.65083673265245" calcext:value-type="float">
            <text:p>6.65083673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61392758687337" calcext:value-type="float">
            <text:p>6.6139275869</text:p>
          </table:table-cell>
          <table:table-cell office:value-type="float" office:value="6.62937288814121" calcext:value-type="float">
            <text:p>6.62937288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50405847761366" calcext:value-type="float">
            <text:p>6.5040584776</text:p>
          </table:table-cell>
          <table:table-cell office:value-type="float" office:value="6.61726641654968" calcext:value-type="float">
            <text:p>6.61726641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68717472288344" calcext:value-type="float">
            <text:p>6.6871747229</text:p>
          </table:table-cell>
          <table:table-cell office:value-type="float" office:value="6.60533902380202" calcext:value-type="float">
            <text:p>6.60533902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54507996241252" calcext:value-type="float">
            <text:p>6.5450799624</text:p>
          </table:table-cell>
          <table:table-cell office:value-type="float" office:value="6.62169366412693" calcext:value-type="float">
            <text:p>6.62169366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5132223976983" calcext:value-type="float">
            <text:p>6.5132223977</text:p>
          </table:table-cell>
          <table:table-cell office:value-type="float" office:value="6.61323626836141" calcext:value-type="float">
            <text:p>6.61323626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65758443408542" calcext:value-type="float">
            <text:p>6.6575844341</text:p>
          </table:table-cell>
          <table:table-cell office:value-type="float" office:value="6.64487290382385" calcext:value-type="float">
            <text:p>6.64487290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63538975185818" calcext:value-type="float">
            <text:p>6.6353897519</text:p>
          </table:table-cell>
          <table:table-cell office:value-type="float" office:value="6.61331664191352" calcext:value-type="float">
            <text:p>6.61331664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54020471572876" calcext:value-type="float">
            <text:p>6.5402047157</text:p>
          </table:table-cell>
          <table:table-cell office:value-type="float" office:value="6.63416300879584" calcext:value-type="float">
            <text:p>6.634163008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68023325602214" calcext:value-type="float">
            <text:p>6.680233256</text:p>
          </table:table-cell>
          <table:table-cell office:value-type="float" office:value="6.63353329234653" calcext:value-type="float">
            <text:p>6.63353329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51491488350762" calcext:value-type="float">
            <text:p>6.5149148835</text:p>
          </table:table-cell>
          <table:table-cell office:value-type="float" office:value="6.62872348891364" calcext:value-type="float">
            <text:p>6.628723488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46436853408814" calcext:value-type="float">
            <text:p>6.4643685341</text:p>
          </table:table-cell>
          <table:table-cell office:value-type="float" office:value="6.6233766608768" calcext:value-type="float">
            <text:p>6.623376660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64048178990682" calcext:value-type="float">
            <text:p>6.6404817899</text:p>
          </table:table-cell>
          <table:table-cell office:value-type="float" office:value="6.66264409489102" calcext:value-type="float">
            <text:p>6.662644094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59974562327067" calcext:value-type="float">
            <text:p>6.5997456233</text:p>
          </table:table-cell>
          <table:table-cell office:value-type="float" office:value="6.62859720653958" calcext:value-type="float">
            <text:p>6.62859720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47681969536675" calcext:value-type="float">
            <text:p>6.4768196954</text:p>
          </table:table-cell>
          <table:table-cell office:value-type="float" office:value="6.58639600541857" calcext:value-type="float">
            <text:p>6.58639600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51276661554972" calcext:value-type="float">
            <text:p>6.5127666155</text:p>
          </table:table-cell>
          <table:table-cell office:value-type="float" office:value="6.63141250610352" calcext:value-type="float">
            <text:p>6.63141250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6342334429423" calcext:value-type="float">
            <text:p>6.6342334429</text:p>
          </table:table-cell>
          <table:table-cell office:value-type="float" office:value="6.61929151746962" calcext:value-type="float">
            <text:p>6.61929151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59500207901001" calcext:value-type="float">
            <text:p>6.595002079</text:p>
          </table:table-cell>
          <table:table-cell office:value-type="float" office:value="6.6225237581465" calcext:value-type="float">
            <text:p>6.622523758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7482474539015" calcext:value-type="float">
            <text:p>6.7482474539</text:p>
          </table:table-cell>
          <table:table-cell office:value-type="float" office:value="6.61716323428684" calcext:value-type="float">
            <text:p>6.61716323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44902088377211" calcext:value-type="float">
            <text:p>6.4490208838</text:p>
          </table:table-cell>
          <table:table-cell office:value-type="float" office:value="6.64508504337735" calcext:value-type="float">
            <text:p>6.645085043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62214745415582" calcext:value-type="float">
            <text:p>6.6221474542</text:p>
          </table:table-cell>
          <table:table-cell office:value-type="float" office:value="6.70519007576837" calcext:value-type="float">
            <text:p>6.705190075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50875830120511" calcext:value-type="float">
            <text:p>6.5087583012</text:p>
          </table:table-cell>
          <table:table-cell office:value-type="float" office:value="6.65344632996453" calcext:value-type="float">
            <text:p>6.653446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53297962612576" calcext:value-type="float">
            <text:p>6.5329796261</text:p>
          </table:table-cell>
          <table:table-cell office:value-type="float" office:value="6.61219443215264" calcext:value-type="float">
            <text:p>6.612194432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26570718553331" calcext:value-type="float">
            <text:p>6.2657071855</text:p>
          </table:table-cell>
          <table:table-cell office:value-type="float" office:value="6.70346728960673" calcext:value-type="float">
            <text:p>6.70346728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52757237752279" calcext:value-type="float">
            <text:p>6.5275723775</text:p>
          </table:table-cell>
          <table:table-cell office:value-type="float" office:value="6.70670816633436" calcext:value-type="float">
            <text:p>6.706708166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49971171485053" calcext:value-type="float">
            <text:p>6.4997117149</text:p>
          </table:table-cell>
          <table:table-cell office:value-type="float" office:value="6.58636116981506" calcext:value-type="float">
            <text:p>6.58636116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54869675106473" calcext:value-type="float">
            <text:p>6.5486967511</text:p>
          </table:table-cell>
          <table:table-cell office:value-type="float" office:value="6.67924727333917" calcext:value-type="float">
            <text:p>6.67924727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73867242601183" calcext:value-type="float">
            <text:p>6.738672426</text:p>
          </table:table-cell>
          <table:table-cell office:value-type="float" office:value="6.59049783812629" calcext:value-type="float">
            <text:p>6.590497838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46157541275024" calcext:value-type="float">
            <text:p>6.4615754128</text:p>
          </table:table-cell>
          <table:table-cell office:value-type="float" office:value="6.61582941479153" calcext:value-type="float">
            <text:p>6.61582941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44276218944126" calcext:value-type="float">
            <text:p>6.4427621894</text:p>
          </table:table-cell>
          <table:table-cell office:value-type="float" office:value="6.70933347278171" calcext:value-type="float">
            <text:p>6.709333472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48540459738837" calcext:value-type="float">
            <text:p>6.4854045974</text:p>
          </table:table-cell>
          <table:table-cell office:value-type="float" office:value="6.65499663352966" calcext:value-type="float">
            <text:p>6.654996633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47181184556749" calcext:value-type="float">
            <text:p>6.4718118456</text:p>
          </table:table-cell>
          <table:table-cell office:value-type="float" office:value="6.67393488354153" calcext:value-type="float">
            <text:p>6.673934883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33810172610813" calcext:value-type="float">
            <text:p>6.3381017261</text:p>
          </table:table-cell>
          <table:table-cell office:value-type="float" office:value="6.7048749393887" calcext:value-type="float">
            <text:p>6.704874939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53624991310967" calcext:value-type="float">
            <text:p>6.5362499131</text:p>
          </table:table-cell>
          <table:table-cell office:value-type="float" office:value="6.63543979326884" calcext:value-type="float">
            <text:p>6.635439793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52728680504693" calcext:value-type="float">
            <text:p>6.527286805</text:p>
          </table:table-cell>
          <table:table-cell office:value-type="float" office:value="6.63469616572062" calcext:value-type="float">
            <text:p>6.634696165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47834151585897" calcext:value-type="float">
            <text:p>6.4783415159</text:p>
          </table:table-cell>
          <table:table-cell office:value-type="float" office:value="6.67477697796292" calcext:value-type="float">
            <text:p>6.67477697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49060852262709" calcext:value-type="float">
            <text:p>6.4906085226</text:p>
          </table:table-cell>
          <table:table-cell office:value-type="float" office:value="6.64377821816338" calcext:value-type="float">
            <text:p>6.643778218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3512934366862" calcext:value-type="float">
            <text:p>6.3512934367</text:p>
          </table:table-cell>
          <table:table-cell office:value-type="float" office:value="6.60064946280585" calcext:value-type="float">
            <text:p>6.600649462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56401873694526" calcext:value-type="float">
            <text:p>6.5640187369</text:p>
          </table:table-cell>
          <table:table-cell office:value-type="float" office:value="6.61512835820516" calcext:value-type="float">
            <text:p>6.615128358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2123156759474" calcext:value-type="float">
            <text:p>6.2123156759</text:p>
          </table:table-cell>
          <table:table-cell office:value-type="float" office:value="6.62263374858432" calcext:value-type="float">
            <text:p>6.62263374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16544986300998" calcext:value-type="float">
            <text:p>6.165449863</text:p>
          </table:table-cell>
          <table:table-cell office:value-type="float" office:value="6.68363282415602" calcext:value-type="float">
            <text:p>6.683632824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24348115921021" calcext:value-type="float">
            <text:p>6.2434811592</text:p>
          </table:table-cell>
          <table:table-cell office:value-type="float" office:value="6.69605077637567" calcext:value-type="float">
            <text:p>6.696050776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55002649095323" calcext:value-type="float">
            <text:p>6.550026491</text:p>
          </table:table-cell>
          <table:table-cell office:value-type="float" office:value="6.61452502674527" calcext:value-type="float">
            <text:p>6.614525026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33565599653456" calcext:value-type="float">
            <text:p>6.3356559965</text:p>
          </table:table-cell>
          <table:table-cell office:value-type="float" office:value="6.63597435421414" calcext:value-type="float">
            <text:p>6.635974354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36000769933065" calcext:value-type="float">
            <text:p>6.3600076993</text:p>
          </table:table-cell>
          <table:table-cell office:value-type="float" office:value="6.59903674655491" calcext:value-type="float">
            <text:p>6.599036746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20558759901259" calcext:value-type="float">
            <text:p>6.205587599</text:p>
          </table:table-cell>
          <table:table-cell office:value-type="float" office:value="6.65904834535387" calcext:value-type="float">
            <text:p>6.65904834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30276929007636" calcext:value-type="float">
            <text:p>6.3027692901</text:p>
          </table:table-cell>
          <table:table-cell office:value-type="float" office:value="6.76387294133504" calcext:value-type="float">
            <text:p>6.763872941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36896215014988" calcext:value-type="float">
            <text:p>6.3689621501</text:p>
          </table:table-cell>
          <table:table-cell office:value-type="float" office:value="6.76582852999369" calcext:value-type="float">
            <text:p>6.7658285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11639109717475" calcext:value-type="float">
            <text:p>6.1163910972</text:p>
          </table:table-cell>
          <table:table-cell office:value-type="float" office:value="6.61615851190355" calcext:value-type="float">
            <text:p>6.616158511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11568675571018" calcext:value-type="float">
            <text:p>6.1156867557</text:p>
          </table:table-cell>
          <table:table-cell office:value-type="float" office:value="6.72883258925544" calcext:value-type="float">
            <text:p>6.728832589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42605971230401" calcext:value-type="float">
            <text:p>6.4260597123</text:p>
          </table:table-cell>
          <table:table-cell office:value-type="float" office:value="6.73571647538079" calcext:value-type="float">
            <text:p>6.735716475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12740523020426" calcext:value-type="float">
            <text:p>6.1274052302</text:p>
          </table:table-cell>
          <table:table-cell office:value-type="float" office:value="6.74904913372464" calcext:value-type="float">
            <text:p>6.749049133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29377879036797" calcext:value-type="float">
            <text:p>6.2937787904</text:p>
          </table:table-cell>
          <table:table-cell office:value-type="float" office:value="6.69545820024278" calcext:value-type="float">
            <text:p>6.695458200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37467395994398" calcext:value-type="float">
            <text:p>6.3746739599</text:p>
          </table:table-cell>
          <table:table-cell office:value-type="float" office:value="6.70217699474759" calcext:value-type="float">
            <text:p>6.70217699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21625340779622" calcext:value-type="float">
            <text:p>6.2162534078</text:p>
          </table:table-cell>
          <table:table-cell office:value-type="float" office:value="6.75338610013326" calcext:value-type="float">
            <text:p>6.75338610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40746312671238" calcext:value-type="float">
            <text:p>6.4074631267</text:p>
          </table:table-cell>
          <table:table-cell office:value-type="float" office:value="6.66862771246168" calcext:value-type="float">
            <text:p>6.66862771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3994646496243" calcext:value-type="float">
            <text:p>6.3994646496</text:p>
          </table:table-cell>
          <table:table-cell office:value-type="float" office:value="6.69163629743788" calcext:value-type="float">
            <text:p>6.691636297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48624521891276" calcext:value-type="float">
            <text:p>6.4862452189</text:p>
          </table:table-cell>
          <table:table-cell office:value-type="float" office:value="6.64949848916796" calcext:value-type="float">
            <text:p>6.64949848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50475215911865" calcext:value-type="float">
            <text:p>6.5047521591</text:p>
          </table:table-cell>
          <table:table-cell office:value-type="float" office:value="6.6571741104126" calcext:value-type="float">
            <text:p>6.657174110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.99073484738668" calcext:value-type="float">
            <text:p>5.9907348474</text:p>
          </table:table-cell>
          <table:table-cell office:value-type="float" office:value="6.64783313539293" calcext:value-type="float">
            <text:p>6.647833135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29677609337701" calcext:value-type="float">
            <text:p>6.2967760934</text:p>
          </table:table-cell>
          <table:table-cell office:value-type="float" office:value="6.7686845196618" calcext:value-type="float">
            <text:p>6.768684519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29059832890829" calcext:value-type="float">
            <text:p>6.2905983289</text:p>
          </table:table-cell>
          <table:table-cell office:value-type="float" office:value="6.61220078998142" calcext:value-type="float">
            <text:p>6.6122007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3428928481208" calcext:value-type="float">
            <text:p>6.3428928481</text:p>
          </table:table-cell>
          <table:table-cell office:value-type="float" office:value="6.65089546309577" calcext:value-type="float">
            <text:p>6.650895463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14919226964315" calcext:value-type="float">
            <text:p>6.1491922696</text:p>
          </table:table-cell>
          <table:table-cell office:value-type="float" office:value="6.59146168496874" calcext:value-type="float">
            <text:p>6.5914616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32813971837362" calcext:value-type="float">
            <text:p>6.3281397184</text:p>
          </table:table-cell>
          <table:table-cell office:value-type="float" office:value="6.63838010364109" calcext:value-type="float">
            <text:p>6.63838010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.93071890936958" calcext:value-type="float">
            <text:p>5.9307189094</text:p>
          </table:table-cell>
          <table:table-cell office:value-type="float" office:value="6.83129779497782" calcext:value-type="float">
            <text:p>6.8312977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51301482518514" calcext:value-type="float">
            <text:p>6.5130148252</text:p>
          </table:table-cell>
          <table:table-cell office:value-type="float" office:value="6.82586969269647" calcext:value-type="float">
            <text:p>6.825869692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17435903549194" calcext:value-type="float">
            <text:p>6.1743590355</text:p>
          </table:table-cell>
          <table:table-cell office:value-type="float" office:value="6.82523351245456" calcext:value-type="float">
            <text:p>6.82523351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36124428643121" calcext:value-type="float">
            <text:p>6.3612442864</text:p>
          </table:table-cell>
          <table:table-cell office:value-type="float" office:value="6.70373357666863" calcext:value-type="float">
            <text:p>6.703733576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70404496722751" calcext:value-type="float">
            <text:p>6.7040449672</text:p>
          </table:table-cell>
          <table:table-cell office:value-type="float" office:value="6.77963807847765" calcext:value-type="float">
            <text:p>6.77963807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07121860716078" calcext:value-type="float">
            <text:p>7.0712186072</text:p>
          </table:table-cell>
          <table:table-cell office:value-type="float" office:value="6.61145832803514" calcext:value-type="float">
            <text:p>6.61145832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.8890886730618" calcext:value-type="float">
            <text:p>5.8890886731</text:p>
          </table:table-cell>
          <table:table-cell office:value-type="float" office:value="6.65558173921373" calcext:value-type="float">
            <text:p>6.655581739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06849198871189" calcext:value-type="float">
            <text:p>6.0684919887</text:p>
          </table:table-cell>
          <table:table-cell office:value-type="float" office:value="6.61112536324395" calcext:value-type="float">
            <text:p>6.611125363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396768506368" calcext:value-type="float">
            <text:p>6.3967685064</text:p>
          </table:table-cell>
          <table:table-cell office:value-type="float" office:value="6.76226986779107" calcext:value-type="float">
            <text:p>6.762269867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.94097067515055" calcext:value-type="float">
            <text:p>5.9409706752</text:p>
          </table:table-cell>
          <table:table-cell office:value-type="float" office:value="6.65894561343723" calcext:value-type="float">
            <text:p>6.658945613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08317091200087" calcext:value-type="float">
            <text:p>6.083170912</text:p>
          </table:table-cell>
          <table:table-cell office:value-type="float" office:value="6.75561107529534" calcext:value-type="float">
            <text:p>6.75561107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07578133477105" calcext:value-type="float">
            <text:p>6.0757813348</text:p>
          </table:table-cell>
          <table:table-cell office:value-type="float" office:value="6.75703167915344" calcext:value-type="float">
            <text:p>6.757031679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10502654181586" calcext:value-type="float">
            <text:p>6.1050265418</text:p>
          </table:table-cell>
          <table:table-cell office:value-type="float" office:value="6.69320159488254" calcext:value-type="float">
            <text:p>6.693201594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11288672553168" calcext:value-type="float">
            <text:p>6.1128867255</text:p>
          </table:table-cell>
          <table:table-cell office:value-type="float" office:value="6.73074536853367" calcext:value-type="float">
            <text:p>6.730745368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.87292810016208" calcext:value-type="float">
            <text:p>5.8729281002</text:p>
          </table:table-cell>
          <table:table-cell office:value-type="float" office:value="6.85708249939813" calcext:value-type="float">
            <text:p>6.857082499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16776786380344" calcext:value-type="float">
            <text:p>6.1677678638</text:p>
          </table:table-cell>
          <table:table-cell office:value-type="float" office:value="6.82199409272936" calcext:value-type="float">
            <text:p>6.821994092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51903909047445" calcext:value-type="float">
            <text:p>6.5190390905</text:p>
          </table:table-cell>
          <table:table-cell office:value-type="float" office:value="6.9062074025472" calcext:value-type="float">
            <text:p>6.90620740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92329800923665" calcext:value-type="float">
            <text:p>6.9232980092</text:p>
          </table:table-cell>
          <table:table-cell office:value-type="float" office:value="6.77324565251668" calcext:value-type="float">
            <text:p>6.77324565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.77765134705438" calcext:value-type="float">
            <text:p>5.7776513471</text:p>
          </table:table-cell>
          <table:table-cell office:value-type="float" office:value="6.84496725930108" calcext:value-type="float">
            <text:p>6.844967259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60262030495538" calcext:value-type="float">
            <text:p>6.602620305</text:p>
          </table:table-cell>
          <table:table-cell office:value-type="float" office:value="6.84996766514248" calcext:value-type="float">
            <text:p>6.849967665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.99290017022027" calcext:value-type="float">
            <text:p>5.9929001702</text:p>
          </table:table-cell>
          <table:table-cell office:value-type="float" office:value="6.71948870023092" calcext:value-type="float">
            <text:p>6.719488700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17777442932129" calcext:value-type="float">
            <text:p>6.1777744293</text:p>
          </table:table-cell>
          <table:table-cell office:value-type="float" office:value="6.7875858147939" calcext:value-type="float">
            <text:p>6.787585814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.82538695865207" calcext:value-type="float">
            <text:p>5.8253869587</text:p>
          </table:table-cell>
          <table:table-cell office:value-type="float" office:value="6.78890238867866" calcext:value-type="float">
            <text:p>6.788902388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15175319247776" calcext:value-type="float">
            <text:p>6.1517531925</text:p>
          </table:table-cell>
          <table:table-cell office:value-type="float" office:value="6.9327203962538" calcext:value-type="float">
            <text:p>6.932720396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48779324425591" calcext:value-type="float">
            <text:p>6.4877932443</text:p>
          </table:table-cell>
          <table:table-cell office:value-type="float" office:value="6.80241301324632" calcext:value-type="float">
            <text:p>6.802413013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87714298036363" calcext:value-type="float">
            <text:p>5.8771429804</text:p>
          </table:table-cell>
          <table:table-cell office:value-type="float" office:value="6.81004145410326" calcext:value-type="float">
            <text:p>6.810041454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33408171335856" calcext:value-type="float">
            <text:p>6.3340817134</text:p>
          </table:table-cell>
          <table:table-cell office:value-type="float" office:value="6.72726019223531" calcext:value-type="float">
            <text:p>6.727260192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14205662409465" calcext:value-type="float">
            <text:p>6.1420566241</text:p>
          </table:table-cell>
          <table:table-cell office:value-type="float" office:value="6.86979789204068" calcext:value-type="float">
            <text:p>6.86979789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39426023695204" calcext:value-type="float">
            <text:p>6.394260237</text:p>
          </table:table-cell>
          <table:table-cell office:value-type="float" office:value="6.89871917830573" calcext:value-type="float">
            <text:p>6.898719178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45940505133735" calcext:value-type="float">
            <text:p>6.4594050513</text:p>
          </table:table-cell>
          <table:table-cell office:value-type="float" office:value="6.97825309965346" calcext:value-type="float">
            <text:p>6.978253099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.61373543739319" calcext:value-type="float">
            <text:p>5.6137354374</text:p>
          </table:table-cell>
          <table:table-cell office:value-type="float" office:value="7.01032445165846" calcext:value-type="float">
            <text:p>7.01032445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.98689801957872" calcext:value-type="float">
            <text:p>5.9868980196</text:p>
          </table:table-cell>
          <table:table-cell office:value-type="float" office:value="6.87142899301317" calcext:value-type="float">
            <text:p>6.87142899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.52579068077935" calcext:value-type="float">
            <text:p>5.5257906808</text:p>
          </table:table-cell>
          <table:table-cell office:value-type="float" office:value="6.76609738667806" calcext:value-type="float">
            <text:p>6.766097386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26043226453993" calcext:value-type="float">
            <text:p>6.2604322645</text:p>
          </table:table-cell>
          <table:table-cell office:value-type="float" office:value="6.91987951596578" calcext:value-type="float">
            <text:p>6.9198795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11227727466159" calcext:value-type="float">
            <text:p>6.1122772747</text:p>
          </table:table-cell>
          <table:table-cell office:value-type="float" office:value="6.71903724140591" calcext:value-type="float">
            <text:p>6.719037241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.98882207870483" calcext:value-type="float">
            <text:p>5.9888220787</text:p>
          </table:table-cell>
          <table:table-cell office:value-type="float" office:value="6.84900426864624" calcext:value-type="float">
            <text:p>6.84900426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1991528722975" calcext:value-type="float">
            <text:p>6.1991528723</text:p>
          </table:table-cell>
          <table:table-cell office:value-type="float" office:value="6.81854033470154" calcext:value-type="float">
            <text:p>6.818540334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07007483376397" calcext:value-type="float">
            <text:p>6.0700748338</text:p>
          </table:table-cell>
          <table:table-cell office:value-type="float" office:value="6.86241971121894" calcext:value-type="float">
            <text:p>6.86241971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14626310136583" calcext:value-type="float">
            <text:p>6.1462631014</text:p>
          </table:table-cell>
          <table:table-cell office:value-type="float" office:value="6.99608768357171" calcext:value-type="float">
            <text:p>6.996087683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12562658521864" calcext:value-type="float">
            <text:p>6.1256265852</text:p>
          </table:table-cell>
          <table:table-cell office:value-type="float" office:value="6.93696520063612" calcext:value-type="float">
            <text:p>6.936965200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43173287709554" calcext:value-type="float">
            <text:p>6.4317328771</text:p>
          </table:table-cell>
          <table:table-cell office:value-type="float" office:value="6.96009704801771" calcext:value-type="float">
            <text:p>6.96009704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26371094915602" calcext:value-type="float">
            <text:p>6.2637109492</text:p>
          </table:table-cell>
          <table:table-cell office:value-type="float" office:value="7.26129264301724" calcext:value-type="float">
            <text:p>7.26129264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19674667782254" calcext:value-type="float">
            <text:p>6.1967466778</text:p>
          </table:table-cell>
          <table:table-cell office:value-type="float" office:value="6.96505628691779" calcext:value-type="float">
            <text:p>6.965056286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60001804563734" calcext:value-type="float">
            <text:p>5.6000180456</text:p>
          </table:table-cell>
          <table:table-cell office:value-type="float" office:value="6.77426224284702" calcext:value-type="float">
            <text:p>6.774262242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08891258239746" calcext:value-type="float">
            <text:p>6.0889125824</text:p>
          </table:table-cell>
          <table:table-cell office:value-type="float" office:value="6.89054301049974" calcext:value-type="float">
            <text:p>6.890543010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10557395087348" calcext:value-type="float">
            <text:p>6.1055739509</text:p>
          </table:table-cell>
          <table:table-cell office:value-type="float" office:value="6.70175162951152" calcext:value-type="float">
            <text:p>6.701751629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.85547870000204" calcext:value-type="float">
            <text:p>5.8554787</text:p>
          </table:table-cell>
          <table:table-cell office:value-type="float" office:value="6.50157952308655" calcext:value-type="float">
            <text:p>6.501579523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.95669956207275" calcext:value-type="float">
            <text:p>5.9566995621</text:p>
          </table:table-cell>
          <table:table-cell office:value-type="float" office:value="6.7050601111518" calcext:value-type="float">
            <text:p>6.705060111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16149399015639" calcext:value-type="float">
            <text:p>6.1614939902</text:p>
          </table:table-cell>
          <table:table-cell office:value-type="float" office:value="6.73611018392775" calcext:value-type="float">
            <text:p>6.736110183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07851082483927" calcext:value-type="float">
            <text:p>6.0785108248</text:p>
          </table:table-cell>
          <table:table-cell office:value-type="float" office:value="6.61900189187792" calcext:value-type="float">
            <text:p>6.619001891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1443758752611" calcext:value-type="float">
            <text:p>6.1443758753</text:p>
          </table:table-cell>
          <table:table-cell office:value-type="float" office:value="6.68724346160889" calcext:value-type="float">
            <text:p>6.68724346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23919719060262" calcext:value-type="float">
            <text:p>6.2391971906</text:p>
          </table:table-cell>
          <table:table-cell office:value-type="float" office:value="6.67150847117106" calcext:value-type="float">
            <text:p>6.671508471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55026458104452" calcext:value-type="float">
            <text:p>6.550264581</text:p>
          </table:table-cell>
          <table:table-cell office:value-type="float" office:value="6.75570329030355" calcext:value-type="float">
            <text:p>6.755703290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.75672727160984" calcext:value-type="float">
            <text:p>5.7567272716</text:p>
          </table:table-cell>
          <table:table-cell office:value-type="float" office:value="6.57996596230401" calcext:value-type="float">
            <text:p>6.579965962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68006714714898" calcext:value-type="float">
            <text:p>5.6800671471</text:p>
          </table:table-cell>
          <table:table-cell office:value-type="float" office:value="6.4820143116845" calcext:value-type="float">
            <text:p>6.482014311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.57869337399801" calcext:value-type="float">
            <text:p>5.578693374</text:p>
          </table:table-cell>
          <table:table-cell office:value-type="float" office:value="6.53947305679321" calcext:value-type="float">
            <text:p>6.539473056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91571996476915" calcext:value-type="float">
            <text:p>5.9157199648</text:p>
          </table:table-cell>
          <table:table-cell office:value-type="float" office:value="6.63612500826518" calcext:value-type="float">
            <text:p>6.636125008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06484342681037" calcext:value-type="float">
            <text:p>6.0648434268</text:p>
          </table:table-cell>
          <table:table-cell office:value-type="float" office:value="6.48076213730706" calcext:value-type="float">
            <text:p>6.480762137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36363901562161" calcext:value-type="float">
            <text:p>6.3636390156</text:p>
          </table:table-cell>
          <table:table-cell office:value-type="float" office:value="6.56187197897169" calcext:value-type="float">
            <text:p>6.56187197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.92236781650119" calcext:value-type="float">
            <text:p>5.9223678165</text:p>
          </table:table-cell>
          <table:table-cell office:value-type="float" office:value="6.46328949928284" calcext:value-type="float">
            <text:p>6.463289499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04393932554457" calcext:value-type="float">
            <text:p>6.0439393255</text:p>
          </table:table-cell>
          <table:table-cell office:value-type="float" office:value="6.5878210067749" calcext:value-type="float">
            <text:p>6.58782100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86061385472616" calcext:value-type="float">
            <text:p>5.8606138547</text:p>
          </table:table-cell>
          <table:table-cell office:value-type="float" office:value="6.69202603234185" calcext:value-type="float">
            <text:p>6.692026032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.92524491416083" calcext:value-type="float">
            <text:p>5.9252449142</text:p>
          </table:table-cell>
          <table:table-cell office:value-type="float" office:value="6.75098180770874" calcext:value-type="float">
            <text:p>6.750981807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.92385053634644" calcext:value-type="float">
            <text:p>5.9238505363</text:p>
          </table:table-cell>
          <table:table-cell office:value-type="float" office:value="6.84054361449348" calcext:value-type="float">
            <text:p>6.840543614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65822721587287" calcext:value-type="float">
            <text:p>5.6582272159</text:p>
          </table:table-cell>
          <table:table-cell office:value-type="float" office:value="6.97198088963827" calcext:value-type="float">
            <text:p>6.971980889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75342586305406" calcext:value-type="float">
            <text:p>5.7534258631</text:p>
          </table:table-cell>
          <table:table-cell office:value-type="float" office:value="6.60690392388238" calcext:value-type="float">
            <text:p>6.606903923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05540889104207" calcext:value-type="float">
            <text:p>6.055408891</text:p>
          </table:table-cell>
          <table:table-cell office:value-type="float" office:value="6.5481883154975" calcext:value-type="float">
            <text:p>6.548188315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.760820473565" calcext:value-type="float">
            <text:p>5.7608204736</text:p>
          </table:table-cell>
          <table:table-cell office:value-type="float" office:value="6.7702808909946" calcext:value-type="float">
            <text:p>6.77028089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53602799309625" calcext:value-type="float">
            <text:p>5.5360279931</text:p>
          </table:table-cell>
          <table:table-cell office:value-type="float" office:value="6.6655502849155" calcext:value-type="float">
            <text:p>6.665550284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.69566196335687" calcext:value-type="float">
            <text:p>5.6956619634</text:p>
          </table:table-cell>
          <table:table-cell office:value-type="float" office:value="6.5869349638621" calcext:value-type="float">
            <text:p>6.586934963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.44221053123474" calcext:value-type="float">
            <text:p>5.4422105312</text:p>
          </table:table-cell>
          <table:table-cell office:value-type="float" office:value="6.56951008902656" calcext:value-type="float">
            <text:p>6.56951008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89910040961372" calcext:value-type="float">
            <text:p>5.8991004096</text:p>
          </table:table-cell>
          <table:table-cell office:value-type="float" office:value="6.90188079410129" calcext:value-type="float">
            <text:p>6.901880794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.98550479676988" calcext:value-type="float">
            <text:p>5.9855047968</text:p>
          </table:table-cell>
          <table:table-cell office:value-type="float" office:value="7.13543070687188" calcext:value-type="float">
            <text:p>7.135430706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70633422003852" calcext:value-type="float">
            <text:p>5.70633422</text:p>
          </table:table-cell>
          <table:table-cell office:value-type="float" office:value="6.98601590262519" calcext:value-type="float">
            <text:p>6.98601590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.78628340827094" calcext:value-type="float">
            <text:p>5.7862834083</text:p>
          </table:table-cell>
          <table:table-cell office:value-type="float" office:value="7.3660532368554" calcext:value-type="float">
            <text:p>7.366053236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.17711719671885" calcext:value-type="float">
            <text:p>5.1771171967</text:p>
          </table:table-cell>
          <table:table-cell office:value-type="float" office:value="7.1728618144989" calcext:value-type="float">
            <text:p>7.172861814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9142749786377" calcext:value-type="float">
            <text:p>5.9142749786</text:p>
          </table:table-cell>
          <table:table-cell office:value-type="float" office:value="7.29427048895094" calcext:value-type="float">
            <text:p>7.29427048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.40027816030714" calcext:value-type="float">
            <text:p>5.4002781603</text:p>
          </table:table-cell>
          <table:table-cell office:value-type="float" office:value="6.95573915375604" calcext:value-type="float">
            <text:p>6.955739153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.52155265808105" calcext:value-type="float">
            <text:p>5.5215526581</text:p>
          </table:table-cell>
          <table:table-cell office:value-type="float" office:value="7.31348509258694" calcext:value-type="float">
            <text:p>7.313485092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.69188563028971" calcext:value-type="float">
            <text:p>5.6918856303</text:p>
          </table:table-cell>
          <table:table-cell office:value-type="float" office:value="7.11735002199809" calcext:value-type="float">
            <text:p>7.11735002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.4327216413286" calcext:value-type="float">
            <text:p>5.4327216413</text:p>
          </table:table-cell>
          <table:table-cell office:value-type="float" office:value="7.19998566309611" calcext:value-type="float">
            <text:p>7.19998566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59163978894552" calcext:value-type="float">
            <text:p>5.5916397889</text:p>
          </table:table-cell>
          <table:table-cell office:value-type="float" office:value="6.97072230445014" calcext:value-type="float">
            <text:p>6.970722304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.70852705637614" calcext:value-type="float">
            <text:p>5.7085270564</text:p>
          </table:table-cell>
          <table:table-cell office:value-type="float" office:value="6.81203026241726" calcext:value-type="float">
            <text:p>6.812030262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.42686247295804" calcext:value-type="float">
            <text:p>5.426862473</text:p>
          </table:table-cell>
          <table:table-cell office:value-type="float" office:value="6.94745328691271" calcext:value-type="float">
            <text:p>6.947453286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.61597922113207" calcext:value-type="float">
            <text:p>5.6159792211</text:p>
          </table:table-cell>
          <table:table-cell office:value-type="float" office:value="6.85240986612108" calcext:value-type="float">
            <text:p>6.852409866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.73469930224949" calcext:value-type="float">
            <text:p>5.7346993022</text:p>
          </table:table-cell>
          <table:table-cell office:value-type="float" office:value="7.22519058651394" calcext:value-type="float">
            <text:p>7.225190586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.72763522466024" calcext:value-type="float">
            <text:p>4.7276352247</text:p>
          </table:table-cell>
          <table:table-cell office:value-type="float" office:value="7.19541981485155" calcext:value-type="float">
            <text:p>7.195419814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61462751494514" calcext:value-type="float">
            <text:p>5.6146275149</text:p>
          </table:table-cell>
          <table:table-cell office:value-type="float" office:value="6.8385272026062" calcext:value-type="float">
            <text:p>6.83852720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.68648466004266" calcext:value-type="float">
            <text:p>5.68648466</text:p>
          </table:table-cell>
          <table:table-cell office:value-type="float" office:value="6.93393842379252" calcext:value-type="float">
            <text:p>6.933938423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4541630797916" calcext:value-type="float">
            <text:p>5.4541630798</text:p>
          </table:table-cell>
          <table:table-cell office:value-type="float" office:value="6.49479632907444" calcext:value-type="float">
            <text:p>6.494796329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67139386071099" calcext:value-type="float">
            <text:p>5.6713938607</text:p>
          </table:table-cell>
          <table:table-cell office:value-type="float" office:value="6.71800997522142" calcext:value-type="float">
            <text:p>6.718009975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39716909726461" calcext:value-type="float">
            <text:p>5.3971690973</text:p>
          </table:table-cell>
          <table:table-cell office:value-type="float" office:value="6.65706266297234" calcext:value-type="float">
            <text:p>6.65706266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.28444751103719" calcext:value-type="float">
            <text:p>5.284447511</text:p>
          </table:table-cell>
          <table:table-cell office:value-type="float" office:value="6.58959176805284" calcext:value-type="float">
            <text:p>6.589591768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75939551989238" calcext:value-type="float">
            <text:p>5.7593955199</text:p>
          </table:table-cell>
          <table:table-cell office:value-type="float" office:value="6.88749154408773" calcext:value-type="float">
            <text:p>6.887491544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.59391782018873" calcext:value-type="float">
            <text:p>5.5939178202</text:p>
          </table:table-cell>
          <table:table-cell office:value-type="float" office:value="6.60935947630141" calcext:value-type="float">
            <text:p>6.609359476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19008557531569" calcext:value-type="float">
            <text:p>5.1900855753</text:p>
          </table:table-cell>
          <table:table-cell office:value-type="float" office:value="7.00621112187703" calcext:value-type="float">
            <text:p>7.006211121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63115673065186" calcext:value-type="float">
            <text:p>5.6311567307</text:p>
          </table:table-cell>
          <table:table-cell office:value-type="float" office:value="7.90977478027344" calcext:value-type="float">
            <text:p>7.909774780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.62517472108205" calcext:value-type="float">
            <text:p>4.6251747211</text:p>
          </table:table-cell>
          <table:table-cell office:value-type="float" office:value="7.59837153222826" calcext:value-type="float">
            <text:p>7.598371532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.3552454577552" calcext:value-type="float">
            <text:p>5.3552454578</text:p>
          </table:table-cell>
          <table:table-cell office:value-type="float" office:value="7.37663573688931" calcext:value-type="float">
            <text:p>7.376635736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23680325084262" calcext:value-type="float">
            <text:p>5.2368032508</text:p>
          </table:table-cell>
          <table:table-cell office:value-type="float" office:value="7.19462943077087" calcext:value-type="float">
            <text:p>7.194629430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56307167477078" calcext:value-type="float">
            <text:p>5.5630716748</text:p>
          </table:table-cell>
          <table:table-cell office:value-type="float" office:value="7.34356379508972" calcext:value-type="float">
            <text:p>7.343563795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.77122591866387" calcext:value-type="float">
            <text:p>4.7712259187</text:p>
          </table:table-cell>
          <table:table-cell office:value-type="float" office:value="6.76570251252916" calcext:value-type="float">
            <text:p>6.76570251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.51628379291958" calcext:value-type="float">
            <text:p>5.5162837929</text:p>
          </table:table-cell>
          <table:table-cell office:value-type="float" office:value="7.11141557163662" calcext:value-type="float">
            <text:p>7.111415571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47765646510654" calcext:value-type="float">
            <text:p>5.4776564651</text:p>
          </table:table-cell>
          <table:table-cell office:value-type="float" office:value="6.6141627629598" calcext:value-type="float">
            <text:p>6.61416276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12120288742913" calcext:value-type="float">
            <text:p>5.1212028874</text:p>
          </table:table-cell>
          <table:table-cell office:value-type="float" office:value="7.66821630795797" calcext:value-type="float">
            <text:p>7.66821630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.93445260789659" calcext:value-type="float">
            <text:p>4.9344526079</text:p>
          </table:table-cell>
          <table:table-cell office:value-type="float" office:value="7.25707242223952" calcext:value-type="float">
            <text:p>7.25707242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37453727722168" calcext:value-type="float">
            <text:p>5.3745372772</text:p>
          </table:table-cell>
          <table:table-cell office:value-type="float" office:value="6.4802227417628" calcext:value-type="float">
            <text:p>6.48022274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52386361757914" calcext:value-type="float">
            <text:p>5.5238636176</text:p>
          </table:table-cell>
          <table:table-cell office:value-type="float" office:value="6.93988095389472" calcext:value-type="float">
            <text:p>6.939880953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.3242239024904" calcext:value-type="float">
            <text:p>4.3242239025</text:p>
          </table:table-cell>
          <table:table-cell office:value-type="float" office:value="6.69762795501285" calcext:value-type="float">
            <text:p>6.69762795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.23967367808024" calcext:value-type="float">
            <text:p>5.2396736781</text:p>
          </table:table-cell>
          <table:table-cell office:value-type="float" office:value="6.50591150919596" calcext:value-type="float">
            <text:p>6.505911509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.20867063734266" calcext:value-type="float">
            <text:p>5.2086706373</text:p>
          </table:table-cell>
          <table:table-cell office:value-type="float" office:value="6.53302913241916" calcext:value-type="float">
            <text:p>6.53302913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29752255545722" calcext:value-type="float">
            <text:p>5.2975225555</text:p>
          </table:table-cell>
          <table:table-cell office:value-type="float" office:value="7.1027082602183" calcext:value-type="float">
            <text:p>7.102708260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.63091011047363" calcext:value-type="float">
            <text:p>5.6309101105</text:p>
          </table:table-cell>
          <table:table-cell office:value-type="float" office:value="6.45792841911316" calcext:value-type="float">
            <text:p>6.457928419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07447174390157" calcext:value-type="float">
            <text:p>5.0744717439</text:p>
          </table:table-cell>
          <table:table-cell office:value-type="float" office:value="6.39939742618137" calcext:value-type="float">
            <text:p>6.399397426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.98566619555155" calcext:value-type="float">
            <text:p>4.9856661956</text:p>
          </table:table-cell>
          <table:table-cell office:value-type="float" office:value="7.01124718454149" calcext:value-type="float">
            <text:p>7.011247184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.74158226119147" calcext:value-type="float">
            <text:p>4.7415822612</text:p>
          </table:table-cell>
          <table:table-cell office:value-type="float" office:value="6.55970038308038" calcext:value-type="float">
            <text:p>6.559700383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.38627650472853" calcext:value-type="float">
            <text:p>5.3862765047</text:p>
          </table:table-cell>
          <table:table-cell office:value-type="float" office:value="6.39141885439555" calcext:value-type="float">
            <text:p>6.391418854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73566406038072" calcext:value-type="float">
            <text:p>4.7356640604</text:p>
          </table:table-cell>
          <table:table-cell office:value-type="float" office:value="7.07375727759467" calcext:value-type="float">
            <text:p>7.073757277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.45332198143005" calcext:value-type="float">
            <text:p>5.4533219814</text:p>
          </table:table-cell>
          <table:table-cell office:value-type="float" office:value="6.92526949776544" calcext:value-type="float">
            <text:p>6.925269497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.32388971116808" calcext:value-type="float">
            <text:p>5.3238897112</text:p>
          </table:table-cell>
          <table:table-cell office:value-type="float" office:value="7.04415880309211" calcext:value-type="float">
            <text:p>7.044158803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.29990136888292" calcext:value-type="float">
            <text:p>5.2999013689</text:p>
          </table:table-cell>
          <table:table-cell office:value-type="float" office:value="6.28819619284736" calcext:value-type="float">
            <text:p>6.288196192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.82592034339905" calcext:value-type="float">
            <text:p>4.8259203434</text:p>
          </table:table-cell>
          <table:table-cell office:value-type="float" office:value="5.86429741647508" calcext:value-type="float">
            <text:p>5.864297416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.74569051530626" calcext:value-type="float">
            <text:p>4.7456905153</text:p>
          </table:table-cell>
          <table:table-cell office:value-type="float" office:value="6.58482313156128" calcext:value-type="float">
            <text:p>6.584823131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.27555804782444" calcext:value-type="float">
            <text:p>5.2755580478</text:p>
          </table:table-cell>
          <table:table-cell office:value-type="float" office:value="6.49320557382372" calcext:value-type="float">
            <text:p>6.493205573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.05712487432692" calcext:value-type="float">
            <text:p>5.0571248743</text:p>
          </table:table-cell>
          <table:table-cell office:value-type="float" office:value="6.39396177397834" calcext:value-type="float">
            <text:p>6.39396177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18339644538032" calcext:value-type="float">
            <text:p>5.1833964454</text:p>
          </table:table-cell>
          <table:table-cell office:value-type="float" office:value="6.1842684480879" calcext:value-type="float">
            <text:p>6.184268448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.12760674688551" calcext:value-type="float">
            <text:p>5.1276067469</text:p>
          </table:table-cell>
          <table:table-cell office:value-type="float" office:value="5.9494223329756" calcext:value-type="float">
            <text:p>5.94942233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33245684305827" calcext:value-type="float">
            <text:p>5.3324568431</text:p>
          </table:table-cell>
          <table:table-cell office:value-type="float" office:value="6.13419988420275" calcext:value-type="float">
            <text:p>6.134199884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.20693952242533" calcext:value-type="float">
            <text:p>5.2069395224</text:p>
          </table:table-cell>
          <table:table-cell office:value-type="float" office:value="6.09856804211934" calcext:value-type="float">
            <text:p>6.098568042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.24687023162842" calcext:value-type="float">
            <text:p>5.2468702316</text:p>
          </table:table-cell>
          <table:table-cell office:value-type="float" office:value="6.31894985834758" calcext:value-type="float">
            <text:p>6.318949858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.4178680340449" calcext:value-type="float">
            <text:p>5.417868034</text:p>
          </table:table-cell>
          <table:table-cell office:value-type="float" office:value="6.33913516998291" calcext:value-type="float">
            <text:p>6.3391351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.93566723929511" calcext:value-type="float">
            <text:p>4.9356672393</text:p>
          </table:table-cell>
          <table:table-cell office:value-type="float" office:value="5.94705057144165" calcext:value-type="float">
            <text:p>5.947050571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.90605902141995" calcext:value-type="float">
            <text:p>4.9060590214</text:p>
          </table:table-cell>
          <table:table-cell office:value-type="float" office:value="6.47312609354655" calcext:value-type="float">
            <text:p>6.473126093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.00494220786625" calcext:value-type="float">
            <text:p>5.0049422079</text:p>
          </table:table-cell>
          <table:table-cell office:value-type="float" office:value="6.65454896291097" calcext:value-type="float">
            <text:p>6.654548962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.85557450188531" calcext:value-type="float">
            <text:p>4.8555745019</text:p>
          </table:table-cell>
          <table:table-cell office:value-type="float" office:value="6.74235014120738" calcext:value-type="float">
            <text:p>6.742350141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.10188513331943" calcext:value-type="float">
            <text:p>5.1018851333</text:p>
          </table:table-cell>
          <table:table-cell office:value-type="float" office:value="6.52120229932997" calcext:value-type="float">
            <text:p>6.521202299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.96650208897061" calcext:value-type="float">
            <text:p>4.966502089</text:p>
          </table:table-cell>
          <table:table-cell office:value-type="float" office:value="6.99884174929725" calcext:value-type="float">
            <text:p>6.998841749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.84378206994798" calcext:value-type="float">
            <text:p>4.8437820699</text:p>
          </table:table-cell>
          <table:table-cell office:value-type="float" office:value="6.37835477458106" calcext:value-type="float">
            <text:p>6.378354774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.7733771748013" calcext:value-type="float">
            <text:p>4.7733771748</text:p>
          </table:table-cell>
          <table:table-cell office:value-type="float" office:value="6.29446050855849" calcext:value-type="float">
            <text:p>6.294460508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.39572099049886" calcext:value-type="float">
            <text:p>4.3957209905</text:p>
          </table:table-cell>
          <table:table-cell office:value-type="float" office:value="6.30362362331814" calcext:value-type="float">
            <text:p>6.303623623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.7056045850118" calcext:value-type="float">
            <text:p>4.705604585</text:p>
          </table:table-cell>
          <table:table-cell office:value-type="float" office:value="6.62987817658318" calcext:value-type="float">
            <text:p>6.629878176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39170255396101" calcext:value-type="float">
            <text:p>4.391702554</text:p>
          </table:table-cell>
          <table:table-cell office:value-type="float" office:value="6.9493703312344" calcext:value-type="float">
            <text:p>6.949370331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.21701256699032" calcext:value-type="float">
            <text:p>4.217012567</text:p>
          </table:table-cell>
          <table:table-cell office:value-type="float" office:value="6.35248215993245" calcext:value-type="float">
            <text:p>6.352482159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.92427770826552" calcext:value-type="float">
            <text:p>4.9242777083</text:p>
          </table:table-cell>
          <table:table-cell office:value-type="float" office:value="6.69900115331014" calcext:value-type="float">
            <text:p>6.699001153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.05756513807509" calcext:value-type="float">
            <text:p>5.0575651381</text:p>
          </table:table-cell>
          <table:table-cell office:value-type="float" office:value="6.54058986239963" calcext:value-type="float">
            <text:p>6.540589862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.56836811701457" calcext:value-type="float">
            <text:p>4.568368117</text:p>
          </table:table-cell>
          <table:table-cell office:value-type="float" office:value="6.2436162630717" calcext:value-type="float">
            <text:p>6.243616263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.68111873732673" calcext:value-type="float">
            <text:p>4.6811187373</text:p>
          </table:table-cell>
          <table:table-cell office:value-type="float" office:value="6.10880540476905" calcext:value-type="float">
            <text:p>6.108805404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.51047851509518" calcext:value-type="float">
            <text:p>4.5104785151</text:p>
          </table:table-cell>
          <table:table-cell office:value-type="float" office:value="6.2641228834788" calcext:value-type="float">
            <text:p>6.264122883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.97219536569383" calcext:value-type="float">
            <text:p>4.9721953657</text:p>
          </table:table-cell>
          <table:table-cell office:value-type="float" office:value="6.43100963698493" calcext:value-type="float">
            <text:p>6.43100963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.37559123833974" calcext:value-type="float">
            <text:p>4.3755912383</text:p>
          </table:table-cell>
          <table:table-cell office:value-type="float" office:value="6.13487513860067" calcext:value-type="float">
            <text:p>6.134875138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.70544004440308" calcext:value-type="float">
            <text:p>4.7054400444</text:p>
          </table:table-cell>
          <table:table-cell office:value-type="float" office:value="6.86568331718445" calcext:value-type="float">
            <text:p>6.865683317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60629706382751" calcext:value-type="float">
            <text:p>4.6062970638</text:p>
          </table:table-cell>
          <table:table-cell office:value-type="float" office:value="6.86119866371155" calcext:value-type="float">
            <text:p>6.861198663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.98406290478177" calcext:value-type="float">
            <text:p>4.9840629048</text:p>
          </table:table-cell>
          <table:table-cell office:value-type="float" office:value="6.68116988076104" calcext:value-type="float">
            <text:p>6.681169880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.70506934059991" calcext:value-type="float">
            <text:p>4.7050693406</text:p>
          </table:table-cell>
          <table:table-cell office:value-type="float" office:value="6.20913439326816" calcext:value-type="float">
            <text:p>6.209134393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.40926257769267" calcext:value-type="float">
            <text:p>4.4092625777</text:p>
          </table:table-cell>
          <table:table-cell office:value-type="float" office:value="6.8034004105462" calcext:value-type="float">
            <text:p>6.803400410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.03386539353265" calcext:value-type="float">
            <text:p>4.0338653935</text:p>
          </table:table-cell>
          <table:table-cell office:value-type="float" office:value="7.00833037164476" calcext:value-type="float">
            <text:p>7.008330371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52114824718899" calcext:value-type="float">
            <text:p>4.5211482472</text:p>
          </table:table-cell>
          <table:table-cell office:value-type="float" office:value="6.53195407655504" calcext:value-type="float">
            <text:p>6.531954076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.05135480562846" calcext:value-type="float">
            <text:p>4.0513548056</text:p>
          </table:table-cell>
          <table:table-cell office:value-type="float" office:value="6.67321393224928" calcext:value-type="float">
            <text:p>6.673213932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.97827265792423" calcext:value-type="float">
            <text:p>3.9782726579</text:p>
          </table:table-cell>
          <table:table-cell office:value-type="float" office:value="6.73432915740543" calcext:value-type="float">
            <text:p>6.734329157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.09644308884939" calcext:value-type="float">
            <text:p>4.0964430888</text:p>
          </table:table-cell>
          <table:table-cell office:value-type="float" office:value="7.76846798261007" calcext:value-type="float">
            <text:p>7.768467982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.73396979437934" calcext:value-type="float">
            <text:p>4.7339697944</text:p>
          </table:table-cell>
          <table:table-cell office:value-type="float" office:value="6.47718699773153" calcext:value-type="float">
            <text:p>6.47718699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02986875640021" calcext:value-type="float">
            <text:p>5.0298687564</text:p>
          </table:table-cell>
          <table:table-cell office:value-type="float" office:value="7.33853538831075" calcext:value-type="float">
            <text:p>7.338535388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.19157177077399" calcext:value-type="float">
            <text:p>5.1915717708</text:p>
          </table:table-cell>
          <table:table-cell office:value-type="float" office:value="6.60067386097378" calcext:value-type="float">
            <text:p>6.60067386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.17587809297774" calcext:value-type="float">
            <text:p>4.175878093</text:p>
          </table:table-cell>
          <table:table-cell office:value-type="float" office:value="6.43013151486715" calcext:value-type="float">
            <text:p>6.430131514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.40798741711511" calcext:value-type="float">
            <text:p>4.4079874171</text:p>
          </table:table-cell>
          <table:table-cell office:value-type="float" office:value="7.15896638234456" calcext:value-type="float">
            <text:p>7.158966382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.86898305681017" calcext:value-type="float">
            <text:p>4.8689830568</text:p>
          </table:table-cell>
          <table:table-cell office:value-type="float" office:value="6.62510637442271" calcext:value-type="float">
            <text:p>6.625106374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.38256622420417" calcext:value-type="float">
            <text:p>4.3825662242</text:p>
          </table:table-cell>
          <table:table-cell office:value-type="float" office:value="6.85757716496785" calcext:value-type="float">
            <text:p>6.85757716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.28776127497355" calcext:value-type="float">
            <text:p>4.287761275</text:p>
          </table:table-cell>
          <table:table-cell office:value-type="float" office:value="7.02850802739461" calcext:value-type="float">
            <text:p>7.028508027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.68930171860589" calcext:value-type="float">
            <text:p>4.6893017186</text:p>
          </table:table-cell>
          <table:table-cell office:value-type="float" office:value="6.68540867169698" calcext:value-type="float">
            <text:p>6.685408671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.90978362560272" calcext:value-type="float">
            <text:p>3.9097836256</text:p>
          </table:table-cell>
          <table:table-cell office:value-type="float" office:value="6.27133091290792" calcext:value-type="float">
            <text:p>6.271330912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.15211492114597" calcext:value-type="float">
            <text:p>4.1521149211</text:p>
          </table:table-cell>
          <table:table-cell office:value-type="float" office:value="7.35284982787238" calcext:value-type="float">
            <text:p>7.352849827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.034385477172" calcext:value-type="float">
            <text:p>4.0343854772</text:p>
          </table:table-cell>
          <table:table-cell office:value-type="float" office:value="6.64547846052382" calcext:value-type="float">
            <text:p>6.645478460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.8281761513816" calcext:value-type="float">
            <text:p>3.8281761514</text:p>
          </table:table-cell>
          <table:table-cell office:value-type="float" office:value="6.16899236043294" calcext:value-type="float">
            <text:p>6.16899236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59297582308451" calcext:value-type="float">
            <text:p>4.5929758231</text:p>
          </table:table-cell>
          <table:table-cell office:value-type="float" office:value="6.64552452829149" calcext:value-type="float">
            <text:p>6.645524528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03427738746007" calcext:value-type="float">
            <text:p>4.0342773875</text:p>
          </table:table-cell>
          <table:table-cell office:value-type="float" office:value="6.47615031401316" calcext:value-type="float">
            <text:p>6.47615031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36060587300195" calcext:value-type="float">
            <text:p>4.360605873</text:p>
          </table:table-cell>
          <table:table-cell office:value-type="float" office:value="6.87155079841614" calcext:value-type="float">
            <text:p>6.871550798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.16327322853936" calcext:value-type="float">
            <text:p>4.1632732285</text:p>
          </table:table-cell>
          <table:table-cell office:value-type="float" office:value="6.25533686743842" calcext:value-type="float">
            <text:p>6.255336867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.9749575138092" calcext:value-type="float">
            <text:p>3.9749575138</text:p>
          </table:table-cell>
          <table:table-cell office:value-type="float" office:value="6.85547720061408" calcext:value-type="float">
            <text:p>6.855477200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.08435549206204" calcext:value-type="float">
            <text:p>4.0843554921</text:p>
          </table:table-cell>
          <table:table-cell office:value-type="float" office:value="5.96836709976196" calcext:value-type="float">
            <text:p>5.968367099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.27840392854479" calcext:value-type="float">
            <text:p>4.2784039285</text:p>
          </table:table-cell>
          <table:table-cell office:value-type="float" office:value="6.33288277520074" calcext:value-type="float">
            <text:p>6.332882775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21162846353319" calcext:value-type="float">
            <text:p>4.2116284635</text:p>
          </table:table-cell>
          <table:table-cell office:value-type="float" office:value="5.89263861709171" calcext:value-type="float">
            <text:p>5.892638617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4015549076928" calcext:value-type="float">
            <text:p>4.4015549077</text:p>
          </table:table-cell>
          <table:table-cell office:value-type="float" office:value="6.44044502576192" calcext:value-type="float">
            <text:p>6.440445025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.90312394036187" calcext:value-type="float">
            <text:p>3.9031239404</text:p>
          </table:table-cell>
          <table:table-cell office:value-type="float" office:value="6.66198110580444" calcext:value-type="float">
            <text:p>6.661981105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.70781475967831" calcext:value-type="float">
            <text:p>3.7078147597</text:p>
          </table:table-cell>
          <table:table-cell office:value-type="float" office:value="6.36471120516459" calcext:value-type="float">
            <text:p>6.364711205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.44790189001295" calcext:value-type="float">
            <text:p>4.44790189</text:p>
          </table:table-cell>
          <table:table-cell office:value-type="float" office:value="7.14667699072096" calcext:value-type="float">
            <text:p>7.146676990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.11412137879266" calcext:value-type="float">
            <text:p>3.1141213788</text:p>
          </table:table-cell>
          <table:table-cell office:value-type="float" office:value="6.40163154072232" calcext:value-type="float">
            <text:p>6.401631540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.18365361955431" calcext:value-type="float">
            <text:p>4.1836536196</text:p>
          </table:table-cell>
          <table:table-cell office:value-type="float" office:value="6.656218846639" calcext:value-type="float">
            <text:p>6.656218846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.14903767373827" calcext:value-type="float">
            <text:p>4.1490376737</text:p>
          </table:table-cell>
          <table:table-cell office:value-type="float" office:value="6.94338501824273" calcext:value-type="float">
            <text:p>6.943385018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.72062661647797" calcext:value-type="float">
            <text:p>3.7206266165</text:p>
          </table:table-cell>
          <table:table-cell office:value-type="float" office:value="5.99413686328464" calcext:value-type="float">
            <text:p>5.994136863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.02774655024211" calcext:value-type="float">
            <text:p>4.0277465502</text:p>
          </table:table-cell>
          <table:table-cell office:value-type="float" office:value="6.0761602057351" calcext:value-type="float">
            <text:p>6.076160205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.90905978414747" calcext:value-type="float">
            <text:p>3.9090597841</text:p>
          </table:table-cell>
          <table:table-cell office:value-type="float" office:value="6.44234376483493" calcext:value-type="float">
            <text:p>6.442343764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.79466210471259" calcext:value-type="float">
            <text:p>3.7946621047</text:p>
          </table:table-cell>
          <table:table-cell office:value-type="float" office:value="6.60119367970361" calcext:value-type="float">
            <text:p>6.601193679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.89840552277035" calcext:value-type="float">
            <text:p>3.8984055228</text:p>
          </table:table-cell>
          <table:table-cell office:value-type="float" office:value="7.01150941848755" calcext:value-type="float">
            <text:p>7.011509418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.95206150478787" calcext:value-type="float">
            <text:p>3.9520615048</text:p>
          </table:table-cell>
          <table:table-cell office:value-type="float" office:value="6.97953600353665" calcext:value-type="float">
            <text:p>6.979536003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.24696576065487" calcext:value-type="float">
            <text:p>4.2469657607</text:p>
          </table:table-cell>
          <table:table-cell office:value-type="float" office:value="6.74035697513157" calcext:value-type="float">
            <text:p>6.740356975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.95188602871365" calcext:value-type="float">
            <text:p>3.9518860287</text:p>
          </table:table-cell>
          <table:table-cell office:value-type="float" office:value="6.70111262798309" calcext:value-type="float">
            <text:p>6.70111262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.55784176190694" calcext:value-type="float">
            <text:p>3.5578417619</text:p>
          </table:table-cell>
          <table:table-cell office:value-type="float" office:value="7.0820775296953" calcext:value-type="float">
            <text:p>7.082077529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.9585557407803" calcext:value-type="float">
            <text:p>3.9585557408</text:p>
          </table:table-cell>
          <table:table-cell office:value-type="float" office:value="6.67561056878832" calcext:value-type="float">
            <text:p>6.675610568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.99311609003279" calcext:value-type="float">
            <text:p>3.99311609</text:p>
          </table:table-cell>
          <table:table-cell office:value-type="float" office:value="6.99452635977003" calcext:value-type="float">
            <text:p>6.994526359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.80204011069404" calcext:value-type="float">
            <text:p>3.8020401107</text:p>
          </table:table-cell>
          <table:table-cell office:value-type="float" office:value="7.51288747787476" calcext:value-type="float">
            <text:p>7.512887477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.6240429242452" calcext:value-type="float">
            <text:p>3.6240429242</text:p>
          </table:table-cell>
          <table:table-cell office:value-type="float" office:value="8.094130092197" calcext:value-type="float">
            <text:p>8.094130092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.7121859603458" calcext:value-type="float">
            <text:p>3.7121859603</text:p>
          </table:table-cell>
          <table:table-cell office:value-type="float" office:value="8.5673271285163" calcext:value-type="float">
            <text:p>8.567327128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.72955153253343" calcext:value-type="float">
            <text:p>3.7295515325</text:p>
          </table:table-cell>
          <table:table-cell office:value-type="float" office:value="7.73723561233944" calcext:value-type="float">
            <text:p>7.737235612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.71558396816254" calcext:value-type="float">
            <text:p>3.7155839682</text:p>
          </table:table-cell>
          <table:table-cell office:value-type="float" office:value="7.66691035694546" calcext:value-type="float">
            <text:p>7.666910356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.00035489665137" calcext:value-type="float">
            <text:p>4.0003548967</text:p>
          </table:table-cell>
          <table:table-cell office:value-type="float" office:value="7.42375021510654" calcext:value-type="float">
            <text:p>7.423750215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.57273004584842" calcext:value-type="float">
            <text:p>3.5727300458</text:p>
          </table:table-cell>
          <table:table-cell office:value-type="float" office:value="7.66045112080044" calcext:value-type="float">
            <text:p>7.660451120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.76158972051409" calcext:value-type="float">
            <text:p>3.7615897205</text:p>
          </table:table-cell>
          <table:table-cell office:value-type="float" office:value="7.85320136282179" calcext:value-type="float">
            <text:p>7.853201362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.00823418961631" calcext:value-type="float">
            <text:p>3.0082341896</text:p>
          </table:table-cell>
          <table:table-cell office:value-type="float" office:value="8.34473668204414" calcext:value-type="float">
            <text:p>8.34473668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.94276602268219" calcext:value-type="float">
            <text:p>3.9427660227</text:p>
          </table:table-cell>
          <table:table-cell office:value-type="float" office:value="7.30449122852749" calcext:value-type="float">
            <text:p>7.304491228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.91527753141191" calcext:value-type="float">
            <text:p>3.9152775314</text:p>
          </table:table-cell>
          <table:table-cell office:value-type="float" office:value="7.55166750484043" calcext:value-type="float">
            <text:p>7.55166750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.48826207584805" calcext:value-type="float">
            <text:p>3.4882620758</text:p>
          </table:table-cell>
          <table:table-cell office:value-type="float" office:value="6.92824116018083" calcext:value-type="float">
            <text:p>6.928241160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.91087052822113" calcext:value-type="float">
            <text:p>3.9108705282</text:p>
          </table:table-cell>
          <table:table-cell office:value-type="float" office:value="7.30090094937219" calcext:value-type="float">
            <text:p>7.300900949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.5917378505071" calcext:value-type="float">
            <text:p>3.5917378505</text:p>
          </table:table-cell>
          <table:table-cell office:value-type="float" office:value="7.12616276741028" calcext:value-type="float">
            <text:p>7.126162767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.33038654724757" calcext:value-type="float">
            <text:p>3.3303865472</text:p>
          </table:table-cell>
          <table:table-cell office:value-type="float" office:value="7.15206674734751" calcext:value-type="float">
            <text:p>7.152066747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.32019982337952" calcext:value-type="float">
            <text:p>4.3201998234</text:p>
          </table:table-cell>
          <table:table-cell office:value-type="float" office:value="7.24961713949839" calcext:value-type="float">
            <text:p>7.249617139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.54002036253611" calcext:value-type="float">
            <text:p>3.5400203625</text:p>
          </table:table-cell>
          <table:table-cell office:value-type="float" office:value="7.44846012857225" calcext:value-type="float">
            <text:p>7.448460128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.95088769065009" calcext:value-type="float">
            <text:p>3.9508876907</text:p>
          </table:table-cell>
          <table:table-cell office:value-type="float" office:value="6.9479435549842" calcext:value-type="float">
            <text:p>6.94794355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.1635694026947" calcext:value-type="float">
            <text:p>4.1635694027</text:p>
          </table:table-cell>
          <table:table-cell office:value-type="float" office:value="7.4614904721578" calcext:value-type="float">
            <text:p>7.461490472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.61477921273973" calcext:value-type="float">
            <text:p>2.6147792127</text:p>
          </table:table-cell>
          <table:table-cell office:value-type="float" office:value="8.06643946965536" calcext:value-type="float">
            <text:p>8.066439469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.75703695350223" calcext:value-type="float">
            <text:p>3.7570369535</text:p>
          </table:table-cell>
          <table:table-cell office:value-type="float" office:value="6.43585964043935" calcext:value-type="float">
            <text:p>6.435859640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.98751623365614" calcext:value-type="float">
            <text:p>3.9875162337</text:p>
          </table:table-cell>
          <table:table-cell office:value-type="float" office:value="6.09558047188653" calcext:value-type="float">
            <text:p>6.095580471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31747876273261" calcext:value-type="float">
            <text:p>4.3174787627</text:p>
          </table:table-cell>
          <table:table-cell office:value-type="float" office:value="7.14502906799316" calcext:value-type="float">
            <text:p>7.14502906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.25433208677504" calcext:value-type="float">
            <text:p>3.2543320868</text:p>
          </table:table-cell>
          <table:table-cell office:value-type="float" office:value="7.05952228440179" calcext:value-type="float">
            <text:p>7.059522284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.38220674726698" calcext:value-type="float">
            <text:p>4.3822067473</text:p>
          </table:table-cell>
          <table:table-cell office:value-type="float" office:value="6.73277303907606" calcext:value-type="float">
            <text:p>6.732773039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.73940419356028" calcext:value-type="float">
            <text:p>3.7394041936</text:p>
          </table:table-cell>
          <table:table-cell office:value-type="float" office:value="7.08711665206485" calcext:value-type="float">
            <text:p>7.087116652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.58557520972358" calcext:value-type="float">
            <text:p>3.5855752097</text:p>
          </table:table-cell>
          <table:table-cell office:value-type="float" office:value="7.87714241610633" calcext:value-type="float">
            <text:p>7.877142416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.08124683168199" calcext:value-type="float">
            <text:p>3.0812468317</text:p>
          </table:table-cell>
          <table:table-cell office:value-type="float" office:value="7.62199754185147" calcext:value-type="float">
            <text:p>7.621997541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.17692908181084" calcext:value-type="float">
            <text:p>3.1769290818</text:p>
          </table:table-cell>
          <table:table-cell office:value-type="float" office:value="7.30580570962694" calcext:value-type="float">
            <text:p>7.305805709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.25032763779163" calcext:value-type="float">
            <text:p>2.2503276378</text:p>
          </table:table-cell>
          <table:table-cell office:value-type="float" office:value="8.4427924156189" calcext:value-type="float">
            <text:p>8.442792415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.55732556846407" calcext:value-type="float">
            <text:p>3.5573255685</text:p>
          </table:table-cell>
          <table:table-cell office:value-type="float" office:value="7.86300730705261" calcext:value-type="float">
            <text:p>7.863007307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.40604712433285" calcext:value-type="float">
            <text:p>3.4060471243</text:p>
          </table:table-cell>
          <table:table-cell office:value-type="float" office:value="7.66557782226139" calcext:value-type="float">
            <text:p>7.665577822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0458656416999" calcext:value-type="float">
            <text:p>4.0458656417</text:p>
          </table:table-cell>
          <table:table-cell office:value-type="float" office:value="7.11278290218777" calcext:value-type="float">
            <text:p>7.112782902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.5257812526491" calcext:value-type="float">
            <text:p>3.5257812526</text:p>
          </table:table-cell>
          <table:table-cell office:value-type="float" office:value="7.7146505912145" calcext:value-type="float">
            <text:p>7.714650591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.38152749008603" calcext:value-type="float">
            <text:p>3.3815274901</text:p>
          </table:table-cell>
          <table:table-cell office:value-type="float" office:value="7.68756333986918" calcext:value-type="float">
            <text:p>7.687563339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.58681163258023" calcext:value-type="float">
            <text:p>3.5868116326</text:p>
          </table:table-cell>
          <table:table-cell office:value-type="float" office:value="7.88370684782664" calcext:value-type="float">
            <text:p>7.883706847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.92197833326128" calcext:value-type="float">
            <text:p>3.9219783333</text:p>
          </table:table-cell>
          <table:table-cell office:value-type="float" office:value="7.86061133278741" calcext:value-type="float">
            <text:p>7.860611332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.54964829550849" calcext:value-type="float">
            <text:p>3.5496482955</text:p>
          </table:table-cell>
          <table:table-cell office:value-type="float" office:value="6.64379661613041" calcext:value-type="float">
            <text:p>6.643796616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.97945569356283" calcext:value-type="float">
            <text:p>2.9794556936</text:p>
          </table:table-cell>
          <table:table-cell office:value-type="float" office:value="7.40952960650126" calcext:value-type="float">
            <text:p>7.409529606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.58627436161041" calcext:value-type="float">
            <text:p>3.5862743616</text:p>
          </table:table-cell>
          <table:table-cell office:value-type="float" office:value="7.17410169707404" calcext:value-type="float">
            <text:p>7.174101697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.52868413262897" calcext:value-type="float">
            <text:p>3.5286841326</text:p>
          </table:table-cell>
          <table:table-cell office:value-type="float" office:value="6.66126749250624" calcext:value-type="float">
            <text:p>6.661267492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.22843022876316" calcext:value-type="float">
            <text:p>3.2284302288</text:p>
          </table:table-cell>
          <table:table-cell office:value-type="float" office:value="6.91758027341631" calcext:value-type="float">
            <text:p>6.917580273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.45609538157781" calcext:value-type="float">
            <text:p>3.4560953816</text:p>
          </table:table-cell>
          <table:table-cell office:value-type="float" office:value="7.4584719075097" calcext:value-type="float">
            <text:p>7.458471907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.41729625993305" calcext:value-type="float">
            <text:p>3.4172962599</text:p>
          </table:table-cell>
          <table:table-cell office:value-type="float" office:value="7.44112919436561" calcext:value-type="float">
            <text:p>7.441129194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.83002956178453" calcext:value-type="float">
            <text:p>3.8300295618</text:p>
          </table:table-cell>
          <table:table-cell office:value-type="float" office:value="7.20641716321309" calcext:value-type="float">
            <text:p>7.206417163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.79249600569407" calcext:value-type="float">
            <text:p>3.7924960057</text:p>
          </table:table-cell>
          <table:table-cell office:value-type="float" office:value="6.77514526579115" calcext:value-type="float">
            <text:p>6.775145265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.37732047239939" calcext:value-type="float">
            <text:p>3.3773204724</text:p>
          </table:table-cell>
          <table:table-cell office:value-type="float" office:value="7.17375591066149" calcext:value-type="float">
            <text:p>7.173755910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.92044417063395" calcext:value-type="float">
            <text:p>3.9204441706</text:p>
          </table:table-cell>
          <table:table-cell office:value-type="float" office:value="6.49445357587602" calcext:value-type="float">
            <text:p>6.494453575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.48909515274896" calcext:value-type="float">
            <text:p>3.4890951527</text:p>
          </table:table-cell>
          <table:table-cell office:value-type="float" office:value="6.53861730628544" calcext:value-type="float">
            <text:p>6.538617306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.32520897653368" calcext:value-type="float">
            <text:p>3.3252089765</text:p>
          </table:table-cell>
          <table:table-cell office:value-type="float" office:value="7.07595112588671" calcext:value-type="float">
            <text:p>7.075951125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69880489508311" calcext:value-type="float">
            <text:p>1.6988048951</text:p>
          </table:table-cell>
          <table:table-cell office:value-type="float" office:value="7.21598793400659" calcext:value-type="float">
            <text:p>7.21598793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.7725339796808" calcext:value-type="float">
            <text:p>2.7725339797</text:p>
          </table:table-cell>
          <table:table-cell office:value-type="float" office:value="7.53671295113034" calcext:value-type="float">
            <text:p>7.536712951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.87474240461985" calcext:value-type="float">
            <text:p>2.8747424046</text:p>
          </table:table-cell>
          <table:table-cell office:value-type="float" office:value="6.85421575440301" calcext:value-type="float">
            <text:p>6.854215754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.85227670272191" calcext:value-type="float">
            <text:p>2.8522767027</text:p>
          </table:table-cell>
          <table:table-cell office:value-type="float" office:value="6.99567341804504" calcext:value-type="float">
            <text:p>6.99567341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.86822783152262" calcext:value-type="float">
            <text:p>3.8682278315</text:p>
          </table:table-cell>
          <table:table-cell office:value-type="float" office:value="7.76747624079386" calcext:value-type="float">
            <text:p>7.767476240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.58277634514703" calcext:value-type="float">
            <text:p>3.5827763451</text:p>
          </table:table-cell>
          <table:table-cell office:value-type="float" office:value="7.17273828718397" calcext:value-type="float">
            <text:p>7.172738287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.12630917893516" calcext:value-type="float">
            <text:p>3.1263091789</text:p>
          </table:table-cell>
          <table:table-cell office:value-type="float" office:value="7.45764107174344" calcext:value-type="float">
            <text:p>7.457641071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.92125864956114" calcext:value-type="float">
            <text:p>2.9212586496</text:p>
          </table:table-cell>
          <table:table-cell office:value-type="float" office:value="8.69044633706411" calcext:value-type="float">
            <text:p>8.690446337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.16723806063334" calcext:value-type="float">
            <text:p>3.1672380606</text:p>
          </table:table-cell>
          <table:table-cell office:value-type="float" office:value="7.72653889656067" calcext:value-type="float">
            <text:p>7.726538896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.99292651812235" calcext:value-type="float">
            <text:p>3.9929265181</text:p>
          </table:table-cell>
          <table:table-cell office:value-type="float" office:value="7.02827694680956" calcext:value-type="float">
            <text:p>7.028276946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.32080076701111" calcext:value-type="float">
            <text:p>2.320800767</text:p>
          </table:table-cell>
          <table:table-cell office:value-type="float" office:value="8.78604423999786" calcext:value-type="float">
            <text:p>8.7860442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.44519143501918" calcext:value-type="float">
            <text:p>3.445191435</text:p>
          </table:table-cell>
          <table:table-cell office:value-type="float" office:value="7.9085550043318" calcext:value-type="float">
            <text:p>7.90855500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00243464310964" calcext:value-type="float">
            <text:p>3.0024346431</text:p>
          </table:table-cell>
          <table:table-cell office:value-type="float" office:value="7.275970670912" calcext:value-type="float">
            <text:p>7.275970670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.32294799486796" calcext:value-type="float">
            <text:p>3.3229479949</text:p>
          </table:table-cell>
          <table:table-cell office:value-type="float" office:value="8.30903519524468" calcext:value-type="float">
            <text:p>8.309035195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.00077860222922" calcext:value-type="float">
            <text:p>3.0007786022</text:p>
          </table:table-cell>
          <table:table-cell office:value-type="float" office:value="7.69773443539937" calcext:value-type="float">
            <text:p>7.697734435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.06691450277964" calcext:value-type="float">
            <text:p>3.0669145028</text:p>
          </table:table-cell>
          <table:table-cell office:value-type="float" office:value="8.10993051528931" calcext:value-type="float">
            <text:p>8.109930515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.96066429085202" calcext:value-type="float">
            <text:p>2.9606642909</text:p>
          </table:table-cell>
          <table:table-cell office:value-type="float" office:value="7.98096370697022" calcext:value-type="float">
            <text:p>7.98096370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.63022187153498" calcext:value-type="float">
            <text:p>2.6302218715</text:p>
          </table:table-cell>
          <table:table-cell office:value-type="float" office:value="7.61351875464122" calcext:value-type="float">
            <text:p>7.613518754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.69160928858651" calcext:value-type="float">
            <text:p>2.6916092886</text:p>
          </table:table-cell>
          <table:table-cell office:value-type="float" office:value="8.02659485075209" calcext:value-type="float">
            <text:p>8.026594850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.04582240316603" calcext:value-type="float">
            <text:p>3.0458224032</text:p>
          </table:table-cell>
          <table:table-cell office:value-type="float" office:value="7.64591540230645" calcext:value-type="float">
            <text:p>7.645915402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.49971951113807" calcext:value-type="float">
            <text:p>3.4997195111</text:p>
          </table:table-cell>
          <table:table-cell office:value-type="float" office:value="8.15565139717526" calcext:value-type="float">
            <text:p>8.155651397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.92244309650527" calcext:value-type="float">
            <text:p>2.9224430965</text:p>
          </table:table-cell>
          <table:table-cell office:value-type="float" office:value="8.93936819500393" calcext:value-type="float">
            <text:p>8.93936819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99117040236791" calcext:value-type="float">
            <text:p>2.9911704024</text:p>
          </table:table-cell>
          <table:table-cell office:value-type="float" office:value="7.839365945922" calcext:value-type="float">
            <text:p>7.839365945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.44300461212794" calcext:value-type="float">
            <text:p>2.4430046121</text:p>
          </table:table-cell>
          <table:table-cell office:value-type="float" office:value="7.66694258319007" calcext:value-type="float">
            <text:p>7.666942583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.31783492300245" calcext:value-type="float">
            <text:p>3.317834923</text:p>
          </table:table-cell>
          <table:table-cell office:value-type="float" office:value="7.65536856651306" calcext:value-type="float">
            <text:p>7.655368566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.14049791495005" calcext:value-type="float">
            <text:p>3.140497915</text:p>
          </table:table-cell>
          <table:table-cell office:value-type="float" office:value="8.19152596261766" calcext:value-type="float">
            <text:p>8.191525962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.94071368111504" calcext:value-type="float">
            <text:p>2.9407136811</text:p>
          </table:table-cell>
          <table:table-cell office:value-type="float" office:value="7.18190667364332" calcext:value-type="float">
            <text:p>7.181906673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.17069302002589" calcext:value-type="float">
            <text:p>3.17069302</text:p>
          </table:table-cell>
          <table:table-cell office:value-type="float" office:value="7.12303143077427" calcext:value-type="float">
            <text:p>7.123031430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.93602650827832" calcext:value-type="float">
            <text:p>2.9360265083</text:p>
          </table:table-cell>
          <table:table-cell office:value-type="float" office:value="8.18980654080709" calcext:value-type="float">
            <text:p>8.189806540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.6800767660141" calcext:value-type="float">
            <text:p>2.680076766</text:p>
          </table:table-cell>
          <table:table-cell office:value-type="float" office:value="7.89362870322333" calcext:value-type="float">
            <text:p>7.893628703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.57974780533049" calcext:value-type="float">
            <text:p>2.5797478053</text:p>
          </table:table-cell>
          <table:table-cell office:value-type="float" office:value="7.58441787295871" calcext:value-type="float">
            <text:p>7.58441787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.15636247793833" calcext:value-type="float">
            <text:p>3.1563624779</text:p>
          </table:table-cell>
          <table:table-cell office:value-type="float" office:value="8.70880473984612" calcext:value-type="float">
            <text:p>8.708804739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91706585950322" calcext:value-type="float">
            <text:p>2.9170658595</text:p>
          </table:table-cell>
          <table:table-cell office:value-type="float" office:value="7.2035981549157" calcext:value-type="float">
            <text:p>7.203598154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.14169919755724" calcext:value-type="float">
            <text:p>3.1416991976</text:p>
          </table:table-cell>
          <table:table-cell office:value-type="float" office:value="7.19916473494636" calcext:value-type="float">
            <text:p>7.199164734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.36129121780395" calcext:value-type="float">
            <text:p>2.3612912178</text:p>
          </table:table-cell>
          <table:table-cell office:value-type="float" office:value="7.04169005817837" calcext:value-type="float">
            <text:p>7.041690058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.2543895456526" calcext:value-type="float">
            <text:p>3.2543895457</text:p>
          </table:table-cell>
          <table:table-cell office:value-type="float" office:value="6.80156081252628" calcext:value-type="float">
            <text:p>6.801560812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.49240097999573" calcext:value-type="float">
            <text:p>3.49240098</text:p>
          </table:table-cell>
          <table:table-cell office:value-type="float" office:value="6.96350312232971" calcext:value-type="float">
            <text:p>6.963503122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.68681204848819" calcext:value-type="float">
            <text:p>2.6868120485</text:p>
          </table:table-cell>
          <table:table-cell office:value-type="float" office:value="8.23172027534909" calcext:value-type="float">
            <text:p>8.231720275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.14602898491753" calcext:value-type="float">
            <text:p>3.1460289849</text:p>
          </table:table-cell>
          <table:table-cell office:value-type="float" office:value="7.55616641044617" calcext:value-type="float">
            <text:p>7.556166410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.84486076037089" calcext:value-type="float">
            <text:p>2.8448607604</text:p>
          </table:table-cell>
          <table:table-cell office:value-type="float" office:value="8.57225460476345" calcext:value-type="float">
            <text:p>8.57225460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.42712172600958" calcext:value-type="float">
            <text:p>2.427121726</text:p>
          </table:table-cell>
          <table:table-cell office:value-type="float" office:value="8.69750512970818" calcext:value-type="float">
            <text:p>8.697505129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.649801630444" calcext:value-type="float">
            <text:p>2.6498016304</text:p>
          </table:table-cell>
          <table:table-cell office:value-type="float" office:value="7.60751152038574" calcext:value-type="float">
            <text:p>7.607511520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.02690674331453" calcext:value-type="float">
            <text:p>3.0269067433</text:p>
          </table:table-cell>
          <table:table-cell office:value-type="float" office:value="8.66431003146701" calcext:value-type="float">
            <text:p>8.664310031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.71770600212945" calcext:value-type="float">
            <text:p>2.7177060021</text:p>
          </table:table-cell>
          <table:table-cell office:value-type="float" office:value="8.46865451335907" calcext:value-type="float">
            <text:p>8.468654513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.99054405689239" calcext:value-type="float">
            <text:p>2.9905440569</text:p>
          </table:table-cell>
          <table:table-cell office:value-type="float" office:value="8.34146262539758" calcext:value-type="float">
            <text:p>8.341462625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.9892126083374" calcext:value-type="float">
            <text:p>2.9892126083</text:p>
          </table:table-cell>
          <table:table-cell office:value-type="float" office:value="7.92802822589874" calcext:value-type="float">
            <text:p>7.928028225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.48499945269691" calcext:value-type="float">
            <text:p>2.4849994527</text:p>
          </table:table-cell>
          <table:table-cell office:value-type="float" office:value="8.20082652568817" calcext:value-type="float">
            <text:p>8.200826525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.47055601014031" calcext:value-type="float">
            <text:p>2.4705560101</text:p>
          </table:table-cell>
          <table:table-cell office:value-type="float" office:value="7.99515263239543" calcext:value-type="float">
            <text:p>7.995152632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.99479961792628" calcext:value-type="float">
            <text:p>2.9947996179</text:p>
          </table:table-cell>
          <table:table-cell office:value-type="float" office:value="8.47779299153222" calcext:value-type="float">
            <text:p>8.477792991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.1185371849272" calcext:value-type="float">
            <text:p>2.1185371849</text:p>
          </table:table-cell>
          <table:table-cell office:value-type="float" office:value="8.31600896517436" calcext:value-type="float">
            <text:p>8.316008965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.14320487181346" calcext:value-type="float">
            <text:p>2.1432048718</text:p>
          </table:table-cell>
          <table:table-cell office:value-type="float" office:value="8.8263826502694" calcext:value-type="float">
            <text:p>8.826382650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.05840090115865" calcext:value-type="float">
            <text:p>3.0584009012</text:p>
          </table:table-cell>
          <table:table-cell office:value-type="float" office:value="7.71396558814579" calcext:value-type="float">
            <text:p>7.713965588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.25126359826989" calcext:value-type="float">
            <text:p>2.2512635983</text:p>
          </table:table-cell>
          <table:table-cell office:value-type="float" office:value="7.93138196733263" calcext:value-type="float">
            <text:p>7.931381967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.35494932466083" calcext:value-type="float">
            <text:p>2.3549493247</text:p>
          </table:table-cell>
          <table:table-cell office:value-type="float" office:value="8.36978108353085" calcext:value-type="float">
            <text:p>8.369781083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.09240875244141" calcext:value-type="float">
            <text:p>3.0924087524</text:p>
          </table:table-cell>
          <table:table-cell office:value-type="float" office:value="7.69516152805752" calcext:value-type="float">
            <text:p>7.695161528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.94574066665438" calcext:value-type="float">
            <text:p>2.9457406667</text:p>
          </table:table-cell>
          <table:table-cell office:value-type="float" office:value="7.46331907643212" calcext:value-type="float">
            <text:p>7.463319076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.47021445035934" calcext:value-type="float">
            <text:p>2.4702144504</text:p>
          </table:table-cell>
          <table:table-cell office:value-type="float" office:value="7.71434575981564" calcext:value-type="float">
            <text:p>7.714345759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.96259532504612" calcext:value-type="float">
            <text:p>2.962595325</text:p>
          </table:table-cell>
          <table:table-cell office:value-type="float" office:value="6.65196331342061" calcext:value-type="float">
            <text:p>6.651963313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.71239414082633" calcext:value-type="float">
            <text:p>2.7123941408</text:p>
          </table:table-cell>
          <table:table-cell office:value-type="float" office:value="7.73673660225338" calcext:value-type="float">
            <text:p>7.736736602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.87017853392495" calcext:value-type="float">
            <text:p>2.8701785339</text:p>
          </table:table-cell>
          <table:table-cell office:value-type="float" office:value="7.2299323214425" calcext:value-type="float">
            <text:p>7.229932321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.60034268432193" calcext:value-type="float">
            <text:p>2.6003426843</text:p>
          </table:table-cell>
          <table:table-cell office:value-type="float" office:value="7.42634148067898" calcext:value-type="float">
            <text:p>7.426341480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.60273185968399" calcext:value-type="float">
            <text:p>2.6027318597</text:p>
          </table:table-cell>
          <table:table-cell office:value-type="float" office:value="7.82682128747304" calcext:value-type="float">
            <text:p>7.826821287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97450668248865" calcext:value-type="float">
            <text:p>1.9745066825</text:p>
          </table:table-cell>
          <table:table-cell office:value-type="float" office:value="8.29332580831316" calcext:value-type="float">
            <text:p>8.293325808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.84397875070572" calcext:value-type="float">
            <text:p>2.8439787507</text:p>
          </table:table-cell>
          <table:table-cell office:value-type="float" office:value="7.34187706311544" calcext:value-type="float">
            <text:p>7.341877063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.18830788400438" calcext:value-type="float">
            <text:p>2.188307884</text:p>
          </table:table-cell>
          <table:table-cell office:value-type="float" office:value="7.21031841966841" calcext:value-type="float">
            <text:p>7.210318419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.29965765343772" calcext:value-type="float">
            <text:p>2.2996576534</text:p>
          </table:table-cell>
          <table:table-cell office:value-type="float" office:value="7.39493695894877" calcext:value-type="float">
            <text:p>7.394936958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.12807836665048" calcext:value-type="float">
            <text:p>2.1280783667</text:p>
          </table:table-cell>
          <table:table-cell office:value-type="float" office:value="7.67325936423408" calcext:value-type="float">
            <text:p>7.673259364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.46807277202606" calcext:value-type="float">
            <text:p>2.468072772</text:p>
          </table:table-cell>
          <table:table-cell office:value-type="float" office:value="7.09121304088169" calcext:value-type="float">
            <text:p>7.091213040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.7080011871126" calcext:value-type="float">
            <text:p>2.7080011871</text:p>
          </table:table-cell>
          <table:table-cell office:value-type="float" office:value="7.49922678205702" calcext:value-type="float">
            <text:p>7.499226782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.74052029980554" calcext:value-type="float">
            <text:p>2.7405202998</text:p>
          </table:table-cell>
          <table:table-cell office:value-type="float" office:value="6.94298266039954" calcext:value-type="float">
            <text:p>6.942982660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.14486365583208" calcext:value-type="float">
            <text:p>2.1448636558</text:p>
          </table:table-cell>
          <table:table-cell office:value-type="float" office:value="7.74040353298187" calcext:value-type="float">
            <text:p>7.74040353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.59135814242893" calcext:value-type="float">
            <text:p>2.5913581424</text:p>
          </table:table-cell>
          <table:table-cell office:value-type="float" office:value="7.23831751611498" calcext:value-type="float">
            <text:p>7.238317516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36639122565587" calcext:value-type="float">
            <text:p>1.3663912257</text:p>
          </table:table-cell>
          <table:table-cell office:value-type="float" office:value="6.76953105131785" calcext:value-type="float">
            <text:p>6.769531051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.35820473366314" calcext:value-type="float">
            <text:p>2.3582047337</text:p>
          </table:table-cell>
          <table:table-cell office:value-type="float" office:value="7.90929208861457" calcext:value-type="float">
            <text:p>7.909292088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.55552675061756" calcext:value-type="float">
            <text:p>2.5555267506</text:p>
          </table:table-cell>
          <table:table-cell office:value-type="float" office:value="7.56262132856581" calcext:value-type="float">
            <text:p>7.562621328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.38669183386697" calcext:value-type="float">
            <text:p>2.3866918339</text:p>
          </table:table-cell>
          <table:table-cell office:value-type="float" office:value="7.67639251550039" calcext:value-type="float">
            <text:p>7.676392515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.54673927360111" calcext:value-type="float">
            <text:p>2.5467392736</text:p>
          </table:table-cell>
          <table:table-cell office:value-type="float" office:value="8.14106930626763" calcext:value-type="float">
            <text:p>8.141069306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.47444720400704" calcext:value-type="float">
            <text:p>2.474447204</text:p>
          </table:table-cell>
          <table:table-cell office:value-type="float" office:value="7.86127648088667" calcext:value-type="float">
            <text:p>7.861276480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.85276732047399" calcext:value-type="float">
            <text:p>2.8527673205</text:p>
          </table:table-cell>
          <table:table-cell office:value-type="float" office:value="7.62520272201962" calcext:value-type="float">
            <text:p>7.62520272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.49536736276415" calcext:value-type="float">
            <text:p>2.4953673628</text:p>
          </table:table-cell>
          <table:table-cell office:value-type="float" office:value="8.04591945807139" calcext:value-type="float">
            <text:p>8.045919458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.72451085911857" calcext:value-type="float">
            <text:p>2.7245108591</text:p>
          </table:table-cell>
          <table:table-cell office:value-type="float" office:value="7.5867459376653" calcext:value-type="float">
            <text:p>7.586745937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.94282826715046" calcext:value-type="float">
            <text:p>2.9428282672</text:p>
          </table:table-cell>
          <table:table-cell office:value-type="float" office:value="7.64403058422936" calcext:value-type="float">
            <text:p>7.644030584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1386951406797" calcext:value-type="float">
            <text:p>1.4138695141</text:p>
          </table:table-cell>
          <table:table-cell office:value-type="float" office:value="7.6371142466863" calcext:value-type="float">
            <text:p>7.637114246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.47883927159839" calcext:value-type="float">
            <text:p>2.4788392716</text:p>
          </table:table-cell>
          <table:table-cell office:value-type="float" office:value="8.66074155436622" calcext:value-type="float">
            <text:p>8.660741554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.0582598414686" calcext:value-type="float">
            <text:p>2.0582598415</text:p>
          </table:table-cell>
          <table:table-cell office:value-type="float" office:value="7.38571406735314" calcext:value-type="float">
            <text:p>7.385714067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.2508174445894" calcext:value-type="float">
            <text:p>2.2508174446</text:p>
          </table:table-cell>
          <table:table-cell office:value-type="float" office:value="8.33124501175351" calcext:value-type="float">
            <text:p>8.331245011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.04734689659543" calcext:value-type="float">
            <text:p>2.0473468966</text:p>
          </table:table-cell>
          <table:table-cell office:value-type="float" office:value="8.41012991799249" calcext:value-type="float">
            <text:p>8.41012991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.33612973292669" calcext:value-type="float">
            <text:p>2.3361297329</text:p>
          </table:table-cell>
          <table:table-cell office:value-type="float" office:value="7.4872178501553" calcext:value-type="float">
            <text:p>7.487217850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.2071722401513" calcext:value-type="float">
            <text:p>2.2071722402</text:p>
          </table:table-cell>
          <table:table-cell office:value-type="float" office:value="7.43738276428647" calcext:value-type="float">
            <text:p>7.437382764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.1743350148201" calcext:value-type="float">
            <text:p>2.1743350148</text:p>
          </table:table-cell>
          <table:table-cell office:value-type="float" office:value="7.98168081707425" calcext:value-type="float">
            <text:p>7.981680817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91747928857803" calcext:value-type="float">
            <text:p>1.9174792886</text:p>
          </table:table-cell>
          <table:table-cell office:value-type="float" office:value="7.98191632164849" calcext:value-type="float">
            <text:p>7.981916321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.56149389081531" calcext:value-type="float">
            <text:p>2.5614938908</text:p>
          </table:table-cell>
          <table:table-cell office:value-type="float" office:value="8.65004258685642" calcext:value-type="float">
            <text:p>8.650042586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5902014374733" calcext:value-type="float">
            <text:p>2.5902014375</text:p>
          </table:table-cell>
          <table:table-cell office:value-type="float" office:value="8.12855752309164" calcext:value-type="float">
            <text:p>8.128557523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.21874466670884" calcext:value-type="float">
            <text:p>2.2187446667</text:p>
          </table:table-cell>
          <table:table-cell office:value-type="float" office:value="7.62244874901242" calcext:value-type="float">
            <text:p>7.62244874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.71977780395084" calcext:value-type="float">
            <text:p>2.719777804</text:p>
          </table:table-cell>
          <table:table-cell office:value-type="float" office:value="7.1518427266015" calcext:value-type="float">
            <text:p>7.151842726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.22804917362001" calcext:value-type="float">
            <text:p>2.2280491736</text:p>
          </table:table-cell>
          <table:table-cell office:value-type="float" office:value="7.47955332862006" calcext:value-type="float">
            <text:p>7.479553328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.53492841853036" calcext:value-type="float">
            <text:p>2.5349284185</text:p>
          </table:table-cell>
          <table:table-cell office:value-type="float" office:value="7.09008291032579" calcext:value-type="float">
            <text:p>7.090082910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.56519318819046" calcext:value-type="float">
            <text:p>2.5651931882</text:p>
          </table:table-cell>
          <table:table-cell office:value-type="float" office:value="8.04789404074351" calcext:value-type="float">
            <text:p>8.047894040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.02538359098964" calcext:value-type="float">
            <text:p>2.025383591</text:p>
          </table:table-cell>
          <table:table-cell office:value-type="float" office:value="7.78280013137394" calcext:value-type="float">
            <text:p>7.782800131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.36369629303614" calcext:value-type="float">
            <text:p>2.363696293</text:p>
          </table:table-cell>
          <table:table-cell office:value-type="float" office:value="8.27291852898068" calcext:value-type="float">
            <text:p>8.27291852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.54328153928121" calcext:value-type="float">
            <text:p>2.5432815393</text:p>
          </table:table-cell>
          <table:table-cell office:value-type="float" office:value="8.53745640648736" calcext:value-type="float">
            <text:p>8.537456406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.28242804341846" calcext:value-type="float">
            <text:p>2.2824280434</text:p>
          </table:table-cell>
          <table:table-cell office:value-type="float" office:value="7.79122951295641" calcext:value-type="float">
            <text:p>7.79122951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.93087859551112" calcext:value-type="float">
            <text:p>2.9308785955</text:p>
          </table:table-cell>
          <table:table-cell office:value-type="float" office:value="8.02526660760244" calcext:value-type="float">
            <text:p>8.025266607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4673185778989" calcext:value-type="float">
            <text:p>1.4467318578</text:p>
          </table:table-cell>
          <table:table-cell office:value-type="float" office:value="7.57050340705448" calcext:value-type="float">
            <text:p>7.570503407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87934306065242" calcext:value-type="float">
            <text:p>1.8793430607</text:p>
          </table:table-cell>
          <table:table-cell office:value-type="float" office:value="8.21394095155928" calcext:value-type="float">
            <text:p>8.213940951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.20770719448725" calcext:value-type="float">
            <text:p>2.2077071945</text:p>
          </table:table-cell>
          <table:table-cell office:value-type="float" office:value="7.44590983125899" calcext:value-type="float">
            <text:p>7.445909831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93311631017261" calcext:value-type="float">
            <text:p>1.9331163102</text:p>
          </table:table-cell>
          <table:table-cell office:value-type="float" office:value="7.83577936225467" calcext:value-type="float">
            <text:p>7.835779362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.07189342445797" calcext:value-type="float">
            <text:p>2.0718934245</text:p>
          </table:table-cell>
          <table:table-cell office:value-type="float" office:value="8.41091203689575" calcext:value-type="float">
            <text:p>8.410912036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.23143410020404" calcext:value-type="float">
            <text:p>2.2314341002</text:p>
          </table:table-cell>
          <table:table-cell office:value-type="float" office:value="8.3616165055169" calcext:value-type="float">
            <text:p>8.361616505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88531659179264" calcext:value-type="float">
            <text:p>1.8853165918</text:p>
          </table:table-cell>
          <table:table-cell office:value-type="float" office:value="8.41422684987386" calcext:value-type="float">
            <text:p>8.414226849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.29914128051864" calcext:value-type="float">
            <text:p>2.2991412805</text:p>
          </table:table-cell>
          <table:table-cell office:value-type="float" office:value="7.88747070895301" calcext:value-type="float">
            <text:p>7.88747070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25264039503203" calcext:value-type="float">
            <text:p>2.252640395</text:p>
          </table:table-cell>
          <table:table-cell office:value-type="float" office:value="8.26655480596754" calcext:value-type="float">
            <text:p>8.2665548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32548107703527" calcext:value-type="float">
            <text:p>2.325481077</text:p>
          </table:table-cell>
          <table:table-cell office:value-type="float" office:value="7.93429417080349" calcext:value-type="float">
            <text:p>7.934294170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.99492814275954" calcext:value-type="float">
            <text:p>2.9949281428</text:p>
          </table:table-cell>
          <table:table-cell office:value-type="float" office:value="8.55425711472829" calcext:value-type="float">
            <text:p>8.554257114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5468798716863" calcext:value-type="float">
            <text:p>1.5468798717</text:p>
          </table:table-cell>
          <table:table-cell office:value-type="float" office:value="8.3190332253774" calcext:value-type="float">
            <text:p>8.319033225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.01795532802741" calcext:value-type="float">
            <text:p>2.017955328</text:p>
          </table:table-cell>
          <table:table-cell office:value-type="float" office:value="7.45010234249963" calcext:value-type="float">
            <text:p>7.450102342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9873024476899" calcext:value-type="float">
            <text:p>1.9873024477</text:p>
          </table:table-cell>
          <table:table-cell office:value-type="float" office:value="7.99228828483158" calcext:value-type="float">
            <text:p>7.992288284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94032923115624" calcext:value-type="float">
            <text:p>1.9403292312</text:p>
          </table:table-cell>
          <table:table-cell office:value-type="float" office:value="7.07909939024183" calcext:value-type="float">
            <text:p>7.079099390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94417022334205" calcext:value-type="float">
            <text:p>1.9441702233</text:p>
          </table:table-cell>
          <table:table-cell office:value-type="float" office:value="8.40698199801975" calcext:value-type="float">
            <text:p>8.40698199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80525947742992" calcext:value-type="float">
            <text:p>1.8052594774</text:p>
          </table:table-cell>
          <table:table-cell office:value-type="float" office:value="7.74733829498291" calcext:value-type="float">
            <text:p>7.74733829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.03286985291375" calcext:value-type="float">
            <text:p>2.0328698529</text:p>
          </table:table-cell>
          <table:table-cell office:value-type="float" office:value="8.05804063214196" calcext:value-type="float">
            <text:p>8.058040632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9385372141997" calcext:value-type="float">
            <text:p>1.9385372142</text:p>
          </table:table-cell>
          <table:table-cell office:value-type="float" office:value="8.4722287522422" calcext:value-type="float">
            <text:p>8.472228752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.1339537607299" calcext:value-type="float">
            <text:p>2.1339537607</text:p>
          </table:table-cell>
          <table:table-cell office:value-type="float" office:value="8.13098120689392" calcext:value-type="float">
            <text:p>8.130981206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.08712768024868" calcext:value-type="float">
            <text:p>2.0871276802</text:p>
          </table:table-cell>
          <table:table-cell office:value-type="float" office:value="7.64525882403056" calcext:value-type="float">
            <text:p>7.6452588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28252442942725" calcext:value-type="float">
            <text:p>2.2825244294</text:p>
          </table:table-cell>
          <table:table-cell office:value-type="float" office:value="8.03848559326596" calcext:value-type="float">
            <text:p>8.038485593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06385646652844" calcext:value-type="float">
            <text:p>1.0638564665</text:p>
          </table:table-cell>
          <table:table-cell office:value-type="float" office:value="8.08117307557" calcext:value-type="float">
            <text:p>8.081173075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.24094263381428" calcext:value-type="float">
            <text:p>2.2409426338</text:p>
          </table:table-cell>
          <table:table-cell office:value-type="float" office:value="7.27419075700972" calcext:value-type="float">
            <text:p>7.27419075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92945974667867" calcext:value-type="float">
            <text:p>1.9294597467</text:p>
          </table:table-cell>
          <table:table-cell office:value-type="float" office:value="7.71204732524024" calcext:value-type="float">
            <text:p>7.712047325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6358437081178" calcext:value-type="float">
            <text:p>1.6358437081</text:p>
          </table:table-cell>
          <table:table-cell office:value-type="float" office:value="7.74382983313666" calcext:value-type="float">
            <text:p>7.743829833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73587908744812" calcext:value-type="float">
            <text:p>1.7358790874</text:p>
          </table:table-cell>
          <table:table-cell office:value-type="float" office:value="7.54427208503087" calcext:value-type="float">
            <text:p>7.54427208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.39992007679409" calcext:value-type="float">
            <text:p>2.3999200768</text:p>
          </table:table-cell>
          <table:table-cell office:value-type="float" office:value="7.64442665047116" calcext:value-type="float">
            <text:p>7.644426650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86513748764992" calcext:value-type="float">
            <text:p>1.8651374876</text:p>
          </table:table-cell>
          <table:table-cell office:value-type="float" office:value="8.4856352408727" calcext:value-type="float">
            <text:p>8.485635240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72454838587178" calcext:value-type="float">
            <text:p>1.7245483859</text:p>
          </table:table-cell>
          <table:table-cell office:value-type="float" office:value="8.72305654154884" calcext:value-type="float">
            <text:p>8.723056541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88483335309558" calcext:value-type="float">
            <text:p>1.8848333531</text:p>
          </table:table-cell>
          <table:table-cell office:value-type="float" office:value="8.40589378939735" calcext:value-type="float">
            <text:p>8.405893789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.00334006150564" calcext:value-type="float">
            <text:p>2.0033400615</text:p>
          </table:table-cell>
          <table:table-cell office:value-type="float" office:value="7.94469790988498" calcext:value-type="float">
            <text:p>7.944697909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3443316138453" calcext:value-type="float">
            <text:p>1.3443316138</text:p>
          </table:table-cell>
          <table:table-cell office:value-type="float" office:value="9.860230339898" calcext:value-type="float">
            <text:p>9.860230339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.34317493769858" calcext:value-type="float">
            <text:p>2.3431749377</text:p>
          </table:table-cell>
          <table:table-cell office:value-type="float" office:value="9.49293679661221" calcext:value-type="float">
            <text:p>9.492936796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82344578769472" calcext:value-type="float">
            <text:p>1.8234457877</text:p>
          </table:table-cell>
          <table:table-cell office:value-type="float" office:value="9.92062889205085" calcext:value-type="float">
            <text:p>9.920628892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80264487663905" calcext:value-type="float">
            <text:p>1.8026448766</text:p>
          </table:table-cell>
          <table:table-cell office:value-type="float" office:value="10.0291714403364" calcext:value-type="float">
            <text:p>10.029171440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74459243019422" calcext:value-type="float">
            <text:p>1.7445924302</text:p>
          </table:table-cell>
          <table:table-cell office:value-type="float" office:value="9.1209821038776" calcext:value-type="float">
            <text:p>9.120982103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70257540312078" calcext:value-type="float">
            <text:p>1.7025754031</text:p>
          </table:table-cell>
          <table:table-cell office:value-type="float" office:value="9.44983559184604" calcext:value-type="float">
            <text:p>9.449835591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83538624842962" calcext:value-type="float">
            <text:p>1.8353862484</text:p>
          </table:table-cell>
          <table:table-cell office:value-type="float" office:value="9.37643064392938" calcext:value-type="float">
            <text:p>9.376430643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54662197960748" calcext:value-type="float">
            <text:p>1.5466219796</text:p>
          </table:table-cell>
          <table:table-cell office:value-type="float" office:value="8.06524301899804" calcext:value-type="float">
            <text:p>8.06524301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98757745689816" calcext:value-type="float">
            <text:p>1.9875774569</text:p>
          </table:table-cell>
          <table:table-cell office:value-type="float" office:value="8.96107353104485" calcext:value-type="float">
            <text:p>8.96107353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56938893430763" calcext:value-type="float">
            <text:p>1.5693889343</text:p>
          </table:table-cell>
          <table:table-cell office:value-type="float" office:value="8.5701764954461" calcext:value-type="float">
            <text:p>8.570176495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18966699399882" calcext:value-type="float">
            <text:p>1.189666994</text:p>
          </table:table-cell>
          <table:table-cell office:value-type="float" office:value="9.40738697846731" calcext:value-type="float">
            <text:p>9.407386978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91679939991898" calcext:value-type="float">
            <text:p>1.9167993999</text:p>
          </table:table-cell>
          <table:table-cell office:value-type="float" office:value="9.24382217725118" calcext:value-type="float">
            <text:p>9.243822177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.33218928045697" calcext:value-type="float">
            <text:p>2.3321892805</text:p>
          </table:table-cell>
          <table:table-cell office:value-type="float" office:value="9.49939199288686" calcext:value-type="float">
            <text:p>9.499391992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73594589763218" calcext:value-type="float">
            <text:p>1.7359458976</text:p>
          </table:table-cell>
          <table:table-cell office:value-type="float" office:value="7.89495605892605" calcext:value-type="float">
            <text:p>7.894956058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59836379289627" calcext:value-type="float">
            <text:p>1.5983637929</text:p>
          </table:table-cell>
          <table:table-cell office:value-type="float" office:value="8.10091955131955" calcext:value-type="float">
            <text:p>8.100919551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77568622032801" calcext:value-type="float">
            <text:p>1.7756862203</text:p>
          </table:table-cell>
          <table:table-cell office:value-type="float" office:value="7.37563477622138" calcext:value-type="float">
            <text:p>7.375634776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.19588526553578" calcext:value-type="float">
            <text:p>2.1958852655</text:p>
          </table:table-cell>
          <table:table-cell office:value-type="float" office:value="8.4345172908571" calcext:value-type="float">
            <text:p>8.434517290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92791199816598" calcext:value-type="float">
            <text:p>1.9279119982</text:p>
          </table:table-cell>
          <table:table-cell office:value-type="float" office:value="9.58945928679572" calcext:value-type="float">
            <text:p>9.589459286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.38813429607285" calcext:value-type="float">
            <text:p>2.3881342961</text:p>
          </table:table-cell>
          <table:table-cell office:value-type="float" office:value="7.37501245074802" calcext:value-type="float">
            <text:p>7.375012450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964376199411021" calcext:value-type="float">
            <text:p>0.9643761994</text:p>
          </table:table-cell>
          <table:table-cell office:value-type="float" office:value="8.24632374445597" calcext:value-type="float">
            <text:p>8.246323744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.09816725287173" calcext:value-type="float">
            <text:p>2.0981672529</text:p>
          </table:table-cell>
          <table:table-cell office:value-type="float" office:value="8.15794785817464" calcext:value-type="float">
            <text:p>8.157947858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68648564947976" calcext:value-type="float">
            <text:p>1.6864856495</text:p>
          </table:table-cell>
          <table:table-cell office:value-type="float" office:value="6.95970643891229" calcext:value-type="float">
            <text:p>6.959706438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8717331488927" calcext:value-type="float">
            <text:p>1.4871733149</text:p>
          </table:table-cell>
          <table:table-cell office:value-type="float" office:value="7.94635275999705" calcext:value-type="float">
            <text:p>7.9463527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77907881339391" calcext:value-type="float">
            <text:p>1.7790788134</text:p>
          </table:table-cell>
          <table:table-cell office:value-type="float" office:value="7.85948656664954" calcext:value-type="float">
            <text:p>7.859486566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55789091454612" calcext:value-type="float">
            <text:p>1.5578909145</text:p>
          </table:table-cell>
          <table:table-cell office:value-type="float" office:value="7.44083742300669" calcext:value-type="float">
            <text:p>7.44083742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.05003184345033" calcext:value-type="float">
            <text:p>2.0500318435</text:p>
          </table:table-cell>
          <table:table-cell office:value-type="float" office:value="7.7074619796541" calcext:value-type="float">
            <text:p>7.707461979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93155015806357" calcext:value-type="float">
            <text:p>1.9315501581</text:p>
          </table:table-cell>
          <table:table-cell office:value-type="float" office:value="7.74990578492483" calcext:value-type="float">
            <text:p>7.749905784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61524061593744" calcext:value-type="float">
            <text:p>1.6152406159</text:p>
          </table:table-cell>
          <table:table-cell office:value-type="float" office:value="7.99122520287832" calcext:value-type="float">
            <text:p>7.991225202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81563059654501" calcext:value-type="float">
            <text:p>1.8156305965</text:p>
          </table:table-cell>
          <table:table-cell office:value-type="float" office:value="7.83079608281453" calcext:value-type="float">
            <text:p>7.830796082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26310626218716" calcext:value-type="float">
            <text:p>1.2631062622</text:p>
          </table:table-cell>
          <table:table-cell office:value-type="float" office:value="8.12349018785689" calcext:value-type="float">
            <text:p>8.123490187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58890268537733" calcext:value-type="float">
            <text:p>1.5889026854</text:p>
          </table:table-cell>
          <table:table-cell office:value-type="float" office:value="7.34317431847254" calcext:value-type="float">
            <text:p>7.343174318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58290520641539" calcext:value-type="float">
            <text:p>1.5829052064</text:p>
          </table:table-cell>
          <table:table-cell office:value-type="float" office:value="6.80082686742147" calcext:value-type="float">
            <text:p>6.800826867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5658637781938" calcext:value-type="float">
            <text:p>1.4565863778</text:p>
          </table:table-cell>
          <table:table-cell office:value-type="float" office:value="7.95902507834964" calcext:value-type="float">
            <text:p>7.959025078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6155106623968" calcext:value-type="float">
            <text:p>1.4615510662</text:p>
          </table:table-cell>
          <table:table-cell office:value-type="float" office:value="8.13137045171526" calcext:value-type="float">
            <text:p>8.131370451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54045469727781" calcext:value-type="float">
            <text:p>1.5404546973</text:p>
          </table:table-cell>
          <table:table-cell office:value-type="float" office:value="7.82173691855537" calcext:value-type="float">
            <text:p>7.821736918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36958162652122" calcext:value-type="float">
            <text:p>1.3695816265</text:p>
          </table:table-cell>
          <table:table-cell office:value-type="float" office:value="7.75245458549923" calcext:value-type="float">
            <text:p>7.752454585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78052967952357" calcext:value-type="float">
            <text:p>1.7805296795</text:p>
          </table:table-cell>
          <table:table-cell office:value-type="float" office:value="7.83441749546263" calcext:value-type="float">
            <text:p>7.834417495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58623370064629" calcext:value-type="float">
            <text:p>1.5862337006</text:p>
          </table:table-cell>
          <table:table-cell office:value-type="float" office:value="8.43404281139374" calcext:value-type="float">
            <text:p>8.434042811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3350615137153" calcext:value-type="float">
            <text:p>1.4335061514</text:p>
          </table:table-cell>
          <table:table-cell office:value-type="float" office:value="7.70782697200775" calcext:value-type="float">
            <text:p>7.70782697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.10443368330598" calcext:value-type="float">
            <text:p>3.1044336833</text:p>
          </table:table-cell>
          <table:table-cell office:value-type="float" office:value="8.12173138724433" calcext:value-type="float">
            <text:p>8.121731387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93683362702529" calcext:value-type="float">
            <text:p>1.936833627</text:p>
          </table:table-cell>
          <table:table-cell office:value-type="float" office:value="8.80348334047529" calcext:value-type="float">
            <text:p>8.803483340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50618065595627" calcext:value-type="float">
            <text:p>1.506180656</text:p>
          </table:table-cell>
          <table:table-cell office:value-type="float" office:value="7.92008350955115" calcext:value-type="float">
            <text:p>7.920083509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51824380291833" calcext:value-type="float">
            <text:p>1.5182438029</text:p>
          </table:table-cell>
          <table:table-cell office:value-type="float" office:value="7.93796559174856" calcext:value-type="float">
            <text:p>7.937965591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9994726896286" calcext:value-type="float">
            <text:p>1.9994726896</text:p>
          </table:table-cell>
          <table:table-cell office:value-type="float" office:value="8.18543934822083" calcext:value-type="float">
            <text:p>8.185439348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399437795745" calcext:value-type="float">
            <text:p>1.3994377957</text:p>
          </table:table-cell>
          <table:table-cell office:value-type="float" office:value="8.13369709915585" calcext:value-type="float">
            <text:p>8.133697099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7719055811564" calcext:value-type="float">
            <text:p>1.4771905581</text:p>
          </table:table-cell>
          <table:table-cell office:value-type="float" office:value="8.6153390540017" calcext:value-type="float">
            <text:p>8.61533905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32799781627125" calcext:value-type="float">
            <text:p>1.3279978163</text:p>
          </table:table-cell>
          <table:table-cell office:value-type="float" office:value="7.99686438507504" calcext:value-type="float">
            <text:p>7.996864385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86323418484794" calcext:value-type="float">
            <text:p>1.8632341848</text:p>
          </table:table-cell>
          <table:table-cell office:value-type="float" office:value="8.34777386983236" calcext:value-type="float">
            <text:p>8.347773869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82714517215888" calcext:value-type="float">
            <text:p>1.8271451722</text:p>
          </table:table-cell>
          <table:table-cell office:value-type="float" office:value="8.49558348125882" calcext:value-type="float">
            <text:p>8.495583481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73317900929186" calcext:value-type="float">
            <text:p>1.7331790093</text:p>
          </table:table-cell>
          <table:table-cell office:value-type="float" office:value="8.14414477348328" calcext:value-type="float">
            <text:p>8.144144773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3626495566633" calcext:value-type="float">
            <text:p>1.3626495567</text:p>
          </table:table-cell>
          <table:table-cell office:value-type="float" office:value="7.83420223659939" calcext:value-type="float">
            <text:p>7.834202236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76913435591592" calcext:value-type="float">
            <text:p>1.7691343559</text:p>
          </table:table-cell>
          <table:table-cell office:value-type="float" office:value="8.553579237726" calcext:value-type="float">
            <text:p>8.553579237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34247577223513" calcext:value-type="float">
            <text:p>1.3424757722</text:p>
          </table:table-cell>
          <table:table-cell office:value-type="float" office:value="8.63898952802022" calcext:value-type="float">
            <text:p>8.63898952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35768798192342" calcext:value-type="float">
            <text:p>1.3576879819</text:p>
          </table:table-cell>
          <table:table-cell office:value-type="float" office:value="7.97905034489102" calcext:value-type="float">
            <text:p>7.979050344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37209787004524" calcext:value-type="float">
            <text:p>1.37209787</text:p>
          </table:table-cell>
          <table:table-cell office:value-type="float" office:value="9.41265816158719" calcext:value-type="float">
            <text:p>9.412658161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80541449487209" calcext:value-type="float">
            <text:p>1.8054144949</text:p>
          </table:table-cell>
          <table:table-cell office:value-type="float" office:value="9.04366844230228" calcext:value-type="float">
            <text:p>9.043668442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.16964868770705" calcext:value-type="float">
            <text:p>2.1696486877</text:p>
          </table:table-cell>
          <table:table-cell office:value-type="float" office:value="8.84175015820397" calcext:value-type="float">
            <text:p>8.841750158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30017585588826" calcext:value-type="float">
            <text:p>1.3001758559</text:p>
          </table:table-cell>
          <table:table-cell office:value-type="float" office:value="8.9321277141571" calcext:value-type="float">
            <text:p>8.932127714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2401112695535" calcext:value-type="float">
            <text:p>1.2401112696</text:p>
          </table:table-cell>
          <table:table-cell office:value-type="float" office:value="9.03393544091119" calcext:value-type="float">
            <text:p>9.033935440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62683798447251" calcext:value-type="float">
            <text:p>1.6268379845</text:p>
          </table:table-cell>
          <table:table-cell office:value-type="float" office:value="8.77564223607381" calcext:value-type="float">
            <text:p>8.775642236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56439899735981" calcext:value-type="float">
            <text:p>1.5643989974</text:p>
          </table:table-cell>
          <table:table-cell office:value-type="float" office:value="9.26420946915945" calcext:value-type="float">
            <text:p>9.264209469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71180929409133" calcext:value-type="float">
            <text:p>1.7118092941</text:p>
          </table:table-cell>
          <table:table-cell office:value-type="float" office:value="9.57352243529426" calcext:value-type="float">
            <text:p>9.573522435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09039183656375" calcext:value-type="float">
            <text:p>1.0903918366</text:p>
          </table:table-cell>
          <table:table-cell office:value-type="float" office:value="8.67550294929081" calcext:value-type="float">
            <text:p>8.675502949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77639935480224" calcext:value-type="float">
            <text:p>1.7763993548</text:p>
          </table:table-cell>
          <table:table-cell office:value-type="float" office:value="8.26564616627163" calcext:value-type="float">
            <text:p>8.265646166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9889960818821" calcext:value-type="float">
            <text:p>1.4988996082</text:p>
          </table:table-cell>
          <table:table-cell office:value-type="float" office:value="8.48184374968211" calcext:value-type="float">
            <text:p>8.481843749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57006343536907" calcext:value-type="float">
            <text:p>1.5700634354</text:p>
          </table:table-cell>
          <table:table-cell office:value-type="float" office:value="8.96955264939202" calcext:value-type="float">
            <text:p>8.969552649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33058893912368" calcext:value-type="float">
            <text:p>1.3305889391</text:p>
          </table:table-cell>
          <table:table-cell office:value-type="float" office:value="9.70922240946028" calcext:value-type="float">
            <text:p>9.709222409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55662517547607" calcext:value-type="float">
            <text:p>1.5566251755</text:p>
          </table:table-cell>
          <table:table-cell office:value-type="float" office:value="9.19455052746667" calcext:value-type="float">
            <text:p>9.194550527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.12873556282785" calcext:value-type="float">
            <text:p>2.1287355628</text:p>
          </table:table-cell>
          <table:table-cell office:value-type="float" office:value="7.79286433590783" calcext:value-type="float">
            <text:p>7.792864335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726064586804973" calcext:value-type="float">
            <text:p>0.7260645868</text:p>
          </table:table-cell>
          <table:table-cell office:value-type="float" office:value="8.20411960283915" calcext:value-type="float">
            <text:p>8.204119602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26934335960282" calcext:value-type="float">
            <text:p>1.2693433596</text:p>
          </table:table-cell>
          <table:table-cell office:value-type="float" office:value="8.57855007383558" calcext:value-type="float">
            <text:p>8.578550073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79915158748627" calcext:value-type="float">
            <text:p>1.7991515875</text:p>
          </table:table-cell>
          <table:table-cell office:value-type="float" office:value="7.99629436598884" calcext:value-type="float">
            <text:p>7.99629436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26149320105712" calcext:value-type="float">
            <text:p>1.2614932011</text:p>
          </table:table-cell>
          <table:table-cell office:value-type="float" office:value="7.90219599670834" calcext:value-type="float">
            <text:p>7.902195996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55583734512329" calcext:value-type="float">
            <text:p>1.5558373451</text:p>
          </table:table-cell>
          <table:table-cell office:value-type="float" office:value="8.27178117964003" calcext:value-type="float">
            <text:p>8.271781179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72342011332512" calcext:value-type="float">
            <text:p>1.7234201133</text:p>
          </table:table-cell>
          <table:table-cell office:value-type="float" office:value="7.65890521473355" calcext:value-type="float">
            <text:p>7.658905214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60087016473214" calcext:value-type="float">
            <text:p>1.6008701647</text:p>
          </table:table-cell>
          <table:table-cell office:value-type="float" office:value="8.5532003376219" calcext:value-type="float">
            <text:p>8.553200337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6037897447745" calcext:value-type="float">
            <text:p>1.6037897448</text:p>
          </table:table-cell>
          <table:table-cell office:value-type="float" office:value="8.62816939089033" calcext:value-type="float">
            <text:p>8.628169390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36424022316933" calcext:value-type="float">
            <text:p>1.3642402232</text:p>
          </table:table-cell>
          <table:table-cell office:value-type="float" office:value="8.51480486657884" calcext:value-type="float">
            <text:p>8.514804866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14264043867588" calcext:value-type="float">
            <text:p>1.1426404387</text:p>
          </table:table-cell>
          <table:table-cell office:value-type="float" office:value="8.05232544740041" calcext:value-type="float">
            <text:p>8.052325447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.42857329712974" calcext:value-type="float">
            <text:p>2.4285732971</text:p>
          </table:table-cell>
          <table:table-cell office:value-type="float" office:value="7.45357678996192" calcext:value-type="float">
            <text:p>7.4535767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6216852582163" calcext:value-type="float">
            <text:p>1.4621685258</text:p>
          </table:table-cell>
          <table:table-cell office:value-type="float" office:value="8.67556382550134" calcext:value-type="float">
            <text:p>8.675563825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17226569188966" calcext:value-type="float">
            <text:p>1.1722656919</text:p>
          </table:table-cell>
          <table:table-cell office:value-type="float" office:value="8.54608326488071" calcext:value-type="float">
            <text:p>8.546083264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86178053021431" calcext:value-type="float">
            <text:p>1.8617805302</text:p>
          </table:table-cell>
          <table:table-cell office:value-type="float" office:value="7.53998776276906" calcext:value-type="float">
            <text:p>7.539987762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07200720773803" calcext:value-type="float">
            <text:p>1.0720072077</text:p>
          </table:table-cell>
          <table:table-cell office:value-type="float" office:value="7.9020725356208" calcext:value-type="float">
            <text:p>7.902072535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23239298197958" calcext:value-type="float">
            <text:p>1.232392982</text:p>
          </table:table-cell>
          <table:table-cell office:value-type="float" office:value="8.59484287103017" calcext:value-type="float">
            <text:p>8.59484287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62198682294952" calcext:value-type="float">
            <text:p>1.6219868229</text:p>
          </table:table-cell>
          <table:table-cell office:value-type="float" office:value="9.16402547889286" calcext:value-type="float">
            <text:p>9.164025478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28794433077176" calcext:value-type="float">
            <text:p>1.2879443308</text:p>
          </table:table-cell>
          <table:table-cell office:value-type="float" office:value="8.04657520188226" calcext:value-type="float">
            <text:p>8.046575201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27136958109008" calcext:value-type="float">
            <text:p>1.2713695811</text:p>
          </table:table-cell>
          <table:table-cell office:value-type="float" office:value="9.2351994117101" calcext:value-type="float">
            <text:p>9.235199411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34293066263199" calcext:value-type="float">
            <text:p>1.3429306626</text:p>
          </table:table-cell>
          <table:table-cell office:value-type="float" office:value="8.86933469772339" calcext:value-type="float">
            <text:p>8.869334697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3623850663503" calcext:value-type="float">
            <text:p>1.3623850664</text:p>
          </table:table-cell>
          <table:table-cell office:value-type="float" office:value="8.99906161096361" calcext:value-type="float">
            <text:p>8.99906161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83065465556251" calcext:value-type="float">
            <text:p>1.8306546556</text:p>
          </table:table-cell>
          <table:table-cell office:value-type="float" office:value="8.88959655496809" calcext:value-type="float">
            <text:p>8.88959655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818848834062616" calcext:value-type="float">
            <text:p>0.8188488341</text:p>
          </table:table-cell>
          <table:table-cell office:value-type="float" office:value="9.53637659549713" calcext:value-type="float">
            <text:p>9.536376595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26253216680553" calcext:value-type="float">
            <text:p>1.2625321668</text:p>
          </table:table-cell>
          <table:table-cell office:value-type="float" office:value="9.89781697591146" calcext:value-type="float">
            <text:p>9.897816975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56880764895015" calcext:value-type="float">
            <text:p>1.568807649</text:p>
          </table:table-cell>
          <table:table-cell office:value-type="float" office:value="7.78901931312349" calcext:value-type="float">
            <text:p>7.789019313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50007102688154" calcext:value-type="float">
            <text:p>1.5000710269</text:p>
          </table:table-cell>
          <table:table-cell office:value-type="float" office:value="8.02628518475427" calcext:value-type="float">
            <text:p>8.026285184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23093351887332" calcext:value-type="float">
            <text:p>1.2309335189</text:p>
          </table:table-cell>
          <table:table-cell office:value-type="float" office:value="8.25545781850815" calcext:value-type="float">
            <text:p>8.255457818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53134628070725" calcext:value-type="float">
            <text:p>1.5313462807</text:p>
          </table:table-cell>
          <table:table-cell office:value-type="float" office:value="8.94635550181071" calcext:value-type="float">
            <text:p>8.946355501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65006391538514" calcext:value-type="float">
            <text:p>1.6500639154</text:p>
          </table:table-cell>
          <table:table-cell office:value-type="float" office:value="7.88934922218323" calcext:value-type="float">
            <text:p>7.889349222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36935258309046" calcext:value-type="float">
            <text:p>1.3693525831</text:p>
          </table:table-cell>
          <table:table-cell office:value-type="float" office:value="7.91096390618218" calcext:value-type="float">
            <text:p>7.910963906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36835813257429" calcext:value-type="float">
            <text:p>1.3683581326</text:p>
          </table:table-cell>
          <table:table-cell office:value-type="float" office:value="8.90927073690626" calcext:value-type="float">
            <text:p>8.909270736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59931450088819" calcext:value-type="float">
            <text:p>1.5993145009</text:p>
          </table:table-cell>
          <table:table-cell office:value-type="float" office:value="8.68444424205356" calcext:value-type="float">
            <text:p>8.684444242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8166378231512" calcext:value-type="float">
            <text:p>1.4816637823</text:p>
          </table:table-cell>
          <table:table-cell office:value-type="float" office:value="7.94563143783146" calcext:value-type="float">
            <text:p>7.945631437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72065688967705" calcext:value-type="float">
            <text:p>1.7206568897</text:p>
          </table:table-cell>
          <table:table-cell office:value-type="float" office:value="8.81064087814755" calcext:value-type="float">
            <text:p>8.810640878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9306383331617" calcext:value-type="float">
            <text:p>1.4930638333</text:p>
          </table:table-cell>
          <table:table-cell office:value-type="float" office:value="8.71434742874569" calcext:value-type="float">
            <text:p>8.714347428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12713969647884" calcext:value-type="float">
            <text:p>1.1271396965</text:p>
          </table:table-cell>
          <table:table-cell office:value-type="float" office:value="8.3271977769004" calcext:value-type="float">
            <text:p>8.327197776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19371097518338" calcext:value-type="float">
            <text:p>1.1937109752</text:p>
          </table:table-cell>
          <table:table-cell office:value-type="float" office:value="9.48708412382338" calcext:value-type="float">
            <text:p>9.487084123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5470036930508" calcext:value-type="float">
            <text:p>1.4547003693</text:p>
          </table:table-cell>
          <table:table-cell office:value-type="float" office:value="8.71985891130236" calcext:value-type="float">
            <text:p>8.719858911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30658406482803" calcext:value-type="float">
            <text:p>1.3065840648</text:p>
          </table:table-cell>
          <table:table-cell office:value-type="float" office:value="8.55952138370938" calcext:value-type="float">
            <text:p>8.559521383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05637415217029" calcext:value-type="float">
            <text:p>1.0563741522</text:p>
          </table:table-cell>
          <table:table-cell office:value-type="float" office:value="8.79404906431834" calcext:value-type="float">
            <text:p>8.794049064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29490695860651" calcext:value-type="float">
            <text:p>1.2949069586</text:p>
          </table:table-cell>
          <table:table-cell office:value-type="float" office:value="8.76491602261861" calcext:value-type="float">
            <text:p>8.764916022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6707103073597" calcext:value-type="float">
            <text:p>1.6707103074</text:p>
          </table:table-cell>
          <table:table-cell office:value-type="float" office:value="8.27649001280467" calcext:value-type="float">
            <text:p>8.276490012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9433098679615" calcext:value-type="float">
            <text:p>1.4943309868</text:p>
          </table:table-cell>
          <table:table-cell office:value-type="float" office:value="8.52041947841644" calcext:value-type="float">
            <text:p>8.520419478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0666216909885" calcext:value-type="float">
            <text:p>1.4066621691</text:p>
          </table:table-cell>
          <table:table-cell office:value-type="float" office:value="9.85724092854394" calcext:value-type="float">
            <text:p>9.857240928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21085641317897" calcext:value-type="float">
            <text:p>1.2108564132</text:p>
          </table:table-cell>
          <table:table-cell office:value-type="float" office:value="8.81942705313365" calcext:value-type="float">
            <text:p>8.819427053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981394443247053" calcext:value-type="float">
            <text:p>0.9813944432</text:p>
          </table:table-cell>
          <table:table-cell office:value-type="float" office:value="8.66535737779405" calcext:value-type="float">
            <text:p>8.665357377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04794299039576" calcext:value-type="float">
            <text:p>1.0479429904</text:p>
          </table:table-cell>
          <table:table-cell office:value-type="float" office:value="9.75490106476678" calcext:value-type="float">
            <text:p>9.754901064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17798532313771" calcext:value-type="float">
            <text:p>1.1779853231</text:p>
          </table:table-cell>
          <table:table-cell office:value-type="float" office:value="8.58270239830017" calcext:value-type="float">
            <text:p>8.582702398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15186488926411" calcext:value-type="float">
            <text:p>1.1518648893</text:p>
          </table:table-cell>
          <table:table-cell office:value-type="float" office:value="8.50600695610046" calcext:value-type="float">
            <text:p>8.506006956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21931979490651" calcext:value-type="float">
            <text:p>1.2193197949</text:p>
          </table:table-cell>
          <table:table-cell office:value-type="float" office:value="8.76463398668501" calcext:value-type="float">
            <text:p>8.764633986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07103820972972" calcext:value-type="float">
            <text:p>1.0710382097</text:p>
          </table:table-cell>
          <table:table-cell office:value-type="float" office:value="8.67419077290429" calcext:value-type="float">
            <text:p>8.674190772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16067312392924" calcext:value-type="float">
            <text:p>1.1606731239</text:p>
          </table:table-cell>
          <table:table-cell office:value-type="float" office:value="8.13488982783424" calcext:value-type="float">
            <text:p>8.134889827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771714128595259" calcext:value-type="float">
            <text:p>0.7717141286</text:p>
          </table:table-cell>
          <table:table-cell office:value-type="float" office:value="9.08258567916023" calcext:value-type="float">
            <text:p>9.082585679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6788814067841" calcext:value-type="float">
            <text:p>1.4678881407</text:p>
          </table:table-cell>
          <table:table-cell office:value-type="float" office:value="10.1344115204281" calcext:value-type="float">
            <text:p>10.134411520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25225475985143" calcext:value-type="float">
            <text:p>1.2522547599</text:p>
          </table:table-cell>
          <table:table-cell office:value-type="float" office:value="9.29599711630079" calcext:value-type="float">
            <text:p>9.295997116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1890598634879" calcext:value-type="float">
            <text:p>1.4189059863</text:p>
          </table:table-cell>
          <table:table-cell office:value-type="float" office:value="8.6656981309255" calcext:value-type="float">
            <text:p>8.665698130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15000588993231" calcext:value-type="float">
            <text:p>1.1500058899</text:p>
          </table:table-cell>
          <table:table-cell office:value-type="float" office:value="8.91239319907294" calcext:value-type="float">
            <text:p>8.912393199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55551275809606" calcext:value-type="float">
            <text:p>1.5555127581</text:p>
          </table:table-cell>
          <table:table-cell office:value-type="float" office:value="9.09815258449978" calcext:value-type="float">
            <text:p>9.098152584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397102063232" calcext:value-type="float">
            <text:p>1.3971020632</text:p>
          </table:table-cell>
          <table:table-cell office:value-type="float" office:value="9.45550395382775" calcext:value-type="float">
            <text:p>9.455503953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52035325302018" calcext:value-type="float">
            <text:p>1.520353253</text:p>
          </table:table-cell>
          <table:table-cell office:value-type="float" office:value="10.5624190436469" calcext:value-type="float">
            <text:p>10.562419043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23407676319281" calcext:value-type="float">
            <text:p>1.2340767632</text:p>
          </table:table-cell>
          <table:table-cell office:value-type="float" office:value="9.01411660512289" calcext:value-type="float">
            <text:p>9.014116605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16452854805523" calcext:value-type="float">
            <text:p>1.1645285481</text:p>
          </table:table-cell>
          <table:table-cell office:value-type="float" office:value="9.07688662740919" calcext:value-type="float">
            <text:p>9.076886627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894334777734346" calcext:value-type="float">
            <text:p>0.8943347777</text:p>
          </table:table-cell>
          <table:table-cell office:value-type="float" office:value="9.36508891317579" calcext:value-type="float">
            <text:p>9.365088913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3701022055414" calcext:value-type="float">
            <text:p>1.3701022055</text:p>
          </table:table-cell>
          <table:table-cell office:value-type="float" office:value="9.32328934139676" calcext:value-type="float">
            <text:p>9.323289341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93241546601057" calcext:value-type="float">
            <text:p>0.932415466</text:p>
          </table:table-cell>
          <table:table-cell office:value-type="float" office:value="9.44039702415466" calcext:value-type="float">
            <text:p>9.440397024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22325057288011" calcext:value-type="float">
            <text:p>1.2232505729</text:p>
          </table:table-cell>
          <table:table-cell office:value-type="float" office:value="8.69233532084359" calcext:value-type="float">
            <text:p>8.692335320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753413317932" calcext:value-type="float">
            <text:p>1.4753413318</text:p>
          </table:table-cell>
          <table:table-cell office:value-type="float" office:value="10.5254077646467" calcext:value-type="float">
            <text:p>10.525407764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4069843788942" calcext:value-type="float">
            <text:p>1.4406984379</text:p>
          </table:table-cell>
          <table:table-cell office:value-type="float" office:value="9.0241457886166" calcext:value-type="float">
            <text:p>9.024145788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02723899450567" calcext:value-type="float">
            <text:p>1.0272389945</text:p>
          </table:table-cell>
          <table:table-cell office:value-type="float" office:value="9.18798361221949" calcext:value-type="float">
            <text:p>9.187983612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33769842551814" calcext:value-type="float">
            <text:p>1.3376984255</text:p>
          </table:table-cell>
          <table:table-cell office:value-type="float" office:value="9.18638726737764" calcext:value-type="float">
            <text:p>9.186387267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6511589851644" calcext:value-type="float">
            <text:p>1.4651158985</text:p>
          </table:table-cell>
          <table:table-cell office:value-type="float" office:value="7.57642185688019" calcext:value-type="float">
            <text:p>7.576421856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7117749210861" calcext:value-type="float">
            <text:p>1.7117749211</text:p>
          </table:table-cell>
          <table:table-cell office:value-type="float" office:value="9.6783334546619" calcext:value-type="float">
            <text:p>9.678333454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2887827888959" calcext:value-type="float">
            <text:p>1.2887827889</text:p>
          </table:table-cell>
          <table:table-cell office:value-type="float" office:value="7.87732293870714" calcext:value-type="float">
            <text:p>7.877322938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9777501258585" calcext:value-type="float">
            <text:p>1.4977750126</text:p>
          </table:table-cell>
          <table:table-cell office:value-type="float" office:value="9.1474531756507" calcext:value-type="float">
            <text:p>9.147453175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30742207301988" calcext:value-type="float">
            <text:p>1.307422073</text:p>
          </table:table-cell>
          <table:table-cell office:value-type="float" office:value="8.22101593017578" calcext:value-type="float">
            <text:p>8.221015930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879859892030557" calcext:value-type="float">
            <text:p>0.879859892</text:p>
          </table:table-cell>
          <table:table-cell office:value-type="float" office:value="8.7926834291882" calcext:value-type="float">
            <text:p>8.792683429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915167806214757" calcext:value-type="float">
            <text:p>0.9151678062</text:p>
          </table:table-cell>
          <table:table-cell office:value-type="float" office:value="8.51111941867405" calcext:value-type="float">
            <text:p>8.511119418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988991513517168" calcext:value-type="float">
            <text:p>0.9889915135</text:p>
          </table:table-cell>
          <table:table-cell office:value-type="float" office:value="9.66568406422933" calcext:value-type="float">
            <text:p>9.665684064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19895967890819" calcext:value-type="float">
            <text:p>1.1989596789</text:p>
          </table:table-cell>
          <table:table-cell office:value-type="float" office:value="9.78796753618452" calcext:value-type="float">
            <text:p>9.787967536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02920154498683" calcext:value-type="float">
            <text:p>1.029201545</text:p>
          </table:table-cell>
          <table:table-cell office:value-type="float" office:value="9.05161854955885" calcext:value-type="float">
            <text:p>9.051618549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10015932603015" calcext:value-type="float">
            <text:p>1.100159326</text:p>
          </table:table-cell>
          <table:table-cell office:value-type="float" office:value="8.70208423667484" calcext:value-type="float">
            <text:p>8.702084236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35041387279828" calcext:value-type="float">
            <text:p>1.3504138728</text:p>
          </table:table-cell>
          <table:table-cell office:value-type="float" office:value="9.81313178274367" calcext:value-type="float">
            <text:p>9.813131782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00028555947873" calcext:value-type="float">
            <text:p>1.0002855595</text:p>
          </table:table-cell>
          <table:table-cell office:value-type="float" office:value="8.17022439506319" calcext:value-type="float">
            <text:p>8.170224395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14016702142027" calcext:value-type="float">
            <text:p>1.1401670214</text:p>
          </table:table-cell>
          <table:table-cell office:value-type="float" office:value="9.98860773775313" calcext:value-type="float">
            <text:p>9.988607737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06952556760775" calcext:value-type="float">
            <text:p>1.0695255676</text:p>
          </table:table-cell>
          <table:table-cell office:value-type="float" office:value="9.59505305025313" calcext:value-type="float">
            <text:p>9.595053050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958005260096656" calcext:value-type="float">
            <text:p>0.9580052601</text:p>
          </table:table-cell>
          <table:table-cell office:value-type="float" office:value="9.00886176692115" calcext:value-type="float">
            <text:p>9.008861766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964466235703892" calcext:value-type="float">
            <text:p>0.9644662357</text:p>
          </table:table-cell>
          <table:table-cell office:value-type="float" office:value="9.04714537991418" calcext:value-type="float">
            <text:p>9.047145379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34202190323008" calcext:value-type="float">
            <text:p>1.3420219032</text:p>
          </table:table-cell>
          <table:table-cell office:value-type="float" office:value="10.2696902487013" calcext:value-type="float">
            <text:p>10.269690248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2911482983165" calcext:value-type="float">
            <text:p>1.4291148298</text:p>
          </table:table-cell>
          <table:table-cell office:value-type="float" office:value="10.2061933411492" calcext:value-type="float">
            <text:p>10.206193341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13184448795186" calcext:value-type="float">
            <text:p>1.131844488</text:p>
          </table:table-cell>
          <table:table-cell office:value-type="float" office:value="9.29367552863227" calcext:value-type="float">
            <text:p>9.293675528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15340629286236" calcext:value-type="float">
            <text:p>1.1534062929</text:p>
          </table:table-cell>
          <table:table-cell office:value-type="float" office:value="8.93103202184041" calcext:value-type="float">
            <text:p>8.931032021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10158428980245" calcext:value-type="float">
            <text:p>1.1015842898</text:p>
          </table:table-cell>
          <table:table-cell office:value-type="float" office:value="8.88210031721327" calcext:value-type="float">
            <text:p>8.882100317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974607094708416" calcext:value-type="float">
            <text:p>0.9746070947</text:p>
          </table:table-cell>
          <table:table-cell office:value-type="float" office:value="8.66754983531104" calcext:value-type="float">
            <text:p>8.667549835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16179376873705" calcext:value-type="float">
            <text:p>1.1617937687</text:p>
          </table:table-cell>
          <table:table-cell office:value-type="float" office:value="9.73270372549693" calcext:value-type="float">
            <text:p>9.732703725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27531193809377" calcext:value-type="float">
            <text:p>1.2753119381</text:p>
          </table:table-cell>
          <table:table-cell office:value-type="float" office:value="8.67729858557383" calcext:value-type="float">
            <text:p>8.677298585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97506930563185" calcext:value-type="float">
            <text:p>0.9750693056</text:p>
          </table:table-cell>
          <table:table-cell office:value-type="float" office:value="9.78533567322625" calcext:value-type="float">
            <text:p>9.785335673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1755171822177" calcext:value-type="float">
            <text:p>1.1755171822</text:p>
          </table:table-cell>
          <table:table-cell office:value-type="float" office:value="8.89085400104523" calcext:value-type="float">
            <text:p>8.89085400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30598035620319" calcext:value-type="float">
            <text:p>1.3059803562</text:p>
          </table:table-cell>
          <table:table-cell office:value-type="float" office:value="8.99334801567925" calcext:value-type="float">
            <text:p>8.993348015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723242830899027" calcext:value-type="float">
            <text:p>0.7232428309</text:p>
          </table:table-cell>
          <table:table-cell office:value-type="float" office:value="8.82841141356362" calcext:value-type="float">
            <text:p>8.828411413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15152400384347" calcext:value-type="float">
            <text:p>1.1515240038</text:p>
          </table:table-cell>
          <table:table-cell office:value-type="float" office:value="8.55741413434347" calcext:value-type="float">
            <text:p>8.557414134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02802538606856" calcext:value-type="float">
            <text:p>1.0280253861</text:p>
          </table:table-cell>
          <table:table-cell office:value-type="float" office:value="8.43231028980679" calcext:value-type="float">
            <text:p>8.432310289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01936234500673" calcext:value-type="float">
            <text:p>1.019362345</text:p>
          </table:table-cell>
          <table:table-cell office:value-type="float" office:value="9.55672521061367" calcext:value-type="float">
            <text:p>9.556725210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777190139806933" calcext:value-type="float">
            <text:p>0.7771901398</text:p>
          </table:table-cell>
          <table:table-cell office:value-type="float" office:value="9.27374607986874" calcext:value-type="float">
            <text:p>9.273746079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01489667826229" calcext:value-type="float">
            <text:p>1.0148966783</text:p>
          </table:table-cell>
          <table:table-cell office:value-type="float" office:value="10.1169422070185" calcext:value-type="float">
            <text:p>10.11694220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19859736892912" calcext:value-type="float">
            <text:p>1.1985973689</text:p>
          </table:table-cell>
          <table:table-cell office:value-type="float" office:value="8.23026084899902" calcext:value-type="float">
            <text:p>8.23026084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01367717319065" calcext:value-type="float">
            <text:p>1.0136771732</text:p>
          </table:table-cell>
          <table:table-cell office:value-type="float" office:value="9.55325615406036" calcext:value-type="float">
            <text:p>9.553256154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978908820781443" calcext:value-type="float">
            <text:p>0.9789088208</text:p>
          </table:table-cell>
          <table:table-cell office:value-type="float" office:value="9.75500432650248" calcext:value-type="float">
            <text:p>9.755004326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20343485582206" calcext:value-type="float">
            <text:p>1.2034348558</text:p>
          </table:table-cell>
          <table:table-cell office:value-type="float" office:value="9.75892237822215" calcext:value-type="float">
            <text:p>9.758922378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0213035262293" calcext:value-type="float">
            <text:p>1.4021303526</text:p>
          </table:table-cell>
          <table:table-cell office:value-type="float" office:value="9.24277574486203" calcext:value-type="float">
            <text:p>9.242775744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31992658277353" calcext:value-type="float">
            <text:p>1.3199265828</text:p>
          </table:table-cell>
          <table:table-cell office:value-type="float" office:value="7.76214057869381" calcext:value-type="float">
            <text:p>7.762140578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02921208855179" calcext:value-type="float">
            <text:p>1.0292120886</text:p>
          </table:table-cell>
          <table:table-cell office:value-type="float" office:value="7.50713960329692" calcext:value-type="float">
            <text:p>7.507139603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977774040897687" calcext:value-type="float">
            <text:p>0.9777740409</text:p>
          </table:table-cell>
          <table:table-cell office:value-type="float" office:value="8.10038291083442" calcext:value-type="float">
            <text:p>8.100382910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788857195464273" calcext:value-type="float">
            <text:p>0.7888571955</text:p>
          </table:table-cell>
          <table:table-cell office:value-type="float" office:value="8.45251462194655" calcext:value-type="float">
            <text:p>8.452514621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39528748955992" calcext:value-type="float">
            <text:p>1.3952874896</text:p>
          </table:table-cell>
          <table:table-cell office:value-type="float" office:value="9.27377594841851" calcext:value-type="float">
            <text:p>9.273775948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965850124094221" calcext:value-type="float">
            <text:p>0.9658501241</text:p>
          </table:table-cell>
          <table:table-cell office:value-type="float" office:value="9.16219309965769" calcext:value-type="float">
            <text:p>9.162193099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20338118837939" calcext:value-type="float">
            <text:p>1.2033811884</text:p>
          </table:table-cell>
          <table:table-cell office:value-type="float" office:value="8.61507439613342" calcext:value-type="float">
            <text:p>8.615074396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914960791336165" calcext:value-type="float">
            <text:p>0.9149607913</text:p>
          </table:table-cell>
          <table:table-cell office:value-type="float" office:value="7.66798893610636" calcext:value-type="float">
            <text:p>7.667988936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36469021903144" calcext:value-type="float">
            <text:p>1.364690219</text:p>
          </table:table-cell>
          <table:table-cell office:value-type="float" office:value="8.34082672331068" calcext:value-type="float">
            <text:p>8.340826723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946953097648091" calcext:value-type="float">
            <text:p>0.9469530976</text:p>
          </table:table-cell>
          <table:table-cell office:value-type="float" office:value="7.90731898943583" calcext:value-type="float">
            <text:p>7.907318989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25297910471757" calcext:value-type="float">
            <text:p>1.2529791047</text:p>
          </table:table-cell>
          <table:table-cell office:value-type="float" office:value="8.82073841492335" calcext:value-type="float">
            <text:p>8.820738414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1975550221072" calcext:value-type="float">
            <text:p>1.4197555022</text:p>
          </table:table-cell>
          <table:table-cell office:value-type="float" office:value="8.90479507711199" calcext:value-type="float">
            <text:p>8.904795077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6673147380352" calcext:value-type="float">
            <text:p>1.4667314738</text:p>
          </table:table-cell>
          <table:table-cell office:value-type="float" office:value="8.0068562163247" calcext:value-type="float">
            <text:p>8.006856216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868761165936788" calcext:value-type="float">
            <text:p>0.8687611659</text:p>
          </table:table-cell>
          <table:table-cell office:value-type="float" office:value="7.75767738289303" calcext:value-type="float">
            <text:p>7.757677382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14764274375306" calcext:value-type="float">
            <text:p>1.1476427438</text:p>
          </table:table-cell>
          <table:table-cell office:value-type="float" office:value="8.47796746095022" calcext:value-type="float">
            <text:p>8.47796746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00587497187985" calcext:value-type="float">
            <text:p>1.0058749719</text:p>
          </table:table-cell>
          <table:table-cell office:value-type="float" office:value="9.06678224934472" calcext:value-type="float">
            <text:p>9.066782249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6456956739227" calcext:value-type="float">
            <text:p>1.4645695674</text:p>
          </table:table-cell>
          <table:table-cell office:value-type="float" office:value="9.50635610686408" calcext:value-type="float">
            <text:p>9.506356106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986760808030764" calcext:value-type="float">
            <text:p>0.986760808</text:p>
          </table:table-cell>
          <table:table-cell office:value-type="float" office:value="8.44464883539412" calcext:value-type="float">
            <text:p>8.444648835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26975779516829" calcext:value-type="float">
            <text:p>1.2697577952</text:p>
          </table:table-cell>
          <table:table-cell office:value-type="float" office:value="9.00726660092672" calcext:value-type="float">
            <text:p>9.007266600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942447083526187" calcext:value-type="float">
            <text:p>0.9424470835</text:p>
          </table:table-cell>
          <table:table-cell office:value-type="float" office:value="7.78398690621058" calcext:value-type="float">
            <text:p>7.783986906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973370945784781" calcext:value-type="float">
            <text:p>0.9733709458</text:p>
          </table:table-cell>
          <table:table-cell office:value-type="float" office:value="8.89058307806651" calcext:value-type="float">
            <text:p>8.890583078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22979537546635" calcext:value-type="float">
            <text:p>1.2297953755</text:p>
          </table:table-cell>
          <table:table-cell office:value-type="float" office:value="9.21296521027883" calcext:value-type="float">
            <text:p>9.212965210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8592612075102" calcext:value-type="float">
            <text:p>0.8592612075</text:p>
          </table:table-cell>
          <table:table-cell office:value-type="float" office:value="10.1719537708494" calcext:value-type="float">
            <text:p>10.171953770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00895255439811" calcext:value-type="float">
            <text:p>1.0089525544</text:p>
          </table:table-cell>
          <table:table-cell office:value-type="float" office:value="9.6316434012519" calcext:value-type="float">
            <text:p>9.631643401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637294246504704" calcext:value-type="float">
            <text:p>0.6372942465</text:p>
          </table:table-cell>
          <table:table-cell office:value-type="float" office:value="8.4613538980484" calcext:value-type="float">
            <text:p>8.46135389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05669196248055" calcext:value-type="float">
            <text:p>1.0566919625</text:p>
          </table:table-cell>
          <table:table-cell office:value-type="float" office:value="8.80963463253445" calcext:value-type="float">
            <text:p>8.809634632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23812428514163" calcext:value-type="float">
            <text:p>1.2381242851</text:p>
          </table:table-cell>
          <table:table-cell office:value-type="float" office:value="8.26028104623159" calcext:value-type="float">
            <text:p>8.260281046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881298570997185" calcext:value-type="float">
            <text:p>0.881298571</text:p>
          </table:table-cell>
          <table:table-cell office:value-type="float" office:value="9.19186638461219" calcext:value-type="float">
            <text:p>9.191866384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914623745282491" calcext:value-type="float">
            <text:p>0.9146237453</text:p>
          </table:table-cell>
          <table:table-cell office:value-type="float" office:value="9.5464379257626" calcext:value-type="float">
            <text:p>9.546437925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36599897146225" calcext:value-type="float">
            <text:p>1.3659989715</text:p>
          </table:table-cell>
          <table:table-cell office:value-type="float" office:value="9.74600617090861" calcext:value-type="float">
            <text:p>9.746006170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905725215706561" calcext:value-type="float">
            <text:p>0.9057252157</text:p>
          </table:table-cell>
          <table:table-cell office:value-type="float" office:value="8.5517025258806" calcext:value-type="float">
            <text:p>8.551702525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06678448551231" calcext:value-type="float">
            <text:p>1.0667844855</text:p>
          </table:table-cell>
          <table:table-cell office:value-type="float" office:value="8.85045688682132" calcext:value-type="float">
            <text:p>8.850456886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627253804293771" calcext:value-type="float">
            <text:p>0.6272538043</text:p>
          </table:table-cell>
          <table:table-cell office:value-type="float" office:value="8.62888377242618" calcext:value-type="float">
            <text:p>8.628883772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746799678272671" calcext:value-type="float">
            <text:p>0.7467996783</text:p>
          </table:table-cell>
          <table:table-cell office:value-type="float" office:value="9.21404425303141" calcext:value-type="float">
            <text:p>9.21404425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08753570500347" calcext:value-type="float">
            <text:p>1.087535705</text:p>
          </table:table-cell>
          <table:table-cell office:value-type="float" office:value="8.44334423542023" calcext:value-type="float">
            <text:p>8.443344235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09068471441666" calcext:value-type="float">
            <text:p>1.0906847144</text:p>
          </table:table-cell>
          <table:table-cell office:value-type="float" office:value="8.83146286010742" calcext:value-type="float">
            <text:p>8.831462860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01745309664143" calcext:value-type="float">
            <text:p>1.0174530966</text:p>
          </table:table-cell>
          <table:table-cell office:value-type="float" office:value="8.7167508204778" calcext:value-type="float">
            <text:p>8.716750820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830223861502276" calcext:value-type="float">
            <text:p>0.8302238615</text:p>
          </table:table-cell>
          <table:table-cell office:value-type="float" office:value="9.26919688118829" calcext:value-type="float">
            <text:p>9.269196881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2033768809504" calcext:value-type="float">
            <text:p>1.203376881</text:p>
          </table:table-cell>
          <table:table-cell office:value-type="float" office:value="8.91481237941318" calcext:value-type="float">
            <text:p>8.914812379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62799858848254" calcext:value-type="float">
            <text:p>1.6279985885</text:p>
          </table:table-cell>
          <table:table-cell office:value-type="float" office:value="8.03520789411333" calcext:value-type="float">
            <text:p>8.035207894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802448287275102" calcext:value-type="float">
            <text:p>0.8024482873</text:p>
          </table:table-cell>
          <table:table-cell office:value-type="float" office:value="9.17265241675907" calcext:value-type="float">
            <text:p>9.172652416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13776885204845" calcext:value-type="float">
            <text:p>1.137768852</text:p>
          </table:table-cell>
          <table:table-cell office:value-type="float" office:value="8.62764875094096" calcext:value-type="float">
            <text:p>8.627648750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835815932270553" calcext:value-type="float">
            <text:p>0.8358159323</text:p>
          </table:table-cell>
          <table:table-cell office:value-type="float" office:value="9.15157278378805" calcext:value-type="float">
            <text:p>9.151572783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766359144780371" calcext:value-type="float">
            <text:p>0.7663591448</text:p>
          </table:table-cell>
          <table:table-cell office:value-type="float" office:value="9.35999976264106" calcext:value-type="float">
            <text:p>9.359999762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875834771990776" calcext:value-type="float">
            <text:p>0.875834772</text:p>
          </table:table-cell>
          <table:table-cell office:value-type="float" office:value="8.51017191674974" calcext:value-type="float">
            <text:p>8.510171916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90555483367708" calcext:value-type="float">
            <text:p>0.9055548337</text:p>
          </table:table-cell>
          <table:table-cell office:value-type="float" office:value="8.94487213426166" calcext:value-type="float">
            <text:p>8.944872134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954818595945835" calcext:value-type="float">
            <text:p>0.9548185959</text:p>
          </table:table-cell>
          <table:table-cell office:value-type="float" office:value="9.68409726354811" calcext:value-type="float">
            <text:p>9.684097263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08781353856126" calcext:value-type="float">
            <text:p>1.0878135386</text:p>
          </table:table-cell>
          <table:table-cell office:value-type="float" office:value="7.92883687549167" calcext:value-type="float">
            <text:p>7.928836875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24974403729041" calcext:value-type="float">
            <text:p>1.2497440373</text:p>
          </table:table-cell>
          <table:table-cell office:value-type="float" office:value="9.61339673731062" calcext:value-type="float">
            <text:p>9.613396737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19489371544785" calcext:value-type="float">
            <text:p>1.1948937154</text:p>
          </table:table-cell>
          <table:table-cell office:value-type="float" office:value="8.97315365076065" calcext:value-type="float">
            <text:p>8.973153650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868499320911037" calcext:value-type="float">
            <text:p>0.8684993209</text:p>
          </table:table-cell>
          <table:table-cell office:value-type="float" office:value="8.26190050443014" calcext:value-type="float">
            <text:p>8.261900504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841629124018881" calcext:value-type="float">
            <text:p>0.841629124</text:p>
          </table:table-cell>
          <table:table-cell office:value-type="float" office:value="8.8067811595069" calcext:value-type="float">
            <text:p>8.806781159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677685932866815" calcext:value-type="float">
            <text:p>0.6776859329</text:p>
          </table:table-cell>
          <table:table-cell office:value-type="float" office:value="8.91213956144121" calcext:value-type="float">
            <text:p>8.912139561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04165711137984" calcext:value-type="float">
            <text:p>1.0416571114</text:p>
          </table:table-cell>
          <table:table-cell office:value-type="float" office:value="9.34476425912645" calcext:value-type="float">
            <text:p>9.344764259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943157834642463" calcext:value-type="float">
            <text:p>0.9431578346</text:p>
          </table:table-cell>
          <table:table-cell office:value-type="float" office:value="10.466123951806" calcext:value-type="float">
            <text:p>10.466123951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670690588818656" calcext:value-type="float">
            <text:p>0.6706905888</text:p>
          </table:table-cell>
          <table:table-cell office:value-type="float" office:value="8.21778934531742" calcext:value-type="float">
            <text:p>8.217789345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02455314381255" calcext:value-type="float">
            <text:p>1.0245531438</text:p>
          </table:table-cell>
          <table:table-cell office:value-type="float" office:value="8.5461507373386" calcext:value-type="float">
            <text:p>8.546150737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945816071828206" calcext:value-type="float">
            <text:p>0.9458160718</text:p>
          </table:table-cell>
          <table:table-cell office:value-type="float" office:value="9.30262568261888" calcext:value-type="float">
            <text:p>9.302625682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08423309988446" calcext:value-type="float">
            <text:p>1.0842330999</text:p>
          </table:table-cell>
          <table:table-cell office:value-type="float" office:value="9.25555913978153" calcext:value-type="float">
            <text:p>9.255559139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733720436195533" calcext:value-type="float">
            <text:p>0.7337204362</text:p>
          </table:table-cell>
          <table:table-cell office:value-type="float" office:value="9.32154015700022" calcext:value-type="float">
            <text:p>9.32154015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813240490025944" calcext:value-type="float">
            <text:p>0.81324049</text:p>
          </table:table-cell>
          <table:table-cell office:value-type="float" office:value="9.55170908239153" calcext:value-type="float">
            <text:p>9.551709082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11695446305805" calcext:value-type="float">
            <text:p>1.1169544631</text:p>
          </table:table-cell>
          <table:table-cell office:value-type="float" office:value="9.53974061542087" calcext:value-type="float">
            <text:p>9.539740615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399042037134576" calcext:value-type="float">
            <text:p>0.3990420371</text:p>
          </table:table-cell>
          <table:table-cell office:value-type="float" office:value="9.83622994687822" calcext:value-type="float">
            <text:p>9.836229946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95713073230452" calcext:value-type="float">
            <text:p>0.9571307323</text:p>
          </table:table-cell>
          <table:table-cell office:value-type="float" office:value="9.81451078255971" calcext:value-type="float">
            <text:p>9.814510782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936781089090639" calcext:value-type="float">
            <text:p>0.9367810891</text:p>
          </table:table-cell>
          <table:table-cell office:value-type="float" office:value="9.04575037956238" calcext:value-type="float">
            <text:p>9.045750379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33600218014585" calcext:value-type="float">
            <text:p>1.3360021801</text:p>
          </table:table-cell>
          <table:table-cell office:value-type="float" office:value="7.98862183094025" calcext:value-type="float">
            <text:p>7.9886218309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13710239364041" calcext:value-type="float">
            <text:p>1.1371023936</text:p>
          </table:table-cell>
          <table:table-cell office:value-type="float" office:value="8.64745457967122" calcext:value-type="float">
            <text:p>8.647454579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929338604542944" calcext:value-type="float">
            <text:p>0.9293386045</text:p>
          </table:table-cell>
          <table:table-cell office:value-type="float" office:value="8.68480071756575" calcext:value-type="float">
            <text:p>8.684800717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952248665028148" calcext:value-type="float">
            <text:p>0.952248665</text:p>
          </table:table-cell>
          <table:table-cell office:value-type="float" office:value="8.74610065089332" calcext:value-type="float">
            <text:p>8.746100650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671679327057468" calcext:value-type="float">
            <text:p>0.6716793271</text:p>
          </table:table-cell>
          <table:table-cell office:value-type="float" office:value="9.02837016847399" calcext:value-type="float">
            <text:p>9.028370168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844541934712066" calcext:value-type="float">
            <text:p>0.8445419347</text:p>
          </table:table-cell>
          <table:table-cell office:value-type="float" office:value="10.0846790737576" calcext:value-type="float">
            <text:p>10.084679073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0249433066282" calcext:value-type="float">
            <text:p>1.0249433066</text:p>
          </table:table-cell>
          <table:table-cell office:value-type="float" office:value="8.79815785090129" calcext:value-type="float">
            <text:p>8.798157850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847267659877737" calcext:value-type="float">
            <text:p>0.8472676599</text:p>
          </table:table-cell>
          <table:table-cell office:value-type="float" office:value="9.44723730617099" calcext:value-type="float">
            <text:p>9.447237306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80173852344354" calcext:value-type="float">
            <text:p>0.8017385234</text:p>
          </table:table-cell>
          <table:table-cell office:value-type="float" office:value="8.87680033842723" calcext:value-type="float">
            <text:p>8.876800338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02041515674856" calcext:value-type="float">
            <text:p>1.0204151567</text:p>
          </table:table-cell>
          <table:table-cell office:value-type="float" office:value="9.94627732700772" calcext:value-type="float">
            <text:p>9.94627732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759385571546025" calcext:value-type="float">
            <text:p>0.7593855715</text:p>
          </table:table-cell>
          <table:table-cell office:value-type="float" office:value="9.3747390906016" calcext:value-type="float">
            <text:p>9.374739090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472444370720122" calcext:value-type="float">
            <text:p>0.4724443707</text:p>
          </table:table-cell>
          <table:table-cell office:value-type="float" office:value="9.69021113051308" calcext:value-type="float">
            <text:p>9.690211130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78650552512457" calcext:value-type="float">
            <text:p>0.7865055251</text:p>
          </table:table-cell>
          <table:table-cell office:value-type="float" office:value="9.35635085900625" calcext:value-type="float">
            <text:p>9.35635085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932283447517289" calcext:value-type="float">
            <text:p>0.9322834475</text:p>
          </table:table-cell>
          <table:table-cell office:value-type="float" office:value="9.25854490862952" calcext:value-type="float">
            <text:p>9.258544908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28070664753517" calcext:value-type="float">
            <text:p>1.2807066475</text:p>
          </table:table-cell>
          <table:table-cell office:value-type="float" office:value="9.3775556617313" calcext:value-type="float">
            <text:p>9.377555661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76010359848539" calcext:value-type="float">
            <text:p>0.7601035985</text:p>
          </table:table-cell>
          <table:table-cell office:value-type="float" office:value="9.72401620282067" calcext:value-type="float">
            <text:p>9.724016202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983917344941033" calcext:value-type="float">
            <text:p>0.9839173449</text:p>
          </table:table-cell>
          <table:table-cell office:value-type="float" office:value="10.0467853678597" calcext:value-type="float">
            <text:p>10.046785367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732364904854654" calcext:value-type="float">
            <text:p>0.7323649049</text:p>
          </table:table-cell>
          <table:table-cell office:value-type="float" office:value="10.147889720069" calcext:value-type="float">
            <text:p>10.147889720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957450224128035" calcext:value-type="float">
            <text:p>0.9574502241</text:p>
          </table:table-cell>
          <table:table-cell office:value-type="float" office:value="9.15480100446277" calcext:value-type="float">
            <text:p>9.154801004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841408979064888" calcext:value-type="float">
            <text:p>0.8414089791</text:p>
          </table:table-cell>
          <table:table-cell office:value-type="float" office:value="9.83723465601603" calcext:value-type="float">
            <text:p>9.83723465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10348067474034" calcext:value-type="float">
            <text:p>1.1034806747</text:p>
          </table:table-cell>
          <table:table-cell office:value-type="float" office:value="9.66123263041178" calcext:value-type="float">
            <text:p>9.661232630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67530101372136" calcext:value-type="float">
            <text:p>0.6675301014</text:p>
          </table:table-cell>
          <table:table-cell office:value-type="float" office:value="9.15258439381917" calcext:value-type="float">
            <text:p>9.152584393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824111469917827" calcext:value-type="float">
            <text:p>0.8241114699</text:p>
          </table:table-cell>
          <table:table-cell office:value-type="float" office:value="9.5264963971244" calcext:value-type="float">
            <text:p>9.526496397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792267835968071" calcext:value-type="float">
            <text:p>0.792267836</text:p>
          </table:table-cell>
          <table:table-cell office:value-type="float" office:value="10.792983174324" calcext:value-type="float">
            <text:p>10.792983174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833235965338018" calcext:value-type="float">
            <text:p>0.8332359653</text:p>
          </table:table-cell>
          <table:table-cell office:value-type="float" office:value="11.0452052354813" calcext:value-type="float">
            <text:p>11.045205235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852508212625981" calcext:value-type="float">
            <text:p>0.8525082126</text:p>
          </table:table-cell>
          <table:table-cell office:value-type="float" office:value="9.34733867645264" calcext:value-type="float">
            <text:p>9.347338676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987020795543989" calcext:value-type="float">
            <text:p>0.9870207955</text:p>
          </table:table-cell>
          <table:table-cell office:value-type="float" office:value="10.1213131083383" calcext:value-type="float">
            <text:p>10.121313108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603103995312833" calcext:value-type="float">
            <text:p>0.6031039953</text:p>
          </table:table-cell>
          <table:table-cell office:value-type="float" office:value="10.2641047769123" calcext:value-type="float">
            <text:p>10.264104776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559425059623189" calcext:value-type="float">
            <text:p>0.5594250596</text:p>
          </table:table-cell>
          <table:table-cell office:value-type="float" office:value="11.7866890033086" calcext:value-type="float">
            <text:p>11.786689003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739841276076105" calcext:value-type="float">
            <text:p>0.7398412761</text:p>
          </table:table-cell>
          <table:table-cell office:value-type="float" office:value="9.79231615861257" calcext:value-type="float">
            <text:p>9.792316158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19102533012629" calcext:value-type="float">
            <text:p>1.1910253301</text:p>
          </table:table-cell>
          <table:table-cell office:value-type="float" office:value="9.89094618956248" calcext:value-type="float">
            <text:p>9.890946189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737743687298563" calcext:value-type="float">
            <text:p>0.7377436873</text:p>
          </table:table-cell>
          <table:table-cell office:value-type="float" office:value="11.3099109464222" calcext:value-type="float">
            <text:p>11.309910946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679189002927807" calcext:value-type="float">
            <text:p>0.6791890029</text:p>
          </table:table-cell>
          <table:table-cell office:value-type="float" office:value="9.61202551921209" calcext:value-type="float">
            <text:p>9.612025519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81654953526126" calcext:value-type="float">
            <text:p>0.8165495353</text:p>
          </table:table-cell>
          <table:table-cell office:value-type="float" office:value="11.649065958129" calcext:value-type="float">
            <text:p>11.649065958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05301380074687" calcext:value-type="float">
            <text:p>0.7053013801</text:p>
          </table:table-cell>
          <table:table-cell office:value-type="float" office:value="9.67893787887361" calcext:value-type="float">
            <text:p>9.678937878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928453167610699" calcext:value-type="float">
            <text:p>0.9284531676</text:p>
          </table:table-cell>
          <table:table-cell office:value-type="float" office:value="11.1865632798937" calcext:value-type="float">
            <text:p>11.186563279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809879388908545" calcext:value-type="float">
            <text:p>0.8098793889</text:p>
          </table:table-cell>
          <table:table-cell office:value-type="float" office:value="10.2955666250653" calcext:value-type="float">
            <text:p>10.295566625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409122253343877" calcext:value-type="float">
            <text:p>0.4091222533</text:p>
          </table:table-cell>
          <table:table-cell office:value-type="float" office:value="10.369689239396" calcext:value-type="float">
            <text:p>10.369689239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730524204174677" calcext:value-type="float">
            <text:p>0.7305242042</text:p>
          </table:table-cell>
          <table:table-cell office:value-type="float" office:value="10.8888246748183" calcext:value-type="float">
            <text:p>10.888824674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861754756172498" calcext:value-type="float">
            <text:p>0.8617547562</text:p>
          </table:table-cell>
          <table:table-cell office:value-type="float" office:value="10.2648678753111" calcext:value-type="float">
            <text:p>10.264867875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783260039861004" calcext:value-type="float">
            <text:p>0.7832600399</text:p>
          </table:table-cell>
          <table:table-cell office:value-type="float" office:value="10.0180656777488" calcext:value-type="float">
            <text:p>10.018065677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850902408278651" calcext:value-type="float">
            <text:p>0.8509024083</text:p>
          </table:table-cell>
          <table:table-cell office:value-type="float" office:value="10.7681872447332" calcext:value-type="float">
            <text:p>10.768187244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83636294098364" calcext:value-type="float">
            <text:p>0.836362941</text:p>
          </table:table-cell>
          <table:table-cell office:value-type="float" office:value="10.5600900782479" calcext:value-type="float">
            <text:p>10.560090078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792867546445794" calcext:value-type="float">
            <text:p>0.7928675464</text:p>
          </table:table-cell>
          <table:table-cell office:value-type="float" office:value="11.6862291759915" calcext:value-type="float">
            <text:p>11.68622917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902800936748584" calcext:value-type="float">
            <text:p>0.9028009367</text:p>
          </table:table-cell>
          <table:table-cell office:value-type="float" office:value="9.62875110573239" calcext:value-type="float">
            <text:p>9.628751105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94072876084182" calcext:value-type="float">
            <text:p>0.9407287608</text:p>
          </table:table-cell>
          <table:table-cell office:value-type="float" office:value="9.78533046775394" calcext:value-type="float">
            <text:p>9.785330467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03212851219707" calcext:value-type="float">
            <text:p>1.0321285122</text:p>
          </table:table-cell>
          <table:table-cell office:value-type="float" office:value="9.8787380721834" calcext:value-type="float">
            <text:p>9.878738072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509081251779571" calcext:value-type="float">
            <text:p>0.5090812518</text:p>
          </table:table-cell>
          <table:table-cell office:value-type="float" office:value="10.0410807530085" calcext:value-type="float">
            <text:p>10.04108075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913853282647001" calcext:value-type="float">
            <text:p>0.9138532826</text:p>
          </table:table-cell>
          <table:table-cell office:value-type="float" office:value="10.684967133734" calcext:value-type="float">
            <text:p>10.684967133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93516375662552" calcext:value-type="float">
            <text:p>0.9351637566</text:p>
          </table:table-cell>
          <table:table-cell office:value-type="float" office:value="7.72260742717319" calcext:value-type="float">
            <text:p>7.722607427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07219550303287" calcext:value-type="float">
            <text:p>1.072195503</text:p>
          </table:table-cell>
          <table:table-cell office:value-type="float" office:value="9.37609714931912" calcext:value-type="float">
            <text:p>9.376097149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845964922507604" calcext:value-type="float">
            <text:p>0.8459649225</text:p>
          </table:table-cell>
          <table:table-cell office:value-type="float" office:value="10.4793461031384" calcext:value-type="float">
            <text:p>10.479346103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05413431177537" calcext:value-type="float">
            <text:p>1.0541343118</text:p>
          </table:table-cell>
          <table:table-cell office:value-type="float" office:value="10.1088953680462" calcext:value-type="float">
            <text:p>10.10889536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667064426590999" calcext:value-type="float">
            <text:p>0.6670644266</text:p>
          </table:table-cell>
          <table:table-cell office:value-type="float" office:value="10.8252518706852" calcext:value-type="float">
            <text:p>10.825251870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708558323027359" calcext:value-type="float">
            <text:p>0.708558323</text:p>
          </table:table-cell>
          <table:table-cell office:value-type="float" office:value="9.71088360415565" calcext:value-type="float">
            <text:p>9.710883604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993020157681571" calcext:value-type="float">
            <text:p>0.9930201577</text:p>
          </table:table-cell>
          <table:table-cell office:value-type="float" office:value="9.51605308055878" calcext:value-type="float">
            <text:p>9.516053080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03084683534172" calcext:value-type="float">
            <text:p>1.0308468353</text:p>
          </table:table-cell>
          <table:table-cell office:value-type="float" office:value="10.0121157566706" calcext:value-type="float">
            <text:p>10.012115756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45021563809779" calcext:value-type="float">
            <text:p>0.4502156381</text:p>
          </table:table-cell>
          <table:table-cell office:value-type="float" office:value="10.5466357337104" calcext:value-type="float">
            <text:p>10.546635733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642381674630775" calcext:value-type="float">
            <text:p>0.6423816746</text:p>
          </table:table-cell>
          <table:table-cell office:value-type="float" office:value="10.3049326737722" calcext:value-type="float">
            <text:p>10.304932673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909376680023141" calcext:value-type="float">
            <text:p>0.90937668</text:p>
          </table:table-cell>
          <table:table-cell office:value-type="float" office:value="10.3074834479226" calcext:value-type="float">
            <text:p>10.307483447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709084287451373" calcext:value-type="float">
            <text:p>0.7090842875</text:p>
          </table:table-cell>
          <table:table-cell office:value-type="float" office:value="8.79226427608066" calcext:value-type="float">
            <text:p>8.792264276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830909184366465" calcext:value-type="float">
            <text:p>0.8309091844</text:p>
          </table:table-cell>
          <table:table-cell office:value-type="float" office:value="9.96231713559892" calcext:value-type="float">
            <text:p>9.962317135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646114685551988" calcext:value-type="float">
            <text:p>0.6461146856</text:p>
          </table:table-cell>
          <table:table-cell office:value-type="float" office:value="8.54169650872549" calcext:value-type="float">
            <text:p>8.541696508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964827341917488" calcext:value-type="float">
            <text:p>0.9648273419</text:p>
          </table:table-cell>
          <table:table-cell office:value-type="float" office:value="8.14490081204308" calcext:value-type="float">
            <text:p>8.14490081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780519129253096" calcext:value-type="float">
            <text:p>0.7805191293</text:p>
          </table:table-cell>
          <table:table-cell office:value-type="float" office:value="9.62208202150133" calcext:value-type="float">
            <text:p>9.622082021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2649532062312" calcext:value-type="float">
            <text:p>1.2649532062</text:p>
          </table:table-cell>
          <table:table-cell office:value-type="float" office:value="9.47641588581933" calcext:value-type="float">
            <text:p>9.476415885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935488198449214" calcext:value-type="float">
            <text:p>0.9354881984</text:p>
          </table:table-cell>
          <table:table-cell office:value-type="float" office:value="8.92620229721069" calcext:value-type="float">
            <text:p>8.926202297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588173619409402" calcext:value-type="float">
            <text:p>0.5881736194</text:p>
          </table:table-cell>
          <table:table-cell office:value-type="float" office:value="9.07820938693153" calcext:value-type="float">
            <text:p>9.078209386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615053857862949" calcext:value-type="float">
            <text:p>0.6150538579</text:p>
          </table:table-cell>
          <table:table-cell office:value-type="float" office:value="10.3401980400085" calcext:value-type="float">
            <text:p>10.3401980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77973052677181" calcext:value-type="float">
            <text:p>0.7797305268</text:p>
          </table:table-cell>
          <table:table-cell office:value-type="float" office:value="9.40873418913947" calcext:value-type="float">
            <text:p>9.408734189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599314982361264" calcext:value-type="float">
            <text:p>0.5993149824</text:p>
          </table:table-cell>
          <table:table-cell office:value-type="float" office:value="9.48732423782349" calcext:value-type="float">
            <text:p>9.487324237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819446106255054" calcext:value-type="float">
            <text:p>0.8194461063</text:p>
          </table:table-cell>
          <table:table-cell office:value-type="float" office:value="10.4563245243496" calcext:value-type="float">
            <text:p>10.456324524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572002303351959" calcext:value-type="float">
            <text:p>0.5720023034</text:p>
          </table:table-cell>
          <table:table-cell office:value-type="float" office:value="9.19822058412764" calcext:value-type="float">
            <text:p>9.198220584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678352010912366" calcext:value-type="float">
            <text:p>0.6783520109</text:p>
          </table:table-cell>
          <table:table-cell office:value-type="float" office:value="9.94203338358137" calcext:value-type="float">
            <text:p>9.942033383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23318522233102" calcext:value-type="float">
            <text:p>1.2331852223</text:p>
          </table:table-cell>
          <table:table-cell office:value-type="float" office:value="9.40146472056707" calcext:value-type="float">
            <text:p>9.401464720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657305095096429" calcext:value-type="float">
            <text:p>0.6573050951</text:p>
          </table:table-cell>
          <table:table-cell office:value-type="float" office:value="9.71548059251573" calcext:value-type="float">
            <text:p>9.715480592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31658016757833" calcext:value-type="float">
            <text:p>1.3165801676</text:p>
          </table:table-cell>
          <table:table-cell office:value-type="float" office:value="10.066899895668" calcext:value-type="float">
            <text:p>10.066899895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789123574292494" calcext:value-type="float">
            <text:p>0.7891235743</text:p>
          </table:table-cell>
          <table:table-cell office:value-type="float" office:value="9.2076627280977" calcext:value-type="float">
            <text:p>9.207662728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724879605861174" calcext:value-type="float">
            <text:p>0.7248796059</text:p>
          </table:table-cell>
          <table:table-cell office:value-type="float" office:value="9.95916901694404" calcext:value-type="float">
            <text:p>9.9591690169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15331405028701" calcext:value-type="float">
            <text:p>1.1533140503</text:p>
          </table:table-cell>
          <table:table-cell office:value-type="float" office:value="9.46717846393585" calcext:value-type="float">
            <text:p>9.467178463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918861295200056" calcext:value-type="float">
            <text:p>0.9188612952</text:p>
          </table:table-cell>
          <table:table-cell office:value-type="float" office:value="8.09204244613647" calcext:value-type="float">
            <text:p>8.092042446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700510593255361" calcext:value-type="float">
            <text:p>0.7005105933</text:p>
          </table:table-cell>
          <table:table-cell office:value-type="float" office:value="9.43022492196825" calcext:value-type="float">
            <text:p>9.43022492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598418884641594" calcext:value-type="float">
            <text:p>0.5984188846</text:p>
          </table:table-cell>
          <table:table-cell office:value-type="float" office:value="8.69712144798703" calcext:value-type="float">
            <text:p>8.69712144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606792480912474" calcext:value-type="float">
            <text:p>0.6067924809</text:p>
          </table:table-cell>
          <table:table-cell office:value-type="float" office:value="9.23851896656884" calcext:value-type="float">
            <text:p>9.238518966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710316570599874" calcext:value-type="float">
            <text:p>0.7103165706</text:p>
          </table:table-cell>
          <table:table-cell office:value-type="float" office:value="11.3825435108609" calcext:value-type="float">
            <text:p>11.3825435109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829573788162735" calcext:value-type="float">
            <text:p>0.8295737882</text:p>
          </table:table-cell>
          <table:table-cell office:value-type="float" office:value="9.34160008695391" calcext:value-type="float">
            <text:p>9.34160008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868170879284541" calcext:value-type="float">
            <text:p>0.8681708793</text:p>
          </table:table-cell>
          <table:table-cell office:value-type="float" office:value="9.28550797038608" calcext:value-type="float">
            <text:p>9.285507970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518809340920092" calcext:value-type="float">
            <text:p>0.5188093409</text:p>
          </table:table-cell>
          <table:table-cell office:value-type="float" office:value="8.9023286567794" calcext:value-type="float">
            <text:p>8.902328656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621108275651932" calcext:value-type="float">
            <text:p>0.6211082757</text:p>
          </table:table-cell>
          <table:table-cell office:value-type="float" office:value="9.27469766139984" calcext:value-type="float">
            <text:p>9.274697661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475390081604322" calcext:value-type="float">
            <text:p>0.4753900816</text:p>
          </table:table-cell>
          <table:table-cell office:value-type="float" office:value="9.66841869884067" calcext:value-type="float">
            <text:p>9.668418698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653338319311539" calcext:value-type="float">
            <text:p>0.6533383193</text:p>
          </table:table-cell>
          <table:table-cell office:value-type="float" office:value="8.47824080785116" calcext:value-type="float">
            <text:p>8.478240807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503203753340575" calcext:value-type="float">
            <text:p>0.5032037533</text:p>
          </table:table-cell>
          <table:table-cell office:value-type="float" office:value="9.71216456426514" calcext:value-type="float">
            <text:p>9.712164564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597495312905974" calcext:value-type="float">
            <text:p>0.5974953129</text:p>
          </table:table-cell>
          <table:table-cell office:value-type="float" office:value="8.34372804562251" calcext:value-type="float">
            <text:p>8.343728045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6020787736194" calcext:value-type="float">
            <text:p>0.6020787736</text:p>
          </table:table-cell>
          <table:table-cell office:value-type="float" office:value="9.64271036783854" calcext:value-type="float">
            <text:p>9.642710367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881089498144057" calcext:value-type="float">
            <text:p>0.8810894981</text:p>
          </table:table-cell>
          <table:table-cell office:value-type="float" office:value="9.62514800495572" calcext:value-type="float">
            <text:p>9.62514800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736026235918204" calcext:value-type="float">
            <text:p>0.7360262359</text:p>
          </table:table-cell>
          <table:table-cell office:value-type="float" office:value="10.2347317801582" calcext:value-type="float">
            <text:p>10.234731780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58368345623215" calcext:value-type="float">
            <text:p>0.5836834562</text:p>
          </table:table-cell>
          <table:table-cell office:value-type="float" office:value="9.42698811160194" calcext:value-type="float">
            <text:p>9.426988111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523929707423991" calcext:value-type="float">
            <text:p>0.5239297074</text:p>
          </table:table-cell>
          <table:table-cell office:value-type="float" office:value="9.85605483584934" calcext:value-type="float">
            <text:p>9.856054835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82889706188192" calcext:value-type="float">
            <text:p>0.8288970619</text:p>
          </table:table-cell>
          <table:table-cell office:value-type="float" office:value="10.7258009778129" calcext:value-type="float">
            <text:p>10.725800977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745050740904278" calcext:value-type="float">
            <text:p>0.7450507409</text:p>
          </table:table-cell>
          <table:table-cell office:value-type="float" office:value="9.39683991008335" calcext:value-type="float">
            <text:p>9.396839910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679779374930594" calcext:value-type="float">
            <text:p>0.6797793749</text:p>
          </table:table-cell>
          <table:table-cell office:value-type="float" office:value="8.53314234813054" calcext:value-type="float">
            <text:p>8.533142348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561876121246153" calcext:value-type="float">
            <text:p>0.5618761212</text:p>
          </table:table-cell>
          <table:table-cell office:value-type="float" office:value="9.63161257902781" calcext:value-type="float">
            <text:p>9.63161257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715737916198042" calcext:value-type="float">
            <text:p>0.7157379162</text:p>
          </table:table-cell>
          <table:table-cell office:value-type="float" office:value="9.64117499192556" calcext:value-type="float">
            <text:p>9.6411749919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986404657943381" calcext:value-type="float">
            <text:p>0.9864046579</text:p>
          </table:table-cell>
          <table:table-cell office:value-type="float" office:value="9.3008502986696" calcext:value-type="float">
            <text:p>9.300850298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509146224872934" calcext:value-type="float">
            <text:p>0.5091462249</text:p>
          </table:table-cell>
          <table:table-cell office:value-type="float" office:value="9.44675483968523" calcext:value-type="float">
            <text:p>9.446754839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582045693943898" calcext:value-type="float">
            <text:p>0.5820456939</text:p>
          </table:table-cell>
          <table:table-cell office:value-type="float" office:value="7.70033372773065" calcext:value-type="float">
            <text:p>7.700333727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561338322195742" calcext:value-type="float">
            <text:p>0.5613383222</text:p>
          </table:table-cell>
          <table:table-cell office:value-type="float" office:value="9.31681236955855" calcext:value-type="float">
            <text:p>9.316812369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703385033010919" calcext:value-type="float">
            <text:p>0.703385033</text:p>
          </table:table-cell>
          <table:table-cell office:value-type="float" office:value="8.8167624341117" calcext:value-type="float">
            <text:p>8.816762434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608159813160698" calcext:value-type="float">
            <text:p>0.6081598132</text:p>
          </table:table-cell>
          <table:table-cell office:value-type="float" office:value="9.72300100326538" calcext:value-type="float">
            <text:p>9.723001003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569452484262486" calcext:value-type="float">
            <text:p>0.5694524843</text:p>
          </table:table-cell>
          <table:table-cell office:value-type="float" office:value="9.01838783423106" calcext:value-type="float">
            <text:p>9.018387834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607751626438565" calcext:value-type="float">
            <text:p>0.6077516264</text:p>
          </table:table-cell>
          <table:table-cell office:value-type="float" office:value="8.9781760374705" calcext:value-type="float">
            <text:p>8.978176037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481990425123109" calcext:value-type="float">
            <text:p>0.4819904251</text:p>
          </table:table-cell>
          <table:table-cell office:value-type="float" office:value="9.9836314784156" calcext:value-type="float">
            <text:p>9.983631478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527175907252563" calcext:value-type="float">
            <text:p>0.5271759073</text:p>
          </table:table-cell>
          <table:table-cell office:value-type="float" office:value="9.9942622979482" calcext:value-type="float">
            <text:p>9.994262297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561561223616203" calcext:value-type="float">
            <text:p>0.5615612236</text:p>
          </table:table-cell>
          <table:table-cell office:value-type="float" office:value="8.49263857139481" calcext:value-type="float">
            <text:p>8.492638571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80405560872621" calcext:value-type="float">
            <text:p>0.8040556087</text:p>
          </table:table-cell>
          <table:table-cell office:value-type="float" office:value="9.33590748574999" calcext:value-type="float">
            <text:p>9.335907485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00800604787138" calcext:value-type="float">
            <text:p>0.6008006048</text:p>
          </table:table-cell>
          <table:table-cell office:value-type="float" office:value="9.19034679730733" calcext:value-type="float">
            <text:p>9.190346797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7587731099791" calcext:value-type="float">
            <text:p>0.75877311</text:p>
          </table:table-cell>
          <table:table-cell office:value-type="float" office:value="8.24690858523051" calcext:value-type="float">
            <text:p>8.246908585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300538049481757" calcext:value-type="float">
            <text:p>0.3005380495</text:p>
          </table:table-cell>
          <table:table-cell office:value-type="float" office:value="10.2385438018375" calcext:value-type="float">
            <text:p>10.238543801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640593203157186" calcext:value-type="float">
            <text:p>0.6405932032</text:p>
          </table:table-cell>
          <table:table-cell office:value-type="float" office:value="11.0350490543577" calcext:value-type="float">
            <text:p>11.035049054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571791056626373" calcext:value-type="float">
            <text:p>0.5717910566</text:p>
          </table:table-cell>
          <table:table-cell office:value-type="float" office:value="7.76353271139993" calcext:value-type="float">
            <text:p>7.763532711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459199604060915" calcext:value-type="float">
            <text:p>0.4591996041</text:p>
          </table:table-cell>
          <table:table-cell office:value-type="float" office:value="9.92068362236023" calcext:value-type="float">
            <text:p>9.920683622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437397269035379" calcext:value-type="float">
            <text:p>0.437397269</text:p>
          </table:table-cell>
          <table:table-cell office:value-type="float" office:value="9.26172170374129" calcext:value-type="float">
            <text:p>9.261721703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668697634960214" calcext:value-type="float">
            <text:p>0.668697635</text:p>
          </table:table-cell>
          <table:table-cell office:value-type="float" office:value="9.75988246334924" calcext:value-type="float">
            <text:p>9.759882463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802189934667614" calcext:value-type="float">
            <text:p>0.8021899347</text:p>
          </table:table-cell>
          <table:table-cell office:value-type="float" office:value="9.18959681193034" calcext:value-type="float">
            <text:p>9.189596811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384591411054134" calcext:value-type="float">
            <text:p>0.3845914111</text:p>
          </table:table-cell>
          <table:table-cell office:value-type="float" office:value="8.6729142665863" calcext:value-type="float">
            <text:p>8.672914266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953968923456139" calcext:value-type="float">
            <text:p>0.9539689235</text:p>
          </table:table-cell>
          <table:table-cell office:value-type="float" office:value="9.10525822639465" calcext:value-type="float">
            <text:p>9.105258226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521317149077853" calcext:value-type="float">
            <text:p>0.5213171491</text:p>
          </table:table-cell>
          <table:table-cell office:value-type="float" office:value="9.98032206296921" calcext:value-type="float">
            <text:p>9.98032206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445522102460058" calcext:value-type="float">
            <text:p>0.4455221025</text:p>
          </table:table-cell>
          <table:table-cell office:value-type="float" office:value="9.60573185483615" calcext:value-type="float">
            <text:p>9.605731854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446333774882886" calcext:value-type="float">
            <text:p>0.4463337749</text:p>
          </table:table-cell>
          <table:table-cell office:value-type="float" office:value="9.35965379079183" calcext:value-type="float">
            <text:p>9.359653790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495746787140767" calcext:value-type="float">
            <text:p>0.4957467871</text:p>
          </table:table-cell>
          <table:table-cell office:value-type="float" office:value="8.90605812602573" calcext:value-type="float">
            <text:p>8.90605812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85394439312319" calcext:value-type="float">
            <text:p>0.8539443931</text:p>
          </table:table-cell>
          <table:table-cell office:value-type="float" office:value="9.46254797114266" calcext:value-type="float">
            <text:p>9.462547971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766651259279913" calcext:value-type="float">
            <text:p>0.7666512593</text:p>
          </table:table-cell>
          <table:table-cell office:value-type="float" office:value="9.57216648260752" calcext:value-type="float">
            <text:p>9.572166482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8445229154908" calcext:value-type="float">
            <text:p>0.8445229155</text:p>
          </table:table-cell>
          <table:table-cell office:value-type="float" office:value="9.21368800931507" calcext:value-type="float">
            <text:p>9.213688009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522774219099018" calcext:value-type="float">
            <text:p>0.5227742191</text:p>
          </table:table-cell>
          <table:table-cell office:value-type="float" office:value="10.2502165767882" calcext:value-type="float">
            <text:p>10.25021657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5207326296303" calcext:value-type="float">
            <text:p>0.652073263</text:p>
          </table:table-cell>
          <table:table-cell office:value-type="float" office:value="9.23354703850216" calcext:value-type="float">
            <text:p>9.233547038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584360410811173" calcext:value-type="float">
            <text:p>0.5843604108</text:p>
          </table:table-cell>
          <table:table-cell office:value-type="float" office:value="9.71995573573642" calcext:value-type="float">
            <text:p>9.719955735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760619838535786" calcext:value-type="float">
            <text:p>0.7606198385</text:p>
          </table:table-cell>
          <table:table-cell office:value-type="float" office:value="9.84581482410431" calcext:value-type="float">
            <text:p>9.845814824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524723444785923" calcext:value-type="float">
            <text:p>0.5247234448</text:p>
          </table:table-cell>
          <table:table-cell office:value-type="float" office:value="9.15967563125822" calcext:value-type="float">
            <text:p>9.159675631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682044686045912" calcext:value-type="float">
            <text:p>0.682044686</text:p>
          </table:table-cell>
          <table:table-cell office:value-type="float" office:value="9.49750408861372" calcext:value-type="float">
            <text:p>9.497504088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356223507018553" calcext:value-type="float">
            <text:p>0.356223507</text:p>
          </table:table-cell>
          <table:table-cell office:value-type="float" office:value="9.31300294399262" calcext:value-type="float">
            <text:p>9.31300294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476128102300896" calcext:value-type="float">
            <text:p>0.4761281023</text:p>
          </table:table-cell>
          <table:table-cell office:value-type="float" office:value="8.70232106579675" calcext:value-type="float">
            <text:p>8.702321065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662039756857687" calcext:value-type="float">
            <text:p>0.6620397569</text:p>
          </table:table-cell>
          <table:table-cell office:value-type="float" office:value="8.3825681342019" calcext:value-type="float">
            <text:p>8.382568134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554800560987658" calcext:value-type="float">
            <text:p>0.554800561</text:p>
          </table:table-cell>
          <table:table-cell office:value-type="float" office:value="7.78919672634867" calcext:value-type="float">
            <text:p>7.789196726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424130002243651" calcext:value-type="float">
            <text:p>0.4241300022</text:p>
          </table:table-cell>
          <table:table-cell office:value-type="float" office:value="10.1007048553891" calcext:value-type="float">
            <text:p>10.100704855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663402628526092" calcext:value-type="float">
            <text:p>0.6634026285</text:p>
          </table:table-cell>
          <table:table-cell office:value-type="float" office:value="10.1288576126099" calcext:value-type="float">
            <text:p>10.128857612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480861678346992" calcext:value-type="float">
            <text:p>0.4808616783</text:p>
          </table:table-cell>
          <table:table-cell office:value-type="float" office:value="9.89833156267802" calcext:value-type="float">
            <text:p>9.898331562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572952383342716" calcext:value-type="float">
            <text:p>0.5729523833</text:p>
          </table:table-cell>
          <table:table-cell office:value-type="float" office:value="8.96205525928074" calcext:value-type="float">
            <text:p>8.962055259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720545115570227" calcext:value-type="float">
            <text:p>0.7205451156</text:p>
          </table:table-cell>
          <table:table-cell office:value-type="float" office:value="8.85576758119795" calcext:value-type="float">
            <text:p>8.855767581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645901289002763" calcext:value-type="float">
            <text:p>0.645901289</text:p>
          </table:table-cell>
          <table:table-cell office:value-type="float" office:value="9.8159853319327" calcext:value-type="float">
            <text:p>9.815985331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79530616439879" calcext:value-type="float">
            <text:p>0.7953061644</text:p>
          </table:table-cell>
          <table:table-cell office:value-type="float" office:value="9.23631837632921" calcext:value-type="float">
            <text:p>9.236318376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836128152327405" calcext:value-type="float">
            <text:p>0.8361281523</text:p>
          </table:table-cell>
          <table:table-cell office:value-type="float" office:value="9.21033540036943" calcext:value-type="float">
            <text:p>9.210335400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607743337750435" calcext:value-type="float">
            <text:p>0.6077433378</text:p>
          </table:table-cell>
          <table:table-cell office:value-type="float" office:value="9.14983300367991" calcext:value-type="float">
            <text:p>9.149833003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569378882025679" calcext:value-type="float">
            <text:p>0.569378882</text:p>
          </table:table-cell>
          <table:table-cell office:value-type="float" office:value="7.77810931868023" calcext:value-type="float">
            <text:p>7.778109318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489641442149878" calcext:value-type="float">
            <text:p>0.4896414421</text:p>
          </table:table-cell>
          <table:table-cell office:value-type="float" office:value="8.95785337024265" calcext:value-type="float">
            <text:p>8.957853370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699349147867825" calcext:value-type="float">
            <text:p>0.6993491479</text:p>
          </table:table-cell>
          <table:table-cell office:value-type="float" office:value="9.2565302517679" calcext:value-type="float">
            <text:p>9.256530251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349355554932521" calcext:value-type="float">
            <text:p>0.3493555549</text:p>
          </table:table-cell>
          <table:table-cell office:value-type="float" office:value="8.53301344977485" calcext:value-type="float">
            <text:p>8.533013449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614101586242517" calcext:value-type="float">
            <text:p>0.6141015862</text:p>
          </table:table-cell>
          <table:table-cell office:value-type="float" office:value="8.39185445176231" calcext:value-type="float">
            <text:p>8.391854451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716467009215719" calcext:value-type="float">
            <text:p>0.7164670092</text:p>
          </table:table-cell>
          <table:table-cell office:value-type="float" office:value="8.8812715543641" calcext:value-type="float">
            <text:p>8.881271554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559878165316251" calcext:value-type="float">
            <text:p>0.5598781653</text:p>
          </table:table-cell>
          <table:table-cell office:value-type="float" office:value="9.63957905769348" calcext:value-type="float">
            <text:p>9.639579057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429804080103835" calcext:value-type="float">
            <text:p>0.4298040801</text:p>
          </table:table-cell>
          <table:table-cell office:value-type="float" office:value="10.1478004256884" calcext:value-type="float">
            <text:p>10.147800425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371389385892285" calcext:value-type="float">
            <text:p>0.3713893859</text:p>
          </table:table-cell>
          <table:table-cell office:value-type="float" office:value="8.9500504732132" calcext:value-type="float">
            <text:p>8.950050473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418195074755285" calcext:value-type="float">
            <text:p>0.4181950748</text:p>
          </table:table-cell>
          <table:table-cell office:value-type="float" office:value="9.65672916836209" calcext:value-type="float">
            <text:p>9.656729168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760657753215896" calcext:value-type="float">
            <text:p>0.7606577532</text:p>
          </table:table-cell>
          <table:table-cell office:value-type="float" office:value="11.1267137130102" calcext:value-type="float">
            <text:p>11.12671371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682450077351597" calcext:value-type="float">
            <text:p>0.6824500774</text:p>
          </table:table-cell>
          <table:table-cell office:value-type="float" office:value="10.6465539402432" calcext:value-type="float">
            <text:p>10.646553940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4237917634762" calcext:value-type="float">
            <text:p>0.4237917635</text:p>
          </table:table-cell>
          <table:table-cell office:value-type="float" office:value="9.46431080169148" calcext:value-type="float">
            <text:p>9.464310801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37808901766936" calcext:value-type="float">
            <text:p>0.3780890177</text:p>
          </table:table-cell>
          <table:table-cell office:value-type="float" office:value="9.26855206489563" calcext:value-type="float">
            <text:p>9.268552064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585197583585977" calcext:value-type="float">
            <text:p>0.5851975836</text:p>
          </table:table-cell>
          <table:table-cell office:value-type="float" office:value="8.6170637872484" calcext:value-type="float">
            <text:p>8.617063787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318924739222146" calcext:value-type="float">
            <text:p>0.3189247392</text:p>
          </table:table-cell>
          <table:table-cell office:value-type="float" office:value="11.3774177233378" calcext:value-type="float">
            <text:p>11.377417723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519751465155019" calcext:value-type="float">
            <text:p>0.5197514652</text:p>
          </table:table-cell>
          <table:table-cell office:value-type="float" office:value="11.0559339523315" calcext:value-type="float">
            <text:p>11.055933952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608567380304966" calcext:value-type="float">
            <text:p>0.6085673803</text:p>
          </table:table-cell>
          <table:table-cell office:value-type="float" office:value="7.96726965904236" calcext:value-type="float">
            <text:p>7.96726965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484862478408549" calcext:value-type="float">
            <text:p>0.4848624784</text:p>
          </table:table-cell>
          <table:table-cell office:value-type="float" office:value="9.18276692761315" calcext:value-type="float">
            <text:p>9.182766927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63906315051847" calcext:value-type="float">
            <text:p>0.6390631505</text:p>
          </table:table-cell>
          <table:table-cell office:value-type="float" office:value="9.33057637347115" calcext:value-type="float">
            <text:p>9.330576373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456827557625042" calcext:value-type="float">
            <text:p>0.4568275576</text:p>
          </table:table-cell>
          <table:table-cell office:value-type="float" office:value="9.2630334297816" calcext:value-type="float">
            <text:p>9.263033429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526058230093784" calcext:value-type="float">
            <text:p>0.5260582301</text:p>
          </table:table-cell>
          <table:table-cell office:value-type="float" office:value="10.2321292493078" calcext:value-type="float">
            <text:p>10.232129249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680392819229099" calcext:value-type="float">
            <text:p>0.6803928192</text:p>
          </table:table-cell>
          <table:table-cell office:value-type="float" office:value="9.30641003449758" calcext:value-type="float">
            <text:p>9.306410034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530510088594423" calcext:value-type="float">
            <text:p>0.5305100886</text:p>
          </table:table-cell>
          <table:table-cell office:value-type="float" office:value="9.07652739683787" calcext:value-type="float">
            <text:p>9.076527396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826199245080352" calcext:value-type="float">
            <text:p>0.8261992451</text:p>
          </table:table-cell>
          <table:table-cell office:value-type="float" office:value="8.92149702707926" calcext:value-type="float">
            <text:p>8.921497027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412442495267735" calcext:value-type="float">
            <text:p>0.4124424953</text:p>
          </table:table-cell>
          <table:table-cell office:value-type="float" office:value="9.09214599927267" calcext:value-type="float">
            <text:p>9.092145999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296426791325212" calcext:value-type="float">
            <text:p>0.2964267913</text:p>
          </table:table-cell>
          <table:table-cell office:value-type="float" office:value="9.30311634143194" calcext:value-type="float">
            <text:p>9.303116341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710901745677822" calcext:value-type="float">
            <text:p>0.7109017457</text:p>
          </table:table-cell>
          <table:table-cell office:value-type="float" office:value="9.7470580206977" calcext:value-type="float">
            <text:p>9.747058020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51108017379625" calcext:value-type="float">
            <text:p>0.5110801738</text:p>
          </table:table-cell>
          <table:table-cell office:value-type="float" office:value="8.29338932699627" calcext:value-type="float">
            <text:p>8.29338932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503905686032441" calcext:value-type="float">
            <text:p>0.503905686</text:p>
          </table:table-cell>
          <table:table-cell office:value-type="float" office:value="9.43326637479994" calcext:value-type="float">
            <text:p>9.433266374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49863956015971" calcext:value-type="float">
            <text:p>0.4986395602</text:p>
          </table:table-cell>
          <table:table-cell office:value-type="float" office:value="9.77175388071272" calcext:value-type="float">
            <text:p>9.771753880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750001853932109" calcext:value-type="float">
            <text:p>0.7500018539</text:p>
          </table:table-cell>
          <table:table-cell office:value-type="float" office:value="11.0919358995226" calcext:value-type="float">
            <text:p>11.091935899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814287377562788" calcext:value-type="float">
            <text:p>0.8142873776</text:p>
          </table:table-cell>
          <table:table-cell office:value-type="float" office:value="10.6024876170688" calcext:value-type="float">
            <text:p>10.602487617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478338658043908" calcext:value-type="float">
            <text:p>0.478338658</text:p>
          </table:table-cell>
          <table:table-cell office:value-type="float" office:value="10.5360739363564" calcext:value-type="float">
            <text:p>10.536073936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567519305211802" calcext:value-type="float">
            <text:p>0.5675193052</text:p>
          </table:table-cell>
          <table:table-cell office:value-type="float" office:value="8.97061043315464" calcext:value-type="float">
            <text:p>8.970610433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344993163108464" calcext:value-type="float">
            <text:p>0.3449931631</text:p>
          </table:table-cell>
          <table:table-cell office:value-type="float" office:value="10.7828944921494" calcext:value-type="float">
            <text:p>10.782894492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551327656581998" calcext:value-type="float">
            <text:p>0.5513276566</text:p>
          </table:table-cell>
          <table:table-cell office:value-type="float" office:value="11.3885224395328" calcext:value-type="float">
            <text:p>11.388522439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726876636387573" calcext:value-type="float">
            <text:p>0.7268766364</text:p>
          </table:table-cell>
          <table:table-cell office:value-type="float" office:value="10.1427313751645" calcext:value-type="float">
            <text:p>10.142731375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566175722993082" calcext:value-type="float">
            <text:p>0.566175723</text:p>
          </table:table-cell>
          <table:table-cell office:value-type="float" office:value="9.03942268424564" calcext:value-type="float">
            <text:p>9.039422684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532428648281429" calcext:value-type="float">
            <text:p>0.5324286483</text:p>
          </table:table-cell>
          <table:table-cell office:value-type="float" office:value="9.95294141769409" calcext:value-type="float">
            <text:p>9.952941417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362460138503876" calcext:value-type="float">
            <text:p>0.3624601385</text:p>
          </table:table-cell>
          <table:table-cell office:value-type="float" office:value="8.37864827447467" calcext:value-type="float">
            <text:p>8.378648274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667778684447209" calcext:value-type="float">
            <text:p>0.6677786844</text:p>
          </table:table-cell>
          <table:table-cell office:value-type="float" office:value="9.48772460884518" calcext:value-type="float">
            <text:p>9.487724608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496656539125575" calcext:value-type="float">
            <text:p>0.4966565391</text:p>
          </table:table-cell>
          <table:table-cell office:value-type="float" office:value="8.76920617951287" calcext:value-type="float">
            <text:p>8.769206179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42440351423704" calcext:value-type="float">
            <text:p>0.4244035142</text:p>
          </table:table-cell>
          <table:table-cell office:value-type="float" office:value="8.86645820405748" calcext:value-type="float">
            <text:p>8.866458204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611776354764071" calcext:value-type="float">
            <text:p>0.6117763548</text:p>
          </table:table-cell>
          <table:table-cell office:value-type="float" office:value="9.59206322828929" calcext:value-type="float">
            <text:p>9.592063228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423817584926211" calcext:value-type="float">
            <text:p>0.4238175849</text:p>
          </table:table-cell>
          <table:table-cell office:value-type="float" office:value="9.29238515430027" calcext:value-type="float">
            <text:p>9.292385154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433304528519511" calcext:value-type="float">
            <text:p>0.4333045285</text:p>
          </table:table-cell>
          <table:table-cell office:value-type="float" office:value="9.0006739894549" calcext:value-type="float">
            <text:p>9.000673989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775070893661016" calcext:value-type="float">
            <text:p>0.7750708937</text:p>
          </table:table-cell>
          <table:table-cell office:value-type="float" office:value="7.26332775089476" calcext:value-type="float">
            <text:p>7.263327750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473271829862562" calcext:value-type="float">
            <text:p>0.4732718299</text:p>
          </table:table-cell>
          <table:table-cell office:value-type="float" office:value="8.77545077270932" calcext:value-type="float">
            <text:p>8.775450772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34935265460776" calcext:value-type="float">
            <text:p>0.3493526546</text:p>
          </table:table-cell>
          <table:table-cell office:value-type="float" office:value="8.37118723657396" calcext:value-type="float">
            <text:p>8.371187236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457232152587838" calcext:value-type="float">
            <text:p>0.4572321526</text:p>
          </table:table-cell>
          <table:table-cell office:value-type="float" office:value="8.81022663911184" calcext:value-type="float">
            <text:p>8.810226639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506773141399026" calcext:value-type="float">
            <text:p>0.5067731414</text:p>
          </table:table-cell>
          <table:table-cell office:value-type="float" office:value="9.16729907194773" calcext:value-type="float">
            <text:p>9.167299071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334640458308988" calcext:value-type="float">
            <text:p>0.3346404583</text:p>
          </table:table-cell>
          <table:table-cell office:value-type="float" office:value="8.59069581826528" calcext:value-type="float">
            <text:p>8.590695818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403513121439351" calcext:value-type="float">
            <text:p>0.4035131214</text:p>
          </table:table-cell>
          <table:table-cell office:value-type="float" office:value="7.83318105008867" calcext:value-type="float">
            <text:p>7.833181050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470397453506788" calcext:value-type="float">
            <text:p>0.4703974535</text:p>
          </table:table-cell>
          <table:table-cell office:value-type="float" office:value="8.09573802683089" calcext:value-type="float">
            <text:p>8.095738026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55054104663949" calcext:value-type="float">
            <text:p>0.5505410466</text:p>
          </table:table-cell>
          <table:table-cell office:value-type="float" office:value="8.18510409196218" calcext:value-type="float">
            <text:p>8.18510409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441928879751099" calcext:value-type="float">
            <text:p>0.4419288798</text:p>
          </table:table-cell>
          <table:table-cell office:value-type="float" office:value="8.81148984034856" calcext:value-type="float">
            <text:p>8.811489840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428991559478972" calcext:value-type="float">
            <text:p>0.4289915595</text:p>
          </table:table-cell>
          <table:table-cell office:value-type="float" office:value="8.74151730537415" calcext:value-type="float">
            <text:p>8.741517305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286103953172763" calcext:value-type="float">
            <text:p>0.2861039532</text:p>
          </table:table-cell>
          <table:table-cell office:value-type="float" office:value="8.30935427877638" calcext:value-type="float">
            <text:p>8.309354278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48099299625804" calcext:value-type="float">
            <text:p>0.4809929963</text:p>
          </table:table-cell>
          <table:table-cell office:value-type="float" office:value="9.77675035264757" calcext:value-type="float">
            <text:p>9.776750352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469306754155291" calcext:value-type="float">
            <text:p>0.4693067542</text:p>
          </table:table-cell>
          <table:table-cell office:value-type="float" office:value="8.70769296420945" calcext:value-type="float">
            <text:p>8.707692964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515976621852153" calcext:value-type="float">
            <text:p>0.5159766219</text:p>
          </table:table-cell>
          <table:table-cell office:value-type="float" office:value="9.42681011888716" calcext:value-type="float">
            <text:p>9.426810118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457911837370031" calcext:value-type="float">
            <text:p>0.4579118374</text:p>
          </table:table-cell>
          <table:table-cell office:value-type="float" office:value="8.59017482068804" calcext:value-type="float">
            <text:p>8.590174820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400303836539388" calcext:value-type="float">
            <text:p>0.4003038365</text:p>
          </table:table-cell>
          <table:table-cell office:value-type="float" office:value="8.6966199013922" calcext:value-type="float">
            <text:p>8.696619901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08267654308842" calcext:value-type="float">
            <text:p>1.0826765431</text:p>
          </table:table-cell>
          <table:table-cell office:value-type="float" office:value="8.13463909096188" calcext:value-type="float">
            <text:p>8.13463909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139637122075591" calcext:value-type="float">
            <text:p>0.1396371221</text:p>
          </table:table-cell>
          <table:table-cell office:value-type="float" office:value="9.63122687074873" calcext:value-type="float">
            <text:p>9.631226870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436360429227352" calcext:value-type="float">
            <text:p>0.4363604292</text:p>
          </table:table-cell>
          <table:table-cell office:value-type="float" office:value="7.67080157995224" calcext:value-type="float">
            <text:p>7.6708015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463499892916944" calcext:value-type="float">
            <text:p>0.4634998929</text:p>
          </table:table-cell>
          <table:table-cell office:value-type="float" office:value="9.20130194558038" calcext:value-type="float">
            <text:p>9.201301945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272990849324399" calcext:value-type="float">
            <text:p>0.2729908493</text:p>
          </table:table-cell>
          <table:table-cell office:value-type="float" office:value="7.48456706272231" calcext:value-type="float">
            <text:p>7.484567062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478937543949319" calcext:value-type="float">
            <text:p>0.4789375439</text:p>
          </table:table-cell>
          <table:table-cell office:value-type="float" office:value="8.89753189351824" calcext:value-type="float">
            <text:p>8.897531893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611468828096986" calcext:value-type="float">
            <text:p>0.6114688281</text:p>
          </table:table-cell>
          <table:table-cell office:value-type="float" office:value="8.80569078524908" calcext:value-type="float">
            <text:p>8.805690785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491580038124489" calcext:value-type="float">
            <text:p>0.4915800381</text:p>
          </table:table-cell>
          <table:table-cell office:value-type="float" office:value="9.9323718018002" calcext:value-type="float">
            <text:p>9.932371801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908446751338326" calcext:value-type="float">
            <text:p>0.9084467513</text:p>
          </table:table-cell>
          <table:table-cell office:value-type="float" office:value="9.54960031641854" calcext:value-type="float">
            <text:p>9.549600316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545477530670663" calcext:value-type="float">
            <text:p>0.5454775307</text:p>
          </table:table-cell>
          <table:table-cell office:value-type="float" office:value="11.1042867369122" calcext:value-type="float">
            <text:p>11.104286736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586746840013398" calcext:value-type="float">
            <text:p>0.58674684</text:p>
          </table:table-cell>
          <table:table-cell office:value-type="float" office:value="9.53015549977621" calcext:value-type="float">
            <text:p>9.530155499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279195132654988" calcext:value-type="float">
            <text:p>0.2791951327</text:p>
          </table:table-cell>
          <table:table-cell office:value-type="float" office:value="9.62461637788349" calcext:value-type="float">
            <text:p>9.624616377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259020256789194" calcext:value-type="float">
            <text:p>0.2590202568</text:p>
          </table:table-cell>
          <table:table-cell office:value-type="float" office:value="10.2637135187785" calcext:value-type="float">
            <text:p>10.263713518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366881005755729" calcext:value-type="float">
            <text:p>0.3668810058</text:p>
          </table:table-cell>
          <table:table-cell office:value-type="float" office:value="10.9857376946343" calcext:value-type="float">
            <text:p>10.985737694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651597993034456" calcext:value-type="float">
            <text:p>0.651597993</text:p>
          </table:table-cell>
          <table:table-cell office:value-type="float" office:value="10.2363682190577" calcext:value-type="float">
            <text:p>10.236368219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44548022320701" calcext:value-type="float">
            <text:p>0.4454802232</text:p>
          </table:table-cell>
          <table:table-cell office:value-type="float" office:value="9.79899289707343" calcext:value-type="float">
            <text:p>9.798992897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575718676340249" calcext:value-type="float">
            <text:p>0.5757186763</text:p>
          </table:table-cell>
          <table:table-cell office:value-type="float" office:value="10.357541276349" calcext:value-type="float">
            <text:p>10.357541276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312997593709992" calcext:value-type="float">
            <text:p>0.3129975937</text:p>
          </table:table-cell>
          <table:table-cell office:value-type="float" office:value="9.99248331122928" calcext:value-type="float">
            <text:p>9.9924833112</text:p>
          </table:table-cell>
        </table:table-row>
        <table:table-row table:style-name="ro1" table:number-rows-repeated="1047574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'loss(0~999)'.A2:'loss(0~999)'.A1048576">
            <calcext:condition calcext:apply-style-name="Result" calcext:value="duplicate" calcext:base-cell-address="'983(yang4)아직안함'.A1"/>
          </calcext:conditional-format>
          <calcext:conditional-format calcext:target-range-address="'loss(0~999)'.A1:'loss(0~999)'.A1048576">
            <calcext:condition calcext:apply-style-name="Result" calcext:value="duplicate" calcext:base-cell-address="'983(yang4)아직안함'.A1"/>
          </calcext:conditional-format>
        </calcext:conditional-formats>
      </table:table>
      <table:table table:name="loss graph(0~999)" table:style-name="ta1">
        <table:shapes>
          <draw:frame draw:z-index="0" draw:style-name="gr1" draw:text-style-name="P1" svg:width="324.19mm" svg:height="103mm" svg:x="-0.05mm" svg:y="19.91mm">
            <loext:p draw:notify-on-update-of-ranges="'loss(0~999)'.B1:'loss(0~999)'.B1 'loss(0~999)'.B2:'loss(0~999)'.B1001 'loss(0~999)'.C1:'loss(0~999)'.C1 'loss(0~999)'.C2:'loss(0~999)'.C10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Noto Sans CJK JP Regular1" style:font-size-asian="12pt" style:language-asian="ko" style:country-asian="KR" style:font-name-complex="Noto Sans CJK JP Regular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8">0000/00/00</text:date>, <text:time style:data-style-name="N2" text:time-value="17:03:40.310973690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23:19:43.884662216</meta:creation-date>
    <dc:date>2019-08-18T17:04:24.415273799</dc:date>
    <meta:editing-duration>PT2H10M22S</meta:editing-duration>
    <meta:editing-cycles>44</meta:editing-cycles>
    <meta:generator>LibreOffice/5.1.6.2$Linux_X86_64 LibreOffice_project/10m0$Build-2</meta:generator>
    <meta:document-statistic meta:table-count="4" meta:cell-count="313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42cm" svg:height="10.301cm" xlink:href=".." xlink:type="simple" chart:class="chart:line" chart:style-name="ch1">
        <chart:title svg:x="15.717cm" svg:y="0.342cm" chart:style-name="ch2">
          <text:p>loss</text:p>
        </chart:title>
        <chart:legend chart:legend-position="end" svg:x="29.806cm" svg:y="4.602cm" style:legend-expansion="high" chart:style-name="ch3"/>
        <chart:plot-area chart:style-name="ch4" table:cell-range-address="'loss(0~999)'.B1:'loss(0~999)'.C1001" chart:data-source-has-labels="row" svg:x="0.648cm" svg:y="1.327cm" svg:width="28.51cm" svg:height="8.768cm">
          <chartooo:coordinate-region svg:x="1.269cm" svg:y="1.327cm" svg:width="27.889cm" svg:height="7.64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loss(0~999)'.B2:'loss(0~999)'.B1001" chart:label-cell-address="'loss(0~999)'.B1:'loss(0~999)'.B1" chart:class="chart:line">
            <chart:data-point chart:repeated="1000"/>
          </chart:series>
          <chart:series chart:style-name="ch8" chart:values-cell-range-address="'loss(0~999)'.C2:'loss(0~999)'.C1001" chart:label-cell-address="'loss(0~999)'.C1:'loss(0~999)'.C1" chart:class="chart:line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  <draw:g>
                  <svg:desc>'loss(0~999)'.B1:'loss(0~999)'.B1</svg:desc>
                </draw:g>
              </table:table-cell>
              <table:table-cell office:value-type="string">
                <text:p>val_loss</text:p>
                <draw:g>
                  <svg:desc>'loss(0~999)'.C1:'loss(0~999)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.5892439948188">
                <text:p>51.5892439948188</text:p>
                <draw:g>
                  <svg:desc>'loss(0~999)'.B2:'loss(0~999)'.B1001</svg:desc>
                </draw:g>
              </table:table-cell>
              <table:table-cell office:value-type="float" office:value="25.7102171579997">
                <text:p>25.7102171579997</text:p>
                <draw:g>
                  <svg:desc>'loss(0~999)'.C2:'loss(0~999)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4370637681749">
                <text:p>24.4370637681749</text:p>
              </table:table-cell>
              <table:table-cell office:value-type="float" office:value="24.4309233559502">
                <text:p>24.4309233559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3847791459825">
                <text:p>23.3847791459825</text:p>
              </table:table-cell>
              <table:table-cell office:value-type="float" office:value="23.3400290807088">
                <text:p>23.3400290807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4177205403646">
                <text:p>22.4177205403646</text:p>
              </table:table-cell>
              <table:table-cell office:value-type="float" office:value="22.6725724538167">
                <text:p>22.6725724538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7596422831217">
                <text:p>21.7596422831217</text:p>
              </table:table-cell>
              <table:table-cell office:value-type="float" office:value="21.9820787641737">
                <text:p>21.9820787641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7615154266357">
                <text:p>20.7615154266357</text:p>
              </table:table-cell>
              <table:table-cell office:value-type="float" office:value="21.1998258166843">
                <text:p>21.1998258166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8741738213433">
                <text:p>19.8741738213433</text:p>
              </table:table-cell>
              <table:table-cell office:value-type="float" office:value="20.1636208428277">
                <text:p>20.16362084282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9906841278076">
                <text:p>18.9906841278076</text:p>
              </table:table-cell>
              <table:table-cell office:value-type="float" office:value="19.0788596471151">
                <text:p>19.0788596471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2803726620144">
                <text:p>18.2803726620144</text:p>
              </table:table-cell>
              <table:table-cell office:value-type="float" office:value="18.0826778411865">
                <text:p>18.08267784118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5716899024116">
                <text:p>17.5716899024116</text:p>
              </table:table-cell>
              <table:table-cell office:value-type="float" office:value="17.6133630540636">
                <text:p>17.6133630540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8778026156955">
                <text:p>16.8778026156955</text:p>
              </table:table-cell>
              <table:table-cell office:value-type="float" office:value="15.7233488294813">
                <text:p>15.72334882948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4752282460531">
                <text:p>15.4752282460531</text:p>
              </table:table-cell>
              <table:table-cell office:value-type="float" office:value="14.5906470616659">
                <text:p>14.5906470616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4885347578261">
                <text:p>14.4885347578261</text:p>
              </table:table-cell>
              <table:table-cell office:value-type="float" office:value="13.3977908028497">
                <text:p>13.3977908028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4165249082777">
                <text:p>13.4165249082777</text:p>
              </table:table-cell>
              <table:table-cell office:value-type="float" office:value="12.6189290682475">
                <text:p>12.6189290682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3007276746962">
                <text:p>12.3007276746962</text:p>
              </table:table-cell>
              <table:table-cell office:value-type="float" office:value="11.5175398190816">
                <text:p>11.51753981908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2584819793701">
                <text:p>11.2584819793701</text:p>
              </table:table-cell>
              <table:table-cell office:value-type="float" office:value="10.5308611657884">
                <text:p>10.53086116578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4145190980699">
                <text:p>10.4145190980699</text:p>
              </table:table-cell>
              <table:table-cell office:value-type="float" office:value="9.92179081175062">
                <text:p>9.921790811750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0294187757704">
                <text:p>10.0294187757704</text:p>
              </table:table-cell>
              <table:table-cell office:value-type="float" office:value="9.45373847749498">
                <text:p>9.453738477494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60633282131619">
                <text:p>9.60633282131619</text:p>
              </table:table-cell>
              <table:table-cell office:value-type="float" office:value="9.02477730645074">
                <text:p>9.024777306450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19463401370578">
                <text:p>9.19463401370578</text:p>
              </table:table-cell>
              <table:table-cell office:value-type="float" office:value="8.59395196702745">
                <text:p>8.593951967027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94510019090441">
                <text:p>8.94510019090441</text:p>
              </table:table-cell>
              <table:table-cell office:value-type="float" office:value="8.35776326391432">
                <text:p>8.357763263914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72105529573229">
                <text:p>8.72105529573229</text:p>
              </table:table-cell>
              <table:table-cell office:value-type="float" office:value="8.11519116825528">
                <text:p>8.115191168255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39058903588189">
                <text:p>8.39058903588189</text:p>
              </table:table-cell>
              <table:table-cell office:value-type="float" office:value="7.98822421497769">
                <text:p>7.988224214977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28447904586792">
                <text:p>8.28447904586792</text:p>
              </table:table-cell>
              <table:table-cell office:value-type="float" office:value="7.85573720932007">
                <text:p>7.85573720932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8026481204563">
                <text:p>8.18026481204563</text:p>
              </table:table-cell>
              <table:table-cell office:value-type="float" office:value="7.82955405447218">
                <text:p>7.829554054472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09432096481323">
                <text:p>8.09432096481323</text:p>
              </table:table-cell>
              <table:table-cell office:value-type="float" office:value="7.81106530295478">
                <text:p>7.811065302954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0725194507175">
                <text:p>8.0725194507175</text:p>
              </table:table-cell>
              <table:table-cell office:value-type="float" office:value="7.74101122220357">
                <text:p>7.741011222203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09376466539171">
                <text:p>8.09376466539171</text:p>
              </table:table-cell>
              <table:table-cell office:value-type="float" office:value="7.74649069044325">
                <text:p>7.746490690443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96797682444255">
                <text:p>7.96797682444255</text:p>
              </table:table-cell>
              <table:table-cell office:value-type="float" office:value="7.69505839877658">
                <text:p>7.695058398776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9186498536004">
                <text:p>7.9186498536004</text:p>
              </table:table-cell>
              <table:table-cell office:value-type="float" office:value="7.68520980411106">
                <text:p>7.685209804111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92054214477539">
                <text:p>7.92054214477539</text:p>
              </table:table-cell>
              <table:table-cell office:value-type="float" office:value="7.68877124786377">
                <text:p>7.688771247863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91268454657661">
                <text:p>7.91268454657661</text:p>
              </table:table-cell>
              <table:table-cell office:value-type="float" office:value="7.68145044644674">
                <text:p>7.681450446446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93963994979858">
                <text:p>7.93963994979858</text:p>
              </table:table-cell>
              <table:table-cell office:value-type="float" office:value="7.67584217919244">
                <text:p>7.675842179192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73432404200236">
                <text:p>7.73432404200236</text:p>
              </table:table-cell>
              <table:table-cell office:value-type="float" office:value="7.45476195547316">
                <text:p>7.454761955473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44211812549167">
                <text:p>7.44211812549167</text:p>
              </table:table-cell>
              <table:table-cell office:value-type="float" office:value="7.14586885770162">
                <text:p>7.145868857701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16954611672295">
                <text:p>7.16954611672295</text:p>
              </table:table-cell>
              <table:table-cell office:value-type="float" office:value="7.0501790576511">
                <text:p>7.05017905765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16781305736966">
                <text:p>7.16781305736966</text:p>
              </table:table-cell>
              <table:table-cell office:value-type="float" office:value="6.91174750857883">
                <text:p>6.911747508578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99396528667874">
                <text:p>6.99396528667874</text:p>
              </table:table-cell>
              <table:table-cell office:value-type="float" office:value="6.87801101472643">
                <text:p>6.878011014726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98161737653944">
                <text:p>6.98161737653944</text:p>
              </table:table-cell>
              <table:table-cell office:value-type="float" office:value="6.84459937943353">
                <text:p>6.844599379433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93800651762221">
                <text:p>6.93800651762221</text:p>
              </table:table-cell>
              <table:table-cell office:value-type="float" office:value="6.80116385883755">
                <text:p>6.801163858837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90765645768907">
                <text:p>6.90765645768907</text:p>
              </table:table-cell>
              <table:table-cell office:value-type="float" office:value="6.73787477281359">
                <text:p>6.737874772813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80962629318237">
                <text:p>6.80962629318237</text:p>
              </table:table-cell>
              <table:table-cell office:value-type="float" office:value="6.70787461598714">
                <text:p>6.70787461598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90572007497152">
                <text:p>6.90572007497152</text:p>
              </table:table-cell>
              <table:table-cell office:value-type="float" office:value="6.73224687576294">
                <text:p>6.732246875762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94897220399645">
                <text:p>6.94897220399645</text:p>
              </table:table-cell>
              <table:table-cell office:value-type="float" office:value="6.70203073819478">
                <text:p>6.702030738194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80989795260959">
                <text:p>6.80989795260959</text:p>
              </table:table-cell>
              <table:table-cell office:value-type="float" office:value="6.6866737736596">
                <text:p>6.68667377365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78736449347602">
                <text:p>6.78736449347602</text:p>
              </table:table-cell>
              <table:table-cell office:value-type="float" office:value="6.67934052149455">
                <text:p>6.67934052149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90338389078776">
                <text:p>6.90338389078776</text:p>
              </table:table-cell>
              <table:table-cell office:value-type="float" office:value="6.68645967377557">
                <text:p>6.686459673775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79619717068142">
                <text:p>6.79619717068142</text:p>
              </table:table-cell>
              <table:table-cell office:value-type="float" office:value="6.77296339140998">
                <text:p>6.772963391409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68943932851156">
                <text:p>6.68943932851156</text:p>
              </table:table-cell>
              <table:table-cell office:value-type="float" office:value="6.61203236050076">
                <text:p>6.612032360500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87398516337077">
                <text:p>6.87398516337077</text:p>
              </table:table-cell>
              <table:table-cell office:value-type="float" office:value="6.67012770970662">
                <text:p>6.670127709706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83628199895223">
                <text:p>6.83628199895223</text:p>
              </table:table-cell>
              <table:table-cell office:value-type="float" office:value="6.63939033614265">
                <text:p>6.639390336142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82492097218831">
                <text:p>6.82492097218831</text:p>
              </table:table-cell>
              <table:table-cell office:value-type="float" office:value="6.61490885416667">
                <text:p>6.6149088541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79241419898139">
                <text:p>6.79241419898139</text:p>
              </table:table-cell>
              <table:table-cell office:value-type="float" office:value="6.67371129989624">
                <text:p>6.673711299896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67113050884671">
                <text:p>6.67113050884671</text:p>
              </table:table-cell>
              <table:table-cell office:value-type="float" office:value="6.6275143093533">
                <text:p>6.62751430935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74395235909356">
                <text:p>6.74395235909356</text:p>
              </table:table-cell>
              <table:table-cell office:value-type="float" office:value="6.65295733345879">
                <text:p>6.652957333458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57880864673191">
                <text:p>6.57880864673191</text:p>
              </table:table-cell>
              <table:table-cell office:value-type="float" office:value="6.65585533777873">
                <text:p>6.655855337778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71237668991089">
                <text:p>6.71237668991089</text:p>
              </table:table-cell>
              <table:table-cell office:value-type="float" office:value="6.6680916150411">
                <text:p>6.66809161504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77280687756009">
                <text:p>6.77280687756009</text:p>
              </table:table-cell>
              <table:table-cell office:value-type="float" office:value="6.64048621389601">
                <text:p>6.640486213896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68273327085707">
                <text:p>6.68273327085707</text:p>
              </table:table-cell>
              <table:table-cell office:value-type="float" office:value="6.59916030036079">
                <text:p>6.599160300360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69013766182794">
                <text:p>6.69013766182794</text:p>
              </table:table-cell>
              <table:table-cell office:value-type="float" office:value="6.66311324967278">
                <text:p>6.663113249672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76517264048259">
                <text:p>6.76517264048259</text:p>
              </table:table-cell>
              <table:table-cell office:value-type="float" office:value="6.63724920484755">
                <text:p>6.637249204847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62926841311985">
                <text:p>6.62926841311985</text:p>
              </table:table-cell>
              <table:table-cell office:value-type="float" office:value="6.59133895238241">
                <text:p>6.591338952382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7799064318339">
                <text:p>6.7799064318339</text:p>
              </table:table-cell>
              <table:table-cell office:value-type="float" office:value="6.66680219438341">
                <text:p>6.666802194383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5402463277181">
                <text:p>6.5402463277181</text:p>
              </table:table-cell>
              <table:table-cell office:value-type="float" office:value="6.63810377650791">
                <text:p>6.638103776507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60086900922987">
                <text:p>6.60086900922987</text:p>
              </table:table-cell>
              <table:table-cell office:value-type="float" office:value="6.65123844146729">
                <text:p>6.651238441467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79065170288086">
                <text:p>6.79065170288086</text:p>
              </table:table-cell>
              <table:table-cell office:value-type="float" office:value="6.65534464518229">
                <text:p>6.655344645182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7418450249566">
                <text:p>6.57418450249566</text:p>
              </table:table-cell>
              <table:table-cell office:value-type="float" office:value="6.69566196865506">
                <text:p>6.695661968655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54126771291097">
                <text:p>6.54126771291097</text:p>
              </table:table-cell>
              <table:table-cell office:value-type="float" office:value="6.66925088564555">
                <text:p>6.669250885645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69689109590319">
                <text:p>6.69689109590319</text:p>
              </table:table-cell>
              <table:table-cell office:value-type="float" office:value="6.65690840615167">
                <text:p>6.656908406151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72240972518921">
                <text:p>6.72240972518921</text:p>
              </table:table-cell>
              <table:table-cell office:value-type="float" office:value="6.60648780398899">
                <text:p>6.606487803988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68352359135946">
                <text:p>6.68352359135946</text:p>
              </table:table-cell>
              <table:table-cell office:value-type="float" office:value="6.62305447790358">
                <text:p>6.623054477903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6547093073527">
                <text:p>6.6547093073527</text:p>
              </table:table-cell>
              <table:table-cell office:value-type="float" office:value="6.60632589128282">
                <text:p>6.606325891282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63123928705851">
                <text:p>6.63123928705851</text:p>
              </table:table-cell>
              <table:table-cell office:value-type="float" office:value="6.62334746784634">
                <text:p>6.623347467846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50318228403727">
                <text:p>6.50318228403727</text:p>
              </table:table-cell>
              <table:table-cell office:value-type="float" office:value="6.61691008673774">
                <text:p>6.616910086737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59649109310574">
                <text:p>6.59649109310574</text:p>
              </table:table-cell>
              <table:table-cell office:value-type="float" office:value="6.65083673265245">
                <text:p>6.650836732652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61392758687337">
                <text:p>6.61392758687337</text:p>
              </table:table-cell>
              <table:table-cell office:value-type="float" office:value="6.62937288814121">
                <text:p>6.62937288814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50405847761366">
                <text:p>6.50405847761366</text:p>
              </table:table-cell>
              <table:table-cell office:value-type="float" office:value="6.61726641654968">
                <text:p>6.617266416549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68717472288344">
                <text:p>6.68717472288344</text:p>
              </table:table-cell>
              <table:table-cell office:value-type="float" office:value="6.60533902380202">
                <text:p>6.605339023802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54507996241252">
                <text:p>6.54507996241252</text:p>
              </table:table-cell>
              <table:table-cell office:value-type="float" office:value="6.62169366412693">
                <text:p>6.621693664126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5132223976983">
                <text:p>6.5132223976983</text:p>
              </table:table-cell>
              <table:table-cell office:value-type="float" office:value="6.61323626836141">
                <text:p>6.613236268361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5758443408542">
                <text:p>6.65758443408542</text:p>
              </table:table-cell>
              <table:table-cell office:value-type="float" office:value="6.64487290382385">
                <text:p>6.644872903823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63538975185818">
                <text:p>6.63538975185818</text:p>
              </table:table-cell>
              <table:table-cell office:value-type="float" office:value="6.61331664191352">
                <text:p>6.613316641913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54020471572876">
                <text:p>6.54020471572876</text:p>
              </table:table-cell>
              <table:table-cell office:value-type="float" office:value="6.63416300879584">
                <text:p>6.634163008795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68023325602214">
                <text:p>6.68023325602214</text:p>
              </table:table-cell>
              <table:table-cell office:value-type="float" office:value="6.63353329234653">
                <text:p>6.633533292346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51491488350762">
                <text:p>6.51491488350762</text:p>
              </table:table-cell>
              <table:table-cell office:value-type="float" office:value="6.62872348891364">
                <text:p>6.628723488913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46436853408814">
                <text:p>6.46436853408814</text:p>
              </table:table-cell>
              <table:table-cell office:value-type="float" office:value="6.6233766608768">
                <text:p>6.62337666087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64048178990682">
                <text:p>6.64048178990682</text:p>
              </table:table-cell>
              <table:table-cell office:value-type="float" office:value="6.66264409489102">
                <text:p>6.662644094891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59974562327067">
                <text:p>6.59974562327067</text:p>
              </table:table-cell>
              <table:table-cell office:value-type="float" office:value="6.62859720653958">
                <text:p>6.628597206539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47681969536675">
                <text:p>6.47681969536675</text:p>
              </table:table-cell>
              <table:table-cell office:value-type="float" office:value="6.58639600541857">
                <text:p>6.586396005418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51276661554972">
                <text:p>6.51276661554972</text:p>
              </table:table-cell>
              <table:table-cell office:value-type="float" office:value="6.63141250610352">
                <text:p>6.631412506103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6342334429423">
                <text:p>6.6342334429423</text:p>
              </table:table-cell>
              <table:table-cell office:value-type="float" office:value="6.61929151746962">
                <text:p>6.619291517469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59500207901001">
                <text:p>6.59500207901001</text:p>
              </table:table-cell>
              <table:table-cell office:value-type="float" office:value="6.6225237581465">
                <text:p>6.62252375814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7482474539015">
                <text:p>6.7482474539015</text:p>
              </table:table-cell>
              <table:table-cell office:value-type="float" office:value="6.61716323428684">
                <text:p>6.617163234286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44902088377211">
                <text:p>6.44902088377211</text:p>
              </table:table-cell>
              <table:table-cell office:value-type="float" office:value="6.64508504337735">
                <text:p>6.645085043377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62214745415582">
                <text:p>6.62214745415582</text:p>
              </table:table-cell>
              <table:table-cell office:value-type="float" office:value="6.70519007576837">
                <text:p>6.705190075768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50875830120511">
                <text:p>6.50875830120511</text:p>
              </table:table-cell>
              <table:table-cell office:value-type="float" office:value="6.65344632996453">
                <text:p>6.653446329964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53297962612576">
                <text:p>6.53297962612576</text:p>
              </table:table-cell>
              <table:table-cell office:value-type="float" office:value="6.61219443215264">
                <text:p>6.612194432152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26570718553331">
                <text:p>6.26570718553331</text:p>
              </table:table-cell>
              <table:table-cell office:value-type="float" office:value="6.70346728960673">
                <text:p>6.703467289606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52757237752279">
                <text:p>6.52757237752279</text:p>
              </table:table-cell>
              <table:table-cell office:value-type="float" office:value="6.70670816633436">
                <text:p>6.706708166334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49971171485053">
                <text:p>6.49971171485053</text:p>
              </table:table-cell>
              <table:table-cell office:value-type="float" office:value="6.58636116981506">
                <text:p>6.586361169815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54869675106473">
                <text:p>6.54869675106473</text:p>
              </table:table-cell>
              <table:table-cell office:value-type="float" office:value="6.67924727333917">
                <text:p>6.679247273339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73867242601183">
                <text:p>6.73867242601183</text:p>
              </table:table-cell>
              <table:table-cell office:value-type="float" office:value="6.59049783812629">
                <text:p>6.590497838126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46157541275024">
                <text:p>6.46157541275024</text:p>
              </table:table-cell>
              <table:table-cell office:value-type="float" office:value="6.61582941479153">
                <text:p>6.615829414791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44276218944126">
                <text:p>6.44276218944126</text:p>
              </table:table-cell>
              <table:table-cell office:value-type="float" office:value="6.70933347278171">
                <text:p>6.709333472781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48540459738837">
                <text:p>6.48540459738837</text:p>
              </table:table-cell>
              <table:table-cell office:value-type="float" office:value="6.65499663352966">
                <text:p>6.654996633529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47181184556749">
                <text:p>6.47181184556749</text:p>
              </table:table-cell>
              <table:table-cell office:value-type="float" office:value="6.67393488354153">
                <text:p>6.673934883541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33810172610813">
                <text:p>6.33810172610813</text:p>
              </table:table-cell>
              <table:table-cell office:value-type="float" office:value="6.7048749393887">
                <text:p>6.70487493938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53624991310967">
                <text:p>6.53624991310967</text:p>
              </table:table-cell>
              <table:table-cell office:value-type="float" office:value="6.63543979326884">
                <text:p>6.635439793268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52728680504693">
                <text:p>6.52728680504693</text:p>
              </table:table-cell>
              <table:table-cell office:value-type="float" office:value="6.63469616572062">
                <text:p>6.634696165720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47834151585897">
                <text:p>6.47834151585897</text:p>
              </table:table-cell>
              <table:table-cell office:value-type="float" office:value="6.67477697796292">
                <text:p>6.674776977962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49060852262709">
                <text:p>6.49060852262709</text:p>
              </table:table-cell>
              <table:table-cell office:value-type="float" office:value="6.64377821816338">
                <text:p>6.643778218163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3512934366862">
                <text:p>6.3512934366862</text:p>
              </table:table-cell>
              <table:table-cell office:value-type="float" office:value="6.60064946280585">
                <text:p>6.600649462805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56401873694526">
                <text:p>6.56401873694526</text:p>
              </table:table-cell>
              <table:table-cell office:value-type="float" office:value="6.61512835820516">
                <text:p>6.615128358205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2123156759474">
                <text:p>6.2123156759474</text:p>
              </table:table-cell>
              <table:table-cell office:value-type="float" office:value="6.62263374858432">
                <text:p>6.622633748584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16544986300998">
                <text:p>6.16544986300998</text:p>
              </table:table-cell>
              <table:table-cell office:value-type="float" office:value="6.68363282415602">
                <text:p>6.683632824156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24348115921021">
                <text:p>6.24348115921021</text:p>
              </table:table-cell>
              <table:table-cell office:value-type="float" office:value="6.69605077637567">
                <text:p>6.696050776375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55002649095323">
                <text:p>6.55002649095323</text:p>
              </table:table-cell>
              <table:table-cell office:value-type="float" office:value="6.61452502674527">
                <text:p>6.614525026745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33565599653456">
                <text:p>6.33565599653456</text:p>
              </table:table-cell>
              <table:table-cell office:value-type="float" office:value="6.63597435421414">
                <text:p>6.635974354214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36000769933065">
                <text:p>6.36000769933065</text:p>
              </table:table-cell>
              <table:table-cell office:value-type="float" office:value="6.59903674655491">
                <text:p>6.599036746554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20558759901259">
                <text:p>6.20558759901259</text:p>
              </table:table-cell>
              <table:table-cell office:value-type="float" office:value="6.65904834535387">
                <text:p>6.659048345353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30276929007636">
                <text:p>6.30276929007636</text:p>
              </table:table-cell>
              <table:table-cell office:value-type="float" office:value="6.76387294133504">
                <text:p>6.763872941335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36896215014988">
                <text:p>6.36896215014988</text:p>
              </table:table-cell>
              <table:table-cell office:value-type="float" office:value="6.76582852999369">
                <text:p>6.765828529993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11639109717475">
                <text:p>6.11639109717475</text:p>
              </table:table-cell>
              <table:table-cell office:value-type="float" office:value="6.61615851190355">
                <text:p>6.616158511903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1568675571018">
                <text:p>6.11568675571018</text:p>
              </table:table-cell>
              <table:table-cell office:value-type="float" office:value="6.72883258925544">
                <text:p>6.728832589255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42605971230401">
                <text:p>6.42605971230401</text:p>
              </table:table-cell>
              <table:table-cell office:value-type="float" office:value="6.73571647538079">
                <text:p>6.735716475380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12740523020426">
                <text:p>6.12740523020426</text:p>
              </table:table-cell>
              <table:table-cell office:value-type="float" office:value="6.74904913372464">
                <text:p>6.749049133724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9377879036797">
                <text:p>6.29377879036797</text:p>
              </table:table-cell>
              <table:table-cell office:value-type="float" office:value="6.69545820024278">
                <text:p>6.695458200242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7467395994398">
                <text:p>6.37467395994398</text:p>
              </table:table-cell>
              <table:table-cell office:value-type="float" office:value="6.70217699474759">
                <text:p>6.702176994747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21625340779622">
                <text:p>6.21625340779622</text:p>
              </table:table-cell>
              <table:table-cell office:value-type="float" office:value="6.75338610013326">
                <text:p>6.753386100133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0746312671238">
                <text:p>6.40746312671238</text:p>
              </table:table-cell>
              <table:table-cell office:value-type="float" office:value="6.66862771246168">
                <text:p>6.668627712461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3994646496243">
                <text:p>6.3994646496243</text:p>
              </table:table-cell>
              <table:table-cell office:value-type="float" office:value="6.69163629743788">
                <text:p>6.691636297437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48624521891276">
                <text:p>6.48624521891276</text:p>
              </table:table-cell>
              <table:table-cell office:value-type="float" office:value="6.64949848916796">
                <text:p>6.649498489167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0475215911865">
                <text:p>6.50475215911865</text:p>
              </table:table-cell>
              <table:table-cell office:value-type="float" office:value="6.6571741104126">
                <text:p>6.65717411041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99073484738668">
                <text:p>5.99073484738668</text:p>
              </table:table-cell>
              <table:table-cell office:value-type="float" office:value="6.64783313539293">
                <text:p>6.647833135392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29677609337701">
                <text:p>6.29677609337701</text:p>
              </table:table-cell>
              <table:table-cell office:value-type="float" office:value="6.7686845196618">
                <text:p>6.76868451966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29059832890829">
                <text:p>6.29059832890829</text:p>
              </table:table-cell>
              <table:table-cell office:value-type="float" office:value="6.61220078998142">
                <text:p>6.612200789981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3428928481208">
                <text:p>6.3428928481208</text:p>
              </table:table-cell>
              <table:table-cell office:value-type="float" office:value="6.65089546309577">
                <text:p>6.650895463095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14919226964315">
                <text:p>6.14919226964315</text:p>
              </table:table-cell>
              <table:table-cell office:value-type="float" office:value="6.59146168496874">
                <text:p>6.591461684968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32813971837362">
                <text:p>6.32813971837362</text:p>
              </table:table-cell>
              <table:table-cell office:value-type="float" office:value="6.63838010364109">
                <text:p>6.638380103641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93071890936958">
                <text:p>5.93071890936958</text:p>
              </table:table-cell>
              <table:table-cell office:value-type="float" office:value="6.83129779497782">
                <text:p>6.831297794977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51301482518514">
                <text:p>6.51301482518514</text:p>
              </table:table-cell>
              <table:table-cell office:value-type="float" office:value="6.82586969269647">
                <text:p>6.825869692696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17435903549194">
                <text:p>6.17435903549194</text:p>
              </table:table-cell>
              <table:table-cell office:value-type="float" office:value="6.82523351245456">
                <text:p>6.825233512454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36124428643121">
                <text:p>6.36124428643121</text:p>
              </table:table-cell>
              <table:table-cell office:value-type="float" office:value="6.70373357666863">
                <text:p>6.703733576668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70404496722751">
                <text:p>6.70404496722751</text:p>
              </table:table-cell>
              <table:table-cell office:value-type="float" office:value="6.77963807847765">
                <text:p>6.779638078477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07121860716078">
                <text:p>7.07121860716078</text:p>
              </table:table-cell>
              <table:table-cell office:value-type="float" office:value="6.61145832803514">
                <text:p>6.611458328035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8890886730618">
                <text:p>5.8890886730618</text:p>
              </table:table-cell>
              <table:table-cell office:value-type="float" office:value="6.65558173921373">
                <text:p>6.655581739213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06849198871189">
                <text:p>6.06849198871189</text:p>
              </table:table-cell>
              <table:table-cell office:value-type="float" office:value="6.61112536324395">
                <text:p>6.611125363243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396768506368">
                <text:p>6.396768506368</text:p>
              </table:table-cell>
              <table:table-cell office:value-type="float" office:value="6.76226986779107">
                <text:p>6.762269867791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94097067515055">
                <text:p>5.94097067515055</text:p>
              </table:table-cell>
              <table:table-cell office:value-type="float" office:value="6.65894561343723">
                <text:p>6.658945613437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08317091200087">
                <text:p>6.08317091200087</text:p>
              </table:table-cell>
              <table:table-cell office:value-type="float" office:value="6.75561107529534">
                <text:p>6.755611075295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07578133477105">
                <text:p>6.07578133477105</text:p>
              </table:table-cell>
              <table:table-cell office:value-type="float" office:value="6.75703167915344">
                <text:p>6.757031679153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10502654181586">
                <text:p>6.10502654181586</text:p>
              </table:table-cell>
              <table:table-cell office:value-type="float" office:value="6.69320159488254">
                <text:p>6.693201594882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11288672553168">
                <text:p>6.11288672553168</text:p>
              </table:table-cell>
              <table:table-cell office:value-type="float" office:value="6.73074536853367">
                <text:p>6.730745368533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87292810016208">
                <text:p>5.87292810016208</text:p>
              </table:table-cell>
              <table:table-cell office:value-type="float" office:value="6.85708249939813">
                <text:p>6.857082499398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16776786380344">
                <text:p>6.16776786380344</text:p>
              </table:table-cell>
              <table:table-cell office:value-type="float" office:value="6.82199409272936">
                <text:p>6.821994092729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51903909047445">
                <text:p>6.51903909047445</text:p>
              </table:table-cell>
              <table:table-cell office:value-type="float" office:value="6.9062074025472">
                <text:p>6.90620740254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92329800923665">
                <text:p>6.92329800923665</text:p>
              </table:table-cell>
              <table:table-cell office:value-type="float" office:value="6.77324565251668">
                <text:p>6.773245652516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77765134705438">
                <text:p>5.77765134705438</text:p>
              </table:table-cell>
              <table:table-cell office:value-type="float" office:value="6.84496725930108">
                <text:p>6.844967259301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60262030495538">
                <text:p>6.60262030495538</text:p>
              </table:table-cell>
              <table:table-cell office:value-type="float" office:value="6.84996766514248">
                <text:p>6.849967665142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99290017022027">
                <text:p>5.99290017022027</text:p>
              </table:table-cell>
              <table:table-cell office:value-type="float" office:value="6.71948870023092">
                <text:p>6.719488700230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17777442932129">
                <text:p>6.17777442932129</text:p>
              </table:table-cell>
              <table:table-cell office:value-type="float" office:value="6.7875858147939">
                <text:p>6.78758581479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82538695865207">
                <text:p>5.82538695865207</text:p>
              </table:table-cell>
              <table:table-cell office:value-type="float" office:value="6.78890238867866">
                <text:p>6.788902388678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15175319247776">
                <text:p>6.15175319247776</text:p>
              </table:table-cell>
              <table:table-cell office:value-type="float" office:value="6.9327203962538">
                <text:p>6.93272039625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48779324425591">
                <text:p>6.48779324425591</text:p>
              </table:table-cell>
              <table:table-cell office:value-type="float" office:value="6.80241301324632">
                <text:p>6.802413013246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87714298036363">
                <text:p>5.87714298036363</text:p>
              </table:table-cell>
              <table:table-cell office:value-type="float" office:value="6.81004145410326">
                <text:p>6.810041454103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33408171335856">
                <text:p>6.33408171335856</text:p>
              </table:table-cell>
              <table:table-cell office:value-type="float" office:value="6.72726019223531">
                <text:p>6.727260192235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14205662409465">
                <text:p>6.14205662409465</text:p>
              </table:table-cell>
              <table:table-cell office:value-type="float" office:value="6.86979789204068">
                <text:p>6.869797892040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39426023695204">
                <text:p>6.39426023695204</text:p>
              </table:table-cell>
              <table:table-cell office:value-type="float" office:value="6.89871917830573">
                <text:p>6.898719178305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45940505133735">
                <text:p>6.45940505133735</text:p>
              </table:table-cell>
              <table:table-cell office:value-type="float" office:value="6.97825309965346">
                <text:p>6.978253099653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61373543739319">
                <text:p>5.61373543739319</text:p>
              </table:table-cell>
              <table:table-cell office:value-type="float" office:value="7.01032445165846">
                <text:p>7.010324451658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98689801957872">
                <text:p>5.98689801957872</text:p>
              </table:table-cell>
              <table:table-cell office:value-type="float" office:value="6.87142899301317">
                <text:p>6.871428993013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52579068077935">
                <text:p>5.52579068077935</text:p>
              </table:table-cell>
              <table:table-cell office:value-type="float" office:value="6.76609738667806">
                <text:p>6.766097386678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26043226453993">
                <text:p>6.26043226453993</text:p>
              </table:table-cell>
              <table:table-cell office:value-type="float" office:value="6.91987951596578">
                <text:p>6.919879515965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11227727466159">
                <text:p>6.11227727466159</text:p>
              </table:table-cell>
              <table:table-cell office:value-type="float" office:value="6.71903724140591">
                <text:p>6.719037241405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98882207870483">
                <text:p>5.98882207870483</text:p>
              </table:table-cell>
              <table:table-cell office:value-type="float" office:value="6.84900426864624">
                <text:p>6.849004268646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1991528722975">
                <text:p>6.1991528722975</text:p>
              </table:table-cell>
              <table:table-cell office:value-type="float" office:value="6.81854033470154">
                <text:p>6.818540334701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07007483376397">
                <text:p>6.07007483376397</text:p>
              </table:table-cell>
              <table:table-cell office:value-type="float" office:value="6.86241971121894">
                <text:p>6.862419711218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14626310136583">
                <text:p>6.14626310136583</text:p>
              </table:table-cell>
              <table:table-cell office:value-type="float" office:value="6.99608768357171">
                <text:p>6.996087683571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12562658521864">
                <text:p>6.12562658521864</text:p>
              </table:table-cell>
              <table:table-cell office:value-type="float" office:value="6.93696520063612">
                <text:p>6.936965200636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43173287709554">
                <text:p>6.43173287709554</text:p>
              </table:table-cell>
              <table:table-cell office:value-type="float" office:value="6.96009704801771">
                <text:p>6.960097048017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26371094915602">
                <text:p>6.26371094915602</text:p>
              </table:table-cell>
              <table:table-cell office:value-type="float" office:value="7.26129264301724">
                <text:p>7.261292643017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19674667782254">
                <text:p>6.19674667782254</text:p>
              </table:table-cell>
              <table:table-cell office:value-type="float" office:value="6.96505628691779">
                <text:p>6.965056286917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60001804563734">
                <text:p>5.60001804563734</text:p>
              </table:table-cell>
              <table:table-cell office:value-type="float" office:value="6.77426224284702">
                <text:p>6.774262242847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08891258239746">
                <text:p>6.08891258239746</text:p>
              </table:table-cell>
              <table:table-cell office:value-type="float" office:value="6.89054301049974">
                <text:p>6.890543010499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10557395087348">
                <text:p>6.10557395087348</text:p>
              </table:table-cell>
              <table:table-cell office:value-type="float" office:value="6.70175162951152">
                <text:p>6.701751629511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85547870000204">
                <text:p>5.85547870000204</text:p>
              </table:table-cell>
              <table:table-cell office:value-type="float" office:value="6.50157952308655">
                <text:p>6.501579523086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95669956207275">
                <text:p>5.95669956207275</text:p>
              </table:table-cell>
              <table:table-cell office:value-type="float" office:value="6.7050601111518">
                <text:p>6.70506011115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16149399015639">
                <text:p>6.16149399015639</text:p>
              </table:table-cell>
              <table:table-cell office:value-type="float" office:value="6.73611018392775">
                <text:p>6.736110183927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07851082483927">
                <text:p>6.07851082483927</text:p>
              </table:table-cell>
              <table:table-cell office:value-type="float" office:value="6.61900189187792">
                <text:p>6.619001891877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1443758752611">
                <text:p>6.1443758752611</text:p>
              </table:table-cell>
              <table:table-cell office:value-type="float" office:value="6.68724346160889">
                <text:p>6.687243461608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23919719060262">
                <text:p>6.23919719060262</text:p>
              </table:table-cell>
              <table:table-cell office:value-type="float" office:value="6.67150847117106">
                <text:p>6.671508471171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55026458104452">
                <text:p>6.55026458104452</text:p>
              </table:table-cell>
              <table:table-cell office:value-type="float" office:value="6.75570329030355">
                <text:p>6.755703290303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75672727160984">
                <text:p>5.75672727160984</text:p>
              </table:table-cell>
              <table:table-cell office:value-type="float" office:value="6.57996596230401">
                <text:p>6.579965962304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68006714714898">
                <text:p>5.68006714714898</text:p>
              </table:table-cell>
              <table:table-cell office:value-type="float" office:value="6.4820143116845">
                <text:p>6.48201431168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57869337399801">
                <text:p>5.57869337399801</text:p>
              </table:table-cell>
              <table:table-cell office:value-type="float" office:value="6.53947305679321">
                <text:p>6.539473056793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91571996476915">
                <text:p>5.91571996476915</text:p>
              </table:table-cell>
              <table:table-cell office:value-type="float" office:value="6.63612500826518">
                <text:p>6.636125008265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06484342681037">
                <text:p>6.06484342681037</text:p>
              </table:table-cell>
              <table:table-cell office:value-type="float" office:value="6.48076213730706">
                <text:p>6.480762137307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36363901562161">
                <text:p>6.36363901562161</text:p>
              </table:table-cell>
              <table:table-cell office:value-type="float" office:value="6.56187197897169">
                <text:p>6.561871978971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92236781650119">
                <text:p>5.92236781650119</text:p>
              </table:table-cell>
              <table:table-cell office:value-type="float" office:value="6.46328949928284">
                <text:p>6.463289499282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04393932554457">
                <text:p>6.04393932554457</text:p>
              </table:table-cell>
              <table:table-cell office:value-type="float" office:value="6.5878210067749">
                <text:p>6.58782100677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86061385472616">
                <text:p>5.86061385472616</text:p>
              </table:table-cell>
              <table:table-cell office:value-type="float" office:value="6.69202603234185">
                <text:p>6.692026032341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92524491416083">
                <text:p>5.92524491416083</text:p>
              </table:table-cell>
              <table:table-cell office:value-type="float" office:value="6.75098180770874">
                <text:p>6.750981807708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92385053634644">
                <text:p>5.92385053634644</text:p>
              </table:table-cell>
              <table:table-cell office:value-type="float" office:value="6.84054361449348">
                <text:p>6.840543614493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65822721587287">
                <text:p>5.65822721587287</text:p>
              </table:table-cell>
              <table:table-cell office:value-type="float" office:value="6.97198088963827">
                <text:p>6.971980889638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75342586305406">
                <text:p>5.75342586305406</text:p>
              </table:table-cell>
              <table:table-cell office:value-type="float" office:value="6.60690392388238">
                <text:p>6.606903923882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05540889104207">
                <text:p>6.05540889104207</text:p>
              </table:table-cell>
              <table:table-cell office:value-type="float" office:value="6.5481883154975">
                <text:p>6.54818831549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760820473565">
                <text:p>5.760820473565</text:p>
              </table:table-cell>
              <table:table-cell office:value-type="float" office:value="6.7702808909946">
                <text:p>6.77028089099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53602799309625">
                <text:p>5.53602799309625</text:p>
              </table:table-cell>
              <table:table-cell office:value-type="float" office:value="6.6655502849155">
                <text:p>6.66555028491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69566196335687">
                <text:p>5.69566196335687</text:p>
              </table:table-cell>
              <table:table-cell office:value-type="float" office:value="6.5869349638621">
                <text:p>6.58693496386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44221053123474">
                <text:p>5.44221053123474</text:p>
              </table:table-cell>
              <table:table-cell office:value-type="float" office:value="6.56951008902656">
                <text:p>6.569510089026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89910040961372">
                <text:p>5.89910040961372</text:p>
              </table:table-cell>
              <table:table-cell office:value-type="float" office:value="6.90188079410129">
                <text:p>6.901880794101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98550479676988">
                <text:p>5.98550479676988</text:p>
              </table:table-cell>
              <table:table-cell office:value-type="float" office:value="7.13543070687188">
                <text:p>7.135430706871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70633422003852">
                <text:p>5.70633422003852</text:p>
              </table:table-cell>
              <table:table-cell office:value-type="float" office:value="6.98601590262519">
                <text:p>6.986015902625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78628340827094">
                <text:p>5.78628340827094</text:p>
              </table:table-cell>
              <table:table-cell office:value-type="float" office:value="7.3660532368554">
                <text:p>7.36605323685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17711719671885">
                <text:p>5.17711719671885</text:p>
              </table:table-cell>
              <table:table-cell office:value-type="float" office:value="7.1728618144989">
                <text:p>7.17286181449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9142749786377">
                <text:p>5.9142749786377</text:p>
              </table:table-cell>
              <table:table-cell office:value-type="float" office:value="7.29427048895094">
                <text:p>7.294270488950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40027816030714">
                <text:p>5.40027816030714</text:p>
              </table:table-cell>
              <table:table-cell office:value-type="float" office:value="6.95573915375604">
                <text:p>6.955739153756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52155265808105">
                <text:p>5.52155265808105</text:p>
              </table:table-cell>
              <table:table-cell office:value-type="float" office:value="7.31348509258694">
                <text:p>7.313485092586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69188563028971">
                <text:p>5.69188563028971</text:p>
              </table:table-cell>
              <table:table-cell office:value-type="float" office:value="7.11735002199809">
                <text:p>7.117350021998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4327216413286">
                <text:p>5.4327216413286</text:p>
              </table:table-cell>
              <table:table-cell office:value-type="float" office:value="7.19998566309611">
                <text:p>7.199985663096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59163978894552">
                <text:p>5.59163978894552</text:p>
              </table:table-cell>
              <table:table-cell office:value-type="float" office:value="6.97072230445014">
                <text:p>6.970722304450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70852705637614">
                <text:p>5.70852705637614</text:p>
              </table:table-cell>
              <table:table-cell office:value-type="float" office:value="6.81203026241726">
                <text:p>6.812030262417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42686247295804">
                <text:p>5.42686247295804</text:p>
              </table:table-cell>
              <table:table-cell office:value-type="float" office:value="6.94745328691271">
                <text:p>6.947453286912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61597922113207">
                <text:p>5.61597922113207</text:p>
              </table:table-cell>
              <table:table-cell office:value-type="float" office:value="6.85240986612108">
                <text:p>6.852409866121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73469930224949">
                <text:p>5.73469930224949</text:p>
              </table:table-cell>
              <table:table-cell office:value-type="float" office:value="7.22519058651394">
                <text:p>7.225190586513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72763522466024">
                <text:p>4.72763522466024</text:p>
              </table:table-cell>
              <table:table-cell office:value-type="float" office:value="7.19541981485155">
                <text:p>7.195419814851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61462751494514">
                <text:p>5.61462751494514</text:p>
              </table:table-cell>
              <table:table-cell office:value-type="float" office:value="6.8385272026062">
                <text:p>6.83852720260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68648466004266">
                <text:p>5.68648466004266</text:p>
              </table:table-cell>
              <table:table-cell office:value-type="float" office:value="6.93393842379252">
                <text:p>6.933938423792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4541630797916">
                <text:p>5.4541630797916</text:p>
              </table:table-cell>
              <table:table-cell office:value-type="float" office:value="6.49479632907444">
                <text:p>6.494796329074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67139386071099">
                <text:p>5.67139386071099</text:p>
              </table:table-cell>
              <table:table-cell office:value-type="float" office:value="6.71800997522142">
                <text:p>6.718009975221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39716909726461">
                <text:p>5.39716909726461</text:p>
              </table:table-cell>
              <table:table-cell office:value-type="float" office:value="6.65706266297234">
                <text:p>6.657062662972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28444751103719">
                <text:p>5.28444751103719</text:p>
              </table:table-cell>
              <table:table-cell office:value-type="float" office:value="6.58959176805284">
                <text:p>6.589591768052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75939551989238">
                <text:p>5.75939551989238</text:p>
              </table:table-cell>
              <table:table-cell office:value-type="float" office:value="6.88749154408773">
                <text:p>6.887491544087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59391782018873">
                <text:p>5.59391782018873</text:p>
              </table:table-cell>
              <table:table-cell office:value-type="float" office:value="6.60935947630141">
                <text:p>6.609359476301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19008557531569">
                <text:p>5.19008557531569</text:p>
              </table:table-cell>
              <table:table-cell office:value-type="float" office:value="7.00621112187703">
                <text:p>7.006211121877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63115673065186">
                <text:p>5.63115673065186</text:p>
              </table:table-cell>
              <table:table-cell office:value-type="float" office:value="7.90977478027344">
                <text:p>7.909774780273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62517472108205">
                <text:p>4.62517472108205</text:p>
              </table:table-cell>
              <table:table-cell office:value-type="float" office:value="7.59837153222826">
                <text:p>7.598371532228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3552454577552">
                <text:p>5.3552454577552</text:p>
              </table:table-cell>
              <table:table-cell office:value-type="float" office:value="7.37663573688931">
                <text:p>7.376635736889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23680325084262">
                <text:p>5.23680325084262</text:p>
              </table:table-cell>
              <table:table-cell office:value-type="float" office:value="7.19462943077087">
                <text:p>7.1946294307708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56307167477078">
                <text:p>5.56307167477078</text:p>
              </table:table-cell>
              <table:table-cell office:value-type="float" office:value="7.34356379508972">
                <text:p>7.343563795089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77122591866387">
                <text:p>4.77122591866387</text:p>
              </table:table-cell>
              <table:table-cell office:value-type="float" office:value="6.76570251252916">
                <text:p>6.765702512529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51628379291958">
                <text:p>5.51628379291958</text:p>
              </table:table-cell>
              <table:table-cell office:value-type="float" office:value="7.11141557163662">
                <text:p>7.111415571636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47765646510654">
                <text:p>5.47765646510654</text:p>
              </table:table-cell>
              <table:table-cell office:value-type="float" office:value="6.6141627629598">
                <text:p>6.61416276295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12120288742913">
                <text:p>5.12120288742913</text:p>
              </table:table-cell>
              <table:table-cell office:value-type="float" office:value="7.66821630795797">
                <text:p>7.668216307957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93445260789659">
                <text:p>4.93445260789659</text:p>
              </table:table-cell>
              <table:table-cell office:value-type="float" office:value="7.25707242223952">
                <text:p>7.257072422239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37453727722168">
                <text:p>5.37453727722168</text:p>
              </table:table-cell>
              <table:table-cell office:value-type="float" office:value="6.4802227417628">
                <text:p>6.48022274176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52386361757914">
                <text:p>5.52386361757914</text:p>
              </table:table-cell>
              <table:table-cell office:value-type="float" office:value="6.93988095389472">
                <text:p>6.939880953894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3242239024904">
                <text:p>4.3242239024904</text:p>
              </table:table-cell>
              <table:table-cell office:value-type="float" office:value="6.69762795501285">
                <text:p>6.697627955012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23967367808024">
                <text:p>5.23967367808024</text:p>
              </table:table-cell>
              <table:table-cell office:value-type="float" office:value="6.50591150919596">
                <text:p>6.505911509195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20867063734266">
                <text:p>5.20867063734266</text:p>
              </table:table-cell>
              <table:table-cell office:value-type="float" office:value="6.53302913241916">
                <text:p>6.533029132419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29752255545722">
                <text:p>5.29752255545722</text:p>
              </table:table-cell>
              <table:table-cell office:value-type="float" office:value="7.1027082602183">
                <text:p>7.10270826021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63091011047363">
                <text:p>5.63091011047363</text:p>
              </table:table-cell>
              <table:table-cell office:value-type="float" office:value="6.45792841911316">
                <text:p>6.457928419113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07447174390157">
                <text:p>5.07447174390157</text:p>
              </table:table-cell>
              <table:table-cell office:value-type="float" office:value="6.39939742618137">
                <text:p>6.399397426181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98566619555155">
                <text:p>4.98566619555155</text:p>
              </table:table-cell>
              <table:table-cell office:value-type="float" office:value="7.01124718454149">
                <text:p>7.011247184541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74158226119147">
                <text:p>4.74158226119147</text:p>
              </table:table-cell>
              <table:table-cell office:value-type="float" office:value="6.55970038308038">
                <text:p>6.559700383080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38627650472853">
                <text:p>5.38627650472853</text:p>
              </table:table-cell>
              <table:table-cell office:value-type="float" office:value="6.39141885439555">
                <text:p>6.391418854395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73566406038072">
                <text:p>4.73566406038072</text:p>
              </table:table-cell>
              <table:table-cell office:value-type="float" office:value="7.07375727759467">
                <text:p>7.073757277594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45332198143005">
                <text:p>5.45332198143005</text:p>
              </table:table-cell>
              <table:table-cell office:value-type="float" office:value="6.92526949776544">
                <text:p>6.925269497765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32388971116808">
                <text:p>5.32388971116808</text:p>
              </table:table-cell>
              <table:table-cell office:value-type="float" office:value="7.04415880309211">
                <text:p>7.044158803092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29990136888292">
                <text:p>5.29990136888292</text:p>
              </table:table-cell>
              <table:table-cell office:value-type="float" office:value="6.28819619284736">
                <text:p>6.288196192847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82592034339905">
                <text:p>4.82592034339905</text:p>
              </table:table-cell>
              <table:table-cell office:value-type="float" office:value="5.86429741647508">
                <text:p>5.864297416475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74569051530626">
                <text:p>4.74569051530626</text:p>
              </table:table-cell>
              <table:table-cell office:value-type="float" office:value="6.58482313156128">
                <text:p>6.584823131561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27555804782444">
                <text:p>5.27555804782444</text:p>
              </table:table-cell>
              <table:table-cell office:value-type="float" office:value="6.49320557382372">
                <text:p>6.493205573823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05712487432692">
                <text:p>5.05712487432692</text:p>
              </table:table-cell>
              <table:table-cell office:value-type="float" office:value="6.39396177397834">
                <text:p>6.393961773978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18339644538032">
                <text:p>5.18339644538032</text:p>
              </table:table-cell>
              <table:table-cell office:value-type="float" office:value="6.1842684480879">
                <text:p>6.18426844808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12760674688551">
                <text:p>5.12760674688551</text:p>
              </table:table-cell>
              <table:table-cell office:value-type="float" office:value="5.9494223329756">
                <text:p>5.94942233297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33245684305827">
                <text:p>5.33245684305827</text:p>
              </table:table-cell>
              <table:table-cell office:value-type="float" office:value="6.13419988420275">
                <text:p>6.134199884202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20693952242533">
                <text:p>5.20693952242533</text:p>
              </table:table-cell>
              <table:table-cell office:value-type="float" office:value="6.09856804211934">
                <text:p>6.098568042119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24687023162842">
                <text:p>5.24687023162842</text:p>
              </table:table-cell>
              <table:table-cell office:value-type="float" office:value="6.31894985834758">
                <text:p>6.318949858347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4178680340449">
                <text:p>5.4178680340449</text:p>
              </table:table-cell>
              <table:table-cell office:value-type="float" office:value="6.33913516998291">
                <text:p>6.339135169982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93566723929511">
                <text:p>4.93566723929511</text:p>
              </table:table-cell>
              <table:table-cell office:value-type="float" office:value="5.94705057144165">
                <text:p>5.947050571441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90605902141995">
                <text:p>4.90605902141995</text:p>
              </table:table-cell>
              <table:table-cell office:value-type="float" office:value="6.47312609354655">
                <text:p>6.473126093546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00494220786625">
                <text:p>5.00494220786625</text:p>
              </table:table-cell>
              <table:table-cell office:value-type="float" office:value="6.65454896291097">
                <text:p>6.654548962910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85557450188531">
                <text:p>4.85557450188531</text:p>
              </table:table-cell>
              <table:table-cell office:value-type="float" office:value="6.74235014120738">
                <text:p>6.742350141207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10188513331943">
                <text:p>5.10188513331943</text:p>
              </table:table-cell>
              <table:table-cell office:value-type="float" office:value="6.52120229932997">
                <text:p>6.521202299329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96650208897061">
                <text:p>4.96650208897061</text:p>
              </table:table-cell>
              <table:table-cell office:value-type="float" office:value="6.99884174929725">
                <text:p>6.998841749297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84378206994798">
                <text:p>4.84378206994798</text:p>
              </table:table-cell>
              <table:table-cell office:value-type="float" office:value="6.37835477458106">
                <text:p>6.378354774581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7733771748013">
                <text:p>4.7733771748013</text:p>
              </table:table-cell>
              <table:table-cell office:value-type="float" office:value="6.29446050855849">
                <text:p>6.294460508558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39572099049886">
                <text:p>4.39572099049886</text:p>
              </table:table-cell>
              <table:table-cell office:value-type="float" office:value="6.30362362331814">
                <text:p>6.303623623318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7056045850118">
                <text:p>4.7056045850118</text:p>
              </table:table-cell>
              <table:table-cell office:value-type="float" office:value="6.62987817658318">
                <text:p>6.629878176583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39170255396101">
                <text:p>4.39170255396101</text:p>
              </table:table-cell>
              <table:table-cell office:value-type="float" office:value="6.9493703312344">
                <text:p>6.94937033123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21701256699032">
                <text:p>4.21701256699032</text:p>
              </table:table-cell>
              <table:table-cell office:value-type="float" office:value="6.35248215993245">
                <text:p>6.3524821599324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92427770826552">
                <text:p>4.92427770826552</text:p>
              </table:table-cell>
              <table:table-cell office:value-type="float" office:value="6.69900115331014">
                <text:p>6.699001153310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05756513807509">
                <text:p>5.05756513807509</text:p>
              </table:table-cell>
              <table:table-cell office:value-type="float" office:value="6.54058986239963">
                <text:p>6.540589862399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56836811701457">
                <text:p>4.56836811701457</text:p>
              </table:table-cell>
              <table:table-cell office:value-type="float" office:value="6.2436162630717">
                <text:p>6.24361626307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68111873732673">
                <text:p>4.68111873732673</text:p>
              </table:table-cell>
              <table:table-cell office:value-type="float" office:value="6.10880540476905">
                <text:p>6.108805404769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51047851509518">
                <text:p>4.51047851509518</text:p>
              </table:table-cell>
              <table:table-cell office:value-type="float" office:value="6.2641228834788">
                <text:p>6.26412288347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97219536569383">
                <text:p>4.97219536569383</text:p>
              </table:table-cell>
              <table:table-cell office:value-type="float" office:value="6.43100963698493">
                <text:p>6.431009636984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37559123833974">
                <text:p>4.37559123833974</text:p>
              </table:table-cell>
              <table:table-cell office:value-type="float" office:value="6.13487513860067">
                <text:p>6.134875138600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70544004440308">
                <text:p>4.70544004440308</text:p>
              </table:table-cell>
              <table:table-cell office:value-type="float" office:value="6.86568331718445">
                <text:p>6.865683317184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60629706382751">
                <text:p>4.60629706382751</text:p>
              </table:table-cell>
              <table:table-cell office:value-type="float" office:value="6.86119866371155">
                <text:p>6.861198663711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98406290478177">
                <text:p>4.98406290478177</text:p>
              </table:table-cell>
              <table:table-cell office:value-type="float" office:value="6.68116988076104">
                <text:p>6.681169880761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70506934059991">
                <text:p>4.70506934059991</text:p>
              </table:table-cell>
              <table:table-cell office:value-type="float" office:value="6.20913439326816">
                <text:p>6.209134393268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40926257769267">
                <text:p>4.40926257769267</text:p>
              </table:table-cell>
              <table:table-cell office:value-type="float" office:value="6.8034004105462">
                <text:p>6.80340041054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03386539353265">
                <text:p>4.03386539353265</text:p>
              </table:table-cell>
              <table:table-cell office:value-type="float" office:value="7.00833037164476">
                <text:p>7.008330371644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52114824718899">
                <text:p>4.52114824718899</text:p>
              </table:table-cell>
              <table:table-cell office:value-type="float" office:value="6.53195407655504">
                <text:p>6.531954076555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05135480562846">
                <text:p>4.05135480562846</text:p>
              </table:table-cell>
              <table:table-cell office:value-type="float" office:value="6.67321393224928">
                <text:p>6.673213932249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97827265792423">
                <text:p>3.97827265792423</text:p>
              </table:table-cell>
              <table:table-cell office:value-type="float" office:value="6.73432915740543">
                <text:p>6.734329157405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09644308884939">
                <text:p>4.09644308884939</text:p>
              </table:table-cell>
              <table:table-cell office:value-type="float" office:value="7.76846798261007">
                <text:p>7.768467982610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73396979437934">
                <text:p>4.73396979437934</text:p>
              </table:table-cell>
              <table:table-cell office:value-type="float" office:value="6.47718699773153">
                <text:p>6.477186997731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02986875640021">
                <text:p>5.02986875640021</text:p>
              </table:table-cell>
              <table:table-cell office:value-type="float" office:value="7.33853538831075">
                <text:p>7.338535388310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19157177077399">
                <text:p>5.19157177077399</text:p>
              </table:table-cell>
              <table:table-cell office:value-type="float" office:value="6.60067386097378">
                <text:p>6.600673860973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17587809297774">
                <text:p>4.17587809297774</text:p>
              </table:table-cell>
              <table:table-cell office:value-type="float" office:value="6.43013151486715">
                <text:p>6.430131514867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40798741711511">
                <text:p>4.40798741711511</text:p>
              </table:table-cell>
              <table:table-cell office:value-type="float" office:value="7.15896638234456">
                <text:p>7.158966382344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86898305681017">
                <text:p>4.86898305681017</text:p>
              </table:table-cell>
              <table:table-cell office:value-type="float" office:value="6.62510637442271">
                <text:p>6.625106374422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38256622420417">
                <text:p>4.38256622420417</text:p>
              </table:table-cell>
              <table:table-cell office:value-type="float" office:value="6.85757716496785">
                <text:p>6.857577164967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28776127497355">
                <text:p>4.28776127497355</text:p>
              </table:table-cell>
              <table:table-cell office:value-type="float" office:value="7.02850802739461">
                <text:p>7.0285080273946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68930171860589">
                <text:p>4.68930171860589</text:p>
              </table:table-cell>
              <table:table-cell office:value-type="float" office:value="6.68540867169698">
                <text:p>6.685408671696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90978362560272">
                <text:p>3.90978362560272</text:p>
              </table:table-cell>
              <table:table-cell office:value-type="float" office:value="6.27133091290792">
                <text:p>6.2713309129079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15211492114597">
                <text:p>4.15211492114597</text:p>
              </table:table-cell>
              <table:table-cell office:value-type="float" office:value="7.35284982787238">
                <text:p>7.352849827872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034385477172">
                <text:p>4.034385477172</text:p>
              </table:table-cell>
              <table:table-cell office:value-type="float" office:value="6.64547846052382">
                <text:p>6.645478460523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8281761513816">
                <text:p>3.8281761513816</text:p>
              </table:table-cell>
              <table:table-cell office:value-type="float" office:value="6.16899236043294">
                <text:p>6.168992360432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59297582308451">
                <text:p>4.59297582308451</text:p>
              </table:table-cell>
              <table:table-cell office:value-type="float" office:value="6.64552452829149">
                <text:p>6.6455245282914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03427738746007">
                <text:p>4.03427738746007</text:p>
              </table:table-cell>
              <table:table-cell office:value-type="float" office:value="6.47615031401316">
                <text:p>6.476150314013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36060587300195">
                <text:p>4.36060587300195</text:p>
              </table:table-cell>
              <table:table-cell office:value-type="float" office:value="6.87155079841614">
                <text:p>6.871550798416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16327322853936">
                <text:p>4.16327322853936</text:p>
              </table:table-cell>
              <table:table-cell office:value-type="float" office:value="6.25533686743842">
                <text:p>6.255336867438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9749575138092">
                <text:p>3.9749575138092</text:p>
              </table:table-cell>
              <table:table-cell office:value-type="float" office:value="6.85547720061408">
                <text:p>6.855477200614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08435549206204">
                <text:p>4.08435549206204</text:p>
              </table:table-cell>
              <table:table-cell office:value-type="float" office:value="5.96836709976196">
                <text:p>5.9683670997619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27840392854479">
                <text:p>4.27840392854479</text:p>
              </table:table-cell>
              <table:table-cell office:value-type="float" office:value="6.33288277520074">
                <text:p>6.332882775200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21162846353319">
                <text:p>4.21162846353319</text:p>
              </table:table-cell>
              <table:table-cell office:value-type="float" office:value="5.89263861709171">
                <text:p>5.892638617091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4015549076928">
                <text:p>4.4015549076928</text:p>
              </table:table-cell>
              <table:table-cell office:value-type="float" office:value="6.44044502576192">
                <text:p>6.440445025761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90312394036187">
                <text:p>3.90312394036187</text:p>
              </table:table-cell>
              <table:table-cell office:value-type="float" office:value="6.66198110580444">
                <text:p>6.661981105804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70781475967831">
                <text:p>3.70781475967831</text:p>
              </table:table-cell>
              <table:table-cell office:value-type="float" office:value="6.36471120516459">
                <text:p>6.364711205164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44790189001295">
                <text:p>4.44790189001295</text:p>
              </table:table-cell>
              <table:table-cell office:value-type="float" office:value="7.14667699072096">
                <text:p>7.146676990720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11412137879266">
                <text:p>3.11412137879266</text:p>
              </table:table-cell>
              <table:table-cell office:value-type="float" office:value="6.40163154072232">
                <text:p>6.401631540722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18365361955431">
                <text:p>4.18365361955431</text:p>
              </table:table-cell>
              <table:table-cell office:value-type="float" office:value="6.656218846639">
                <text:p>6.6562188466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14903767373827">
                <text:p>4.14903767373827</text:p>
              </table:table-cell>
              <table:table-cell office:value-type="float" office:value="6.94338501824273">
                <text:p>6.9433850182427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72062661647797">
                <text:p>3.72062661647797</text:p>
              </table:table-cell>
              <table:table-cell office:value-type="float" office:value="5.99413686328464">
                <text:p>5.994136863284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02774655024211">
                <text:p>4.02774655024211</text:p>
              </table:table-cell>
              <table:table-cell office:value-type="float" office:value="6.0761602057351">
                <text:p>6.07616020573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90905978414747">
                <text:p>3.90905978414747</text:p>
              </table:table-cell>
              <table:table-cell office:value-type="float" office:value="6.44234376483493">
                <text:p>6.442343764834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79466210471259">
                <text:p>3.79466210471259</text:p>
              </table:table-cell>
              <table:table-cell office:value-type="float" office:value="6.60119367970361">
                <text:p>6.6011936797036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89840552277035">
                <text:p>3.89840552277035</text:p>
              </table:table-cell>
              <table:table-cell office:value-type="float" office:value="7.01150941848755">
                <text:p>7.011509418487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95206150478787">
                <text:p>3.95206150478787</text:p>
              </table:table-cell>
              <table:table-cell office:value-type="float" office:value="6.97953600353665">
                <text:p>6.979536003536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24696576065487">
                <text:p>4.24696576065487</text:p>
              </table:table-cell>
              <table:table-cell office:value-type="float" office:value="6.74035697513157">
                <text:p>6.740356975131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95188602871365">
                <text:p>3.95188602871365</text:p>
              </table:table-cell>
              <table:table-cell office:value-type="float" office:value="6.70111262798309">
                <text:p>6.701112627983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55784176190694">
                <text:p>3.55784176190694</text:p>
              </table:table-cell>
              <table:table-cell office:value-type="float" office:value="7.0820775296953">
                <text:p>7.082077529695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9585557407803">
                <text:p>3.9585557407803</text:p>
              </table:table-cell>
              <table:table-cell office:value-type="float" office:value="6.67561056878832">
                <text:p>6.675610568788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99311609003279">
                <text:p>3.99311609003279</text:p>
              </table:table-cell>
              <table:table-cell office:value-type="float" office:value="6.99452635977003">
                <text:p>6.994526359770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80204011069404">
                <text:p>3.80204011069404</text:p>
              </table:table-cell>
              <table:table-cell office:value-type="float" office:value="7.51288747787476">
                <text:p>7.5128874778747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6240429242452">
                <text:p>3.6240429242452</text:p>
              </table:table-cell>
              <table:table-cell office:value-type="float" office:value="8.094130092197">
                <text:p>8.0941300921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7121859603458">
                <text:p>3.7121859603458</text:p>
              </table:table-cell>
              <table:table-cell office:value-type="float" office:value="8.5673271285163">
                <text:p>8.56732712851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72955153253343">
                <text:p>3.72955153253343</text:p>
              </table:table-cell>
              <table:table-cell office:value-type="float" office:value="7.73723561233944">
                <text:p>7.7372356123394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71558396816254">
                <text:p>3.71558396816254</text:p>
              </table:table-cell>
              <table:table-cell office:value-type="float" office:value="7.66691035694546">
                <text:p>7.666910356945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00035489665137">
                <text:p>4.00035489665137</text:p>
              </table:table-cell>
              <table:table-cell office:value-type="float" office:value="7.42375021510654">
                <text:p>7.423750215106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57273004584842">
                <text:p>3.57273004584842</text:p>
              </table:table-cell>
              <table:table-cell office:value-type="float" office:value="7.66045112080044">
                <text:p>7.660451120800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76158972051409">
                <text:p>3.76158972051409</text:p>
              </table:table-cell>
              <table:table-cell office:value-type="float" office:value="7.85320136282179">
                <text:p>7.853201362821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00823418961631">
                <text:p>3.00823418961631</text:p>
              </table:table-cell>
              <table:table-cell office:value-type="float" office:value="8.34473668204414">
                <text:p>8.344736682044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94276602268219">
                <text:p>3.94276602268219</text:p>
              </table:table-cell>
              <table:table-cell office:value-type="float" office:value="7.30449122852749">
                <text:p>7.3044912285274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91527753141191">
                <text:p>3.91527753141191</text:p>
              </table:table-cell>
              <table:table-cell office:value-type="float" office:value="7.55166750484043">
                <text:p>7.551667504840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8826207584805">
                <text:p>3.48826207584805</text:p>
              </table:table-cell>
              <table:table-cell office:value-type="float" office:value="6.92824116018083">
                <text:p>6.928241160180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91087052822113">
                <text:p>3.91087052822113</text:p>
              </table:table-cell>
              <table:table-cell office:value-type="float" office:value="7.30090094937219">
                <text:p>7.300900949372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917378505071">
                <text:p>3.5917378505071</text:p>
              </table:table-cell>
              <table:table-cell office:value-type="float" office:value="7.12616276741028">
                <text:p>7.126162767410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33038654724757">
                <text:p>3.33038654724757</text:p>
              </table:table-cell>
              <table:table-cell office:value-type="float" office:value="7.15206674734751">
                <text:p>7.152066747347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32019982337952">
                <text:p>4.32019982337952</text:p>
              </table:table-cell>
              <table:table-cell office:value-type="float" office:value="7.24961713949839">
                <text:p>7.249617139498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002036253611">
                <text:p>3.54002036253611</text:p>
              </table:table-cell>
              <table:table-cell office:value-type="float" office:value="7.44846012857225">
                <text:p>7.448460128572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95088769065009">
                <text:p>3.95088769065009</text:p>
              </table:table-cell>
              <table:table-cell office:value-type="float" office:value="6.9479435549842">
                <text:p>6.94794355498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1635694026947">
                <text:p>4.1635694026947</text:p>
              </table:table-cell>
              <table:table-cell office:value-type="float" office:value="7.4614904721578">
                <text:p>7.46149047215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61477921273973">
                <text:p>2.61477921273973</text:p>
              </table:table-cell>
              <table:table-cell office:value-type="float" office:value="8.06643946965536">
                <text:p>8.066439469655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75703695350223">
                <text:p>3.75703695350223</text:p>
              </table:table-cell>
              <table:table-cell office:value-type="float" office:value="6.43585964043935">
                <text:p>6.435859640439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98751623365614">
                <text:p>3.98751623365614</text:p>
              </table:table-cell>
              <table:table-cell office:value-type="float" office:value="6.09558047188653">
                <text:p>6.0955804718865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31747876273261">
                <text:p>4.31747876273261</text:p>
              </table:table-cell>
              <table:table-cell office:value-type="float" office:value="7.14502906799316">
                <text:p>7.145029067993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25433208677504">
                <text:p>3.25433208677504</text:p>
              </table:table-cell>
              <table:table-cell office:value-type="float" office:value="7.05952228440179">
                <text:p>7.0595222844017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38220674726698">
                <text:p>4.38220674726698</text:p>
              </table:table-cell>
              <table:table-cell office:value-type="float" office:value="6.73277303907606">
                <text:p>6.732773039076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73940419356028">
                <text:p>3.73940419356028</text:p>
              </table:table-cell>
              <table:table-cell office:value-type="float" office:value="7.08711665206485">
                <text:p>7.087116652064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58557520972358">
                <text:p>3.58557520972358</text:p>
              </table:table-cell>
              <table:table-cell office:value-type="float" office:value="7.87714241610633">
                <text:p>7.877142416106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08124683168199">
                <text:p>3.08124683168199</text:p>
              </table:table-cell>
              <table:table-cell office:value-type="float" office:value="7.62199754185147">
                <text:p>7.621997541851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17692908181084">
                <text:p>3.17692908181084</text:p>
              </table:table-cell>
              <table:table-cell office:value-type="float" office:value="7.30580570962694">
                <text:p>7.305805709626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25032763779163">
                <text:p>2.25032763779163</text:p>
              </table:table-cell>
              <table:table-cell office:value-type="float" office:value="8.4427924156189">
                <text:p>8.44279241561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55732556846407">
                <text:p>3.55732556846407</text:p>
              </table:table-cell>
              <table:table-cell office:value-type="float" office:value="7.86300730705261">
                <text:p>7.8630073070526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40604712433285">
                <text:p>3.40604712433285</text:p>
              </table:table-cell>
              <table:table-cell office:value-type="float" office:value="7.66557782226139">
                <text:p>7.665577822261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0458656416999">
                <text:p>4.0458656416999</text:p>
              </table:table-cell>
              <table:table-cell office:value-type="float" office:value="7.11278290218777">
                <text:p>7.1127829021877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5257812526491">
                <text:p>3.5257812526491</text:p>
              </table:table-cell>
              <table:table-cell office:value-type="float" office:value="7.7146505912145">
                <text:p>7.71465059121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38152749008603">
                <text:p>3.38152749008603</text:p>
              </table:table-cell>
              <table:table-cell office:value-type="float" office:value="7.68756333986918">
                <text:p>7.687563339869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58681163258023">
                <text:p>3.58681163258023</text:p>
              </table:table-cell>
              <table:table-cell office:value-type="float" office:value="7.88370684782664">
                <text:p>7.8837068478266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92197833326128">
                <text:p>3.92197833326128</text:p>
              </table:table-cell>
              <table:table-cell office:value-type="float" office:value="7.86061133278741">
                <text:p>7.860611332787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54964829550849">
                <text:p>3.54964829550849</text:p>
              </table:table-cell>
              <table:table-cell office:value-type="float" office:value="6.64379661613041">
                <text:p>6.6437966161304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97945569356283">
                <text:p>2.97945569356283</text:p>
              </table:table-cell>
              <table:table-cell office:value-type="float" office:value="7.40952960650126">
                <text:p>7.409529606501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58627436161041">
                <text:p>3.58627436161041</text:p>
              </table:table-cell>
              <table:table-cell office:value-type="float" office:value="7.17410169707404">
                <text:p>7.174101697074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52868413262897">
                <text:p>3.52868413262897</text:p>
              </table:table-cell>
              <table:table-cell office:value-type="float" office:value="6.66126749250624">
                <text:p>6.661267492506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22843022876316">
                <text:p>3.22843022876316</text:p>
              </table:table-cell>
              <table:table-cell office:value-type="float" office:value="6.91758027341631">
                <text:p>6.917580273416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45609538157781">
                <text:p>3.45609538157781</text:p>
              </table:table-cell>
              <table:table-cell office:value-type="float" office:value="7.4584719075097">
                <text:p>7.45847190750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41729625993305">
                <text:p>3.41729625993305</text:p>
              </table:table-cell>
              <table:table-cell office:value-type="float" office:value="7.44112919436561">
                <text:p>7.4411291943656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3002956178453">
                <text:p>3.83002956178453</text:p>
              </table:table-cell>
              <table:table-cell office:value-type="float" office:value="7.20641716321309">
                <text:p>7.206417163213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79249600569407">
                <text:p>3.79249600569407</text:p>
              </table:table-cell>
              <table:table-cell office:value-type="float" office:value="6.77514526579115">
                <text:p>6.775145265791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37732047239939">
                <text:p>3.37732047239939</text:p>
              </table:table-cell>
              <table:table-cell office:value-type="float" office:value="7.17375591066149">
                <text:p>7.173755910661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92044417063395">
                <text:p>3.92044417063395</text:p>
              </table:table-cell>
              <table:table-cell office:value-type="float" office:value="6.49445357587602">
                <text:p>6.494453575876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48909515274896">
                <text:p>3.48909515274896</text:p>
              </table:table-cell>
              <table:table-cell office:value-type="float" office:value="6.53861730628544">
                <text:p>6.538617306285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32520897653368">
                <text:p>3.32520897653368</text:p>
              </table:table-cell>
              <table:table-cell office:value-type="float" office:value="7.07595112588671">
                <text:p>7.0759511258867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69880489508311">
                <text:p>1.69880489508311</text:p>
              </table:table-cell>
              <table:table-cell office:value-type="float" office:value="7.21598793400659">
                <text:p>7.2159879340065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7725339796808">
                <text:p>2.7725339796808</text:p>
              </table:table-cell>
              <table:table-cell office:value-type="float" office:value="7.53671295113034">
                <text:p>7.536712951130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87474240461985">
                <text:p>2.87474240461985</text:p>
              </table:table-cell>
              <table:table-cell office:value-type="float" office:value="6.85421575440301">
                <text:p>6.854215754403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85227670272191">
                <text:p>2.85227670272191</text:p>
              </table:table-cell>
              <table:table-cell office:value-type="float" office:value="6.99567341804504">
                <text:p>6.995673418045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86822783152262">
                <text:p>3.86822783152262</text:p>
              </table:table-cell>
              <table:table-cell office:value-type="float" office:value="7.76747624079386">
                <text:p>7.767476240793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58277634514703">
                <text:p>3.58277634514703</text:p>
              </table:table-cell>
              <table:table-cell office:value-type="float" office:value="7.17273828718397">
                <text:p>7.1727382871839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12630917893516">
                <text:p>3.12630917893516</text:p>
              </table:table-cell>
              <table:table-cell office:value-type="float" office:value="7.45764107174344">
                <text:p>7.457641071743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92125864956114">
                <text:p>2.92125864956114</text:p>
              </table:table-cell>
              <table:table-cell office:value-type="float" office:value="8.69044633706411">
                <text:p>8.690446337064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16723806063334">
                <text:p>3.16723806063334</text:p>
              </table:table-cell>
              <table:table-cell office:value-type="float" office:value="7.72653889656067">
                <text:p>7.726538896560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9292651812235">
                <text:p>3.99292651812235</text:p>
              </table:table-cell>
              <table:table-cell office:value-type="float" office:value="7.02827694680956">
                <text:p>7.028276946809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32080076701111">
                <text:p>2.32080076701111</text:p>
              </table:table-cell>
              <table:table-cell office:value-type="float" office:value="8.78604423999786">
                <text:p>8.7860442399978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44519143501918">
                <text:p>3.44519143501918</text:p>
              </table:table-cell>
              <table:table-cell office:value-type="float" office:value="7.9085550043318">
                <text:p>7.90855500433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00243464310964">
                <text:p>3.00243464310964</text:p>
              </table:table-cell>
              <table:table-cell office:value-type="float" office:value="7.275970670912">
                <text:p>7.2759706709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32294799486796">
                <text:p>3.32294799486796</text:p>
              </table:table-cell>
              <table:table-cell office:value-type="float" office:value="8.30903519524468">
                <text:p>8.309035195244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00077860222922">
                <text:p>3.00077860222922</text:p>
              </table:table-cell>
              <table:table-cell office:value-type="float" office:value="7.69773443539937">
                <text:p>7.697734435399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06691450277964">
                <text:p>3.06691450277964</text:p>
              </table:table-cell>
              <table:table-cell office:value-type="float" office:value="8.10993051528931">
                <text:p>8.109930515289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96066429085202">
                <text:p>2.96066429085202</text:p>
              </table:table-cell>
              <table:table-cell office:value-type="float" office:value="7.98096370697022">
                <text:p>7.980963706970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63022187153498">
                <text:p>2.63022187153498</text:p>
              </table:table-cell>
              <table:table-cell office:value-type="float" office:value="7.61351875464122">
                <text:p>7.613518754641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69160928858651">
                <text:p>2.69160928858651</text:p>
              </table:table-cell>
              <table:table-cell office:value-type="float" office:value="8.02659485075209">
                <text:p>8.026594850752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04582240316603">
                <text:p>3.04582240316603</text:p>
              </table:table-cell>
              <table:table-cell office:value-type="float" office:value="7.64591540230645">
                <text:p>7.645915402306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49971951113807">
                <text:p>3.49971951113807</text:p>
              </table:table-cell>
              <table:table-cell office:value-type="float" office:value="8.15565139717526">
                <text:p>8.155651397175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92244309650527">
                <text:p>2.92244309650527</text:p>
              </table:table-cell>
              <table:table-cell office:value-type="float" office:value="8.93936819500393">
                <text:p>8.939368195003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99117040236791">
                <text:p>2.99117040236791</text:p>
              </table:table-cell>
              <table:table-cell office:value-type="float" office:value="7.839365945922">
                <text:p>7.8393659459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44300461212794">
                <text:p>2.44300461212794</text:p>
              </table:table-cell>
              <table:table-cell office:value-type="float" office:value="7.66694258319007">
                <text:p>7.666942583190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31783492300245">
                <text:p>3.31783492300245</text:p>
              </table:table-cell>
              <table:table-cell office:value-type="float" office:value="7.65536856651306">
                <text:p>7.655368566513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14049791495005">
                <text:p>3.14049791495005</text:p>
              </table:table-cell>
              <table:table-cell office:value-type="float" office:value="8.19152596261766">
                <text:p>8.191525962617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94071368111504">
                <text:p>2.94071368111504</text:p>
              </table:table-cell>
              <table:table-cell office:value-type="float" office:value="7.18190667364332">
                <text:p>7.181906673643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17069302002589">
                <text:p>3.17069302002589</text:p>
              </table:table-cell>
              <table:table-cell office:value-type="float" office:value="7.12303143077427">
                <text:p>7.1230314307742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93602650827832">
                <text:p>2.93602650827832</text:p>
              </table:table-cell>
              <table:table-cell office:value-type="float" office:value="8.18980654080709">
                <text:p>8.189806540807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6800767660141">
                <text:p>2.6800767660141</text:p>
              </table:table-cell>
              <table:table-cell office:value-type="float" office:value="7.89362870322333">
                <text:p>7.893628703223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57974780533049">
                <text:p>2.57974780533049</text:p>
              </table:table-cell>
              <table:table-cell office:value-type="float" office:value="7.58441787295871">
                <text:p>7.584417872958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15636247793833">
                <text:p>3.15636247793833</text:p>
              </table:table-cell>
              <table:table-cell office:value-type="float" office:value="8.70880473984612">
                <text:p>8.708804739846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91706585950322">
                <text:p>2.91706585950322</text:p>
              </table:table-cell>
              <table:table-cell office:value-type="float" office:value="7.2035981549157">
                <text:p>7.20359815491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14169919755724">
                <text:p>3.14169919755724</text:p>
              </table:table-cell>
              <table:table-cell office:value-type="float" office:value="7.19916473494636">
                <text:p>7.1991647349463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36129121780395">
                <text:p>2.36129121780395</text:p>
              </table:table-cell>
              <table:table-cell office:value-type="float" office:value="7.04169005817837">
                <text:p>7.0416900581783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2543895456526">
                <text:p>3.2543895456526</text:p>
              </table:table-cell>
              <table:table-cell office:value-type="float" office:value="6.80156081252628">
                <text:p>6.801560812526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49240097999573">
                <text:p>3.49240097999573</text:p>
              </table:table-cell>
              <table:table-cell office:value-type="float" office:value="6.96350312232971">
                <text:p>6.963503122329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68681204848819">
                <text:p>2.68681204848819</text:p>
              </table:table-cell>
              <table:table-cell office:value-type="float" office:value="8.23172027534909">
                <text:p>8.2317202753490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14602898491753">
                <text:p>3.14602898491753</text:p>
              </table:table-cell>
              <table:table-cell office:value-type="float" office:value="7.55616641044617">
                <text:p>7.556166410446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84486076037089">
                <text:p>2.84486076037089</text:p>
              </table:table-cell>
              <table:table-cell office:value-type="float" office:value="8.57225460476345">
                <text:p>8.572254604763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42712172600958">
                <text:p>2.42712172600958</text:p>
              </table:table-cell>
              <table:table-cell office:value-type="float" office:value="8.69750512970818">
                <text:p>8.6975051297081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649801630444">
                <text:p>2.649801630444</text:p>
              </table:table-cell>
              <table:table-cell office:value-type="float" office:value="7.60751152038574">
                <text:p>7.6075115203857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02690674331453">
                <text:p>3.02690674331453</text:p>
              </table:table-cell>
              <table:table-cell office:value-type="float" office:value="8.66431003146701">
                <text:p>8.664310031467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71770600212945">
                <text:p>2.71770600212945</text:p>
              </table:table-cell>
              <table:table-cell office:value-type="float" office:value="8.46865451335907">
                <text:p>8.468654513359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99054405689239">
                <text:p>2.99054405689239</text:p>
              </table:table-cell>
              <table:table-cell office:value-type="float" office:value="8.34146262539758">
                <text:p>8.341462625397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9892126083374">
                <text:p>2.9892126083374</text:p>
              </table:table-cell>
              <table:table-cell office:value-type="float" office:value="7.92802822589874">
                <text:p>7.928028225898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48499945269691">
                <text:p>2.48499945269691</text:p>
              </table:table-cell>
              <table:table-cell office:value-type="float" office:value="8.20082652568817">
                <text:p>8.200826525688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47055601014031">
                <text:p>2.47055601014031</text:p>
              </table:table-cell>
              <table:table-cell office:value-type="float" office:value="7.99515263239543">
                <text:p>7.9951526323954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99479961792628">
                <text:p>2.99479961792628</text:p>
              </table:table-cell>
              <table:table-cell office:value-type="float" office:value="8.47779299153222">
                <text:p>8.477792991532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1185371849272">
                <text:p>2.1185371849272</text:p>
              </table:table-cell>
              <table:table-cell office:value-type="float" office:value="8.31600896517436">
                <text:p>8.3160089651743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14320487181346">
                <text:p>2.14320487181346</text:p>
              </table:table-cell>
              <table:table-cell office:value-type="float" office:value="8.8263826502694">
                <text:p>8.826382650269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05840090115865">
                <text:p>3.05840090115865</text:p>
              </table:table-cell>
              <table:table-cell office:value-type="float" office:value="7.71396558814579">
                <text:p>7.7139655881457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25126359826989">
                <text:p>2.25126359826989</text:p>
              </table:table-cell>
              <table:table-cell office:value-type="float" office:value="7.93138196733263">
                <text:p>7.931381967332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35494932466083">
                <text:p>2.35494932466083</text:p>
              </table:table-cell>
              <table:table-cell office:value-type="float" office:value="8.36978108353085">
                <text:p>8.369781083530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09240875244141">
                <text:p>3.09240875244141</text:p>
              </table:table-cell>
              <table:table-cell office:value-type="float" office:value="7.69516152805752">
                <text:p>7.695161528057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94574066665438">
                <text:p>2.94574066665438</text:p>
              </table:table-cell>
              <table:table-cell office:value-type="float" office:value="7.46331907643212">
                <text:p>7.463319076432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47021445035934">
                <text:p>2.47021445035934</text:p>
              </table:table-cell>
              <table:table-cell office:value-type="float" office:value="7.71434575981564">
                <text:p>7.7143457598156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96259532504612">
                <text:p>2.96259532504612</text:p>
              </table:table-cell>
              <table:table-cell office:value-type="float" office:value="6.65196331342061">
                <text:p>6.6519633134206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71239414082633">
                <text:p>2.71239414082633</text:p>
              </table:table-cell>
              <table:table-cell office:value-type="float" office:value="7.73673660225338">
                <text:p>7.736736602253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87017853392495">
                <text:p>2.87017853392495</text:p>
              </table:table-cell>
              <table:table-cell office:value-type="float" office:value="7.2299323214425">
                <text:p>7.22993232144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60034268432193">
                <text:p>2.60034268432193</text:p>
              </table:table-cell>
              <table:table-cell office:value-type="float" office:value="7.42634148067898">
                <text:p>7.426341480678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60273185968399">
                <text:p>2.60273185968399</text:p>
              </table:table-cell>
              <table:table-cell office:value-type="float" office:value="7.82682128747304">
                <text:p>7.8268212874730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97450668248865">
                <text:p>1.97450668248865</text:p>
              </table:table-cell>
              <table:table-cell office:value-type="float" office:value="8.29332580831316">
                <text:p>8.293325808313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84397875070572">
                <text:p>2.84397875070572</text:p>
              </table:table-cell>
              <table:table-cell office:value-type="float" office:value="7.34187706311544">
                <text:p>7.3418770631154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18830788400438">
                <text:p>2.18830788400438</text:p>
              </table:table-cell>
              <table:table-cell office:value-type="float" office:value="7.21031841966841">
                <text:p>7.2103184196684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29965765343772">
                <text:p>2.29965765343772</text:p>
              </table:table-cell>
              <table:table-cell office:value-type="float" office:value="7.39493695894877">
                <text:p>7.3949369589487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12807836665048">
                <text:p>2.12807836665048</text:p>
              </table:table-cell>
              <table:table-cell office:value-type="float" office:value="7.67325936423408">
                <text:p>7.6732593642340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46807277202606">
                <text:p>2.46807277202606</text:p>
              </table:table-cell>
              <table:table-cell office:value-type="float" office:value="7.09121304088169">
                <text:p>7.091213040881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7080011871126">
                <text:p>2.7080011871126</text:p>
              </table:table-cell>
              <table:table-cell office:value-type="float" office:value="7.49922678205702">
                <text:p>7.499226782057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74052029980554">
                <text:p>2.74052029980554</text:p>
              </table:table-cell>
              <table:table-cell office:value-type="float" office:value="6.94298266039954">
                <text:p>6.9429826603995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14486365583208">
                <text:p>2.14486365583208</text:p>
              </table:table-cell>
              <table:table-cell office:value-type="float" office:value="7.74040353298187">
                <text:p>7.740403532981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59135814242893">
                <text:p>2.59135814242893</text:p>
              </table:table-cell>
              <table:table-cell office:value-type="float" office:value="7.23831751611498">
                <text:p>7.2383175161149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36639122565587">
                <text:p>1.36639122565587</text:p>
              </table:table-cell>
              <table:table-cell office:value-type="float" office:value="6.76953105131785">
                <text:p>6.7695310513178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35820473366314">
                <text:p>2.35820473366314</text:p>
              </table:table-cell>
              <table:table-cell office:value-type="float" office:value="7.90929208861457">
                <text:p>7.9092920886145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55552675061756">
                <text:p>2.55552675061756</text:p>
              </table:table-cell>
              <table:table-cell office:value-type="float" office:value="7.56262132856581">
                <text:p>7.562621328565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38669183386697">
                <text:p>2.38669183386697</text:p>
              </table:table-cell>
              <table:table-cell office:value-type="float" office:value="7.67639251550039">
                <text:p>7.6763925155003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54673927360111">
                <text:p>2.54673927360111</text:p>
              </table:table-cell>
              <table:table-cell office:value-type="float" office:value="8.14106930626763">
                <text:p>8.1410693062676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47444720400704">
                <text:p>2.47444720400704</text:p>
              </table:table-cell>
              <table:table-cell office:value-type="float" office:value="7.86127648088667">
                <text:p>7.861276480886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85276732047399">
                <text:p>2.85276732047399</text:p>
              </table:table-cell>
              <table:table-cell office:value-type="float" office:value="7.62520272201962">
                <text:p>7.625202722019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49536736276415">
                <text:p>2.49536736276415</text:p>
              </table:table-cell>
              <table:table-cell office:value-type="float" office:value="8.04591945807139">
                <text:p>8.0459194580713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72451085911857">
                <text:p>2.72451085911857</text:p>
              </table:table-cell>
              <table:table-cell office:value-type="float" office:value="7.5867459376653">
                <text:p>7.586745937665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94282826715046">
                <text:p>2.94282826715046</text:p>
              </table:table-cell>
              <table:table-cell office:value-type="float" office:value="7.64403058422936">
                <text:p>7.6440305842293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41386951406797">
                <text:p>1.41386951406797</text:p>
              </table:table-cell>
              <table:table-cell office:value-type="float" office:value="7.6371142466863">
                <text:p>7.63711424668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47883927159839">
                <text:p>2.47883927159839</text:p>
              </table:table-cell>
              <table:table-cell office:value-type="float" office:value="8.66074155436622">
                <text:p>8.660741554366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0582598414686">
                <text:p>2.0582598414686</text:p>
              </table:table-cell>
              <table:table-cell office:value-type="float" office:value="7.38571406735314">
                <text:p>7.385714067353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2508174445894">
                <text:p>2.2508174445894</text:p>
              </table:table-cell>
              <table:table-cell office:value-type="float" office:value="8.33124501175351">
                <text:p>8.3312450117535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04734689659543">
                <text:p>2.04734689659543</text:p>
              </table:table-cell>
              <table:table-cell office:value-type="float" office:value="8.41012991799249">
                <text:p>8.410129917992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33612973292669">
                <text:p>2.33612973292669</text:p>
              </table:table-cell>
              <table:table-cell office:value-type="float" office:value="7.4872178501553">
                <text:p>7.48721785015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2071722401513">
                <text:p>2.2071722401513</text:p>
              </table:table-cell>
              <table:table-cell office:value-type="float" office:value="7.43738276428647">
                <text:p>7.4373827642864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1743350148201">
                <text:p>2.1743350148201</text:p>
              </table:table-cell>
              <table:table-cell office:value-type="float" office:value="7.98168081707425">
                <text:p>7.981680817074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91747928857803">
                <text:p>1.91747928857803</text:p>
              </table:table-cell>
              <table:table-cell office:value-type="float" office:value="7.98191632164849">
                <text:p>7.981916321648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56149389081531">
                <text:p>2.56149389081531</text:p>
              </table:table-cell>
              <table:table-cell office:value-type="float" office:value="8.65004258685642">
                <text:p>8.6500425868564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5902014374733">
                <text:p>2.5902014374733</text:p>
              </table:table-cell>
              <table:table-cell office:value-type="float" office:value="8.12855752309164">
                <text:p>8.1285575230916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21874466670884">
                <text:p>2.21874466670884</text:p>
              </table:table-cell>
              <table:table-cell office:value-type="float" office:value="7.62244874901242">
                <text:p>7.622448749012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71977780395084">
                <text:p>2.71977780395084</text:p>
              </table:table-cell>
              <table:table-cell office:value-type="float" office:value="7.1518427266015">
                <text:p>7.15184272660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22804917362001">
                <text:p>2.22804917362001</text:p>
              </table:table-cell>
              <table:table-cell office:value-type="float" office:value="7.47955332862006">
                <text:p>7.479553328620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53492841853036">
                <text:p>2.53492841853036</text:p>
              </table:table-cell>
              <table:table-cell office:value-type="float" office:value="7.09008291032579">
                <text:p>7.0900829103257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56519318819046">
                <text:p>2.56519318819046</text:p>
              </table:table-cell>
              <table:table-cell office:value-type="float" office:value="8.04789404074351">
                <text:p>8.0478940407435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02538359098964">
                <text:p>2.02538359098964</text:p>
              </table:table-cell>
              <table:table-cell office:value-type="float" office:value="7.78280013137394">
                <text:p>7.7828001313739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36369629303614">
                <text:p>2.36369629303614</text:p>
              </table:table-cell>
              <table:table-cell office:value-type="float" office:value="8.27291852898068">
                <text:p>8.2729185289806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54328153928121">
                <text:p>2.54328153928121</text:p>
              </table:table-cell>
              <table:table-cell office:value-type="float" office:value="8.53745640648736">
                <text:p>8.5374564064873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28242804341846">
                <text:p>2.28242804341846</text:p>
              </table:table-cell>
              <table:table-cell office:value-type="float" office:value="7.79122951295641">
                <text:p>7.791229512956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93087859551112">
                <text:p>2.93087859551112</text:p>
              </table:table-cell>
              <table:table-cell office:value-type="float" office:value="8.02526660760244">
                <text:p>8.025266607602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44673185778989">
                <text:p>1.44673185778989</text:p>
              </table:table-cell>
              <table:table-cell office:value-type="float" office:value="7.57050340705448">
                <text:p>7.5705034070544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87934306065242">
                <text:p>1.87934306065242</text:p>
              </table:table-cell>
              <table:table-cell office:value-type="float" office:value="8.21394095155928">
                <text:p>8.2139409515592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20770719448725">
                <text:p>2.20770719448725</text:p>
              </table:table-cell>
              <table:table-cell office:value-type="float" office:value="7.44590983125899">
                <text:p>7.4459098312589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93311631017261">
                <text:p>1.93311631017261</text:p>
              </table:table-cell>
              <table:table-cell office:value-type="float" office:value="7.83577936225467">
                <text:p>7.8357793622546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07189342445797">
                <text:p>2.07189342445797</text:p>
              </table:table-cell>
              <table:table-cell office:value-type="float" office:value="8.41091203689575">
                <text:p>8.410912036895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23143410020404">
                <text:p>2.23143410020404</text:p>
              </table:table-cell>
              <table:table-cell office:value-type="float" office:value="8.3616165055169">
                <text:p>8.36161650551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88531659179264">
                <text:p>1.88531659179264</text:p>
              </table:table-cell>
              <table:table-cell office:value-type="float" office:value="8.41422684987386">
                <text:p>8.4142268498738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29914128051864">
                <text:p>2.29914128051864</text:p>
              </table:table-cell>
              <table:table-cell office:value-type="float" office:value="7.88747070895301">
                <text:p>7.8874707089530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25264039503203">
                <text:p>2.25264039503203</text:p>
              </table:table-cell>
              <table:table-cell office:value-type="float" office:value="8.26655480596754">
                <text:p>8.2665548059675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32548107703527">
                <text:p>2.32548107703527</text:p>
              </table:table-cell>
              <table:table-cell office:value-type="float" office:value="7.93429417080349">
                <text:p>7.9342941708034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99492814275954">
                <text:p>2.99492814275954</text:p>
              </table:table-cell>
              <table:table-cell office:value-type="float" office:value="8.55425711472829">
                <text:p>8.5542571147282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5468798716863">
                <text:p>1.5468798716863</text:p>
              </table:table-cell>
              <table:table-cell office:value-type="float" office:value="8.3190332253774">
                <text:p>8.319033225377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01795532802741">
                <text:p>2.01795532802741</text:p>
              </table:table-cell>
              <table:table-cell office:value-type="float" office:value="7.45010234249963">
                <text:p>7.450102342499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9873024476899">
                <text:p>1.9873024476899</text:p>
              </table:table-cell>
              <table:table-cell office:value-type="float" office:value="7.99228828483158">
                <text:p>7.9922882848315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94032923115624">
                <text:p>1.94032923115624</text:p>
              </table:table-cell>
              <table:table-cell office:value-type="float" office:value="7.07909939024183">
                <text:p>7.0790993902418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94417022334205">
                <text:p>1.94417022334205</text:p>
              </table:table-cell>
              <table:table-cell office:value-type="float" office:value="8.40698199801975">
                <text:p>8.406981998019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80525947742992">
                <text:p>1.80525947742992</text:p>
              </table:table-cell>
              <table:table-cell office:value-type="float" office:value="7.74733829498291">
                <text:p>7.747338294982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03286985291375">
                <text:p>2.03286985291375</text:p>
              </table:table-cell>
              <table:table-cell office:value-type="float" office:value="8.05804063214196">
                <text:p>8.0580406321419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9385372141997">
                <text:p>1.9385372141997</text:p>
              </table:table-cell>
              <table:table-cell office:value-type="float" office:value="8.4722287522422">
                <text:p>8.472228752242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1339537607299">
                <text:p>2.1339537607299</text:p>
              </table:table-cell>
              <table:table-cell office:value-type="float" office:value="8.13098120689392">
                <text:p>8.1309812068939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08712768024868">
                <text:p>2.08712768024868</text:p>
              </table:table-cell>
              <table:table-cell office:value-type="float" office:value="7.64525882403056">
                <text:p>7.6452588240305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28252442942725">
                <text:p>2.28252442942725</text:p>
              </table:table-cell>
              <table:table-cell office:value-type="float" office:value="8.03848559326596">
                <text:p>8.038485593265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06385646652844">
                <text:p>1.06385646652844</text:p>
              </table:table-cell>
              <table:table-cell office:value-type="float" office:value="8.08117307557">
                <text:p>8.0811730755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.24094263381428">
                <text:p>2.24094263381428</text:p>
              </table:table-cell>
              <table:table-cell office:value-type="float" office:value="7.27419075700972">
                <text:p>7.2741907570097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92945974667867">
                <text:p>1.92945974667867</text:p>
              </table:table-cell>
              <table:table-cell office:value-type="float" office:value="7.71204732524024">
                <text:p>7.7120473252402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6358437081178">
                <text:p>1.6358437081178</text:p>
              </table:table-cell>
              <table:table-cell office:value-type="float" office:value="7.74382983313666">
                <text:p>7.7438298331366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73587908744812">
                <text:p>1.73587908744812</text:p>
              </table:table-cell>
              <table:table-cell office:value-type="float" office:value="7.54427208503087">
                <text:p>7.5442720850308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.39992007679409">
                <text:p>2.39992007679409</text:p>
              </table:table-cell>
              <table:table-cell office:value-type="float" office:value="7.64442665047116">
                <text:p>7.6444266504711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86513748764992">
                <text:p>1.86513748764992</text:p>
              </table:table-cell>
              <table:table-cell office:value-type="float" office:value="8.4856352408727">
                <text:p>8.48563524087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72454838587178">
                <text:p>1.72454838587178</text:p>
              </table:table-cell>
              <table:table-cell office:value-type="float" office:value="8.72305654154884">
                <text:p>8.7230565415488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88483335309558">
                <text:p>1.88483335309558</text:p>
              </table:table-cell>
              <table:table-cell office:value-type="float" office:value="8.40589378939735">
                <text:p>8.4058937893973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.00334006150564">
                <text:p>2.00334006150564</text:p>
              </table:table-cell>
              <table:table-cell office:value-type="float" office:value="7.94469790988498">
                <text:p>7.9446979098849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3443316138453">
                <text:p>1.3443316138453</text:p>
              </table:table-cell>
              <table:table-cell office:value-type="float" office:value="9.860230339898">
                <text:p>9.86023033989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34317493769858">
                <text:p>2.34317493769858</text:p>
              </table:table-cell>
              <table:table-cell office:value-type="float" office:value="9.49293679661221">
                <text:p>9.4929367966122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82344578769472">
                <text:p>1.82344578769472</text:p>
              </table:table-cell>
              <table:table-cell office:value-type="float" office:value="9.92062889205085">
                <text:p>9.9206288920508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80264487663905">
                <text:p>1.80264487663905</text:p>
              </table:table-cell>
              <table:table-cell office:value-type="float" office:value="10.0291714403364">
                <text:p>10.029171440336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74459243019422">
                <text:p>1.74459243019422</text:p>
              </table:table-cell>
              <table:table-cell office:value-type="float" office:value="9.1209821038776">
                <text:p>9.120982103877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70257540312078">
                <text:p>1.70257540312078</text:p>
              </table:table-cell>
              <table:table-cell office:value-type="float" office:value="9.44983559184604">
                <text:p>9.4498355918460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83538624842962">
                <text:p>1.83538624842962</text:p>
              </table:table-cell>
              <table:table-cell office:value-type="float" office:value="9.37643064392938">
                <text:p>9.3764306439293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54662197960748">
                <text:p>1.54662197960748</text:p>
              </table:table-cell>
              <table:table-cell office:value-type="float" office:value="8.06524301899804">
                <text:p>8.0652430189980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98757745689816">
                <text:p>1.98757745689816</text:p>
              </table:table-cell>
              <table:table-cell office:value-type="float" office:value="8.96107353104485">
                <text:p>8.9610735310448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56938893430763">
                <text:p>1.56938893430763</text:p>
              </table:table-cell>
              <table:table-cell office:value-type="float" office:value="8.5701764954461">
                <text:p>8.570176495446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18966699399882">
                <text:p>1.18966699399882</text:p>
              </table:table-cell>
              <table:table-cell office:value-type="float" office:value="9.40738697846731">
                <text:p>9.407386978467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91679939991898">
                <text:p>1.91679939991898</text:p>
              </table:table-cell>
              <table:table-cell office:value-type="float" office:value="9.24382217725118">
                <text:p>9.2438221772511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33218928045697">
                <text:p>2.33218928045697</text:p>
              </table:table-cell>
              <table:table-cell office:value-type="float" office:value="9.49939199288686">
                <text:p>9.4993919928868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73594589763218">
                <text:p>1.73594589763218</text:p>
              </table:table-cell>
              <table:table-cell office:value-type="float" office:value="7.89495605892605">
                <text:p>7.8949560589260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59836379289627">
                <text:p>1.59836379289627</text:p>
              </table:table-cell>
              <table:table-cell office:value-type="float" office:value="8.10091955131955">
                <text:p>8.100919551319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77568622032801">
                <text:p>1.77568622032801</text:p>
              </table:table-cell>
              <table:table-cell office:value-type="float" office:value="7.37563477622138">
                <text:p>7.3756347762213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.19588526553578">
                <text:p>2.19588526553578</text:p>
              </table:table-cell>
              <table:table-cell office:value-type="float" office:value="8.4345172908571">
                <text:p>8.434517290857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92791199816598">
                <text:p>1.92791199816598</text:p>
              </table:table-cell>
              <table:table-cell office:value-type="float" office:value="9.58945928679572">
                <text:p>9.5894592867957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38813429607285">
                <text:p>2.38813429607285</text:p>
              </table:table-cell>
              <table:table-cell office:value-type="float" office:value="7.37501245074802">
                <text:p>7.375012450748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964376199411021">
                <text:p>0.964376199411021</text:p>
              </table:table-cell>
              <table:table-cell office:value-type="float" office:value="8.24632374445597">
                <text:p>8.2463237444559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09816725287173">
                <text:p>2.09816725287173</text:p>
              </table:table-cell>
              <table:table-cell office:value-type="float" office:value="8.15794785817464">
                <text:p>8.1579478581746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68648564947976">
                <text:p>1.68648564947976</text:p>
              </table:table-cell>
              <table:table-cell office:value-type="float" office:value="6.95970643891229">
                <text:p>6.9597064389122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48717331488927">
                <text:p>1.48717331488927</text:p>
              </table:table-cell>
              <table:table-cell office:value-type="float" office:value="7.94635275999705">
                <text:p>7.946352759997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77907881339391">
                <text:p>1.77907881339391</text:p>
              </table:table-cell>
              <table:table-cell office:value-type="float" office:value="7.85948656664954">
                <text:p>7.8594865666495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55789091454612">
                <text:p>1.55789091454612</text:p>
              </table:table-cell>
              <table:table-cell office:value-type="float" office:value="7.44083742300669">
                <text:p>7.4408374230066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05003184345033">
                <text:p>2.05003184345033</text:p>
              </table:table-cell>
              <table:table-cell office:value-type="float" office:value="7.7074619796541">
                <text:p>7.707461979654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93155015806357">
                <text:p>1.93155015806357</text:p>
              </table:table-cell>
              <table:table-cell office:value-type="float" office:value="7.74990578492483">
                <text:p>7.7499057849248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61524061593744">
                <text:p>1.61524061593744</text:p>
              </table:table-cell>
              <table:table-cell office:value-type="float" office:value="7.99122520287832">
                <text:p>7.9912252028783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81563059654501">
                <text:p>1.81563059654501</text:p>
              </table:table-cell>
              <table:table-cell office:value-type="float" office:value="7.83079608281453">
                <text:p>7.8307960828145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26310626218716">
                <text:p>1.26310626218716</text:p>
              </table:table-cell>
              <table:table-cell office:value-type="float" office:value="8.12349018785689">
                <text:p>8.1234901878568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58890268537733">
                <text:p>1.58890268537733</text:p>
              </table:table-cell>
              <table:table-cell office:value-type="float" office:value="7.34317431847254">
                <text:p>7.3431743184725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58290520641539">
                <text:p>1.58290520641539</text:p>
              </table:table-cell>
              <table:table-cell office:value-type="float" office:value="6.80082686742147">
                <text:p>6.8008268674214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45658637781938">
                <text:p>1.45658637781938</text:p>
              </table:table-cell>
              <table:table-cell office:value-type="float" office:value="7.95902507834964">
                <text:p>7.9590250783496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46155106623968">
                <text:p>1.46155106623968</text:p>
              </table:table-cell>
              <table:table-cell office:value-type="float" office:value="8.13137045171526">
                <text:p>8.1313704517152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54045469727781">
                <text:p>1.54045469727781</text:p>
              </table:table-cell>
              <table:table-cell office:value-type="float" office:value="7.82173691855537">
                <text:p>7.8217369185553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36958162652122">
                <text:p>1.36958162652122</text:p>
              </table:table-cell>
              <table:table-cell office:value-type="float" office:value="7.75245458549923">
                <text:p>7.7524545854992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78052967952357">
                <text:p>1.78052967952357</text:p>
              </table:table-cell>
              <table:table-cell office:value-type="float" office:value="7.83441749546263">
                <text:p>7.8344174954626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58623370064629">
                <text:p>1.58623370064629</text:p>
              </table:table-cell>
              <table:table-cell office:value-type="float" office:value="8.43404281139374">
                <text:p>8.4340428113937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43350615137153">
                <text:p>1.43350615137153</text:p>
              </table:table-cell>
              <table:table-cell office:value-type="float" office:value="7.70782697200775">
                <text:p>7.7078269720077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10443368330598">
                <text:p>3.10443368330598</text:p>
              </table:table-cell>
              <table:table-cell office:value-type="float" office:value="8.12173138724433">
                <text:p>8.1217313872443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93683362702529">
                <text:p>1.93683362702529</text:p>
              </table:table-cell>
              <table:table-cell office:value-type="float" office:value="8.80348334047529">
                <text:p>8.8034833404752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50618065595627">
                <text:p>1.50618065595627</text:p>
              </table:table-cell>
              <table:table-cell office:value-type="float" office:value="7.92008350955115">
                <text:p>7.920083509551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51824380291833">
                <text:p>1.51824380291833</text:p>
              </table:table-cell>
              <table:table-cell office:value-type="float" office:value="7.93796559174856">
                <text:p>7.9379655917485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9994726896286">
                <text:p>1.9994726896286</text:p>
              </table:table-cell>
              <table:table-cell office:value-type="float" office:value="8.18543934822083">
                <text:p>8.1854393482208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399437795745">
                <text:p>1.399437795745</text:p>
              </table:table-cell>
              <table:table-cell office:value-type="float" office:value="8.13369709915585">
                <text:p>8.1336970991558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47719055811564">
                <text:p>1.47719055811564</text:p>
              </table:table-cell>
              <table:table-cell office:value-type="float" office:value="8.6153390540017">
                <text:p>8.615339054001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32799781627125">
                <text:p>1.32799781627125</text:p>
              </table:table-cell>
              <table:table-cell office:value-type="float" office:value="7.99686438507504">
                <text:p>7.9968643850750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86323418484794">
                <text:p>1.86323418484794</text:p>
              </table:table-cell>
              <table:table-cell office:value-type="float" office:value="8.34777386983236">
                <text:p>8.3477738698323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82714517215888">
                <text:p>1.82714517215888</text:p>
              </table:table-cell>
              <table:table-cell office:value-type="float" office:value="8.49558348125882">
                <text:p>8.4955834812588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73317900929186">
                <text:p>1.73317900929186</text:p>
              </table:table-cell>
              <table:table-cell office:value-type="float" office:value="8.14414477348328">
                <text:p>8.1441447734832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3626495566633">
                <text:p>1.3626495566633</text:p>
              </table:table-cell>
              <table:table-cell office:value-type="float" office:value="7.83420223659939">
                <text:p>7.834202236599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76913435591592">
                <text:p>1.76913435591592</text:p>
              </table:table-cell>
              <table:table-cell office:value-type="float" office:value="8.553579237726">
                <text:p>8.55357923772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34247577223513">
                <text:p>1.34247577223513</text:p>
              </table:table-cell>
              <table:table-cell office:value-type="float" office:value="8.63898952802022">
                <text:p>8.6389895280202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35768798192342">
                <text:p>1.35768798192342</text:p>
              </table:table-cell>
              <table:table-cell office:value-type="float" office:value="7.97905034489102">
                <text:p>7.9790503448910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37209787004524">
                <text:p>1.37209787004524</text:p>
              </table:table-cell>
              <table:table-cell office:value-type="float" office:value="9.41265816158719">
                <text:p>9.4126581615871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80541449487209">
                <text:p>1.80541449487209</text:p>
              </table:table-cell>
              <table:table-cell office:value-type="float" office:value="9.04366844230228">
                <text:p>9.0436684423022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16964868770705">
                <text:p>2.16964868770705</text:p>
              </table:table-cell>
              <table:table-cell office:value-type="float" office:value="8.84175015820397">
                <text:p>8.8417501582039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30017585588826">
                <text:p>1.30017585588826</text:p>
              </table:table-cell>
              <table:table-cell office:value-type="float" office:value="8.9321277141571">
                <text:p>8.932127714157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2401112695535">
                <text:p>1.2401112695535</text:p>
              </table:table-cell>
              <table:table-cell office:value-type="float" office:value="9.03393544091119">
                <text:p>9.033935440911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62683798447251">
                <text:p>1.62683798447251</text:p>
              </table:table-cell>
              <table:table-cell office:value-type="float" office:value="8.77564223607381">
                <text:p>8.7756422360738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56439899735981">
                <text:p>1.56439899735981</text:p>
              </table:table-cell>
              <table:table-cell office:value-type="float" office:value="9.26420946915945">
                <text:p>9.2642094691594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71180929409133">
                <text:p>1.71180929409133</text:p>
              </table:table-cell>
              <table:table-cell office:value-type="float" office:value="9.57352243529426">
                <text:p>9.5735224352942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09039183656375">
                <text:p>1.09039183656375</text:p>
              </table:table-cell>
              <table:table-cell office:value-type="float" office:value="8.67550294929081">
                <text:p>8.675502949290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77639935480224">
                <text:p>1.77639935480224</text:p>
              </table:table-cell>
              <table:table-cell office:value-type="float" office:value="8.26564616627163">
                <text:p>8.2656461662716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49889960818821">
                <text:p>1.49889960818821</text:p>
              </table:table-cell>
              <table:table-cell office:value-type="float" office:value="8.48184374968211">
                <text:p>8.481843749682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57006343536907">
                <text:p>1.57006343536907</text:p>
              </table:table-cell>
              <table:table-cell office:value-type="float" office:value="8.96955264939202">
                <text:p>8.9695526493920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33058893912368">
                <text:p>1.33058893912368</text:p>
              </table:table-cell>
              <table:table-cell office:value-type="float" office:value="9.70922240946028">
                <text:p>9.709222409460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55662517547607">
                <text:p>1.55662517547607</text:p>
              </table:table-cell>
              <table:table-cell office:value-type="float" office:value="9.19455052746667">
                <text:p>9.1945505274666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12873556282785">
                <text:p>2.12873556282785</text:p>
              </table:table-cell>
              <table:table-cell office:value-type="float" office:value="7.79286433590783">
                <text:p>7.7928643359078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726064586804973">
                <text:p>0.726064586804973</text:p>
              </table:table-cell>
              <table:table-cell office:value-type="float" office:value="8.20411960283915">
                <text:p>8.2041196028391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26934335960282">
                <text:p>1.26934335960282</text:p>
              </table:table-cell>
              <table:table-cell office:value-type="float" office:value="8.57855007383558">
                <text:p>8.5785500738355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79915158748627">
                <text:p>1.79915158748627</text:p>
              </table:table-cell>
              <table:table-cell office:value-type="float" office:value="7.99629436598884">
                <text:p>7.9962943659888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26149320105712">
                <text:p>1.26149320105712</text:p>
              </table:table-cell>
              <table:table-cell office:value-type="float" office:value="7.90219599670834">
                <text:p>7.9021959967083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55583734512329">
                <text:p>1.55583734512329</text:p>
              </table:table-cell>
              <table:table-cell office:value-type="float" office:value="8.27178117964003">
                <text:p>8.2717811796400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72342011332512">
                <text:p>1.72342011332512</text:p>
              </table:table-cell>
              <table:table-cell office:value-type="float" office:value="7.65890521473355">
                <text:p>7.658905214733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60087016473214">
                <text:p>1.60087016473214</text:p>
              </table:table-cell>
              <table:table-cell office:value-type="float" office:value="8.5532003376219">
                <text:p>8.55320033762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6037897447745">
                <text:p>1.6037897447745</text:p>
              </table:table-cell>
              <table:table-cell office:value-type="float" office:value="8.62816939089033">
                <text:p>8.6281693908903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36424022316933">
                <text:p>1.36424022316933</text:p>
              </table:table-cell>
              <table:table-cell office:value-type="float" office:value="8.51480486657884">
                <text:p>8.5148048665788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14264043867588">
                <text:p>1.14264043867588</text:p>
              </table:table-cell>
              <table:table-cell office:value-type="float" office:value="8.05232544740041">
                <text:p>8.0523254474004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.42857329712974">
                <text:p>2.42857329712974</text:p>
              </table:table-cell>
              <table:table-cell office:value-type="float" office:value="7.45357678996192">
                <text:p>7.4535767899619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46216852582163">
                <text:p>1.46216852582163</text:p>
              </table:table-cell>
              <table:table-cell office:value-type="float" office:value="8.67556382550134">
                <text:p>8.6755638255013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17226569188966">
                <text:p>1.17226569188966</text:p>
              </table:table-cell>
              <table:table-cell office:value-type="float" office:value="8.54608326488071">
                <text:p>8.546083264880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86178053021431">
                <text:p>1.86178053021431</text:p>
              </table:table-cell>
              <table:table-cell office:value-type="float" office:value="7.53998776276906">
                <text:p>7.5399877627690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07200720773803">
                <text:p>1.07200720773803</text:p>
              </table:table-cell>
              <table:table-cell office:value-type="float" office:value="7.9020725356208">
                <text:p>7.902072535620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23239298197958">
                <text:p>1.23239298197958</text:p>
              </table:table-cell>
              <table:table-cell office:value-type="float" office:value="8.59484287103017">
                <text:p>8.5948428710301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62198682294952">
                <text:p>1.62198682294952</text:p>
              </table:table-cell>
              <table:table-cell office:value-type="float" office:value="9.16402547889286">
                <text:p>9.1640254788928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28794433077176">
                <text:p>1.28794433077176</text:p>
              </table:table-cell>
              <table:table-cell office:value-type="float" office:value="8.04657520188226">
                <text:p>8.0465752018822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27136958109008">
                <text:p>1.27136958109008</text:p>
              </table:table-cell>
              <table:table-cell office:value-type="float" office:value="9.2351994117101">
                <text:p>9.235199411710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34293066263199">
                <text:p>1.34293066263199</text:p>
              </table:table-cell>
              <table:table-cell office:value-type="float" office:value="8.86933469772339">
                <text:p>8.8693346977233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3623850663503">
                <text:p>1.3623850663503</text:p>
              </table:table-cell>
              <table:table-cell office:value-type="float" office:value="8.99906161096361">
                <text:p>8.9990616109636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83065465556251">
                <text:p>1.83065465556251</text:p>
              </table:table-cell>
              <table:table-cell office:value-type="float" office:value="8.88959655496809">
                <text:p>8.8895965549680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818848834062616">
                <text:p>0.818848834062616</text:p>
              </table:table-cell>
              <table:table-cell office:value-type="float" office:value="9.53637659549713">
                <text:p>9.5363765954971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26253216680553">
                <text:p>1.26253216680553</text:p>
              </table:table-cell>
              <table:table-cell office:value-type="float" office:value="9.89781697591146">
                <text:p>9.8978169759114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56880764895015">
                <text:p>1.56880764895015</text:p>
              </table:table-cell>
              <table:table-cell office:value-type="float" office:value="7.78901931312349">
                <text:p>7.7890193131234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50007102688154">
                <text:p>1.50007102688154</text:p>
              </table:table-cell>
              <table:table-cell office:value-type="float" office:value="8.02628518475427">
                <text:p>8.0262851847542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23093351887332">
                <text:p>1.23093351887332</text:p>
              </table:table-cell>
              <table:table-cell office:value-type="float" office:value="8.25545781850815">
                <text:p>8.255457818508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53134628070725">
                <text:p>1.53134628070725</text:p>
              </table:table-cell>
              <table:table-cell office:value-type="float" office:value="8.94635550181071">
                <text:p>8.9463555018107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65006391538514">
                <text:p>1.65006391538514</text:p>
              </table:table-cell>
              <table:table-cell office:value-type="float" office:value="7.88934922218323">
                <text:p>7.8893492221832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36935258309046">
                <text:p>1.36935258309046</text:p>
              </table:table-cell>
              <table:table-cell office:value-type="float" office:value="7.91096390618218">
                <text:p>7.9109639061821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36835813257429">
                <text:p>1.36835813257429</text:p>
              </table:table-cell>
              <table:table-cell office:value-type="float" office:value="8.90927073690626">
                <text:p>8.9092707369062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59931450088819">
                <text:p>1.59931450088819</text:p>
              </table:table-cell>
              <table:table-cell office:value-type="float" office:value="8.68444424205356">
                <text:p>8.6844442420535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48166378231512">
                <text:p>1.48166378231512</text:p>
              </table:table-cell>
              <table:table-cell office:value-type="float" office:value="7.94563143783146">
                <text:p>7.9456314378314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72065688967705">
                <text:p>1.72065688967705</text:p>
              </table:table-cell>
              <table:table-cell office:value-type="float" office:value="8.81064087814755">
                <text:p>8.810640878147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49306383331617">
                <text:p>1.49306383331617</text:p>
              </table:table-cell>
              <table:table-cell office:value-type="float" office:value="8.71434742874569">
                <text:p>8.7143474287456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12713969647884">
                <text:p>1.12713969647884</text:p>
              </table:table-cell>
              <table:table-cell office:value-type="float" office:value="8.3271977769004">
                <text:p>8.327197776900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19371097518338">
                <text:p>1.19371097518338</text:p>
              </table:table-cell>
              <table:table-cell office:value-type="float" office:value="9.48708412382338">
                <text:p>9.487084123823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45470036930508">
                <text:p>1.45470036930508</text:p>
              </table:table-cell>
              <table:table-cell office:value-type="float" office:value="8.71985891130236">
                <text:p>8.7198589113023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30658406482803">
                <text:p>1.30658406482803</text:p>
              </table:table-cell>
              <table:table-cell office:value-type="float" office:value="8.55952138370938">
                <text:p>8.5595213837093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05637415217029">
                <text:p>1.05637415217029</text:p>
              </table:table-cell>
              <table:table-cell office:value-type="float" office:value="8.79404906431834">
                <text:p>8.7940490643183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29490695860651">
                <text:p>1.29490695860651</text:p>
              </table:table-cell>
              <table:table-cell office:value-type="float" office:value="8.76491602261861">
                <text:p>8.7649160226186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6707103073597">
                <text:p>1.6707103073597</text:p>
              </table:table-cell>
              <table:table-cell office:value-type="float" office:value="8.27649001280467">
                <text:p>8.2764900128046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49433098679615">
                <text:p>1.49433098679615</text:p>
              </table:table-cell>
              <table:table-cell office:value-type="float" office:value="8.52041947841644">
                <text:p>8.5204194784164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40666216909885">
                <text:p>1.40666216909885</text:p>
              </table:table-cell>
              <table:table-cell office:value-type="float" office:value="9.85724092854394">
                <text:p>9.8572409285439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21085641317897">
                <text:p>1.21085641317897</text:p>
              </table:table-cell>
              <table:table-cell office:value-type="float" office:value="8.81942705313365">
                <text:p>8.8194270531336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981394443247053">
                <text:p>0.981394443247053</text:p>
              </table:table-cell>
              <table:table-cell office:value-type="float" office:value="8.66535737779405">
                <text:p>8.665357377794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04794299039576">
                <text:p>1.04794299039576</text:p>
              </table:table-cell>
              <table:table-cell office:value-type="float" office:value="9.75490106476678">
                <text:p>9.7549010647667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17798532313771">
                <text:p>1.17798532313771</text:p>
              </table:table-cell>
              <table:table-cell office:value-type="float" office:value="8.58270239830017">
                <text:p>8.5827023983001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15186488926411">
                <text:p>1.15186488926411</text:p>
              </table:table-cell>
              <table:table-cell office:value-type="float" office:value="8.50600695610046">
                <text:p>8.5060069561004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21931979490651">
                <text:p>1.21931979490651</text:p>
              </table:table-cell>
              <table:table-cell office:value-type="float" office:value="8.76463398668501">
                <text:p>8.7646339866850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07103820972972">
                <text:p>1.07103820972972</text:p>
              </table:table-cell>
              <table:table-cell office:value-type="float" office:value="8.67419077290429">
                <text:p>8.6741907729042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16067312392924">
                <text:p>1.16067312392924</text:p>
              </table:table-cell>
              <table:table-cell office:value-type="float" office:value="8.13488982783424">
                <text:p>8.1348898278342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771714128595259">
                <text:p>0.771714128595259</text:p>
              </table:table-cell>
              <table:table-cell office:value-type="float" office:value="9.08258567916023">
                <text:p>9.0825856791602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46788814067841">
                <text:p>1.46788814067841</text:p>
              </table:table-cell>
              <table:table-cell office:value-type="float" office:value="10.1344115204281">
                <text:p>10.13441152042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25225475985143">
                <text:p>1.25225475985143</text:p>
              </table:table-cell>
              <table:table-cell office:value-type="float" office:value="9.29599711630079">
                <text:p>9.2959971163007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41890598634879">
                <text:p>1.41890598634879</text:p>
              </table:table-cell>
              <table:table-cell office:value-type="float" office:value="8.6656981309255">
                <text:p>8.66569813092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15000588993231">
                <text:p>1.15000588993231</text:p>
              </table:table-cell>
              <table:table-cell office:value-type="float" office:value="8.91239319907294">
                <text:p>8.912393199072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55551275809606">
                <text:p>1.55551275809606</text:p>
              </table:table-cell>
              <table:table-cell office:value-type="float" office:value="9.09815258449978">
                <text:p>9.0981525844997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397102063232">
                <text:p>1.397102063232</text:p>
              </table:table-cell>
              <table:table-cell office:value-type="float" office:value="9.45550395382775">
                <text:p>9.455503953827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52035325302018">
                <text:p>1.52035325302018</text:p>
              </table:table-cell>
              <table:table-cell office:value-type="float" office:value="10.5624190436469">
                <text:p>10.562419043646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23407676319281">
                <text:p>1.23407676319281</text:p>
              </table:table-cell>
              <table:table-cell office:value-type="float" office:value="9.01411660512289">
                <text:p>9.0141166051228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16452854805523">
                <text:p>1.16452854805523</text:p>
              </table:table-cell>
              <table:table-cell office:value-type="float" office:value="9.07688662740919">
                <text:p>9.0768866274091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894334777734346">
                <text:p>0.894334777734346</text:p>
              </table:table-cell>
              <table:table-cell office:value-type="float" office:value="9.36508891317579">
                <text:p>9.3650889131757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3701022055414">
                <text:p>1.3701022055414</text:p>
              </table:table-cell>
              <table:table-cell office:value-type="float" office:value="9.32328934139676">
                <text:p>9.3232893413967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93241546601057">
                <text:p>0.93241546601057</text:p>
              </table:table-cell>
              <table:table-cell office:value-type="float" office:value="9.44039702415466">
                <text:p>9.4403970241546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22325057288011">
                <text:p>1.22325057288011</text:p>
              </table:table-cell>
              <table:table-cell office:value-type="float" office:value="8.69233532084359">
                <text:p>8.6923353208435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4753413317932">
                <text:p>1.4753413317932</text:p>
              </table:table-cell>
              <table:table-cell office:value-type="float" office:value="10.5254077646467">
                <text:p>10.525407764646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44069843788942">
                <text:p>1.44069843788942</text:p>
              </table:table-cell>
              <table:table-cell office:value-type="float" office:value="9.0241457886166">
                <text:p>9.024145788616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02723899450567">
                <text:p>1.02723899450567</text:p>
              </table:table-cell>
              <table:table-cell office:value-type="float" office:value="9.18798361221949">
                <text:p>9.1879836122194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33769842551814">
                <text:p>1.33769842551814</text:p>
              </table:table-cell>
              <table:table-cell office:value-type="float" office:value="9.18638726737764">
                <text:p>9.1863872673776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46511589851644">
                <text:p>1.46511589851644</text:p>
              </table:table-cell>
              <table:table-cell office:value-type="float" office:value="7.57642185688019">
                <text:p>7.576421856880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7117749210861">
                <text:p>1.7117749210861</text:p>
              </table:table-cell>
              <table:table-cell office:value-type="float" office:value="9.6783334546619">
                <text:p>9.67833345466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2887827888959">
                <text:p>1.2887827888959</text:p>
              </table:table-cell>
              <table:table-cell office:value-type="float" office:value="7.87732293870714">
                <text:p>7.8773229387071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49777501258585">
                <text:p>1.49777501258585</text:p>
              </table:table-cell>
              <table:table-cell office:value-type="float" office:value="9.1474531756507">
                <text:p>9.147453175650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30742207301988">
                <text:p>1.30742207301988</text:p>
              </table:table-cell>
              <table:table-cell office:value-type="float" office:value="8.22101593017578">
                <text:p>8.2210159301757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879859892030557">
                <text:p>0.879859892030557</text:p>
              </table:table-cell>
              <table:table-cell office:value-type="float" office:value="8.7926834291882">
                <text:p>8.792683429188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915167806214757">
                <text:p>0.915167806214757</text:p>
              </table:table-cell>
              <table:table-cell office:value-type="float" office:value="8.51111941867405">
                <text:p>8.5111194186740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988991513517168">
                <text:p>0.988991513517168</text:p>
              </table:table-cell>
              <table:table-cell office:value-type="float" office:value="9.66568406422933">
                <text:p>9.6656840642293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19895967890819">
                <text:p>1.19895967890819</text:p>
              </table:table-cell>
              <table:table-cell office:value-type="float" office:value="9.78796753618452">
                <text:p>9.7879675361845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02920154498683">
                <text:p>1.02920154498683</text:p>
              </table:table-cell>
              <table:table-cell office:value-type="float" office:value="9.05161854955885">
                <text:p>9.0516185495588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10015932603015">
                <text:p>1.10015932603015</text:p>
              </table:table-cell>
              <table:table-cell office:value-type="float" office:value="8.70208423667484">
                <text:p>8.7020842366748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35041387279828">
                <text:p>1.35041387279828</text:p>
              </table:table-cell>
              <table:table-cell office:value-type="float" office:value="9.81313178274367">
                <text:p>9.8131317827436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00028555947873">
                <text:p>1.00028555947873</text:p>
              </table:table-cell>
              <table:table-cell office:value-type="float" office:value="8.17022439506319">
                <text:p>8.1702243950631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14016702142027">
                <text:p>1.14016702142027</text:p>
              </table:table-cell>
              <table:table-cell office:value-type="float" office:value="9.98860773775313">
                <text:p>9.9886077377531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06952556760775">
                <text:p>1.06952556760775</text:p>
              </table:table-cell>
              <table:table-cell office:value-type="float" office:value="9.59505305025313">
                <text:p>9.5950530502531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958005260096656">
                <text:p>0.958005260096656</text:p>
              </table:table-cell>
              <table:table-cell office:value-type="float" office:value="9.00886176692115">
                <text:p>9.008861766921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64466235703892">
                <text:p>0.964466235703892</text:p>
              </table:table-cell>
              <table:table-cell office:value-type="float" office:value="9.04714537991418">
                <text:p>9.0471453799141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34202190323008">
                <text:p>1.34202190323008</text:p>
              </table:table-cell>
              <table:table-cell office:value-type="float" office:value="10.2696902487013">
                <text:p>10.269690248701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42911482983165">
                <text:p>1.42911482983165</text:p>
              </table:table-cell>
              <table:table-cell office:value-type="float" office:value="10.2061933411492">
                <text:p>10.206193341149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13184448795186">
                <text:p>1.13184448795186</text:p>
              </table:table-cell>
              <table:table-cell office:value-type="float" office:value="9.29367552863227">
                <text:p>9.2936755286322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15340629286236">
                <text:p>1.15340629286236</text:p>
              </table:table-cell>
              <table:table-cell office:value-type="float" office:value="8.93103202184041">
                <text:p>8.9310320218404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10158428980245">
                <text:p>1.10158428980245</text:p>
              </table:table-cell>
              <table:table-cell office:value-type="float" office:value="8.88210031721327">
                <text:p>8.8821003172132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74607094708416">
                <text:p>0.974607094708416</text:p>
              </table:table-cell>
              <table:table-cell office:value-type="float" office:value="8.66754983531104">
                <text:p>8.6675498353110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16179376873705">
                <text:p>1.16179376873705</text:p>
              </table:table-cell>
              <table:table-cell office:value-type="float" office:value="9.73270372549693">
                <text:p>9.7327037254969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27531193809377">
                <text:p>1.27531193809377</text:p>
              </table:table-cell>
              <table:table-cell office:value-type="float" office:value="8.67729858557383">
                <text:p>8.6772985855738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97506930563185">
                <text:p>0.97506930563185</text:p>
              </table:table-cell>
              <table:table-cell office:value-type="float" office:value="9.78533567322625">
                <text:p>9.7853356732262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1755171822177">
                <text:p>1.1755171822177</text:p>
              </table:table-cell>
              <table:table-cell office:value-type="float" office:value="8.89085400104523">
                <text:p>8.8908540010452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30598035620319">
                <text:p>1.30598035620319</text:p>
              </table:table-cell>
              <table:table-cell office:value-type="float" office:value="8.99334801567925">
                <text:p>8.993348015679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723242830899027">
                <text:p>0.723242830899027</text:p>
              </table:table-cell>
              <table:table-cell office:value-type="float" office:value="8.82841141356362">
                <text:p>8.8284114135636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15152400384347">
                <text:p>1.15152400384347</text:p>
              </table:table-cell>
              <table:table-cell office:value-type="float" office:value="8.55741413434347">
                <text:p>8.5574141343434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02802538606856">
                <text:p>1.02802538606856</text:p>
              </table:table-cell>
              <table:table-cell office:value-type="float" office:value="8.43231028980679">
                <text:p>8.4323102898067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01936234500673">
                <text:p>1.01936234500673</text:p>
              </table:table-cell>
              <table:table-cell office:value-type="float" office:value="9.55672521061367">
                <text:p>9.5567252106136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777190139806933">
                <text:p>0.777190139806933</text:p>
              </table:table-cell>
              <table:table-cell office:value-type="float" office:value="9.27374607986874">
                <text:p>9.2737460798687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01489667826229">
                <text:p>1.01489667826229</text:p>
              </table:table-cell>
              <table:table-cell office:value-type="float" office:value="10.1169422070185">
                <text:p>10.116942207018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19859736892912">
                <text:p>1.19859736892912</text:p>
              </table:table-cell>
              <table:table-cell office:value-type="float" office:value="8.23026084899902">
                <text:p>8.2302608489990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01367717319065">
                <text:p>1.01367717319065</text:p>
              </table:table-cell>
              <table:table-cell office:value-type="float" office:value="9.55325615406036">
                <text:p>9.5532561540603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978908820781443">
                <text:p>0.978908820781443</text:p>
              </table:table-cell>
              <table:table-cell office:value-type="float" office:value="9.75500432650248">
                <text:p>9.7550043265024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20343485582206">
                <text:p>1.20343485582206</text:p>
              </table:table-cell>
              <table:table-cell office:value-type="float" office:value="9.75892237822215">
                <text:p>9.7589223782221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40213035262293">
                <text:p>1.40213035262293</text:p>
              </table:table-cell>
              <table:table-cell office:value-type="float" office:value="9.24277574486203">
                <text:p>9.2427757448620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31992658277353">
                <text:p>1.31992658277353</text:p>
              </table:table-cell>
              <table:table-cell office:value-type="float" office:value="7.76214057869381">
                <text:p>7.7621405786938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02921208855179">
                <text:p>1.02921208855179</text:p>
              </table:table-cell>
              <table:table-cell office:value-type="float" office:value="7.50713960329692">
                <text:p>7.5071396032969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977774040897687">
                <text:p>0.977774040897687</text:p>
              </table:table-cell>
              <table:table-cell office:value-type="float" office:value="8.10038291083442">
                <text:p>8.1003829108344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788857195464273">
                <text:p>0.788857195464273</text:p>
              </table:table-cell>
              <table:table-cell office:value-type="float" office:value="8.45251462194655">
                <text:p>8.4525146219465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39528748955992">
                <text:p>1.39528748955992</text:p>
              </table:table-cell>
              <table:table-cell office:value-type="float" office:value="9.27377594841851">
                <text:p>9.2737759484185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965850124094221">
                <text:p>0.965850124094221</text:p>
              </table:table-cell>
              <table:table-cell office:value-type="float" office:value="9.16219309965769">
                <text:p>9.1621930996576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20338118837939">
                <text:p>1.20338118837939</text:p>
              </table:table-cell>
              <table:table-cell office:value-type="float" office:value="8.61507439613342">
                <text:p>8.6150743961334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914960791336165">
                <text:p>0.914960791336165</text:p>
              </table:table-cell>
              <table:table-cell office:value-type="float" office:value="7.66798893610636">
                <text:p>7.6679889361063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36469021903144">
                <text:p>1.36469021903144</text:p>
              </table:table-cell>
              <table:table-cell office:value-type="float" office:value="8.34082672331068">
                <text:p>8.3408267233106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946953097648091">
                <text:p>0.946953097648091</text:p>
              </table:table-cell>
              <table:table-cell office:value-type="float" office:value="7.90731898943583">
                <text:p>7.9073189894358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25297910471757">
                <text:p>1.25297910471757</text:p>
              </table:table-cell>
              <table:table-cell office:value-type="float" office:value="8.82073841492335">
                <text:p>8.8207384149233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41975550221072">
                <text:p>1.41975550221072</text:p>
              </table:table-cell>
              <table:table-cell office:value-type="float" office:value="8.90479507711199">
                <text:p>8.9047950771119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46673147380352">
                <text:p>1.46673147380352</text:p>
              </table:table-cell>
              <table:table-cell office:value-type="float" office:value="8.0068562163247">
                <text:p>8.006856216324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868761165936788">
                <text:p>0.868761165936788</text:p>
              </table:table-cell>
              <table:table-cell office:value-type="float" office:value="7.75767738289303">
                <text:p>7.7576773828930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14764274375306">
                <text:p>1.14764274375306</text:p>
              </table:table-cell>
              <table:table-cell office:value-type="float" office:value="8.47796746095022">
                <text:p>8.4779674609502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00587497187985">
                <text:p>1.00587497187985</text:p>
              </table:table-cell>
              <table:table-cell office:value-type="float" office:value="9.06678224934472">
                <text:p>9.0667822493447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46456956739227">
                <text:p>1.46456956739227</text:p>
              </table:table-cell>
              <table:table-cell office:value-type="float" office:value="9.50635610686408">
                <text:p>9.5063561068640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986760808030764">
                <text:p>0.986760808030764</text:p>
              </table:table-cell>
              <table:table-cell office:value-type="float" office:value="8.44464883539412">
                <text:p>8.444648835394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26975779516829">
                <text:p>1.26975779516829</text:p>
              </table:table-cell>
              <table:table-cell office:value-type="float" office:value="9.00726660092672">
                <text:p>9.0072666009267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942447083526187">
                <text:p>0.942447083526187</text:p>
              </table:table-cell>
              <table:table-cell office:value-type="float" office:value="7.78398690621058">
                <text:p>7.7839869062105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973370945784781">
                <text:p>0.973370945784781</text:p>
              </table:table-cell>
              <table:table-cell office:value-type="float" office:value="8.89058307806651">
                <text:p>8.8905830780665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22979537546635">
                <text:p>1.22979537546635</text:p>
              </table:table-cell>
              <table:table-cell office:value-type="float" office:value="9.21296521027883">
                <text:p>9.2129652102788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8592612075102">
                <text:p>0.8592612075102</text:p>
              </table:table-cell>
              <table:table-cell office:value-type="float" office:value="10.1719537708494">
                <text:p>10.171953770849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00895255439811">
                <text:p>1.00895255439811</text:p>
              </table:table-cell>
              <table:table-cell office:value-type="float" office:value="9.6316434012519">
                <text:p>9.631643401251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637294246504704">
                <text:p>0.637294246504704</text:p>
              </table:table-cell>
              <table:table-cell office:value-type="float" office:value="8.4613538980484">
                <text:p>8.461353898048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05669196248055">
                <text:p>1.05669196248055</text:p>
              </table:table-cell>
              <table:table-cell office:value-type="float" office:value="8.80963463253445">
                <text:p>8.8096346325344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23812428514163">
                <text:p>1.23812428514163</text:p>
              </table:table-cell>
              <table:table-cell office:value-type="float" office:value="8.26028104623159">
                <text:p>8.2602810462315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881298570997185">
                <text:p>0.881298570997185</text:p>
              </table:table-cell>
              <table:table-cell office:value-type="float" office:value="9.19186638461219">
                <text:p>9.1918663846121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914623745282491">
                <text:p>0.914623745282491</text:p>
              </table:table-cell>
              <table:table-cell office:value-type="float" office:value="9.5464379257626">
                <text:p>9.546437925762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36599897146225">
                <text:p>1.36599897146225</text:p>
              </table:table-cell>
              <table:table-cell office:value-type="float" office:value="9.74600617090861">
                <text:p>9.7460061709086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905725215706561">
                <text:p>0.905725215706561</text:p>
              </table:table-cell>
              <table:table-cell office:value-type="float" office:value="8.5517025258806">
                <text:p>8.551702525880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06678448551231">
                <text:p>1.06678448551231</text:p>
              </table:table-cell>
              <table:table-cell office:value-type="float" office:value="8.85045688682132">
                <text:p>8.8504568868213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627253804293771">
                <text:p>0.627253804293771</text:p>
              </table:table-cell>
              <table:table-cell office:value-type="float" office:value="8.62888377242618">
                <text:p>8.6288837724261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746799678272671">
                <text:p>0.746799678272671</text:p>
              </table:table-cell>
              <table:table-cell office:value-type="float" office:value="9.21404425303141">
                <text:p>9.2140442530314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08753570500347">
                <text:p>1.08753570500347</text:p>
              </table:table-cell>
              <table:table-cell office:value-type="float" office:value="8.44334423542023">
                <text:p>8.4433442354202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09068471441666">
                <text:p>1.09068471441666</text:p>
              </table:table-cell>
              <table:table-cell office:value-type="float" office:value="8.83146286010742">
                <text:p>8.8314628601074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01745309664143">
                <text:p>1.01745309664143</text:p>
              </table:table-cell>
              <table:table-cell office:value-type="float" office:value="8.7167508204778">
                <text:p>8.716750820477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830223861502276">
                <text:p>0.830223861502276</text:p>
              </table:table-cell>
              <table:table-cell office:value-type="float" office:value="9.26919688118829">
                <text:p>9.2691968811882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2033768809504">
                <text:p>1.2033768809504</text:p>
              </table:table-cell>
              <table:table-cell office:value-type="float" office:value="8.91481237941318">
                <text:p>8.9148123794131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62799858848254">
                <text:p>1.62799858848254</text:p>
              </table:table-cell>
              <table:table-cell office:value-type="float" office:value="8.03520789411333">
                <text:p>8.0352078941133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802448287275102">
                <text:p>0.802448287275102</text:p>
              </table:table-cell>
              <table:table-cell office:value-type="float" office:value="9.17265241675907">
                <text:p>9.1726524167590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13776885204845">
                <text:p>1.13776885204845</text:p>
              </table:table-cell>
              <table:table-cell office:value-type="float" office:value="8.62764875094096">
                <text:p>8.6276487509409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835815932270553">
                <text:p>0.835815932270553</text:p>
              </table:table-cell>
              <table:table-cell office:value-type="float" office:value="9.15157278378805">
                <text:p>9.1515727837880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766359144780371">
                <text:p>0.766359144780371</text:p>
              </table:table-cell>
              <table:table-cell office:value-type="float" office:value="9.35999976264106">
                <text:p>9.3599997626410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875834771990776">
                <text:p>0.875834771990776</text:p>
              </table:table-cell>
              <table:table-cell office:value-type="float" office:value="8.51017191674974">
                <text:p>8.5101719167497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90555483367708">
                <text:p>0.90555483367708</text:p>
              </table:table-cell>
              <table:table-cell office:value-type="float" office:value="8.94487213426166">
                <text:p>8.9448721342616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954818595945835">
                <text:p>0.954818595945835</text:p>
              </table:table-cell>
              <table:table-cell office:value-type="float" office:value="9.68409726354811">
                <text:p>9.6840972635481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08781353856126">
                <text:p>1.08781353856126</text:p>
              </table:table-cell>
              <table:table-cell office:value-type="float" office:value="7.92883687549167">
                <text:p>7.9288368754916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24974403729041">
                <text:p>1.24974403729041</text:p>
              </table:table-cell>
              <table:table-cell office:value-type="float" office:value="9.61339673731062">
                <text:p>9.6133967373106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19489371544785">
                <text:p>1.19489371544785</text:p>
              </table:table-cell>
              <table:table-cell office:value-type="float" office:value="8.97315365076065">
                <text:p>8.9731536507606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868499320911037">
                <text:p>0.868499320911037</text:p>
              </table:table-cell>
              <table:table-cell office:value-type="float" office:value="8.26190050443014">
                <text:p>8.2619005044301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841629124018881">
                <text:p>0.841629124018881</text:p>
              </table:table-cell>
              <table:table-cell office:value-type="float" office:value="8.8067811595069">
                <text:p>8.806781159506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677685932866815">
                <text:p>0.677685932866815</text:p>
              </table:table-cell>
              <table:table-cell office:value-type="float" office:value="8.91213956144121">
                <text:p>8.9121395614412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04165711137984">
                <text:p>1.04165711137984</text:p>
              </table:table-cell>
              <table:table-cell office:value-type="float" office:value="9.34476425912645">
                <text:p>9.3447642591264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943157834642463">
                <text:p>0.943157834642463</text:p>
              </table:table-cell>
              <table:table-cell office:value-type="float" office:value="10.466123951806">
                <text:p>10.46612395180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670690588818656">
                <text:p>0.670690588818656</text:p>
              </table:table-cell>
              <table:table-cell office:value-type="float" office:value="8.21778934531742">
                <text:p>8.2177893453174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02455314381255">
                <text:p>1.02455314381255</text:p>
              </table:table-cell>
              <table:table-cell office:value-type="float" office:value="8.5461507373386">
                <text:p>8.546150737338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945816071828206">
                <text:p>0.945816071828206</text:p>
              </table:table-cell>
              <table:table-cell office:value-type="float" office:value="9.30262568261888">
                <text:p>9.3026256826188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08423309988446">
                <text:p>1.08423309988446</text:p>
              </table:table-cell>
              <table:table-cell office:value-type="float" office:value="9.25555913978153">
                <text:p>9.2555591397815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733720436195533">
                <text:p>0.733720436195533</text:p>
              </table:table-cell>
              <table:table-cell office:value-type="float" office:value="9.32154015700022">
                <text:p>9.3215401570002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813240490025944">
                <text:p>0.813240490025944</text:p>
              </table:table-cell>
              <table:table-cell office:value-type="float" office:value="9.55170908239153">
                <text:p>9.5517090823915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11695446305805">
                <text:p>1.11695446305805</text:p>
              </table:table-cell>
              <table:table-cell office:value-type="float" office:value="9.53974061542087">
                <text:p>9.5397406154208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399042037134576">
                <text:p>0.399042037134576</text:p>
              </table:table-cell>
              <table:table-cell office:value-type="float" office:value="9.83622994687822">
                <text:p>9.8362299468782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95713073230452">
                <text:p>0.95713073230452</text:p>
              </table:table-cell>
              <table:table-cell office:value-type="float" office:value="9.81451078255971">
                <text:p>9.8145107825597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936781089090639">
                <text:p>0.936781089090639</text:p>
              </table:table-cell>
              <table:table-cell office:value-type="float" office:value="9.04575037956238">
                <text:p>9.0457503795623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33600218014585">
                <text:p>1.33600218014585</text:p>
              </table:table-cell>
              <table:table-cell office:value-type="float" office:value="7.98862183094025">
                <text:p>7.988621830940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13710239364041">
                <text:p>1.13710239364041</text:p>
              </table:table-cell>
              <table:table-cell office:value-type="float" office:value="8.64745457967122">
                <text:p>8.6474545796712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929338604542944">
                <text:p>0.929338604542944</text:p>
              </table:table-cell>
              <table:table-cell office:value-type="float" office:value="8.68480071756575">
                <text:p>8.6848007175657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952248665028148">
                <text:p>0.952248665028148</text:p>
              </table:table-cell>
              <table:table-cell office:value-type="float" office:value="8.74610065089332">
                <text:p>8.7461006508933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671679327057468">
                <text:p>0.671679327057468</text:p>
              </table:table-cell>
              <table:table-cell office:value-type="float" office:value="9.02837016847399">
                <text:p>9.0283701684739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844541934712066">
                <text:p>0.844541934712066</text:p>
              </table:table-cell>
              <table:table-cell office:value-type="float" office:value="10.0846790737576">
                <text:p>10.084679073757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0249433066282">
                <text:p>1.0249433066282</text:p>
              </table:table-cell>
              <table:table-cell office:value-type="float" office:value="8.79815785090129">
                <text:p>8.7981578509012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847267659877737">
                <text:p>0.847267659877737</text:p>
              </table:table-cell>
              <table:table-cell office:value-type="float" office:value="9.44723730617099">
                <text:p>9.4472373061709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80173852344354">
                <text:p>0.80173852344354</text:p>
              </table:table-cell>
              <table:table-cell office:value-type="float" office:value="8.87680033842723">
                <text:p>8.8768003384272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02041515674856">
                <text:p>1.02041515674856</text:p>
              </table:table-cell>
              <table:table-cell office:value-type="float" office:value="9.94627732700772">
                <text:p>9.9462773270077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759385571546025">
                <text:p>0.759385571546025</text:p>
              </table:table-cell>
              <table:table-cell office:value-type="float" office:value="9.3747390906016">
                <text:p>9.374739090601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472444370720122">
                <text:p>0.472444370720122</text:p>
              </table:table-cell>
              <table:table-cell office:value-type="float" office:value="9.69021113051308">
                <text:p>9.6902111305130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8650552512457">
                <text:p>0.78650552512457</text:p>
              </table:table-cell>
              <table:table-cell office:value-type="float" office:value="9.35635085900625">
                <text:p>9.3563508590062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932283447517289">
                <text:p>0.932283447517289</text:p>
              </table:table-cell>
              <table:table-cell office:value-type="float" office:value="9.25854490862952">
                <text:p>9.2585449086295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28070664753517">
                <text:p>1.28070664753517</text:p>
              </table:table-cell>
              <table:table-cell office:value-type="float" office:value="9.3775556617313">
                <text:p>9.377555661731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76010359848539">
                <text:p>0.76010359848539</text:p>
              </table:table-cell>
              <table:table-cell office:value-type="float" office:value="9.72401620282067">
                <text:p>9.7240162028206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983917344941033">
                <text:p>0.983917344941033</text:p>
              </table:table-cell>
              <table:table-cell office:value-type="float" office:value="10.0467853678597">
                <text:p>10.046785367859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32364904854654">
                <text:p>0.732364904854654</text:p>
              </table:table-cell>
              <table:table-cell office:value-type="float" office:value="10.147889720069">
                <text:p>10.14788972006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957450224128035">
                <text:p>0.957450224128035</text:p>
              </table:table-cell>
              <table:table-cell office:value-type="float" office:value="9.15480100446277">
                <text:p>9.1548010044627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841408979064888">
                <text:p>0.841408979064888</text:p>
              </table:table-cell>
              <table:table-cell office:value-type="float" office:value="9.83723465601603">
                <text:p>9.8372346560160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10348067474034">
                <text:p>1.10348067474034</text:p>
              </table:table-cell>
              <table:table-cell office:value-type="float" office:value="9.66123263041178">
                <text:p>9.6612326304117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667530101372136">
                <text:p>0.667530101372136</text:p>
              </table:table-cell>
              <table:table-cell office:value-type="float" office:value="9.15258439381917">
                <text:p>9.1525843938191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824111469917827">
                <text:p>0.824111469917827</text:p>
              </table:table-cell>
              <table:table-cell office:value-type="float" office:value="9.5264963971244">
                <text:p>9.526496397124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792267835968071">
                <text:p>0.792267835968071</text:p>
              </table:table-cell>
              <table:table-cell office:value-type="float" office:value="10.792983174324">
                <text:p>10.79298317432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833235965338018">
                <text:p>0.833235965338018</text:p>
              </table:table-cell>
              <table:table-cell office:value-type="float" office:value="11.0452052354813">
                <text:p>11.04520523548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852508212625981">
                <text:p>0.852508212625981</text:p>
              </table:table-cell>
              <table:table-cell office:value-type="float" office:value="9.34733867645264">
                <text:p>9.3473386764526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987020795543989">
                <text:p>0.987020795543989</text:p>
              </table:table-cell>
              <table:table-cell office:value-type="float" office:value="10.1213131083383">
                <text:p>10.121313108338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603103995312833">
                <text:p>0.603103995312833</text:p>
              </table:table-cell>
              <table:table-cell office:value-type="float" office:value="10.2641047769123">
                <text:p>10.264104776912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559425059623189">
                <text:p>0.559425059623189</text:p>
              </table:table-cell>
              <table:table-cell office:value-type="float" office:value="11.7866890033086">
                <text:p>11.786689003308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739841276076105">
                <text:p>0.739841276076105</text:p>
              </table:table-cell>
              <table:table-cell office:value-type="float" office:value="9.79231615861257">
                <text:p>9.7923161586125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19102533012629">
                <text:p>1.19102533012629</text:p>
              </table:table-cell>
              <table:table-cell office:value-type="float" office:value="9.89094618956248">
                <text:p>9.8909461895624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37743687298563">
                <text:p>0.737743687298563</text:p>
              </table:table-cell>
              <table:table-cell office:value-type="float" office:value="11.3099109464222">
                <text:p>11.309910946422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679189002927807">
                <text:p>0.679189002927807</text:p>
              </table:table-cell>
              <table:table-cell office:value-type="float" office:value="9.61202551921209">
                <text:p>9.6120255192120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81654953526126">
                <text:p>0.81654953526126</text:p>
              </table:table-cell>
              <table:table-cell office:value-type="float" office:value="11.649065958129">
                <text:p>11.64906595812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705301380074687">
                <text:p>0.705301380074687</text:p>
              </table:table-cell>
              <table:table-cell office:value-type="float" office:value="9.67893787887361">
                <text:p>9.6789378788736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928453167610699">
                <text:p>0.928453167610699</text:p>
              </table:table-cell>
              <table:table-cell office:value-type="float" office:value="11.1865632798937">
                <text:p>11.186563279893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809879388908545">
                <text:p>0.809879388908545</text:p>
              </table:table-cell>
              <table:table-cell office:value-type="float" office:value="10.2955666250653">
                <text:p>10.295566625065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409122253343877">
                <text:p>0.409122253343877</text:p>
              </table:table-cell>
              <table:table-cell office:value-type="float" office:value="10.369689239396">
                <text:p>10.36968923939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730524204174677">
                <text:p>0.730524204174677</text:p>
              </table:table-cell>
              <table:table-cell office:value-type="float" office:value="10.8888246748183">
                <text:p>10.888824674818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861754756172498">
                <text:p>0.861754756172498</text:p>
              </table:table-cell>
              <table:table-cell office:value-type="float" office:value="10.2648678753111">
                <text:p>10.264867875311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783260039861004">
                <text:p>0.783260039861004</text:p>
              </table:table-cell>
              <table:table-cell office:value-type="float" office:value="10.0180656777488">
                <text:p>10.018065677748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850902408278651">
                <text:p>0.850902408278651</text:p>
              </table:table-cell>
              <table:table-cell office:value-type="float" office:value="10.7681872447332">
                <text:p>10.768187244733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83636294098364">
                <text:p>0.83636294098364</text:p>
              </table:table-cell>
              <table:table-cell office:value-type="float" office:value="10.5600900782479">
                <text:p>10.560090078247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792867546445794">
                <text:p>0.792867546445794</text:p>
              </table:table-cell>
              <table:table-cell office:value-type="float" office:value="11.6862291759915">
                <text:p>11.686229175991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902800936748584">
                <text:p>0.902800936748584</text:p>
              </table:table-cell>
              <table:table-cell office:value-type="float" office:value="9.62875110573239">
                <text:p>9.6287511057323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94072876084182">
                <text:p>0.94072876084182</text:p>
              </table:table-cell>
              <table:table-cell office:value-type="float" office:value="9.78533046775394">
                <text:p>9.7853304677539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03212851219707">
                <text:p>1.03212851219707</text:p>
              </table:table-cell>
              <table:table-cell office:value-type="float" office:value="9.8787380721834">
                <text:p>9.878738072183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509081251779571">
                <text:p>0.509081251779571</text:p>
              </table:table-cell>
              <table:table-cell office:value-type="float" office:value="10.0410807530085">
                <text:p>10.041080753008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913853282647001">
                <text:p>0.913853282647001</text:p>
              </table:table-cell>
              <table:table-cell office:value-type="float" office:value="10.684967133734">
                <text:p>10.68496713373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93516375662552">
                <text:p>0.93516375662552</text:p>
              </table:table-cell>
              <table:table-cell office:value-type="float" office:value="7.72260742717319">
                <text:p>7.7226074271731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07219550303287">
                <text:p>1.07219550303287</text:p>
              </table:table-cell>
              <table:table-cell office:value-type="float" office:value="9.37609714931912">
                <text:p>9.3760971493191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845964922507604">
                <text:p>0.845964922507604</text:p>
              </table:table-cell>
              <table:table-cell office:value-type="float" office:value="10.4793461031384">
                <text:p>10.479346103138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05413431177537">
                <text:p>1.05413431177537</text:p>
              </table:table-cell>
              <table:table-cell office:value-type="float" office:value="10.1088953680462">
                <text:p>10.108895368046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667064426590999">
                <text:p>0.667064426590999</text:p>
              </table:table-cell>
              <table:table-cell office:value-type="float" office:value="10.8252518706852">
                <text:p>10.825251870685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708558323027359">
                <text:p>0.708558323027359</text:p>
              </table:table-cell>
              <table:table-cell office:value-type="float" office:value="9.71088360415565">
                <text:p>9.7108836041556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993020157681571">
                <text:p>0.993020157681571</text:p>
              </table:table-cell>
              <table:table-cell office:value-type="float" office:value="9.51605308055878">
                <text:p>9.5160530805587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03084683534172">
                <text:p>1.03084683534172</text:p>
              </table:table-cell>
              <table:table-cell office:value-type="float" office:value="10.0121157566706">
                <text:p>10.012115756670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45021563809779">
                <text:p>0.45021563809779</text:p>
              </table:table-cell>
              <table:table-cell office:value-type="float" office:value="10.5466357337104">
                <text:p>10.546635733710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642381674630775">
                <text:p>0.642381674630775</text:p>
              </table:table-cell>
              <table:table-cell office:value-type="float" office:value="10.3049326737722">
                <text:p>10.304932673772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909376680023141">
                <text:p>0.909376680023141</text:p>
              </table:table-cell>
              <table:table-cell office:value-type="float" office:value="10.3074834479226">
                <text:p>10.307483447922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709084287451373">
                <text:p>0.709084287451373</text:p>
              </table:table-cell>
              <table:table-cell office:value-type="float" office:value="8.79226427608066">
                <text:p>8.7922642760806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30909184366465">
                <text:p>0.830909184366465</text:p>
              </table:table-cell>
              <table:table-cell office:value-type="float" office:value="9.96231713559892">
                <text:p>9.9623171355989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646114685551988">
                <text:p>0.646114685551988</text:p>
              </table:table-cell>
              <table:table-cell office:value-type="float" office:value="8.54169650872549">
                <text:p>8.5416965087254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964827341917488">
                <text:p>0.964827341917488</text:p>
              </table:table-cell>
              <table:table-cell office:value-type="float" office:value="8.14490081204308">
                <text:p>8.1449008120430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780519129253096">
                <text:p>0.780519129253096</text:p>
              </table:table-cell>
              <table:table-cell office:value-type="float" office:value="9.62208202150133">
                <text:p>9.6220820215013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2649532062312">
                <text:p>1.2649532062312</text:p>
              </table:table-cell>
              <table:table-cell office:value-type="float" office:value="9.47641588581933">
                <text:p>9.4764158858193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935488198449214">
                <text:p>0.935488198449214</text:p>
              </table:table-cell>
              <table:table-cell office:value-type="float" office:value="8.92620229721069">
                <text:p>8.9262022972106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588173619409402">
                <text:p>0.588173619409402</text:p>
              </table:table-cell>
              <table:table-cell office:value-type="float" office:value="9.07820938693153">
                <text:p>9.0782093869315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615053857862949">
                <text:p>0.615053857862949</text:p>
              </table:table-cell>
              <table:table-cell office:value-type="float" office:value="10.3401980400085">
                <text:p>10.340198040008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77973052677181">
                <text:p>0.77973052677181</text:p>
              </table:table-cell>
              <table:table-cell office:value-type="float" office:value="9.40873418913947">
                <text:p>9.4087341891394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599314982361264">
                <text:p>0.599314982361264</text:p>
              </table:table-cell>
              <table:table-cell office:value-type="float" office:value="9.48732423782349">
                <text:p>9.4873242378234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819446106255054">
                <text:p>0.819446106255054</text:p>
              </table:table-cell>
              <table:table-cell office:value-type="float" office:value="10.4563245243496">
                <text:p>10.456324524349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572002303351959">
                <text:p>0.572002303351959</text:p>
              </table:table-cell>
              <table:table-cell office:value-type="float" office:value="9.19822058412764">
                <text:p>9.1982205841276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678352010912366">
                <text:p>0.678352010912366</text:p>
              </table:table-cell>
              <table:table-cell office:value-type="float" office:value="9.94203338358137">
                <text:p>9.9420333835813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23318522233102">
                <text:p>1.23318522233102</text:p>
              </table:table-cell>
              <table:table-cell office:value-type="float" office:value="9.40146472056707">
                <text:p>9.4014647205670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657305095096429">
                <text:p>0.657305095096429</text:p>
              </table:table-cell>
              <table:table-cell office:value-type="float" office:value="9.71548059251573">
                <text:p>9.7154805925157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31658016757833">
                <text:p>1.31658016757833</text:p>
              </table:table-cell>
              <table:table-cell office:value-type="float" office:value="10.066899895668">
                <text:p>10.06689989566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789123574292494">
                <text:p>0.789123574292494</text:p>
              </table:table-cell>
              <table:table-cell office:value-type="float" office:value="9.2076627280977">
                <text:p>9.207662728097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724879605861174">
                <text:p>0.724879605861174</text:p>
              </table:table-cell>
              <table:table-cell office:value-type="float" office:value="9.95916901694404">
                <text:p>9.9591690169440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15331405028701">
                <text:p>1.15331405028701</text:p>
              </table:table-cell>
              <table:table-cell office:value-type="float" office:value="9.46717846393585">
                <text:p>9.4671784639358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918861295200056">
                <text:p>0.918861295200056</text:p>
              </table:table-cell>
              <table:table-cell office:value-type="float" office:value="8.09204244613647">
                <text:p>8.0920424461364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700510593255361">
                <text:p>0.700510593255361</text:p>
              </table:table-cell>
              <table:table-cell office:value-type="float" office:value="9.43022492196825">
                <text:p>9.4302249219682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598418884641594">
                <text:p>0.598418884641594</text:p>
              </table:table-cell>
              <table:table-cell office:value-type="float" office:value="8.69712144798703">
                <text:p>8.6971214479870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606792480912474">
                <text:p>0.606792480912474</text:p>
              </table:table-cell>
              <table:table-cell office:value-type="float" office:value="9.23851896656884">
                <text:p>9.2385189665688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710316570599874">
                <text:p>0.710316570599874</text:p>
              </table:table-cell>
              <table:table-cell office:value-type="float" office:value="11.3825435108609">
                <text:p>11.382543510860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29573788162735">
                <text:p>0.829573788162735</text:p>
              </table:table-cell>
              <table:table-cell office:value-type="float" office:value="9.34160008695391">
                <text:p>9.3416000869539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868170879284541">
                <text:p>0.868170879284541</text:p>
              </table:table-cell>
              <table:table-cell office:value-type="float" office:value="9.28550797038608">
                <text:p>9.2855079703860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518809340920092">
                <text:p>0.518809340920092</text:p>
              </table:table-cell>
              <table:table-cell office:value-type="float" office:value="8.9023286567794">
                <text:p>8.902328656779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621108275651932">
                <text:p>0.621108275651932</text:p>
              </table:table-cell>
              <table:table-cell office:value-type="float" office:value="9.27469766139984">
                <text:p>9.2746976613998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475390081604322">
                <text:p>0.475390081604322</text:p>
              </table:table-cell>
              <table:table-cell office:value-type="float" office:value="9.66841869884067">
                <text:p>9.668418698840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653338319311539">
                <text:p>0.653338319311539</text:p>
              </table:table-cell>
              <table:table-cell office:value-type="float" office:value="8.47824080785116">
                <text:p>8.4782408078511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503203753340575">
                <text:p>0.503203753340575</text:p>
              </table:table-cell>
              <table:table-cell office:value-type="float" office:value="9.71216456426514">
                <text:p>9.7121645642651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597495312905974">
                <text:p>0.597495312905974</text:p>
              </table:table-cell>
              <table:table-cell office:value-type="float" office:value="8.34372804562251">
                <text:p>8.3437280456225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6020787736194">
                <text:p>0.6020787736194</text:p>
              </table:table-cell>
              <table:table-cell office:value-type="float" office:value="9.64271036783854">
                <text:p>9.6427103678385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81089498144057">
                <text:p>0.881089498144057</text:p>
              </table:table-cell>
              <table:table-cell office:value-type="float" office:value="9.62514800495572">
                <text:p>9.6251480049557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736026235918204">
                <text:p>0.736026235918204</text:p>
              </table:table-cell>
              <table:table-cell office:value-type="float" office:value="10.2347317801582">
                <text:p>10.234731780158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58368345623215">
                <text:p>0.58368345623215</text:p>
              </table:table-cell>
              <table:table-cell office:value-type="float" office:value="9.42698811160194">
                <text:p>9.4269881116019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523929707423991">
                <text:p>0.523929707423991</text:p>
              </table:table-cell>
              <table:table-cell office:value-type="float" office:value="9.85605483584934">
                <text:p>9.8560548358493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82889706188192">
                <text:p>0.82889706188192</text:p>
              </table:table-cell>
              <table:table-cell office:value-type="float" office:value="10.7258009778129">
                <text:p>10.725800977812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745050740904278">
                <text:p>0.745050740904278</text:p>
              </table:table-cell>
              <table:table-cell office:value-type="float" office:value="9.39683991008335">
                <text:p>9.3968399100833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679779374930594">
                <text:p>0.679779374930594</text:p>
              </table:table-cell>
              <table:table-cell office:value-type="float" office:value="8.53314234813054">
                <text:p>8.5331423481305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561876121246153">
                <text:p>0.561876121246153</text:p>
              </table:table-cell>
              <table:table-cell office:value-type="float" office:value="9.63161257902781">
                <text:p>9.6316125790278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715737916198042">
                <text:p>0.715737916198042</text:p>
              </table:table-cell>
              <table:table-cell office:value-type="float" office:value="9.64117499192556">
                <text:p>9.6411749919255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986404657943381">
                <text:p>0.986404657943381</text:p>
              </table:table-cell>
              <table:table-cell office:value-type="float" office:value="9.3008502986696">
                <text:p>9.300850298669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509146224872934">
                <text:p>0.509146224872934</text:p>
              </table:table-cell>
              <table:table-cell office:value-type="float" office:value="9.44675483968523">
                <text:p>9.4467548396852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582045693943898">
                <text:p>0.582045693943898</text:p>
              </table:table-cell>
              <table:table-cell office:value-type="float" office:value="7.70033372773065">
                <text:p>7.7003337277306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561338322195742">
                <text:p>0.561338322195742</text:p>
              </table:table-cell>
              <table:table-cell office:value-type="float" office:value="9.31681236955855">
                <text:p>9.3168123695585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703385033010919">
                <text:p>0.703385033010919</text:p>
              </table:table-cell>
              <table:table-cell office:value-type="float" office:value="8.8167624341117">
                <text:p>8.816762434111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608159813160698">
                <text:p>0.608159813160698</text:p>
              </table:table-cell>
              <table:table-cell office:value-type="float" office:value="9.72300100326538">
                <text:p>9.7230010032653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569452484262486">
                <text:p>0.569452484262486</text:p>
              </table:table-cell>
              <table:table-cell office:value-type="float" office:value="9.01838783423106">
                <text:p>9.0183878342310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607751626438565">
                <text:p>0.607751626438565</text:p>
              </table:table-cell>
              <table:table-cell office:value-type="float" office:value="8.9781760374705">
                <text:p>8.978176037470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481990425123109">
                <text:p>0.481990425123109</text:p>
              </table:table-cell>
              <table:table-cell office:value-type="float" office:value="9.9836314784156">
                <text:p>9.983631478415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527175907252563">
                <text:p>0.527175907252563</text:p>
              </table:table-cell>
              <table:table-cell office:value-type="float" office:value="9.9942622979482">
                <text:p>9.994262297948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561561223616203">
                <text:p>0.561561223616203</text:p>
              </table:table-cell>
              <table:table-cell office:value-type="float" office:value="8.49263857139481">
                <text:p>8.4926385713948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0405560872621">
                <text:p>0.80405560872621</text:p>
              </table:table-cell>
              <table:table-cell office:value-type="float" office:value="9.33590748574999">
                <text:p>9.3359074857499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600800604787138">
                <text:p>0.600800604787138</text:p>
              </table:table-cell>
              <table:table-cell office:value-type="float" office:value="9.19034679730733">
                <text:p>9.1903467973073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7587731099791">
                <text:p>0.7587731099791</text:p>
              </table:table-cell>
              <table:table-cell office:value-type="float" office:value="8.24690858523051">
                <text:p>8.2469085852305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300538049481757">
                <text:p>0.300538049481757</text:p>
              </table:table-cell>
              <table:table-cell office:value-type="float" office:value="10.2385438018375">
                <text:p>10.238543801837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640593203157186">
                <text:p>0.640593203157186</text:p>
              </table:table-cell>
              <table:table-cell office:value-type="float" office:value="11.0350490543577">
                <text:p>11.035049054357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571791056626373">
                <text:p>0.571791056626373</text:p>
              </table:table-cell>
              <table:table-cell office:value-type="float" office:value="7.76353271139993">
                <text:p>7.7635327113999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459199604060915">
                <text:p>0.459199604060915</text:p>
              </table:table-cell>
              <table:table-cell office:value-type="float" office:value="9.92068362236023">
                <text:p>9.9206836223602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437397269035379">
                <text:p>0.437397269035379</text:p>
              </table:table-cell>
              <table:table-cell office:value-type="float" office:value="9.26172170374129">
                <text:p>9.2617217037412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668697634960214">
                <text:p>0.668697634960214</text:p>
              </table:table-cell>
              <table:table-cell office:value-type="float" office:value="9.75988246334924">
                <text:p>9.7598824633492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802189934667614">
                <text:p>0.802189934667614</text:p>
              </table:table-cell>
              <table:table-cell office:value-type="float" office:value="9.18959681193034">
                <text:p>9.1895968119303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384591411054134">
                <text:p>0.384591411054134</text:p>
              </table:table-cell>
              <table:table-cell office:value-type="float" office:value="8.6729142665863">
                <text:p>8.672914266586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953968923456139">
                <text:p>0.953968923456139</text:p>
              </table:table-cell>
              <table:table-cell office:value-type="float" office:value="9.10525822639465">
                <text:p>9.1052582263946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521317149077853">
                <text:p>0.521317149077853</text:p>
              </table:table-cell>
              <table:table-cell office:value-type="float" office:value="9.98032206296921">
                <text:p>9.9803220629692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445522102460058">
                <text:p>0.445522102460058</text:p>
              </table:table-cell>
              <table:table-cell office:value-type="float" office:value="9.60573185483615">
                <text:p>9.6057318548361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446333774882886">
                <text:p>0.446333774882886</text:p>
              </table:table-cell>
              <table:table-cell office:value-type="float" office:value="9.35965379079183">
                <text:p>9.3596537907918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495746787140767">
                <text:p>0.495746787140767</text:p>
              </table:table-cell>
              <table:table-cell office:value-type="float" office:value="8.90605812602573">
                <text:p>8.9060581260257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5394439312319">
                <text:p>0.85394439312319</text:p>
              </table:table-cell>
              <table:table-cell office:value-type="float" office:value="9.46254797114266">
                <text:p>9.4625479711426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766651259279913">
                <text:p>0.766651259279913</text:p>
              </table:table-cell>
              <table:table-cell office:value-type="float" office:value="9.57216648260752">
                <text:p>9.5721664826075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445229154908">
                <text:p>0.8445229154908</text:p>
              </table:table-cell>
              <table:table-cell office:value-type="float" office:value="9.21368800931507">
                <text:p>9.2136880093150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522774219099018">
                <text:p>0.522774219099018</text:p>
              </table:table-cell>
              <table:table-cell office:value-type="float" office:value="10.2502165767882">
                <text:p>10.250216576788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65207326296303">
                <text:p>0.65207326296303</text:p>
              </table:table-cell>
              <table:table-cell office:value-type="float" office:value="9.23354703850216">
                <text:p>9.233547038502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584360410811173">
                <text:p>0.584360410811173</text:p>
              </table:table-cell>
              <table:table-cell office:value-type="float" office:value="9.71995573573642">
                <text:p>9.7199557357364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760619838535786">
                <text:p>0.760619838535786</text:p>
              </table:table-cell>
              <table:table-cell office:value-type="float" office:value="9.84581482410431">
                <text:p>9.8458148241043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524723444785923">
                <text:p>0.524723444785923</text:p>
              </table:table-cell>
              <table:table-cell office:value-type="float" office:value="9.15967563125822">
                <text:p>9.1596756312582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682044686045912">
                <text:p>0.682044686045912</text:p>
              </table:table-cell>
              <table:table-cell office:value-type="float" office:value="9.49750408861372">
                <text:p>9.4975040886137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356223507018553">
                <text:p>0.356223507018553</text:p>
              </table:table-cell>
              <table:table-cell office:value-type="float" office:value="9.31300294399262">
                <text:p>9.3130029439926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476128102300896">
                <text:p>0.476128102300896</text:p>
              </table:table-cell>
              <table:table-cell office:value-type="float" office:value="8.70232106579675">
                <text:p>8.7023210657967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662039756857687">
                <text:p>0.662039756857687</text:p>
              </table:table-cell>
              <table:table-cell office:value-type="float" office:value="8.3825681342019">
                <text:p>8.382568134201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554800560987658">
                <text:p>0.554800560987658</text:p>
              </table:table-cell>
              <table:table-cell office:value-type="float" office:value="7.78919672634867">
                <text:p>7.7891967263486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424130002243651">
                <text:p>0.424130002243651</text:p>
              </table:table-cell>
              <table:table-cell office:value-type="float" office:value="10.1007048553891">
                <text:p>10.100704855389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663402628526092">
                <text:p>0.663402628526092</text:p>
              </table:table-cell>
              <table:table-cell office:value-type="float" office:value="10.1288576126099">
                <text:p>10.128857612609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480861678346992">
                <text:p>0.480861678346992</text:p>
              </table:table-cell>
              <table:table-cell office:value-type="float" office:value="9.89833156267802">
                <text:p>9.8983315626780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572952383342716">
                <text:p>0.572952383342716</text:p>
              </table:table-cell>
              <table:table-cell office:value-type="float" office:value="8.96205525928074">
                <text:p>8.9620552592807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720545115570227">
                <text:p>0.720545115570227</text:p>
              </table:table-cell>
              <table:table-cell office:value-type="float" office:value="8.85576758119795">
                <text:p>8.8557675811979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645901289002763">
                <text:p>0.645901289002763</text:p>
              </table:table-cell>
              <table:table-cell office:value-type="float" office:value="9.8159853319327">
                <text:p>9.815985331932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79530616439879">
                <text:p>0.79530616439879</text:p>
              </table:table-cell>
              <table:table-cell office:value-type="float" office:value="9.23631837632921">
                <text:p>9.2363183763292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836128152327405">
                <text:p>0.836128152327405</text:p>
              </table:table-cell>
              <table:table-cell office:value-type="float" office:value="9.21033540036943">
                <text:p>9.2103354003694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607743337750435">
                <text:p>0.607743337750435</text:p>
              </table:table-cell>
              <table:table-cell office:value-type="float" office:value="9.14983300367991">
                <text:p>9.1498330036799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569378882025679">
                <text:p>0.569378882025679</text:p>
              </table:table-cell>
              <table:table-cell office:value-type="float" office:value="7.77810931868023">
                <text:p>7.7781093186802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489641442149878">
                <text:p>0.489641442149878</text:p>
              </table:table-cell>
              <table:table-cell office:value-type="float" office:value="8.95785337024265">
                <text:p>8.9578533702426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699349147867825">
                <text:p>0.699349147867825</text:p>
              </table:table-cell>
              <table:table-cell office:value-type="float" office:value="9.2565302517679">
                <text:p>9.256530251767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49355554932521">
                <text:p>0.349355554932521</text:p>
              </table:table-cell>
              <table:table-cell office:value-type="float" office:value="8.53301344977485">
                <text:p>8.5330134497748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614101586242517">
                <text:p>0.614101586242517</text:p>
              </table:table-cell>
              <table:table-cell office:value-type="float" office:value="8.39185445176231">
                <text:p>8.3918544517623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716467009215719">
                <text:p>0.716467009215719</text:p>
              </table:table-cell>
              <table:table-cell office:value-type="float" office:value="8.8812715543641">
                <text:p>8.881271554364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559878165316251">
                <text:p>0.559878165316251</text:p>
              </table:table-cell>
              <table:table-cell office:value-type="float" office:value="9.63957905769348">
                <text:p>9.6395790576934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429804080103835">
                <text:p>0.429804080103835</text:p>
              </table:table-cell>
              <table:table-cell office:value-type="float" office:value="10.1478004256884">
                <text:p>10.147800425688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371389385892285">
                <text:p>0.371389385892285</text:p>
              </table:table-cell>
              <table:table-cell office:value-type="float" office:value="8.9500504732132">
                <text:p>8.950050473213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418195074755285">
                <text:p>0.418195074755285</text:p>
              </table:table-cell>
              <table:table-cell office:value-type="float" office:value="9.65672916836209">
                <text:p>9.6567291683620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760657753215896">
                <text:p>0.760657753215896</text:p>
              </table:table-cell>
              <table:table-cell office:value-type="float" office:value="11.1267137130102">
                <text:p>11.126713713010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682450077351597">
                <text:p>0.682450077351597</text:p>
              </table:table-cell>
              <table:table-cell office:value-type="float" office:value="10.6465539402432">
                <text:p>10.646553940243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4237917634762">
                <text:p>0.4237917634762</text:p>
              </table:table-cell>
              <table:table-cell office:value-type="float" office:value="9.46431080169148">
                <text:p>9.4643108016914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37808901766936">
                <text:p>0.37808901766936</text:p>
              </table:table-cell>
              <table:table-cell office:value-type="float" office:value="9.26855206489563">
                <text:p>9.2685520648956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585197583585977">
                <text:p>0.585197583585977</text:p>
              </table:table-cell>
              <table:table-cell office:value-type="float" office:value="8.6170637872484">
                <text:p>8.617063787248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318924739222146">
                <text:p>0.318924739222146</text:p>
              </table:table-cell>
              <table:table-cell office:value-type="float" office:value="11.3774177233378">
                <text:p>11.377417723337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519751465155019">
                <text:p>0.519751465155019</text:p>
              </table:table-cell>
              <table:table-cell office:value-type="float" office:value="11.0559339523315">
                <text:p>11.055933952331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608567380304966">
                <text:p>0.608567380304966</text:p>
              </table:table-cell>
              <table:table-cell office:value-type="float" office:value="7.96726965904236">
                <text:p>7.9672696590423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484862478408549">
                <text:p>0.484862478408549</text:p>
              </table:table-cell>
              <table:table-cell office:value-type="float" office:value="9.18276692761315">
                <text:p>9.1827669276131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63906315051847">
                <text:p>0.63906315051847</text:p>
              </table:table-cell>
              <table:table-cell office:value-type="float" office:value="9.33057637347115">
                <text:p>9.3305763734711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456827557625042">
                <text:p>0.456827557625042</text:p>
              </table:table-cell>
              <table:table-cell office:value-type="float" office:value="9.2630334297816">
                <text:p>9.263033429781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526058230093784">
                <text:p>0.526058230093784</text:p>
              </table:table-cell>
              <table:table-cell office:value-type="float" office:value="10.2321292493078">
                <text:p>10.232129249307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680392819229099">
                <text:p>0.680392819229099</text:p>
              </table:table-cell>
              <table:table-cell office:value-type="float" office:value="9.30641003449758">
                <text:p>9.3064100344975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530510088594423">
                <text:p>0.530510088594423</text:p>
              </table:table-cell>
              <table:table-cell office:value-type="float" office:value="9.07652739683787">
                <text:p>9.0765273968378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826199245080352">
                <text:p>0.826199245080352</text:p>
              </table:table-cell>
              <table:table-cell office:value-type="float" office:value="8.92149702707926">
                <text:p>8.9214970270792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412442495267735">
                <text:p>0.412442495267735</text:p>
              </table:table-cell>
              <table:table-cell office:value-type="float" office:value="9.09214599927267">
                <text:p>9.0921459992726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296426791325212">
                <text:p>0.296426791325212</text:p>
              </table:table-cell>
              <table:table-cell office:value-type="float" office:value="9.30311634143194">
                <text:p>9.3031163414319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710901745677822">
                <text:p>0.710901745677822</text:p>
              </table:table-cell>
              <table:table-cell office:value-type="float" office:value="9.7470580206977">
                <text:p>9.747058020697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51108017379625">
                <text:p>0.51108017379625</text:p>
              </table:table-cell>
              <table:table-cell office:value-type="float" office:value="8.29338932699627">
                <text:p>8.2933893269962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503905686032441">
                <text:p>0.503905686032441</text:p>
              </table:table-cell>
              <table:table-cell office:value-type="float" office:value="9.43326637479994">
                <text:p>9.4332663747999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49863956015971">
                <text:p>0.49863956015971</text:p>
              </table:table-cell>
              <table:table-cell office:value-type="float" office:value="9.77175388071272">
                <text:p>9.7717538807127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750001853932109">
                <text:p>0.750001853932109</text:p>
              </table:table-cell>
              <table:table-cell office:value-type="float" office:value="11.0919358995226">
                <text:p>11.091935899522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814287377562788">
                <text:p>0.814287377562788</text:p>
              </table:table-cell>
              <table:table-cell office:value-type="float" office:value="10.6024876170688">
                <text:p>10.602487617068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478338658043908">
                <text:p>0.478338658043908</text:p>
              </table:table-cell>
              <table:table-cell office:value-type="float" office:value="10.5360739363564">
                <text:p>10.536073936356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567519305211802">
                <text:p>0.567519305211802</text:p>
              </table:table-cell>
              <table:table-cell office:value-type="float" office:value="8.97061043315464">
                <text:p>8.9706104331546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344993163108464">
                <text:p>0.344993163108464</text:p>
              </table:table-cell>
              <table:table-cell office:value-type="float" office:value="10.7828944921494">
                <text:p>10.782894492149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551327656581998">
                <text:p>0.551327656581998</text:p>
              </table:table-cell>
              <table:table-cell office:value-type="float" office:value="11.3885224395328">
                <text:p>11.388522439532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726876636387573">
                <text:p>0.726876636387573</text:p>
              </table:table-cell>
              <table:table-cell office:value-type="float" office:value="10.1427313751645">
                <text:p>10.142731375164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566175722993082">
                <text:p>0.566175722993082</text:p>
              </table:table-cell>
              <table:table-cell office:value-type="float" office:value="9.03942268424564">
                <text:p>9.0394226842456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532428648281429">
                <text:p>0.532428648281429</text:p>
              </table:table-cell>
              <table:table-cell office:value-type="float" office:value="9.95294141769409">
                <text:p>9.9529414176940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362460138503876">
                <text:p>0.362460138503876</text:p>
              </table:table-cell>
              <table:table-cell office:value-type="float" office:value="8.37864827447467">
                <text:p>8.3786482744746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667778684447209">
                <text:p>0.667778684447209</text:p>
              </table:table-cell>
              <table:table-cell office:value-type="float" office:value="9.48772460884518">
                <text:p>9.4877246088451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496656539125575">
                <text:p>0.496656539125575</text:p>
              </table:table-cell>
              <table:table-cell office:value-type="float" office:value="8.76920617951287">
                <text:p>8.7692061795128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42440351423704">
                <text:p>0.42440351423704</text:p>
              </table:table-cell>
              <table:table-cell office:value-type="float" office:value="8.86645820405748">
                <text:p>8.8664582040574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611776354764071">
                <text:p>0.611776354764071</text:p>
              </table:table-cell>
              <table:table-cell office:value-type="float" office:value="9.59206322828929">
                <text:p>9.5920632282892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423817584926211">
                <text:p>0.423817584926211</text:p>
              </table:table-cell>
              <table:table-cell office:value-type="float" office:value="9.29238515430027">
                <text:p>9.2923851543002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433304528519511">
                <text:p>0.433304528519511</text:p>
              </table:table-cell>
              <table:table-cell office:value-type="float" office:value="9.0006739894549">
                <text:p>9.000673989454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775070893661016">
                <text:p>0.775070893661016</text:p>
              </table:table-cell>
              <table:table-cell office:value-type="float" office:value="7.26332775089476">
                <text:p>7.2633277508947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473271829862562">
                <text:p>0.473271829862562</text:p>
              </table:table-cell>
              <table:table-cell office:value-type="float" office:value="8.77545077270932">
                <text:p>8.775450772709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34935265460776">
                <text:p>0.34935265460776</text:p>
              </table:table-cell>
              <table:table-cell office:value-type="float" office:value="8.37118723657396">
                <text:p>8.3711872365739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457232152587838">
                <text:p>0.457232152587838</text:p>
              </table:table-cell>
              <table:table-cell office:value-type="float" office:value="8.81022663911184">
                <text:p>8.8102266391118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506773141399026">
                <text:p>0.506773141399026</text:p>
              </table:table-cell>
              <table:table-cell office:value-type="float" office:value="9.16729907194773">
                <text:p>9.1672990719477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334640458308988">
                <text:p>0.334640458308988</text:p>
              </table:table-cell>
              <table:table-cell office:value-type="float" office:value="8.59069581826528">
                <text:p>8.5906958182652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403513121439351">
                <text:p>0.403513121439351</text:p>
              </table:table-cell>
              <table:table-cell office:value-type="float" office:value="7.83318105008867">
                <text:p>7.8331810500886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470397453506788">
                <text:p>0.470397453506788</text:p>
              </table:table-cell>
              <table:table-cell office:value-type="float" office:value="8.09573802683089">
                <text:p>8.0957380268308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55054104663949">
                <text:p>0.55054104663949</text:p>
              </table:table-cell>
              <table:table-cell office:value-type="float" office:value="8.18510409196218">
                <text:p>8.1851040919621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441928879751099">
                <text:p>0.441928879751099</text:p>
              </table:table-cell>
              <table:table-cell office:value-type="float" office:value="8.81148984034856">
                <text:p>8.8114898403485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428991559478972">
                <text:p>0.428991559478972</text:p>
              </table:table-cell>
              <table:table-cell office:value-type="float" office:value="8.74151730537415">
                <text:p>8.7415173053741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286103953172763">
                <text:p>0.286103953172763</text:p>
              </table:table-cell>
              <table:table-cell office:value-type="float" office:value="8.30935427877638">
                <text:p>8.3093542787763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48099299625804">
                <text:p>0.48099299625804</text:p>
              </table:table-cell>
              <table:table-cell office:value-type="float" office:value="9.77675035264757">
                <text:p>9.7767503526475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469306754155291">
                <text:p>0.469306754155291</text:p>
              </table:table-cell>
              <table:table-cell office:value-type="float" office:value="8.70769296420945">
                <text:p>8.7076929642094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515976621852153">
                <text:p>0.515976621852153</text:p>
              </table:table-cell>
              <table:table-cell office:value-type="float" office:value="9.42681011888716">
                <text:p>9.4268101188871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457911837370031">
                <text:p>0.457911837370031</text:p>
              </table:table-cell>
              <table:table-cell office:value-type="float" office:value="8.59017482068804">
                <text:p>8.5901748206880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400303836539388">
                <text:p>0.400303836539388</text:p>
              </table:table-cell>
              <table:table-cell office:value-type="float" office:value="8.6966199013922">
                <text:p>8.696619901392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08267654308842">
                <text:p>1.08267654308842</text:p>
              </table:table-cell>
              <table:table-cell office:value-type="float" office:value="8.13463909096188">
                <text:p>8.1346390909618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139637122075591">
                <text:p>0.139637122075591</text:p>
              </table:table-cell>
              <table:table-cell office:value-type="float" office:value="9.63122687074873">
                <text:p>9.6312268707487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436360429227352">
                <text:p>0.436360429227352</text:p>
              </table:table-cell>
              <table:table-cell office:value-type="float" office:value="7.67080157995224">
                <text:p>7.6708015799522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463499892916944">
                <text:p>0.463499892916944</text:p>
              </table:table-cell>
              <table:table-cell office:value-type="float" office:value="9.20130194558038">
                <text:p>9.2013019455803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272990849324399">
                <text:p>0.272990849324399</text:p>
              </table:table-cell>
              <table:table-cell office:value-type="float" office:value="7.48456706272231">
                <text:p>7.4845670627223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478937543949319">
                <text:p>0.478937543949319</text:p>
              </table:table-cell>
              <table:table-cell office:value-type="float" office:value="8.89753189351824">
                <text:p>8.8975318935182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611468828096986">
                <text:p>0.611468828096986</text:p>
              </table:table-cell>
              <table:table-cell office:value-type="float" office:value="8.80569078524908">
                <text:p>8.8056907852490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491580038124489">
                <text:p>0.491580038124489</text:p>
              </table:table-cell>
              <table:table-cell office:value-type="float" office:value="9.9323718018002">
                <text:p>9.932371801800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908446751338326">
                <text:p>0.908446751338326</text:p>
              </table:table-cell>
              <table:table-cell office:value-type="float" office:value="9.54960031641854">
                <text:p>9.5496003164185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545477530670663">
                <text:p>0.545477530670663</text:p>
              </table:table-cell>
              <table:table-cell office:value-type="float" office:value="11.1042867369122">
                <text:p>11.104286736912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586746840013398">
                <text:p>0.586746840013398</text:p>
              </table:table-cell>
              <table:table-cell office:value-type="float" office:value="9.53015549977621">
                <text:p>9.5301554997762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279195132654988">
                <text:p>0.279195132654988</text:p>
              </table:table-cell>
              <table:table-cell office:value-type="float" office:value="9.62461637788349">
                <text:p>9.6246163778834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259020256789194">
                <text:p>0.259020256789194</text:p>
              </table:table-cell>
              <table:table-cell office:value-type="float" office:value="10.2637135187785">
                <text:p>10.263713518778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366881005755729">
                <text:p>0.366881005755729</text:p>
              </table:table-cell>
              <table:table-cell office:value-type="float" office:value="10.9857376946343">
                <text:p>10.985737694634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651597993034456">
                <text:p>0.651597993034456</text:p>
              </table:table-cell>
              <table:table-cell office:value-type="float" office:value="10.2363682190577">
                <text:p>10.236368219057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44548022320701">
                <text:p>0.44548022320701</text:p>
              </table:table-cell>
              <table:table-cell office:value-type="float" office:value="9.79899289707343">
                <text:p>9.7989928970734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575718676340249">
                <text:p>0.575718676340249</text:p>
              </table:table-cell>
              <table:table-cell office:value-type="float" office:value="10.357541276349">
                <text:p>10.35754127634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312997593709992">
                <text:p>0.312997593709992</text:p>
              </table:table-cell>
              <table:table-cell office:value-type="float" office:value="9.99248331122928">
                <text:p>9.992483311229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